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extbody" style:master-page-name="MP0" style:family="paragraph">
      <style:paragraph-properties fo:break-before="page" fo:text-align="start" style:writing-mode="rl-tb" fo:margin-bottom="0.0576in"/>
    </style:style>
    <style:style style:name="T2" style:parent-style-name="DefaultParagraphFont" style:family="text">
      <style:text-properties style:font-name="Taamey Ashkenaz" style:font-name-complex="Taamey Ashkenaz" style:font-size-complex="10.5pt"/>
    </style:style>
    <style:style style:name="T3" style:parent-style-name="DefaultParagraphFont" style:family="text">
      <style:text-properties style:font-name="Taamey Ashkenaz" style:font-name-complex="Taamey Ashkenaz" style:font-size-complex="10.5pt"/>
    </style:style>
    <style:style style:name="T4" style:parent-style-name="DefaultParagraphFont" style:family="text">
      <style:text-properties style:font-name="Taamey Ashkenaz" style:font-name-complex="Taamey Ashkenaz" style:font-size-complex="10.5pt"/>
    </style:style>
    <style:style style:name="T5" style:parent-style-name="DefaultParagraphFont" style:family="text">
      <style:text-properties style:font-name="Taamey Ashkenaz" style:font-name-complex="Taamey Ashkenaz" style:font-size-complex="10.5pt"/>
    </style:style>
    <style:style style:name="T6" style:parent-style-name="DefaultParagraphFont" style:family="text">
      <style:text-properties style:font-name="Taamey Ashkenaz" style:font-name-complex="Taamey Ashkenaz" style:font-size-complex="10.5pt"/>
    </style:style>
    <style:style style:name="T7" style:parent-style-name="DefaultParagraphFont" style:family="text">
      <style:text-properties style:font-name="Taamey Ashkenaz" style:font-name-complex="Taamey Ashkenaz" style:font-size-complex="10.5pt"/>
    </style:style>
    <style:style style:name="T8" style:parent-style-name="DefaultParagraphFont" style:family="text">
      <style:text-properties style:font-name="Taamey Ashkenaz" style:font-name-complex="Taamey Ashkenaz" style:font-size-complex="10.5pt"/>
    </style:style>
    <style:style style:name="T9" style:parent-style-name="DefaultParagraphFont" style:family="text">
      <style:text-properties style:font-name="Taamey Ashkenaz" style:font-name-complex="Taamey Ashkenaz" style:font-size-complex="10.5pt"/>
    </style:style>
    <style:style style:name="T10" style:parent-style-name="DefaultParagraphFont" style:family="text">
      <style:text-properties style:font-name="Taamey Ashkenaz" style:font-name-complex="Taamey Ashkenaz" style:font-size-complex="10.5pt"/>
    </style:style>
    <style:style style:name="T11" style:parent-style-name="DefaultParagraphFont" style:family="text">
      <style:text-properties style:font-name="Taamey Ashkenaz" style:font-name-complex="Taamey Ashkenaz" style:font-size-complex="10.5pt"/>
    </style:style>
    <style:style style:name="T12" style:parent-style-name="DefaultParagraphFont" style:family="text">
      <style:text-properties style:font-name="Taamey Ashkenaz" style:font-name-complex="Taamey Ashkenaz" style:font-size-complex="10.5pt"/>
    </style:style>
    <style:style style:name="T13" style:parent-style-name="DefaultParagraphFont" style:family="text">
      <style:text-properties style:font-name="Taamey Ashkenaz" style:font-name-complex="Taamey Ashkenaz" style:font-size-complex="10.5pt"/>
    </style:style>
    <style:style style:name="T14" style:parent-style-name="DefaultParagraphFont" style:family="text">
      <style:text-properties style:font-name="Taamey Ashkenaz" style:font-name-complex="Taamey Ashkenaz" style:font-size-complex="10.5pt"/>
    </style:style>
    <style:style style:name="T15" style:parent-style-name="DefaultParagraphFont" style:family="text">
      <style:text-properties style:font-name="Taamey Ashkenaz" style:font-name-complex="Taamey Ashkenaz" style:font-size-complex="10.5pt"/>
    </style:style>
    <style:style style:name="T16" style:parent-style-name="DefaultParagraphFont" style:family="text">
      <style:text-properties style:font-name="Taamey Ashkenaz" style:font-name-complex="Taamey Ashkenaz" style:font-size-complex="10.5pt"/>
    </style:style>
    <style:style style:name="T17" style:parent-style-name="DefaultParagraphFont" style:family="text">
      <style:text-properties style:font-name="Taamey Ashkenaz" style:font-name-complex="Taamey Ashkenaz" style:font-size-complex="10.5pt"/>
    </style:style>
    <style:style style:name="T18" style:parent-style-name="DefaultParagraphFont" style:family="text">
      <style:text-properties style:font-name="Taamey Ashkenaz" style:font-name-complex="Taamey Ashkenaz" style:font-size-complex="10.5pt"/>
    </style:style>
    <style:style style:name="T19" style:parent-style-name="DefaultParagraphFont" style:family="text">
      <style:text-properties style:font-name="Taamey Ashkenaz" style:font-name-complex="Taamey Ashkenaz" style:font-size-complex="10.5pt"/>
    </style:style>
    <style:style style:name="T20" style:parent-style-name="DefaultParagraphFont" style:family="text">
      <style:text-properties style:font-name="Taamey Ashkenaz" style:font-name-complex="Taamey Ashkenaz" style:font-size-complex="10.5pt"/>
    </style:style>
    <style:style style:name="T21" style:parent-style-name="DefaultParagraphFont" style:family="text">
      <style:text-properties style:font-name="Taamey Ashkenaz" style:font-name-complex="Taamey Ashkenaz" style:font-size-complex="10.5pt"/>
    </style:style>
    <style:style style:name="T22" style:parent-style-name="DefaultParagraphFont" style:family="text">
      <style:text-properties style:font-name="Taamey Ashkenaz" style:font-name-complex="Taamey Ashkenaz" style:font-size-complex="10.5pt"/>
    </style:style>
    <style:style style:name="T23" style:parent-style-name="DefaultParagraphFont" style:family="text">
      <style:text-properties style:font-name="Taamey Ashkenaz" style:font-name-complex="Taamey Ashkenaz" style:font-size-complex="10.5pt"/>
    </style:style>
    <style:style style:name="T24" style:parent-style-name="DefaultParagraphFont" style:family="text">
      <style:text-properties style:font-name="Taamey Ashkenaz" style:font-name-complex="Taamey Ashkenaz" style:font-size-complex="10.5pt"/>
    </style:style>
    <style:style style:name="T25" style:parent-style-name="DefaultParagraphFont" style:family="text">
      <style:text-properties style:font-name="Taamey Ashkenaz" style:font-name-complex="Taamey Ashkenaz" style:font-size-complex="10.5pt"/>
    </style:style>
    <style:style style:name="T26" style:parent-style-name="DefaultParagraphFont" style:family="text">
      <style:text-properties style:font-name="Taamey Ashkenaz" style:font-name-complex="Taamey Ashkenaz" style:font-size-complex="10.5pt"/>
    </style:style>
    <style:style style:name="T27" style:parent-style-name="DefaultParagraphFont" style:family="text">
      <style:text-properties style:font-name="Taamey Ashkenaz" style:font-name-complex="Taamey Ashkenaz" style:font-size-complex="10.5pt"/>
    </style:style>
    <style:style style:name="T28" style:parent-style-name="DefaultParagraphFont" style:family="text">
      <style:text-properties style:font-name="Taamey Ashkenaz" style:font-name-complex="Taamey Ashkenaz" style:font-size-complex="10.5pt"/>
    </style:style>
    <style:style style:name="T29" style:parent-style-name="DefaultParagraphFont" style:family="text">
      <style:text-properties style:font-name="Taamey Ashkenaz" style:font-name-complex="Taamey Ashkenaz" style:font-size-complex="10.5pt"/>
    </style:style>
    <style:style style:name="T30" style:parent-style-name="DefaultParagraphFont" style:family="text">
      <style:text-properties style:font-name="Taamey Ashkenaz" style:font-name-complex="Taamey Ashkenaz" style:font-size-complex="10.5pt"/>
    </style:style>
    <style:style style:name="T31" style:parent-style-name="DefaultParagraphFont" style:family="text">
      <style:text-properties style:font-name="Taamey Ashkenaz" style:font-name-complex="Taamey Ashkenaz" style:font-size-complex="10.5pt"/>
    </style:style>
    <style:style style:name="T32" style:parent-style-name="DefaultParagraphFont" style:family="text">
      <style:text-properties style:font-name="Taamey Ashkenaz" style:font-name-complex="Taamey Ashkenaz" style:font-size-complex="10.5pt"/>
    </style:style>
    <style:style style:name="T33" style:parent-style-name="DefaultParagraphFont" style:family="text">
      <style:text-properties style:font-name="Taamey Ashkenaz" style:font-name-complex="Taamey Ashkenaz" style:font-size-complex="10.5pt"/>
    </style:style>
    <style:style style:name="T34" style:parent-style-name="DefaultParagraphFont" style:family="text">
      <style:text-properties style:font-name="Taamey Ashkenaz" style:font-name-complex="Taamey Ashkenaz" style:font-size-complex="10.5pt"/>
    </style:style>
    <style:style style:name="T35" style:parent-style-name="DefaultParagraphFont" style:family="text">
      <style:text-properties style:font-name="Taamey Ashkenaz" style:font-name-complex="Taamey Ashkenaz" style:font-size-complex="10.5pt"/>
    </style:style>
    <style:style style:name="T36" style:parent-style-name="DefaultParagraphFont" style:family="text">
      <style:text-properties style:font-name="Taamey Ashkenaz" style:font-name-complex="Taamey Ashkenaz" style:font-size-complex="10.5pt"/>
    </style:style>
    <style:style style:name="T37" style:parent-style-name="DefaultParagraphFont" style:family="text">
      <style:text-properties style:font-name="Taamey Ashkenaz" style:font-name-complex="Taamey Ashkenaz" style:font-size-complex="10.5pt"/>
    </style:style>
    <style:style style:name="T38" style:parent-style-name="DefaultParagraphFont" style:family="text">
      <style:text-properties style:font-name="Taamey Ashkenaz" style:font-name-complex="Taamey Ashkenaz" style:font-size-complex="10.5pt"/>
    </style:style>
    <style:style style:name="T39" style:parent-style-name="DefaultParagraphFont" style:family="text">
      <style:text-properties style:font-name="Taamey Ashkenaz" style:font-name-complex="Taamey Ashkenaz" style:font-size-complex="10.5pt"/>
    </style:style>
    <style:style style:name="T40" style:parent-style-name="DefaultParagraphFont" style:family="text">
      <style:text-properties style:font-name="Taamey Ashkenaz" style:font-name-complex="Taamey Ashkenaz" style:font-size-complex="10.5pt"/>
    </style:style>
    <style:style style:name="T41" style:parent-style-name="DefaultParagraphFont" style:family="text">
      <style:text-properties style:font-name="Taamey Ashkenaz" style:font-name-complex="Taamey Ashkenaz" style:font-size-complex="10.5pt"/>
    </style:style>
    <style:style style:name="T42" style:parent-style-name="DefaultParagraphFont" style:family="text">
      <style:text-properties style:font-name="Taamey Ashkenaz" style:font-name-complex="Taamey Ashkenaz" style:font-size-complex="10.5pt"/>
    </style:style>
    <style:style style:name="T43" style:parent-style-name="DefaultParagraphFont" style:family="text">
      <style:text-properties style:font-name="Taamey Ashkenaz" style:font-name-complex="Taamey Ashkenaz" style:font-size-complex="10.5pt"/>
    </style:style>
    <style:style style:name="T44" style:parent-style-name="DefaultParagraphFont" style:family="text">
      <style:text-properties style:font-name="Taamey Ashkenaz" style:font-name-complex="Taamey Ashkenaz" style:font-size-complex="10.5pt"/>
    </style:style>
    <style:style style:name="T45" style:parent-style-name="DefaultParagraphFont" style:family="text">
      <style:text-properties style:font-name="Taamey Ashkenaz" style:font-name-complex="Taamey Ashkenaz" style:font-size-complex="10.5pt"/>
    </style:style>
    <style:style style:name="T46" style:parent-style-name="DefaultParagraphFont" style:family="text">
      <style:text-properties style:font-name="Taamey Ashkenaz" style:font-name-complex="Taamey Ashkenaz" style:font-size-complex="10.5pt"/>
    </style:style>
    <style:style style:name="T47" style:parent-style-name="DefaultParagraphFont" style:family="text">
      <style:text-properties style:font-name="Taamey Ashkenaz" style:font-name-complex="Taamey Ashkenaz" style:font-size-complex="10.5pt"/>
    </style:style>
    <style:style style:name="T48" style:parent-style-name="DefaultParagraphFont" style:family="text">
      <style:text-properties style:font-name="Taamey Ashkenaz" style:font-name-complex="Taamey Ashkenaz" style:font-size-complex="10.5pt"/>
    </style:style>
    <style:style style:name="T49" style:parent-style-name="DefaultParagraphFont" style:family="text">
      <style:text-properties style:font-name="Taamey Ashkenaz" style:font-name-complex="Taamey Ashkenaz" style:font-size-complex="10.5pt"/>
    </style:style>
    <style:style style:name="T50" style:parent-style-name="DefaultParagraphFont" style:family="text">
      <style:text-properties style:font-name="Taamey Ashkenaz" style:font-name-complex="Taamey Ashkenaz" style:font-size-complex="10.5pt"/>
    </style:style>
    <style:style style:name="T51" style:parent-style-name="DefaultParagraphFont" style:family="text">
      <style:text-properties style:font-name="Taamey Ashkenaz" style:font-name-complex="Taamey Ashkenaz" style:font-size-complex="10.5pt"/>
    </style:style>
    <style:style style:name="T52" style:parent-style-name="DefaultParagraphFont" style:family="text">
      <style:text-properties style:font-name="Taamey Ashkenaz" style:font-name-complex="Taamey Ashkenaz" style:font-size-complex="10.5pt"/>
    </style:style>
    <style:style style:name="T53" style:parent-style-name="DefaultParagraphFont" style:family="text">
      <style:text-properties style:font-name="Taamey Ashkenaz" style:font-name-complex="Taamey Ashkenaz" style:font-size-complex="10.5pt"/>
    </style:style>
    <style:style style:name="T54" style:parent-style-name="DefaultParagraphFont" style:family="text">
      <style:text-properties style:font-name="Taamey Ashkenaz" style:font-name-complex="Taamey Ashkenaz" style:font-size-complex="10.5pt"/>
    </style:style>
    <style:style style:name="T55" style:parent-style-name="DefaultParagraphFont" style:family="text">
      <style:text-properties style:font-name="Taamey Ashkenaz" style:font-name-complex="Taamey Ashkenaz" style:font-size-complex="10.5pt"/>
    </style:style>
    <style:style style:name="T56" style:parent-style-name="DefaultParagraphFont" style:family="text">
      <style:text-properties style:font-name="Taamey Ashkenaz" style:font-name-complex="Taamey Ashkenaz" style:font-size-complex="10.5pt"/>
    </style:style>
    <style:style style:name="T57" style:parent-style-name="DefaultParagraphFont" style:family="text">
      <style:text-properties style:font-name="Taamey Ashkenaz" style:font-name-complex="Taamey Ashkenaz" style:font-size-complex="10.5pt"/>
    </style:style>
    <style:style style:name="T58" style:parent-style-name="DefaultParagraphFont" style:family="text">
      <style:text-properties style:font-name="Taamey Ashkenaz" style:font-name-complex="Taamey Ashkenaz" style:font-size-complex="10.5pt"/>
    </style:style>
    <style:style style:name="T59" style:parent-style-name="DefaultParagraphFont" style:family="text">
      <style:text-properties style:font-name="Taamey Ashkenaz" style:font-name-complex="Taamey Ashkenaz" style:font-size-complex="10.5pt"/>
    </style:style>
    <style:style style:name="T60" style:parent-style-name="DefaultParagraphFont" style:family="text">
      <style:text-properties style:font-name="Taamey Ashkenaz" style:font-name-complex="Taamey Ashkenaz" style:font-size-complex="10.5pt"/>
    </style:style>
    <style:style style:name="T61" style:parent-style-name="DefaultParagraphFont" style:family="text">
      <style:text-properties style:font-name="Taamey Ashkenaz" style:font-name-complex="Taamey Ashkenaz" style:font-size-complex="10.5pt"/>
    </style:style>
    <style:style style:name="T62" style:parent-style-name="DefaultParagraphFont" style:family="text">
      <style:text-properties style:font-name="Taamey Ashkenaz" style:font-name-complex="Taamey Ashkenaz" style:font-size-complex="10.5pt"/>
    </style:style>
    <style:style style:name="T63" style:parent-style-name="DefaultParagraphFont" style:family="text">
      <style:text-properties style:font-name="Taamey Ashkenaz" style:font-name-complex="Taamey Ashkenaz" style:font-size-complex="10.5pt"/>
    </style:style>
    <style:style style:name="T64" style:parent-style-name="DefaultParagraphFont" style:family="text">
      <style:text-properties style:font-name="Taamey Ashkenaz" style:font-name-complex="Taamey Ashkenaz" style:font-size-complex="10.5pt"/>
    </style:style>
    <style:style style:name="T65" style:parent-style-name="DefaultParagraphFont" style:family="text">
      <style:text-properties style:font-name="Taamey Ashkenaz" style:font-name-complex="Taamey Ashkenaz" style:font-size-complex="10.5pt"/>
    </style:style>
    <style:style style:name="T66" style:parent-style-name="DefaultParagraphFont" style:family="text">
      <style:text-properties style:font-name="Taamey Ashkenaz" style:font-name-complex="Taamey Ashkenaz" style:font-size-complex="10.5pt"/>
    </style:style>
    <style:style style:name="T67" style:parent-style-name="DefaultParagraphFont" style:family="text">
      <style:text-properties style:font-name="Taamey Ashkenaz" style:font-name-complex="Taamey Ashkenaz" style:font-size-complex="10.5pt"/>
    </style:style>
    <style:style style:name="T68" style:parent-style-name="DefaultParagraphFont" style:family="text">
      <style:text-properties style:font-name="Taamey Ashkenaz" style:font-name-complex="Taamey Ashkenaz" style:font-size-complex="10.5pt"/>
    </style:style>
    <style:style style:name="T69" style:parent-style-name="DefaultParagraphFont" style:family="text">
      <style:text-properties style:font-name="Taamey Ashkenaz" style:font-name-complex="Taamey Ashkenaz" style:font-size-complex="10.5pt"/>
    </style:style>
    <style:style style:name="T70" style:parent-style-name="DefaultParagraphFont" style:family="text">
      <style:text-properties style:font-name="Taamey Ashkenaz" style:font-name-complex="Taamey Ashkenaz" style:font-size-complex="10.5pt"/>
    </style:style>
    <style:style style:name="T71" style:parent-style-name="DefaultParagraphFont" style:family="text">
      <style:text-properties style:font-name="Taamey Ashkenaz" style:font-name-complex="Taamey Ashkenaz" style:font-size-complex="10.5pt"/>
    </style:style>
    <style:style style:name="T72" style:parent-style-name="DefaultParagraphFont" style:family="text">
      <style:text-properties style:font-name="Taamey Ashkenaz" style:font-name-complex="Taamey Ashkenaz" style:font-size-complex="10.5pt"/>
    </style:style>
    <style:style style:name="T73" style:parent-style-name="DefaultParagraphFont" style:family="text">
      <style:text-properties style:font-name="Taamey Ashkenaz" style:font-name-complex="Taamey Ashkenaz" style:font-size-complex="10.5pt"/>
    </style:style>
    <style:style style:name="T74" style:parent-style-name="DefaultParagraphFont" style:family="text">
      <style:text-properties style:font-name="Taamey Ashkenaz" style:font-name-complex="Taamey Ashkenaz" style:font-size-complex="10.5pt"/>
    </style:style>
    <style:style style:name="T75" style:parent-style-name="DefaultParagraphFont" style:family="text">
      <style:text-properties style:font-name="Taamey Ashkenaz" style:font-name-complex="Taamey Ashkenaz" style:font-size-complex="10.5pt"/>
    </style:style>
    <style:style style:name="T76" style:parent-style-name="DefaultParagraphFont" style:family="text">
      <style:text-properties style:font-name="Taamey Ashkenaz" style:font-name-complex="Taamey Ashkenaz" style:font-size-complex="10.5pt"/>
    </style:style>
    <style:style style:name="T77" style:parent-style-name="DefaultParagraphFont" style:family="text">
      <style:text-properties style:font-name="Taamey Ashkenaz" style:font-name-complex="Taamey Ashkenaz" style:font-size-complex="10.5pt"/>
    </style:style>
    <style:style style:name="T78" style:parent-style-name="DefaultParagraphFont" style:family="text">
      <style:text-properties style:font-name="Taamey Ashkenaz" style:font-name-complex="Taamey Ashkenaz" style:font-size-complex="10.5pt"/>
    </style:style>
    <style:style style:name="T79" style:parent-style-name="DefaultParagraphFont" style:family="text">
      <style:text-properties style:font-name="Taamey Ashkenaz" style:font-name-complex="Taamey Ashkenaz" style:font-size-complex="10.5pt"/>
    </style:style>
    <style:style style:name="T80" style:parent-style-name="DefaultParagraphFont" style:family="text">
      <style:text-properties style:font-name="Taamey Ashkenaz" style:font-name-complex="Taamey Ashkenaz" style:font-size-complex="10.5pt"/>
    </style:style>
    <style:style style:name="T81" style:parent-style-name="DefaultParagraphFont" style:family="text">
      <style:text-properties style:font-name="Taamey Ashkenaz" style:font-name-complex="Taamey Ashkenaz" style:font-size-complex="10.5pt"/>
    </style:style>
    <style:style style:name="P82" style:parent-style-name="Textbody" style:family="paragraph">
      <style:paragraph-properties fo:text-align="start" style:writing-mode="rl-tb" fo:margin-bottom="0.0576in"/>
    </style:style>
    <style:style style:name="T83" style:parent-style-name="DefaultParagraphFont" style:family="text">
      <style:text-properties style:font-name="Taamey Ashkenaz" style:font-name-complex="Taamey Ashkenaz" style:font-size-complex="10.5pt"/>
    </style:style>
    <style:style style:name="T84" style:parent-style-name="DefaultParagraphFont" style:family="text">
      <style:text-properties style:font-name="Taamey Ashkenaz" style:font-name-complex="Taamey Ashkenaz" style:font-size-complex="10.5pt"/>
    </style:style>
    <style:style style:name="T85" style:parent-style-name="DefaultParagraphFont" style:family="text">
      <style:text-properties style:font-name="Taamey Ashkenaz" style:font-name-complex="Taamey Ashkenaz" style:font-size-complex="10.5pt"/>
    </style:style>
    <style:style style:name="T86" style:parent-style-name="DefaultParagraphFont" style:family="text">
      <style:text-properties style:font-name="Taamey Ashkenaz" style:font-name-complex="Taamey Ashkenaz" style:font-size-complex="10.5pt"/>
    </style:style>
    <style:style style:name="T87" style:parent-style-name="DefaultParagraphFont" style:family="text">
      <style:text-properties style:font-name="Taamey Ashkenaz" style:font-name-complex="Taamey Ashkenaz" style:font-weight-complex="bold" style:font-size-complex="10.5pt"/>
    </style:style>
    <style:style style:name="T88" style:parent-style-name="DefaultParagraphFont" style:family="text">
      <style:text-properties style:font-name="Taamey Ashkenaz" style:font-name-complex="Taamey Ashkenaz" style:font-size-complex="10.5pt"/>
    </style:style>
    <style:style style:name="T89" style:parent-style-name="DefaultParagraphFont" style:family="text">
      <style:text-properties style:font-name="Taamey Ashkenaz" style:font-name-complex="Taamey Ashkenaz" style:font-size-complex="10.5pt"/>
    </style:style>
    <style:style style:name="T90" style:parent-style-name="DefaultParagraphFont" style:family="text">
      <style:text-properties style:font-name="Taamey Ashkenaz" style:font-name-complex="Taamey Ashkenaz" style:font-weight-complex="bold" style:font-size-complex="10.5pt"/>
    </style:style>
    <style:style style:name="T91" style:parent-style-name="DefaultParagraphFont" style:family="text">
      <style:text-properties style:font-name="Taamey Ashkenaz" style:font-name-complex="Taamey Ashkenaz" style:font-size-complex="10.5pt"/>
    </style:style>
    <style:style style:name="T92" style:parent-style-name="DefaultParagraphFont" style:family="text">
      <style:text-properties style:font-name="Taamey Ashkenaz" style:font-name-complex="Taamey Ashkenaz" style:font-size-complex="10.5pt"/>
    </style:style>
    <style:style style:name="T93" style:parent-style-name="DefaultParagraphFont" style:family="text">
      <style:text-properties style:font-name="Taamey Ashkenaz" style:font-name-complex="Taamey Ashkenaz" style:font-weight-complex="bold" style:font-size-complex="10.5pt"/>
    </style:style>
    <style:style style:name="T94" style:parent-style-name="DefaultParagraphFont" style:family="text">
      <style:text-properties style:font-name="Taamey Ashkenaz" style:font-name-complex="Taamey Ashkenaz" style:font-size-complex="10.5pt"/>
    </style:style>
    <style:style style:name="T95" style:parent-style-name="DefaultParagraphFont" style:family="text">
      <style:text-properties style:font-name="Taamey Ashkenaz" style:font-name-complex="Taamey Ashkenaz" style:font-size-complex="10.5pt"/>
    </style:style>
    <style:style style:name="T96" style:parent-style-name="DefaultParagraphFont" style:family="text">
      <style:text-properties style:font-name="Taamey Ashkenaz" style:font-name-complex="Taamey Ashkenaz" style:font-weight-complex="bold" style:font-size-complex="10.5pt"/>
    </style:style>
    <style:style style:name="T97" style:parent-style-name="DefaultParagraphFont" style:family="text">
      <style:text-properties style:font-name="Taamey Ashkenaz" style:font-name-complex="Taamey Ashkenaz" style:font-size-complex="10.5pt"/>
    </style:style>
    <style:style style:name="T98" style:parent-style-name="DefaultParagraphFont" style:family="text">
      <style:text-properties style:font-name="Taamey Ashkenaz" style:font-name-complex="Taamey Ashkenaz" style:font-size-complex="10.5pt"/>
    </style:style>
    <style:style style:name="T99" style:parent-style-name="DefaultParagraphFont" style:family="text">
      <style:text-properties style:font-name="Taamey Ashkenaz" style:font-name-complex="Taamey Ashkenaz" style:font-size-complex="10.5pt"/>
    </style:style>
    <style:style style:name="T100" style:parent-style-name="DefaultParagraphFont" style:family="text">
      <style:text-properties style:font-name="Taamey Ashkenaz" style:font-name-complex="Taamey Ashkenaz" style:font-size-complex="10.5pt"/>
    </style:style>
    <style:style style:name="T101" style:parent-style-name="DefaultParagraphFont" style:family="text">
      <style:text-properties style:font-name="Taamey Ashkenaz" style:font-name-complex="Taamey Ashkenaz" style:font-size-complex="10.5pt"/>
    </style:style>
    <style:style style:name="T102" style:parent-style-name="DefaultParagraphFont" style:family="text">
      <style:text-properties style:font-name="Taamey Ashkenaz" style:font-name-complex="Taamey Ashkenaz" style:font-size-complex="10.5pt"/>
    </style:style>
    <style:style style:name="T103" style:parent-style-name="DefaultParagraphFont" style:family="text">
      <style:text-properties style:font-name="Taamey Ashkenaz" style:font-name-complex="Taamey Ashkenaz" style:font-size-complex="10.5pt"/>
    </style:style>
    <style:style style:name="T104" style:parent-style-name="DefaultParagraphFont" style:family="text">
      <style:text-properties style:font-name="Taamey Ashkenaz" style:font-name-complex="Taamey Ashkenaz" style:font-size-complex="10.5pt"/>
    </style:style>
    <style:style style:name="T105" style:parent-style-name="DefaultParagraphFont" style:family="text">
      <style:text-properties style:font-name="Taamey Ashkenaz" style:font-name-complex="Taamey Ashkenaz" style:font-size-complex="10.5pt"/>
    </style:style>
    <style:style style:name="T106" style:parent-style-name="DefaultParagraphFont" style:family="text">
      <style:text-properties style:font-name="Taamey Ashkenaz" style:font-name-complex="Taamey Ashkenaz" style:font-size-complex="10.5pt"/>
    </style:style>
    <style:style style:name="T107" style:parent-style-name="DefaultParagraphFont" style:family="text">
      <style:text-properties style:font-name="Taamey Ashkenaz" style:font-name-complex="Taamey Ashkenaz" style:font-size-complex="10.5pt"/>
    </style:style>
    <style:style style:name="T108" style:parent-style-name="DefaultParagraphFont" style:family="text">
      <style:text-properties style:font-name="Taamey Ashkenaz" style:font-name-complex="Taamey Ashkenaz" style:font-size-complex="10.5pt"/>
    </style:style>
    <style:style style:name="T109" style:parent-style-name="DefaultParagraphFont" style:family="text">
      <style:text-properties style:font-name="Taamey Ashkenaz" style:font-name-complex="Taamey Ashkenaz" style:font-size-complex="10.5pt"/>
    </style:style>
    <style:style style:name="T110" style:parent-style-name="DefaultParagraphFont" style:family="text">
      <style:text-properties style:font-name="Taamey Ashkenaz" style:font-name-complex="Taamey Ashkenaz" style:font-size-complex="10.5pt"/>
    </style:style>
    <style:style style:name="T111" style:parent-style-name="DefaultParagraphFont" style:family="text">
      <style:text-properties style:font-name="Taamey Ashkenaz" style:font-name-complex="Taamey Ashkenaz" style:font-size-complex="10.5pt"/>
    </style:style>
    <style:style style:name="T112" style:parent-style-name="DefaultParagraphFont" style:family="text">
      <style:text-properties style:font-name="Taamey Ashkenaz" style:font-name-complex="Taamey Ashkenaz" style:font-size-complex="10.5pt"/>
    </style:style>
    <style:style style:name="P113" style:parent-style-name="Textbody" style:family="paragraph">
      <style:paragraph-properties fo:text-align="start" style:writing-mode="rl-tb" fo:margin-bottom="0.0576in"/>
    </style:style>
    <style:style style:name="T114" style:parent-style-name="DefaultParagraphFont" style:family="text">
      <style:text-properties style:font-name="Taamey Ashkenaz" style:font-name-complex="Taamey Ashkenaz" style:font-size-complex="10.5pt"/>
    </style:style>
    <style:style style:name="T115" style:parent-style-name="DefaultParagraphFont" style:family="text">
      <style:text-properties style:font-name="Taamey Ashkenaz" style:font-name-complex="Taamey Ashkenaz" style:font-size-complex="10.5pt"/>
    </style:style>
    <style:style style:name="T116" style:parent-style-name="DefaultParagraphFont" style:family="text">
      <style:text-properties style:font-name="Taamey Ashkenaz" style:font-name-complex="Taamey Ashkenaz" style:font-size-complex="10.5pt"/>
    </style:style>
    <style:style style:name="T117" style:parent-style-name="DefaultParagraphFont" style:family="text">
      <style:text-properties style:font-name="Taamey Ashkenaz" style:font-name-complex="Taamey Ashkenaz" style:font-size-complex="10.5pt"/>
    </style:style>
    <style:style style:name="T118" style:parent-style-name="DefaultParagraphFont" style:family="text">
      <style:text-properties style:font-name="Taamey Ashkenaz" style:font-name-complex="Taamey Ashkenaz" style:font-size-complex="10.5pt"/>
    </style:style>
    <style:style style:name="T119" style:parent-style-name="DefaultParagraphFont" style:family="text">
      <style:text-properties style:font-name="Taamey Ashkenaz" style:font-name-complex="Taamey Ashkenaz" style:font-size-complex="10.5pt"/>
    </style:style>
    <style:style style:name="T120" style:parent-style-name="DefaultParagraphFont" style:family="text">
      <style:text-properties style:font-name="Taamey Ashkenaz" style:font-name-complex="Taamey Ashkenaz" style:font-size-complex="10.5pt"/>
    </style:style>
    <style:style style:name="T121" style:parent-style-name="DefaultParagraphFont" style:family="text">
      <style:text-properties style:font-name="Taamey Ashkenaz" style:font-name-complex="Taamey Ashkenaz" style:font-size-complex="10.5pt"/>
    </style:style>
    <style:style style:name="T122" style:parent-style-name="DefaultParagraphFont" style:family="text">
      <style:text-properties style:font-name="Taamey Ashkenaz" style:font-name-complex="Taamey Ashkenaz" style:font-size-complex="10.5pt"/>
    </style:style>
    <style:style style:name="T123" style:parent-style-name="DefaultParagraphFont" style:family="text">
      <style:text-properties style:font-name="Taamey Ashkenaz" style:font-name-complex="Taamey Ashkenaz" style:font-size-complex="10.5pt"/>
    </style:style>
    <style:style style:name="T124" style:parent-style-name="DefaultParagraphFont" style:family="text">
      <style:text-properties style:font-name="Taamey Ashkenaz" style:font-name-complex="Taamey Ashkenaz" style:font-size-complex="10.5pt"/>
    </style:style>
    <style:style style:name="T125" style:parent-style-name="DefaultParagraphFont" style:family="text">
      <style:text-properties style:font-name="Taamey Ashkenaz" style:font-name-complex="Taamey Ashkenaz" style:font-size-complex="10.5pt"/>
    </style:style>
    <style:style style:name="T126" style:parent-style-name="DefaultParagraphFont" style:family="text">
      <style:text-properties style:font-name="Taamey Ashkenaz" style:font-name-complex="Taamey Ashkenaz" style:font-size-complex="10.5pt"/>
    </style:style>
    <style:style style:name="T127" style:parent-style-name="DefaultParagraphFont" style:family="text">
      <style:text-properties style:font-name="Taamey Ashkenaz" style:font-name-complex="Taamey Ashkenaz" style:font-size-complex="10.5pt"/>
    </style:style>
    <style:style style:name="T128" style:parent-style-name="DefaultParagraphFont" style:family="text">
      <style:text-properties style:font-name="Taamey Ashkenaz" style:font-name-complex="Taamey Ashkenaz" style:font-size-complex="10.5pt"/>
    </style:style>
    <style:style style:name="T129" style:parent-style-name="DefaultParagraphFont" style:family="text">
      <style:text-properties style:font-name="Taamey Ashkenaz" style:font-name-complex="Taamey Ashkenaz" style:font-size-complex="10.5pt"/>
    </style:style>
    <style:style style:name="T130" style:parent-style-name="DefaultParagraphFont" style:family="text">
      <style:text-properties style:font-name="Taamey Ashkenaz" style:font-name-complex="Taamey Ashkenaz" style:font-size-complex="10.5pt"/>
    </style:style>
    <style:style style:name="T131" style:parent-style-name="DefaultParagraphFont" style:family="text">
      <style:text-properties style:font-name="Taamey Ashkenaz" style:font-name-complex="Taamey Ashkenaz" style:font-size-complex="10.5pt"/>
    </style:style>
    <style:style style:name="T132" style:parent-style-name="DefaultParagraphFont" style:family="text">
      <style:text-properties style:font-name="Taamey Ashkenaz" style:font-name-complex="Taamey Ashkenaz" style:font-size-complex="10.5pt"/>
    </style:style>
    <style:style style:name="T133" style:parent-style-name="DefaultParagraphFont" style:family="text">
      <style:text-properties style:font-name="Taamey Ashkenaz" style:font-name-complex="Taamey Ashkenaz" style:font-size-complex="10.5pt"/>
    </style:style>
    <style:style style:name="T134" style:parent-style-name="DefaultParagraphFont" style:family="text">
      <style:text-properties style:font-name="Taamey Ashkenaz" style:font-name-complex="Taamey Ashkenaz" style:font-size-complex="10.5pt"/>
    </style:style>
    <style:style style:name="T135" style:parent-style-name="DefaultParagraphFont" style:family="text">
      <style:text-properties style:font-name="Taamey Ashkenaz" style:font-name-complex="Taamey Ashkenaz" style:font-size-complex="10.5pt"/>
    </style:style>
    <style:style style:name="T136" style:parent-style-name="DefaultParagraphFont" style:family="text">
      <style:text-properties style:font-name="Taamey Ashkenaz" style:font-name-complex="Taamey Ashkenaz" style:font-size-complex="10.5pt"/>
    </style:style>
    <style:style style:name="T137" style:parent-style-name="DefaultParagraphFont" style:family="text">
      <style:text-properties style:font-name="Taamey Ashkenaz" style:font-name-complex="Taamey Ashkenaz" style:font-size-complex="10.5pt"/>
    </style:style>
    <style:style style:name="T138" style:parent-style-name="DefaultParagraphFont" style:family="text">
      <style:text-properties style:font-name="Taamey Ashkenaz" style:font-name-complex="Taamey Ashkenaz" style:font-size-complex="10.5pt"/>
    </style:style>
    <style:style style:name="T139" style:parent-style-name="DefaultParagraphFont" style:family="text">
      <style:text-properties style:font-name="Taamey Ashkenaz" style:font-name-complex="Taamey Ashkenaz" style:font-size-complex="10.5pt"/>
    </style:style>
    <style:style style:name="P140" style:parent-style-name="Textbody" style:family="paragraph">
      <style:paragraph-properties fo:text-align="start" style:writing-mode="rl-tb" fo:margin-bottom="0.0576in"/>
    </style:style>
    <style:style style:name="T141" style:parent-style-name="DefaultParagraphFont" style:family="text">
      <style:text-properties style:font-name="Taamey Ashkenaz" style:font-name-complex="Taamey Ashkenaz" style:font-size-complex="10.5pt"/>
    </style:style>
    <style:style style:name="P142" style:parent-style-name="Textbody" style:family="paragraph">
      <style:paragraph-properties fo:text-align="start" style:writing-mode="rl-tb" fo:margin-bottom="0.0576in"/>
    </style:style>
    <style:style style:name="T143" style:parent-style-name="DefaultParagraphFont" style:family="text">
      <style:text-properties style:font-name="Taamey Ashkenaz" style:font-name-complex="Taamey Ashkenaz" style:font-size-complex="10.5pt"/>
    </style:style>
    <style:style style:name="T144" style:parent-style-name="DefaultParagraphFont" style:family="text">
      <style:text-properties style:font-name="Taamey Ashkenaz" style:font-name-complex="Taamey Ashkenaz" style:font-size-complex="10.5pt"/>
    </style:style>
    <style:style style:name="T145" style:parent-style-name="DefaultParagraphFont" style:family="text">
      <style:text-properties style:font-name="Taamey Ashkenaz" style:font-name-complex="Taamey Ashkenaz" style:font-size-complex="10.5pt"/>
    </style:style>
    <style:style style:name="T146" style:parent-style-name="DefaultParagraphFont" style:family="text">
      <style:text-properties style:font-name="Taamey Ashkenaz" style:font-name-complex="Taamey Ashkenaz" style:font-size-complex="10.5pt"/>
    </style:style>
    <style:style style:name="T147" style:parent-style-name="DefaultParagraphFont" style:family="text">
      <style:text-properties style:font-name="Taamey Ashkenaz" style:font-name-complex="Taamey Ashkenaz" style:font-size-complex="10.5pt"/>
    </style:style>
    <style:style style:name="T148" style:parent-style-name="DefaultParagraphFont" style:family="text">
      <style:text-properties style:font-name="Taamey Ashkenaz" style:font-name-complex="Taamey Ashkenaz" style:font-size-complex="10.5pt"/>
    </style:style>
    <style:style style:name="T149" style:parent-style-name="DefaultParagraphFont" style:family="text">
      <style:text-properties style:font-name="Taamey Ashkenaz" style:font-name-complex="Taamey Ashkenaz" style:font-size-complex="10.5pt"/>
    </style:style>
    <style:style style:name="T150" style:parent-style-name="DefaultParagraphFont" style:family="text">
      <style:text-properties style:font-name="Taamey Ashkenaz" style:font-name-complex="Taamey Ashkenaz" style:font-size-complex="10.5pt"/>
    </style:style>
    <style:style style:name="T151" style:parent-style-name="DefaultParagraphFont" style:family="text">
      <style:text-properties style:font-name="Taamey Ashkenaz" style:font-name-complex="Taamey Ashkenaz" style:font-size-complex="10.5pt"/>
    </style:style>
    <style:style style:name="T152" style:parent-style-name="DefaultParagraphFont" style:family="text">
      <style:text-properties style:font-name="Taamey Ashkenaz" style:font-name-complex="Taamey Ashkenaz" style:font-size-complex="10.5pt"/>
    </style:style>
    <style:style style:name="T153" style:parent-style-name="DefaultParagraphFont" style:family="text">
      <style:text-properties style:font-name="Taamey Ashkenaz" style:font-name-complex="Taamey Ashkenaz" style:font-size-complex="10.5pt"/>
    </style:style>
    <style:style style:name="T154" style:parent-style-name="DefaultParagraphFont" style:family="text">
      <style:text-properties style:font-name="Taamey Ashkenaz" style:font-name-complex="Taamey Ashkenaz" style:font-size-complex="10.5pt"/>
    </style:style>
    <style:style style:name="T155" style:parent-style-name="DefaultParagraphFont" style:family="text">
      <style:text-properties style:font-name="Taamey Ashkenaz" style:font-name-complex="Taamey Ashkenaz" style:font-size-complex="10.5pt"/>
    </style:style>
    <style:style style:name="T156" style:parent-style-name="DefaultParagraphFont" style:family="text">
      <style:text-properties style:font-name="Taamey Ashkenaz" style:font-name-complex="Taamey Ashkenaz" style:font-size-complex="10.5pt"/>
    </style:style>
    <style:style style:name="T157" style:parent-style-name="DefaultParagraphFont" style:family="text">
      <style:text-properties style:font-name="Taamey Ashkenaz" style:font-name-complex="Taamey Ashkenaz" style:font-size-complex="10.5pt"/>
    </style:style>
    <style:style style:name="T158" style:parent-style-name="DefaultParagraphFont" style:family="text">
      <style:text-properties style:font-name="Taamey Ashkenaz" style:font-name-complex="Taamey Ashkenaz" style:font-size-complex="10.5pt"/>
    </style:style>
    <style:style style:name="T159" style:parent-style-name="DefaultParagraphFont" style:family="text">
      <style:text-properties style:font-name="Taamey Ashkenaz" style:font-name-complex="Taamey Ashkenaz" style:font-size-complex="10.5pt"/>
    </style:style>
    <style:style style:name="T160" style:parent-style-name="DefaultParagraphFont" style:family="text">
      <style:text-properties style:font-name="Taamey Ashkenaz" style:font-name-complex="Taamey Ashkenaz" style:font-size-complex="10.5pt"/>
    </style:style>
    <style:style style:name="T161" style:parent-style-name="DefaultParagraphFont" style:family="text">
      <style:text-properties style:font-name="Taamey Ashkenaz" style:font-name-complex="Taamey Ashkenaz" style:font-size-complex="10.5pt"/>
    </style:style>
    <style:style style:name="T162" style:parent-style-name="DefaultParagraphFont" style:family="text">
      <style:text-properties style:font-name="Taamey Ashkenaz" style:font-name-complex="Taamey Ashkenaz" style:font-size-complex="10.5pt"/>
    </style:style>
    <style:style style:name="T163" style:parent-style-name="DefaultParagraphFont" style:family="text">
      <style:text-properties style:font-name="Taamey Ashkenaz" style:font-name-complex="Taamey Ashkenaz" style:font-size-complex="10.5pt"/>
    </style:style>
    <style:style style:name="T164" style:parent-style-name="DefaultParagraphFont" style:family="text">
      <style:text-properties style:font-name="Taamey Ashkenaz" style:font-name-complex="Taamey Ashkenaz" style:font-size-complex="10.5pt"/>
    </style:style>
    <style:style style:name="T165" style:parent-style-name="DefaultParagraphFont" style:family="text">
      <style:text-properties style:font-name="Taamey Ashkenaz" style:font-name-complex="Taamey Ashkenaz" style:font-size-complex="10.5pt"/>
    </style:style>
    <style:style style:name="T166" style:parent-style-name="DefaultParagraphFont" style:family="text">
      <style:text-properties style:font-name="Taamey Ashkenaz" style:font-name-complex="Taamey Ashkenaz" style:font-size-complex="10.5pt"/>
    </style:style>
    <style:style style:name="T167" style:parent-style-name="DefaultParagraphFont" style:family="text">
      <style:text-properties style:font-name="Taamey Ashkenaz" style:font-name-complex="Taamey Ashkenaz" style:font-size-complex="10.5pt"/>
    </style:style>
    <style:style style:name="T168" style:parent-style-name="DefaultParagraphFont" style:family="text">
      <style:text-properties style:font-name="Taamey Ashkenaz" style:font-name-complex="Taamey Ashkenaz" style:font-size-complex="10.5pt"/>
    </style:style>
    <style:style style:name="T169" style:parent-style-name="DefaultParagraphFont" style:family="text">
      <style:text-properties style:font-name="Taamey Ashkenaz" style:font-name-complex="Taamey Ashkenaz" style:font-size-complex="10.5pt"/>
    </style:style>
    <style:style style:name="T170" style:parent-style-name="DefaultParagraphFont" style:family="text">
      <style:text-properties style:font-name="Taamey Ashkenaz" style:font-name-complex="Taamey Ashkenaz" style:font-size-complex="10.5pt"/>
    </style:style>
    <style:style style:name="T171" style:parent-style-name="DefaultParagraphFont" style:family="text">
      <style:text-properties style:font-name="Taamey Ashkenaz" style:font-name-complex="Taamey Ashkenaz" style:font-size-complex="10.5pt"/>
    </style:style>
    <style:style style:name="T172" style:parent-style-name="DefaultParagraphFont" style:family="text">
      <style:text-properties style:font-name="Taamey Ashkenaz" style:font-name-complex="Taamey Ashkenaz" style:font-size-complex="10.5pt"/>
    </style:style>
    <style:style style:name="T173" style:parent-style-name="DefaultParagraphFont" style:family="text">
      <style:text-properties style:font-name="Taamey Ashkenaz" style:font-name-complex="Taamey Ashkenaz" style:font-size-complex="10.5pt"/>
    </style:style>
    <style:style style:name="T174" style:parent-style-name="DefaultParagraphFont" style:family="text">
      <style:text-properties style:font-name="Taamey Ashkenaz" style:font-name-complex="Taamey Ashkenaz" style:font-size-complex="10.5pt"/>
    </style:style>
    <style:style style:name="T175" style:parent-style-name="DefaultParagraphFont" style:family="text">
      <style:text-properties style:font-name="Taamey Ashkenaz" style:font-name-complex="Taamey Ashkenaz" style:font-size-complex="10.5pt"/>
    </style:style>
    <style:style style:name="T176" style:parent-style-name="DefaultParagraphFont" style:family="text">
      <style:text-properties style:font-name="Taamey Ashkenaz" style:font-name-complex="Taamey Ashkenaz" style:font-size-complex="10.5pt"/>
    </style:style>
    <style:style style:name="T177" style:parent-style-name="DefaultParagraphFont" style:family="text">
      <style:text-properties style:font-name="Taamey Ashkenaz" style:font-name-complex="Taamey Ashkenaz" style:font-size-complex="10.5pt"/>
    </style:style>
    <style:style style:name="T178" style:parent-style-name="DefaultParagraphFont" style:family="text">
      <style:text-properties style:font-name="Taamey Ashkenaz" style:font-name-complex="Taamey Ashkenaz" style:font-size-complex="10.5pt"/>
    </style:style>
    <style:style style:name="T179" style:parent-style-name="DefaultParagraphFont" style:family="text">
      <style:text-properties style:font-name="Taamey Ashkenaz" style:font-name-complex="Taamey Ashkenaz" style:font-size-complex="10.5pt"/>
    </style:style>
    <style:style style:name="T180" style:parent-style-name="DefaultParagraphFont" style:family="text">
      <style:text-properties style:font-name="Taamey Ashkenaz" style:font-name-complex="Taamey Ashkenaz" style:font-size-complex="10.5pt"/>
    </style:style>
    <style:style style:name="T181" style:parent-style-name="DefaultParagraphFont" style:family="text">
      <style:text-properties style:font-name="Taamey Ashkenaz" style:font-name-complex="Taamey Ashkenaz" style:font-size-complex="10.5pt"/>
    </style:style>
    <style:style style:name="P182" style:parent-style-name="Textbody" style:family="paragraph">
      <style:paragraph-properties fo:text-align="start" style:writing-mode="rl-tb" fo:margin-bottom="0.0576in"/>
    </style:style>
    <style:style style:name="T183" style:parent-style-name="DefaultParagraphFont" style:family="text">
      <style:text-properties style:font-name="Taamey Ashkenaz" style:font-name-complex="Taamey Ashkenaz" style:font-size-complex="10.5pt"/>
    </style:style>
    <style:style style:name="T184" style:parent-style-name="DefaultParagraphFont" style:family="text">
      <style:text-properties style:font-name="Taamey Ashkenaz" style:font-name-complex="Taamey Ashkenaz" style:font-size-complex="10.5pt"/>
    </style:style>
    <style:style style:name="T185" style:parent-style-name="DefaultParagraphFont" style:family="text">
      <style:text-properties style:font-name="Taamey Ashkenaz" style:font-name-complex="Taamey Ashkenaz" style:font-size-complex="10.5pt"/>
    </style:style>
    <style:style style:name="T186" style:parent-style-name="DefaultParagraphFont" style:family="text">
      <style:text-properties style:font-name="Taamey Ashkenaz" style:font-name-complex="Taamey Ashkenaz" style:font-size-complex="10.5pt"/>
    </style:style>
    <style:style style:name="T187" style:parent-style-name="DefaultParagraphFont" style:family="text">
      <style:text-properties style:font-name="Taamey Ashkenaz" style:font-name-complex="Taamey Ashkenaz" style:font-size-complex="10.5pt"/>
    </style:style>
    <style:style style:name="T188" style:parent-style-name="DefaultParagraphFont" style:family="text">
      <style:text-properties style:font-name="Taamey Ashkenaz" style:font-name-complex="Taamey Ashkenaz" style:font-size-complex="10.5pt"/>
    </style:style>
    <style:style style:name="T189" style:parent-style-name="DefaultParagraphFont" style:family="text">
      <style:text-properties style:font-name="Taamey Ashkenaz" style:font-name-complex="Taamey Ashkenaz" style:font-size-complex="10.5pt"/>
    </style:style>
    <style:style style:name="T190" style:parent-style-name="DefaultParagraphFont" style:family="text">
      <style:text-properties style:font-name="Taamey Ashkenaz" style:font-name-complex="Taamey Ashkenaz" style:font-size-complex="10.5pt"/>
    </style:style>
    <style:style style:name="T191" style:parent-style-name="DefaultParagraphFont" style:family="text">
      <style:text-properties style:font-name="Taamey Ashkenaz" style:font-name-complex="Taamey Ashkenaz" style:font-size-complex="10.5pt"/>
    </style:style>
    <style:style style:name="T192" style:parent-style-name="DefaultParagraphFont" style:family="text">
      <style:text-properties style:font-name="Taamey Ashkenaz" style:font-name-complex="Taamey Ashkenaz" style:font-size-complex="10.5pt"/>
    </style:style>
    <style:style style:name="T193" style:parent-style-name="DefaultParagraphFont" style:family="text">
      <style:text-properties style:font-name="Taamey Ashkenaz" style:font-name-complex="Taamey Ashkenaz" style:font-size-complex="10.5pt"/>
    </style:style>
    <style:style style:name="T194" style:parent-style-name="DefaultParagraphFont" style:family="text">
      <style:text-properties style:font-name="Taamey Ashkenaz" style:font-name-complex="Taamey Ashkenaz" style:font-size-complex="10.5pt"/>
    </style:style>
    <style:style style:name="T195" style:parent-style-name="DefaultParagraphFont" style:family="text">
      <style:text-properties style:font-name="Taamey Ashkenaz" style:font-name-complex="Taamey Ashkenaz" style:font-size-complex="10.5pt"/>
    </style:style>
    <style:style style:name="T196" style:parent-style-name="DefaultParagraphFont" style:family="text">
      <style:text-properties style:font-name="Taamey Ashkenaz" style:font-name-complex="Taamey Ashkenaz" style:font-size-complex="10.5pt"/>
    </style:style>
    <style:style style:name="T197" style:parent-style-name="DefaultParagraphFont" style:family="text">
      <style:text-properties style:font-name="Taamey Ashkenaz" style:font-name-complex="Taamey Ashkenaz" style:font-size-complex="10.5pt"/>
    </style:style>
    <style:style style:name="T198" style:parent-style-name="DefaultParagraphFont" style:family="text">
      <style:text-properties style:font-name="Taamey Ashkenaz" style:font-name-complex="Taamey Ashkenaz" style:font-size-complex="10.5pt"/>
    </style:style>
    <style:style style:name="T199" style:parent-style-name="DefaultParagraphFont" style:family="text">
      <style:text-properties style:font-name="Taamey Ashkenaz" style:font-name-complex="Taamey Ashkenaz" style:font-size-complex="10.5pt"/>
    </style:style>
    <style:style style:name="T200" style:parent-style-name="DefaultParagraphFont" style:family="text">
      <style:text-properties style:font-name="Taamey Ashkenaz" style:font-name-complex="Taamey Ashkenaz" style:font-size-complex="10.5pt"/>
    </style:style>
    <style:style style:name="P201" style:parent-style-name="Textbody" style:family="paragraph">
      <style:paragraph-properties fo:text-align="start" style:writing-mode="rl-tb" fo:margin-bottom="0.0576in"/>
    </style:style>
    <style:style style:name="T202" style:parent-style-name="DefaultParagraphFont" style:family="text">
      <style:text-properties style:font-name="Taamey Ashkenaz" style:font-name-complex="Taamey Ashkenaz" style:font-size-complex="10.5pt"/>
    </style:style>
    <style:style style:name="T203" style:parent-style-name="DefaultParagraphFont" style:family="text">
      <style:text-properties style:font-name="Taamey Ashkenaz" style:font-name-complex="Taamey Ashkenaz" style:font-size-complex="10.5pt"/>
    </style:style>
    <style:style style:name="T204" style:parent-style-name="DefaultParagraphFont" style:family="text">
      <style:text-properties style:font-name="Taamey Ashkenaz" style:font-name-complex="Taamey Ashkenaz" style:font-size-complex="10.5pt"/>
    </style:style>
    <style:style style:name="T205" style:parent-style-name="DefaultParagraphFont" style:family="text">
      <style:text-properties style:font-name="Taamey Ashkenaz" style:font-name-complex="Taamey Ashkenaz" style:font-size-complex="10.5pt"/>
    </style:style>
    <style:style style:name="T206" style:parent-style-name="DefaultParagraphFont" style:family="text">
      <style:text-properties style:font-name="Taamey Ashkenaz" style:font-name-complex="Taamey Ashkenaz" style:font-size-complex="10.5pt"/>
    </style:style>
    <style:style style:name="T207" style:parent-style-name="DefaultParagraphFont" style:family="text">
      <style:text-properties style:font-name="Taamey Ashkenaz" style:font-name-complex="Taamey Ashkenaz" style:font-size-complex="10.5pt"/>
    </style:style>
    <style:style style:name="T208" style:parent-style-name="DefaultParagraphFont" style:family="text">
      <style:text-properties style:font-name="Taamey Ashkenaz" style:font-name-complex="Taamey Ashkenaz" style:font-size-complex="10.5pt"/>
    </style:style>
    <style:style style:name="T209" style:parent-style-name="DefaultParagraphFont" style:family="text">
      <style:text-properties style:font-name="Taamey Ashkenaz" style:font-name-complex="Taamey Ashkenaz" style:font-size-complex="10.5pt"/>
    </style:style>
    <style:style style:name="T210" style:parent-style-name="DefaultParagraphFont" style:family="text">
      <style:text-properties style:font-name="Taamey Ashkenaz" style:font-name-complex="Taamey Ashkenaz" style:font-size-complex="10.5pt"/>
    </style:style>
    <style:style style:name="T211" style:parent-style-name="DefaultParagraphFont" style:family="text">
      <style:text-properties style:font-name="Taamey Ashkenaz" style:font-name-complex="Taamey Ashkenaz" style:font-size-complex="10.5pt"/>
    </style:style>
    <style:style style:name="T212" style:parent-style-name="DefaultParagraphFont" style:family="text">
      <style:text-properties style:font-name="Taamey Ashkenaz" style:font-name-complex="Taamey Ashkenaz" style:font-size-complex="10.5pt"/>
    </style:style>
    <style:style style:name="T213" style:parent-style-name="DefaultParagraphFont" style:family="text">
      <style:text-properties style:font-name="Taamey Ashkenaz" style:font-name-complex="Taamey Ashkenaz" style:font-size-complex="10.5pt"/>
    </style:style>
    <style:style style:name="T214" style:parent-style-name="DefaultParagraphFont" style:family="text">
      <style:text-properties style:font-name="Taamey Ashkenaz" style:font-name-complex="Taamey Ashkenaz" style:font-size-complex="10.5pt"/>
    </style:style>
    <style:style style:name="T215" style:parent-style-name="DefaultParagraphFont" style:family="text">
      <style:text-properties style:font-name="Taamey Ashkenaz" style:font-name-complex="Taamey Ashkenaz" style:font-size-complex="10.5pt"/>
    </style:style>
    <style:style style:name="T216" style:parent-style-name="DefaultParagraphFont" style:family="text">
      <style:text-properties style:font-name="Taamey Ashkenaz" style:font-name-complex="Taamey Ashkenaz" style:font-size-complex="10.5pt"/>
    </style:style>
    <style:style style:name="T217" style:parent-style-name="DefaultParagraphFont" style:family="text">
      <style:text-properties style:font-name="Taamey Ashkenaz" style:font-name-complex="Taamey Ashkenaz" style:font-size-complex="10.5pt"/>
    </style:style>
    <style:style style:name="T218" style:parent-style-name="DefaultParagraphFont" style:family="text">
      <style:text-properties style:font-name="Taamey Ashkenaz" style:font-name-complex="Taamey Ashkenaz" style:font-size-complex="10.5pt"/>
    </style:style>
    <style:style style:name="T219" style:parent-style-name="DefaultParagraphFont" style:family="text">
      <style:text-properties style:font-name="Taamey Ashkenaz" style:font-name-complex="Taamey Ashkenaz" style:font-size-complex="10.5pt"/>
    </style:style>
    <style:style style:name="T220" style:parent-style-name="DefaultParagraphFont" style:family="text">
      <style:text-properties style:font-name="Taamey Ashkenaz" style:font-name-complex="Taamey Ashkenaz" style:font-size-complex="10.5pt"/>
    </style:style>
    <style:style style:name="T221" style:parent-style-name="DefaultParagraphFont" style:family="text">
      <style:text-properties style:font-name="Taamey Ashkenaz" style:font-name-complex="Taamey Ashkenaz" style:font-size-complex="10.5pt"/>
    </style:style>
    <style:style style:name="T222" style:parent-style-name="DefaultParagraphFont" style:family="text">
      <style:text-properties style:font-name="Taamey Ashkenaz" style:font-name-complex="Taamey Ashkenaz" style:font-size-complex="10.5pt"/>
    </style:style>
    <style:style style:name="T223" style:parent-style-name="DefaultParagraphFont" style:family="text">
      <style:text-properties style:font-name="Taamey Ashkenaz" style:font-name-complex="Taamey Ashkenaz" style:font-size-complex="10.5pt"/>
    </style:style>
    <style:style style:name="T224" style:parent-style-name="DefaultParagraphFont" style:family="text">
      <style:text-properties style:font-name="Taamey Ashkenaz" style:font-name-complex="Taamey Ashkenaz" style:font-size-complex="10.5pt"/>
    </style:style>
    <style:style style:name="P225" style:parent-style-name="Textbody" style:family="paragraph">
      <style:paragraph-properties fo:text-align="start" style:writing-mode="rl-tb" fo:margin-bottom="0.0576in"/>
    </style:style>
    <style:style style:name="T226" style:parent-style-name="DefaultParagraphFont" style:family="text">
      <style:text-properties style:font-name="Taamey Ashkenaz" style:font-name-complex="Taamey Ashkenaz" style:font-size-complex="10.5pt"/>
    </style:style>
    <style:style style:name="T227" style:parent-style-name="DefaultParagraphFont" style:family="text">
      <style:text-properties style:font-name="Taamey Ashkenaz" style:font-name-complex="Taamey Ashkenaz" style:font-size-complex="10.5pt"/>
    </style:style>
    <style:style style:name="T228" style:parent-style-name="DefaultParagraphFont" style:family="text">
      <style:text-properties style:font-name="Taamey Ashkenaz" style:font-name-complex="Taamey Ashkenaz" style:font-size-complex="10.5pt"/>
    </style:style>
    <style:style style:name="T229" style:parent-style-name="DefaultParagraphFont" style:family="text">
      <style:text-properties style:font-name="Taamey Ashkenaz" style:font-name-complex="Taamey Ashkenaz" style:font-size-complex="10.5pt"/>
    </style:style>
    <style:style style:name="T230" style:parent-style-name="DefaultParagraphFont" style:family="text">
      <style:text-properties style:font-name="Taamey Ashkenaz" style:font-name-complex="Taamey Ashkenaz" style:font-size-complex="10.5pt"/>
    </style:style>
    <style:style style:name="T231" style:parent-style-name="DefaultParagraphFont" style:family="text">
      <style:text-properties style:font-name="Taamey Ashkenaz" style:font-name-complex="Taamey Ashkenaz" style:font-size-complex="10.5pt"/>
    </style:style>
    <style:style style:name="T232" style:parent-style-name="DefaultParagraphFont" style:family="text">
      <style:text-properties style:font-name="Taamey Ashkenaz" style:font-name-complex="Taamey Ashkenaz" style:font-size-complex="10.5pt"/>
    </style:style>
    <style:style style:name="T233" style:parent-style-name="DefaultParagraphFont" style:family="text">
      <style:text-properties style:font-name="Taamey Ashkenaz" style:font-name-complex="Taamey Ashkenaz" style:font-size-complex="10.5pt"/>
    </style:style>
    <style:style style:name="T234" style:parent-style-name="DefaultParagraphFont" style:family="text">
      <style:text-properties style:font-name="Taamey Ashkenaz" style:font-name-complex="Taamey Ashkenaz" style:font-size-complex="10.5pt"/>
    </style:style>
    <style:style style:name="T235" style:parent-style-name="DefaultParagraphFont" style:family="text">
      <style:text-properties style:font-name="Taamey Ashkenaz" style:font-name-complex="Taamey Ashkenaz" style:font-size-complex="10.5pt"/>
    </style:style>
    <style:style style:name="T236" style:parent-style-name="DefaultParagraphFont" style:family="text">
      <style:text-properties style:font-name="Taamey Ashkenaz" style:font-name-complex="Taamey Ashkenaz" style:font-size-complex="10.5pt"/>
    </style:style>
    <style:style style:name="T237" style:parent-style-name="DefaultParagraphFont" style:family="text">
      <style:text-properties style:font-name="Taamey Ashkenaz" style:font-name-complex="Taamey Ashkenaz" style:font-size-complex="10.5pt"/>
    </style:style>
    <style:style style:name="T238" style:parent-style-name="DefaultParagraphFont" style:family="text">
      <style:text-properties style:font-name="Taamey Ashkenaz" style:font-name-complex="Taamey Ashkenaz" style:font-size-complex="10.5pt"/>
    </style:style>
    <style:style style:name="T239" style:parent-style-name="DefaultParagraphFont" style:family="text">
      <style:text-properties style:font-name="Taamey Ashkenaz" style:font-name-complex="Taamey Ashkenaz" style:font-size-complex="10.5pt"/>
    </style:style>
    <style:style style:name="T240" style:parent-style-name="DefaultParagraphFont" style:family="text">
      <style:text-properties style:font-name="Taamey Ashkenaz" style:font-name-complex="Taamey Ashkenaz" style:font-size-complex="10.5pt"/>
    </style:style>
    <style:style style:name="T241" style:parent-style-name="DefaultParagraphFont" style:family="text">
      <style:text-properties style:font-name="Taamey Ashkenaz" style:font-name-complex="Taamey Ashkenaz" style:font-size-complex="10.5pt"/>
    </style:style>
    <style:style style:name="T242" style:parent-style-name="DefaultParagraphFont" style:family="text">
      <style:text-properties style:font-name="Taamey Ashkenaz" style:font-name-complex="Taamey Ashkenaz" style:font-size-complex="10.5pt"/>
    </style:style>
    <style:style style:name="T243" style:parent-style-name="DefaultParagraphFont" style:family="text">
      <style:text-properties style:font-name="Taamey Ashkenaz" style:font-name-complex="Taamey Ashkenaz" style:font-size-complex="10.5pt"/>
    </style:style>
    <style:style style:name="T244" style:parent-style-name="DefaultParagraphFont" style:family="text">
      <style:text-properties style:font-name="Taamey Ashkenaz" style:font-name-complex="Taamey Ashkenaz" style:font-size-complex="10.5pt"/>
    </style:style>
    <style:style style:name="P245" style:parent-style-name="Textbody" style:family="paragraph">
      <style:paragraph-properties fo:text-align="start" style:writing-mode="rl-tb" fo:margin-bottom="0.0576in"/>
    </style:style>
    <style:style style:name="T246" style:parent-style-name="DefaultParagraphFont" style:family="text">
      <style:text-properties style:font-name="Taamey Ashkenaz" style:font-name-complex="Taamey Ashkenaz" style:font-size-complex="10.5pt"/>
    </style:style>
    <style:style style:name="T247" style:parent-style-name="DefaultParagraphFont" style:family="text">
      <style:text-properties style:font-name="Taamey Ashkenaz" style:font-name-complex="Taamey Ashkenaz" style:font-size-complex="10.5pt"/>
    </style:style>
    <style:style style:name="T248" style:parent-style-name="DefaultParagraphFont" style:family="text">
      <style:text-properties style:font-name="Taamey Ashkenaz" style:font-name-complex="Taamey Ashkenaz" style:font-size-complex="10.5pt"/>
    </style:style>
    <style:style style:name="T249" style:parent-style-name="DefaultParagraphFont" style:family="text">
      <style:text-properties style:font-name="Taamey Ashkenaz" style:font-name-complex="Taamey Ashkenaz" style:font-size-complex="10.5pt"/>
    </style:style>
    <style:style style:name="T250" style:parent-style-name="DefaultParagraphFont" style:family="text">
      <style:text-properties style:font-name="Taamey Ashkenaz" style:font-name-complex="Taamey Ashkenaz" style:font-size-complex="10.5pt"/>
    </style:style>
    <style:style style:name="T251" style:parent-style-name="DefaultParagraphFont" style:family="text">
      <style:text-properties style:font-name="Taamey Ashkenaz" style:font-name-complex="Taamey Ashkenaz" style:font-size-complex="10.5pt"/>
    </style:style>
    <style:style style:name="T252" style:parent-style-name="DefaultParagraphFont" style:family="text">
      <style:text-properties style:font-name="Taamey Ashkenaz" style:font-name-complex="Taamey Ashkenaz" style:font-size-complex="10.5pt"/>
    </style:style>
    <style:style style:name="T253" style:parent-style-name="DefaultParagraphFont" style:family="text">
      <style:text-properties style:font-name="Taamey Ashkenaz" style:font-name-complex="Taamey Ashkenaz" style:font-size-complex="10.5pt"/>
    </style:style>
    <style:style style:name="T254" style:parent-style-name="DefaultParagraphFont" style:family="text">
      <style:text-properties style:font-name="Taamey Ashkenaz" style:font-name-complex="Taamey Ashkenaz" style:font-size-complex="10.5pt"/>
    </style:style>
    <style:style style:name="T255" style:parent-style-name="DefaultParagraphFont" style:family="text">
      <style:text-properties style:font-name="Taamey Ashkenaz" style:font-name-complex="Taamey Ashkenaz" style:font-size-complex="10.5pt"/>
    </style:style>
    <style:style style:name="T256" style:parent-style-name="DefaultParagraphFont" style:family="text">
      <style:text-properties style:font-name="Taamey Ashkenaz" style:font-name-complex="Taamey Ashkenaz" style:font-size-complex="10.5pt"/>
    </style:style>
    <style:style style:name="T257" style:parent-style-name="DefaultParagraphFont" style:family="text">
      <style:text-properties style:font-name="Taamey Ashkenaz" style:font-name-complex="Taamey Ashkenaz" style:font-size-complex="10.5pt"/>
    </style:style>
    <style:style style:name="T258" style:parent-style-name="DefaultParagraphFont" style:family="text">
      <style:text-properties style:font-name="Taamey Ashkenaz" style:font-name-complex="Taamey Ashkenaz" style:font-size-complex="10.5pt"/>
    </style:style>
    <style:style style:name="P259" style:parent-style-name="Textbody" style:family="paragraph">
      <style:paragraph-properties fo:text-align="start" style:writing-mode="rl-tb" fo:margin-bottom="0.0576in"/>
    </style:style>
    <style:style style:name="T260" style:parent-style-name="DefaultParagraphFont" style:family="text">
      <style:text-properties style:font-name="Taamey Ashkenaz" style:font-name-complex="Taamey Ashkenaz" style:font-size-complex="10.5pt"/>
    </style:style>
    <style:style style:name="T261" style:parent-style-name="DefaultParagraphFont" style:family="text">
      <style:text-properties style:font-name="Taamey Ashkenaz" style:font-name-complex="Taamey Ashkenaz" style:font-size-complex="10.5pt"/>
    </style:style>
    <style:style style:name="T262" style:parent-style-name="DefaultParagraphFont" style:family="text">
      <style:text-properties style:font-name="Taamey Ashkenaz" style:font-name-complex="Taamey Ashkenaz" style:font-size-complex="10.5pt"/>
    </style:style>
    <style:style style:name="T263" style:parent-style-name="DefaultParagraphFont" style:family="text">
      <style:text-properties style:font-name="Taamey Ashkenaz" style:font-name-complex="Taamey Ashkenaz" style:font-size-complex="10.5pt"/>
    </style:style>
    <style:style style:name="T264" style:parent-style-name="DefaultParagraphFont" style:family="text">
      <style:text-properties style:font-name="Taamey Ashkenaz" style:font-name-complex="Taamey Ashkenaz" style:font-size-complex="10.5pt"/>
    </style:style>
    <style:style style:name="T265" style:parent-style-name="DefaultParagraphFont" style:family="text">
      <style:text-properties style:font-name="Taamey Ashkenaz" style:font-name-complex="Taamey Ashkenaz" style:font-size-complex="10.5pt"/>
    </style:style>
    <style:style style:name="T266" style:parent-style-name="DefaultParagraphFont" style:family="text">
      <style:text-properties style:font-name="Taamey Ashkenaz" style:font-name-complex="Taamey Ashkenaz" style:font-size-complex="10.5pt"/>
    </style:style>
    <style:style style:name="T267" style:parent-style-name="DefaultParagraphFont" style:family="text">
      <style:text-properties style:font-name="Taamey Ashkenaz" style:font-name-complex="Taamey Ashkenaz" style:font-size-complex="10.5pt"/>
    </style:style>
    <style:style style:name="T268" style:parent-style-name="DefaultParagraphFont" style:family="text">
      <style:text-properties style:font-name="Taamey Ashkenaz" style:font-name-complex="Taamey Ashkenaz" style:font-size-complex="10.5pt"/>
    </style:style>
    <style:style style:name="T269" style:parent-style-name="DefaultParagraphFont" style:family="text">
      <style:text-properties style:font-name="Taamey Ashkenaz" style:font-name-complex="Taamey Ashkenaz" style:font-size-complex="10.5pt"/>
    </style:style>
    <style:style style:name="T270" style:parent-style-name="DefaultParagraphFont" style:family="text">
      <style:text-properties style:font-name="Taamey Ashkenaz" style:font-name-complex="Taamey Ashkenaz" style:font-size-complex="10.5pt"/>
    </style:style>
    <style:style style:name="T271" style:parent-style-name="DefaultParagraphFont" style:family="text">
      <style:text-properties style:font-name="Taamey Ashkenaz" style:font-name-complex="Taamey Ashkenaz" style:font-size-complex="10.5pt"/>
    </style:style>
    <style:style style:name="T272" style:parent-style-name="DefaultParagraphFont" style:family="text">
      <style:text-properties style:font-name="Taamey Ashkenaz" style:font-name-complex="Taamey Ashkenaz" style:font-size-complex="10.5pt"/>
    </style:style>
    <style:style style:name="T273" style:parent-style-name="DefaultParagraphFont" style:family="text">
      <style:text-properties style:font-name="Taamey Ashkenaz" style:font-name-complex="Taamey Ashkenaz" style:font-size-complex="10.5pt"/>
    </style:style>
    <style:style style:name="T274" style:parent-style-name="DefaultParagraphFont" style:family="text">
      <style:text-properties style:font-name="Taamey Ashkenaz" style:font-name-complex="Taamey Ashkenaz" style:font-size-complex="10.5pt"/>
    </style:style>
    <style:style style:name="T275" style:parent-style-name="DefaultParagraphFont" style:family="text">
      <style:text-properties style:font-name="Taamey Ashkenaz" style:font-name-complex="Taamey Ashkenaz" style:font-size-complex="10.5pt"/>
    </style:style>
    <style:style style:name="T276" style:parent-style-name="DefaultParagraphFont" style:family="text">
      <style:text-properties style:font-name="Taamey Ashkenaz" style:font-name-complex="Taamey Ashkenaz" style:font-size-complex="10.5pt"/>
    </style:style>
    <style:style style:name="T277" style:parent-style-name="DefaultParagraphFont" style:family="text">
      <style:text-properties style:font-name="Taamey Ashkenaz" style:font-name-complex="Taamey Ashkenaz" style:font-size-complex="10.5pt"/>
    </style:style>
    <style:style style:name="T278" style:parent-style-name="DefaultParagraphFont" style:family="text">
      <style:text-properties style:font-name="Taamey Ashkenaz" style:font-name-complex="Taamey Ashkenaz" style:font-size-complex="10.5pt"/>
    </style:style>
    <style:style style:name="T279" style:parent-style-name="DefaultParagraphFont" style:family="text">
      <style:text-properties style:font-name="Taamey Ashkenaz" style:font-name-complex="Taamey Ashkenaz" style:font-size-complex="10.5pt"/>
    </style:style>
    <style:style style:name="T280" style:parent-style-name="DefaultParagraphFont" style:family="text">
      <style:text-properties style:font-name="Taamey Ashkenaz" style:font-name-complex="Taamey Ashkenaz" style:font-size-complex="10.5pt"/>
    </style:style>
    <style:style style:name="T281" style:parent-style-name="DefaultParagraphFont" style:family="text">
      <style:text-properties style:font-name="Taamey Ashkenaz" style:font-name-complex="Taamey Ashkenaz" style:font-size-complex="10.5pt"/>
    </style:style>
    <style:style style:name="T282" style:parent-style-name="DefaultParagraphFont" style:family="text">
      <style:text-properties style:font-name="Taamey Ashkenaz" style:font-name-complex="Taamey Ashkenaz" style:font-size-complex="10.5pt"/>
    </style:style>
    <style:style style:name="P283" style:parent-style-name="Textbody" style:family="paragraph">
      <style:paragraph-properties fo:text-align="start" style:writing-mode="rl-tb" fo:margin-bottom="0.0576in"/>
    </style:style>
    <style:style style:name="T284" style:parent-style-name="DefaultParagraphFont" style:family="text">
      <style:text-properties style:font-name="Taamey Ashkenaz" style:font-name-complex="Taamey Ashkenaz" style:font-size-complex="10.5pt"/>
    </style:style>
    <style:style style:name="T285" style:parent-style-name="DefaultParagraphFont" style:family="text">
      <style:text-properties style:font-name="Taamey Ashkenaz" style:font-name-complex="Taamey Ashkenaz" style:font-size-complex="10.5pt"/>
    </style:style>
    <style:style style:name="T286" style:parent-style-name="DefaultParagraphFont" style:family="text">
      <style:text-properties style:font-name="Taamey Ashkenaz" style:font-name-complex="Taamey Ashkenaz" style:font-size-complex="10.5pt"/>
    </style:style>
    <style:style style:name="T287" style:parent-style-name="DefaultParagraphFont" style:family="text">
      <style:text-properties style:font-name="Taamey Ashkenaz" style:font-name-complex="Taamey Ashkenaz" style:font-size-complex="10.5pt"/>
    </style:style>
    <style:style style:name="T288" style:parent-style-name="DefaultParagraphFont" style:family="text">
      <style:text-properties style:font-name="Taamey Ashkenaz" style:font-name-complex="Taamey Ashkenaz" style:font-size-complex="10.5pt"/>
    </style:style>
    <style:style style:name="T289" style:parent-style-name="DefaultParagraphFont" style:family="text">
      <style:text-properties style:font-name="Taamey Ashkenaz" style:font-name-complex="Taamey Ashkenaz" style:font-size-complex="10.5pt"/>
    </style:style>
    <style:style style:name="T290" style:parent-style-name="DefaultParagraphFont" style:family="text">
      <style:text-properties style:font-name="Taamey Ashkenaz" style:font-name-complex="Taamey Ashkenaz" style:font-size-complex="10.5pt"/>
    </style:style>
    <style:style style:name="T291" style:parent-style-name="DefaultParagraphFont" style:family="text">
      <style:text-properties style:font-name="Taamey Ashkenaz" style:font-name-complex="Taamey Ashkenaz" style:font-size-complex="10.5pt"/>
    </style:style>
    <style:style style:name="T292" style:parent-style-name="DefaultParagraphFont" style:family="text">
      <style:text-properties style:font-name="Taamey Ashkenaz" style:font-name-complex="Taamey Ashkenaz" style:font-size-complex="10.5pt"/>
    </style:style>
    <style:style style:name="T293" style:parent-style-name="DefaultParagraphFont" style:family="text">
      <style:text-properties style:font-name="Taamey Ashkenaz" style:font-name-complex="Taamey Ashkenaz" style:font-size-complex="10.5pt"/>
    </style:style>
    <style:style style:name="T294" style:parent-style-name="DefaultParagraphFont" style:family="text">
      <style:text-properties style:font-name="Taamey Ashkenaz" style:font-name-complex="Taamey Ashkenaz" style:font-size-complex="10.5pt"/>
    </style:style>
    <style:style style:name="T295" style:parent-style-name="DefaultParagraphFont" style:family="text">
      <style:text-properties style:font-name="Taamey Ashkenaz" style:font-name-complex="Taamey Ashkenaz" style:font-size-complex="10.5pt"/>
    </style:style>
    <style:style style:name="T296" style:parent-style-name="DefaultParagraphFont" style:family="text">
      <style:text-properties style:font-name="Taamey Ashkenaz" style:font-name-complex="Taamey Ashkenaz" style:font-size-complex="10.5pt"/>
    </style:style>
    <style:style style:name="T297" style:parent-style-name="DefaultParagraphFont" style:family="text">
      <style:text-properties style:font-name="Taamey Ashkenaz" style:font-name-complex="Taamey Ashkenaz" style:font-size-complex="10.5pt"/>
    </style:style>
    <style:style style:name="T298" style:parent-style-name="DefaultParagraphFont" style:family="text">
      <style:text-properties style:font-name="Taamey Ashkenaz" style:font-name-complex="Taamey Ashkenaz" style:font-size-complex="10.5pt"/>
    </style:style>
    <style:style style:name="T299" style:parent-style-name="DefaultParagraphFont" style:family="text">
      <style:text-properties style:font-name="Taamey Ashkenaz" style:font-name-complex="Taamey Ashkenaz" style:font-size-complex="10.5pt"/>
    </style:style>
    <style:style style:name="T300" style:parent-style-name="DefaultParagraphFont" style:family="text">
      <style:text-properties style:font-name="Taamey Ashkenaz" style:font-name-complex="Taamey Ashkenaz" style:font-size-complex="10.5pt"/>
    </style:style>
    <style:style style:name="T301" style:parent-style-name="DefaultParagraphFont" style:family="text">
      <style:text-properties style:font-name="Taamey Ashkenaz" style:font-name-complex="Taamey Ashkenaz" style:font-size-complex="10.5pt"/>
    </style:style>
    <style:style style:name="T302" style:parent-style-name="DefaultParagraphFont" style:family="text">
      <style:text-properties style:font-name="Taamey Ashkenaz" style:font-name-complex="Taamey Ashkenaz" style:font-size-complex="10.5pt"/>
    </style:style>
    <style:style style:name="T303" style:parent-style-name="DefaultParagraphFont" style:family="text">
      <style:text-properties style:font-name="Taamey Ashkenaz" style:font-name-complex="Taamey Ashkenaz" style:font-size-complex="10.5pt"/>
    </style:style>
    <style:style style:name="T304" style:parent-style-name="DefaultParagraphFont" style:family="text">
      <style:text-properties style:font-name="Taamey Ashkenaz" style:font-name-complex="Taamey Ashkenaz" style:font-size-complex="10.5pt"/>
    </style:style>
    <style:style style:name="T305" style:parent-style-name="DefaultParagraphFont" style:family="text">
      <style:text-properties style:font-name="Taamey Ashkenaz" style:font-name-complex="Taamey Ashkenaz" style:font-size-complex="10.5pt"/>
    </style:style>
    <style:style style:name="T306" style:parent-style-name="DefaultParagraphFont" style:family="text">
      <style:text-properties style:font-name="Taamey Ashkenaz" style:font-name-complex="Taamey Ashkenaz" style:font-size-complex="10.5pt"/>
    </style:style>
    <style:style style:name="T307" style:parent-style-name="DefaultParagraphFont" style:family="text">
      <style:text-properties style:font-name="Taamey Ashkenaz" style:font-name-complex="Taamey Ashkenaz" style:font-size-complex="10.5pt"/>
    </style:style>
    <style:style style:name="T308" style:parent-style-name="DefaultParagraphFont" style:family="text">
      <style:text-properties style:font-name="Taamey Ashkenaz" style:font-name-complex="Taamey Ashkenaz" style:font-size-complex="10.5pt"/>
    </style:style>
    <style:style style:name="T309" style:parent-style-name="DefaultParagraphFont" style:family="text">
      <style:text-properties style:font-name="Taamey Ashkenaz" style:font-name-complex="Taamey Ashkenaz" style:font-size-complex="10.5pt"/>
    </style:style>
    <style:style style:name="P310" style:parent-style-name="Textbody" style:family="paragraph">
      <style:paragraph-properties fo:text-align="start" style:writing-mode="rl-tb" fo:margin-bottom="0.0576in"/>
    </style:style>
    <style:style style:name="T311" style:parent-style-name="DefaultParagraphFont" style:family="text">
      <style:text-properties style:font-name="Taamey Ashkenaz" style:font-name-complex="Taamey Ashkenaz" style:font-size-complex="10.5pt"/>
    </style:style>
    <style:style style:name="T312" style:parent-style-name="DefaultParagraphFont" style:family="text">
      <style:text-properties style:font-name="Taamey Ashkenaz" style:font-name-complex="Taamey Ashkenaz" style:font-size-complex="10.5pt"/>
    </style:style>
    <style:style style:name="T313" style:parent-style-name="DefaultParagraphFont" style:family="text">
      <style:text-properties style:font-name="Taamey Ashkenaz" style:font-name-complex="Taamey Ashkenaz" style:font-size-complex="10.5pt"/>
    </style:style>
    <style:style style:name="P314" style:parent-style-name="Textbody" style:family="paragraph">
      <style:paragraph-properties fo:text-align="start" style:writing-mode="rl-tb" fo:margin-bottom="0.0576in"/>
    </style:style>
    <style:style style:name="T315" style:parent-style-name="DefaultParagraphFont" style:family="text">
      <style:text-properties style:font-name="Taamey Ashkenaz" style:font-name-complex="Taamey Ashkenaz" style:font-size-complex="10.5pt"/>
    </style:style>
    <style:style style:name="T316" style:parent-style-name="DefaultParagraphFont" style:family="text">
      <style:text-properties style:font-name="Taamey Ashkenaz" style:font-name-complex="Taamey Ashkenaz" style:font-size-complex="10.5pt"/>
    </style:style>
    <style:style style:name="T317" style:parent-style-name="DefaultParagraphFont" style:family="text">
      <style:text-properties style:font-name="Taamey Ashkenaz" style:font-name-complex="Taamey Ashkenaz" style:font-size-complex="10.5pt"/>
    </style:style>
    <style:style style:name="T318" style:parent-style-name="DefaultParagraphFont" style:family="text">
      <style:text-properties style:font-name="Taamey Ashkenaz" style:font-name-complex="Taamey Ashkenaz" style:font-size-complex="10.5pt"/>
    </style:style>
    <style:style style:name="T319" style:parent-style-name="DefaultParagraphFont" style:family="text">
      <style:text-properties style:font-name="Taamey Ashkenaz" style:font-name-complex="Taamey Ashkenaz" style:font-size-complex="10.5pt"/>
    </style:style>
    <style:style style:name="T320" style:parent-style-name="DefaultParagraphFont" style:family="text">
      <style:text-properties style:font-name="Taamey Ashkenaz" style:font-name-complex="Taamey Ashkenaz" style:font-size-complex="10.5pt"/>
    </style:style>
    <style:style style:name="T321" style:parent-style-name="DefaultParagraphFont" style:family="text">
      <style:text-properties style:font-name="Taamey Ashkenaz" style:font-name-complex="Taamey Ashkenaz" style:font-size-complex="10.5pt"/>
    </style:style>
    <style:style style:name="T322" style:parent-style-name="DefaultParagraphFont" style:family="text">
      <style:text-properties style:font-name="Taamey Ashkenaz" style:font-name-complex="Taamey Ashkenaz" style:font-size-complex="10.5pt"/>
    </style:style>
    <style:style style:name="T323" style:parent-style-name="DefaultParagraphFont" style:family="text">
      <style:text-properties style:font-name="Taamey Ashkenaz" style:font-name-complex="Taamey Ashkenaz" style:font-size-complex="10.5pt"/>
    </style:style>
    <style:style style:name="P324" style:parent-style-name="Textbody" style:family="paragraph">
      <style:paragraph-properties fo:text-align="start" style:writing-mode="rl-tb" fo:margin-bottom="0.0576in"/>
    </style:style>
    <style:style style:name="T325" style:parent-style-name="DefaultParagraphFont" style:family="text">
      <style:text-properties style:font-name="Taamey Ashkenaz" style:font-name-complex="Taamey Ashkenaz" style:font-size-complex="10.5pt"/>
    </style:style>
    <style:style style:name="T326" style:parent-style-name="DefaultParagraphFont" style:family="text">
      <style:text-properties style:font-name="Taamey Ashkenaz" style:font-name-complex="Taamey Ashkenaz" style:font-size-complex="10.5pt"/>
    </style:style>
    <style:style style:name="T327" style:parent-style-name="DefaultParagraphFont" style:family="text">
      <style:text-properties style:font-name="Taamey Ashkenaz" style:font-name-complex="Taamey Ashkenaz" style:font-size-complex="10.5pt"/>
    </style:style>
    <style:style style:name="T328" style:parent-style-name="DefaultParagraphFont" style:family="text">
      <style:text-properties style:font-name="Taamey Ashkenaz" style:font-name-complex="Taamey Ashkenaz" style:font-size-complex="10.5pt"/>
    </style:style>
    <style:style style:name="T329" style:parent-style-name="DefaultParagraphFont" style:family="text">
      <style:text-properties style:font-name="Taamey Ashkenaz" style:font-name-complex="Taamey Ashkenaz" style:font-size-complex="10.5pt"/>
    </style:style>
    <style:style style:name="T330" style:parent-style-name="DefaultParagraphFont" style:family="text">
      <style:text-properties style:font-name="Taamey Ashkenaz" style:font-name-complex="Taamey Ashkenaz" style:font-size-complex="10.5pt"/>
    </style:style>
    <style:style style:name="T331" style:parent-style-name="DefaultParagraphFont" style:family="text">
      <style:text-properties style:font-name="Taamey Ashkenaz" style:font-name-complex="Taamey Ashkenaz" style:font-size-complex="10.5pt"/>
    </style:style>
    <style:style style:name="T332" style:parent-style-name="DefaultParagraphFont" style:family="text">
      <style:text-properties style:font-name="Taamey Ashkenaz" style:font-name-complex="Taamey Ashkenaz" style:font-size-complex="10.5pt"/>
    </style:style>
    <style:style style:name="T333" style:parent-style-name="DefaultParagraphFont" style:family="text">
      <style:text-properties style:font-name="Taamey Ashkenaz" style:font-name-complex="Taamey Ashkenaz" style:font-size-complex="10.5pt"/>
    </style:style>
    <style:style style:name="T334" style:parent-style-name="DefaultParagraphFont" style:family="text">
      <style:text-properties style:font-name="Taamey Ashkenaz" style:font-name-complex="Taamey Ashkenaz" style:font-size-complex="10.5pt"/>
    </style:style>
    <style:style style:name="T335" style:parent-style-name="DefaultParagraphFont" style:family="text">
      <style:text-properties style:font-name="Taamey Ashkenaz" style:font-name-complex="Taamey Ashkenaz" style:font-size-complex="10.5pt"/>
    </style:style>
    <style:style style:name="T336" style:parent-style-name="DefaultParagraphFont" style:family="text">
      <style:text-properties style:font-name="Taamey Ashkenaz" style:font-name-complex="Taamey Ashkenaz" style:font-size-complex="10.5pt"/>
    </style:style>
    <style:style style:name="T337" style:parent-style-name="DefaultParagraphFont" style:family="text">
      <style:text-properties style:font-name="Taamey Ashkenaz" style:font-name-complex="Taamey Ashkenaz" style:font-size-complex="10.5pt"/>
    </style:style>
    <style:style style:name="T338" style:parent-style-name="DefaultParagraphFont" style:family="text">
      <style:text-properties style:font-name="Taamey Ashkenaz" style:font-name-complex="Taamey Ashkenaz" style:font-size-complex="10.5pt"/>
    </style:style>
    <style:style style:name="T339" style:parent-style-name="DefaultParagraphFont" style:family="text">
      <style:text-properties style:font-name="Taamey Ashkenaz" style:font-name-complex="Taamey Ashkenaz" style:font-size-complex="10.5pt"/>
    </style:style>
    <style:style style:name="T340" style:parent-style-name="DefaultParagraphFont" style:family="text">
      <style:text-properties style:font-name="Taamey Ashkenaz" style:font-name-complex="Taamey Ashkenaz" style:font-size-complex="10.5pt"/>
    </style:style>
    <style:style style:name="T341" style:parent-style-name="DefaultParagraphFont" style:family="text">
      <style:text-properties style:font-name="Taamey Ashkenaz" style:font-name-complex="Taamey Ashkenaz" style:font-size-complex="10.5pt"/>
    </style:style>
    <style:style style:name="T342" style:parent-style-name="DefaultParagraphFont" style:family="text">
      <style:text-properties style:font-name="Taamey Ashkenaz" style:font-name-complex="Taamey Ashkenaz" style:font-size-complex="10.5pt"/>
    </style:style>
    <style:style style:name="T343" style:parent-style-name="DefaultParagraphFont" style:family="text">
      <style:text-properties style:font-name="Taamey Ashkenaz" style:font-name-complex="Taamey Ashkenaz" style:font-size-complex="10.5pt"/>
    </style:style>
    <style:style style:name="T344" style:parent-style-name="DefaultParagraphFont" style:family="text">
      <style:text-properties style:font-name="Taamey Ashkenaz" style:font-name-complex="Taamey Ashkenaz" style:font-size-complex="10.5pt"/>
    </style:style>
    <style:style style:name="T345" style:parent-style-name="DefaultParagraphFont" style:family="text">
      <style:text-properties style:font-name="Taamey Ashkenaz" style:font-name-complex="Taamey Ashkenaz" style:font-size-complex="10.5pt"/>
    </style:style>
    <style:style style:name="T346" style:parent-style-name="DefaultParagraphFont" style:family="text">
      <style:text-properties style:font-name="Taamey Ashkenaz" style:font-name-complex="Taamey Ashkenaz" style:font-size-complex="10.5pt"/>
    </style:style>
    <style:style style:name="T347" style:parent-style-name="DefaultParagraphFont" style:family="text">
      <style:text-properties style:font-name="Taamey Ashkenaz" style:font-name-complex="Taamey Ashkenaz" style:font-size-complex="10.5pt"/>
    </style:style>
    <style:style style:name="T348" style:parent-style-name="DefaultParagraphFont" style:family="text">
      <style:text-properties style:font-name="Taamey Ashkenaz" style:font-name-complex="Taamey Ashkenaz" style:font-size-complex="10.5pt"/>
    </style:style>
    <style:style style:name="T349" style:parent-style-name="DefaultParagraphFont" style:family="text">
      <style:text-properties style:font-name="Taamey Ashkenaz" style:font-name-complex="Taamey Ashkenaz" style:font-size-complex="10.5pt"/>
    </style:style>
    <style:style style:name="T350" style:parent-style-name="DefaultParagraphFont" style:family="text">
      <style:text-properties style:font-name="Taamey Ashkenaz" style:font-name-complex="Taamey Ashkenaz" style:font-size-complex="10.5pt"/>
    </style:style>
    <style:style style:name="T351" style:parent-style-name="DefaultParagraphFont" style:family="text">
      <style:text-properties style:font-name="Taamey Ashkenaz" style:font-name-complex="Taamey Ashkenaz" style:font-size-complex="10.5pt"/>
    </style:style>
    <style:style style:name="T352" style:parent-style-name="DefaultParagraphFont" style:family="text">
      <style:text-properties style:font-name="Taamey Ashkenaz" style:font-name-complex="Taamey Ashkenaz" style:font-size-complex="10.5pt"/>
    </style:style>
    <style:style style:name="T353" style:parent-style-name="DefaultParagraphFont" style:family="text">
      <style:text-properties style:font-name="Taamey Ashkenaz" style:font-name-complex="Taamey Ashkenaz" style:font-size-complex="10.5pt"/>
    </style:style>
    <style:style style:name="P354" style:parent-style-name="Textbody" style:family="paragraph">
      <style:paragraph-properties fo:text-align="start" style:writing-mode="rl-tb" fo:margin-bottom="0.0576in"/>
    </style:style>
    <style:style style:name="T355" style:parent-style-name="DefaultParagraphFont" style:family="text">
      <style:text-properties style:font-name="Taamey Ashkenaz" style:font-name-complex="Taamey Ashkenaz" style:font-size-complex="10.5pt"/>
    </style:style>
    <style:style style:name="T356" style:parent-style-name="DefaultParagraphFont" style:family="text">
      <style:text-properties style:font-name="Taamey Ashkenaz" style:font-name-complex="Taamey Ashkenaz" style:font-size-complex="10.5pt"/>
    </style:style>
    <style:style style:name="T357" style:parent-style-name="DefaultParagraphFont" style:family="text">
      <style:text-properties style:font-name="Taamey Ashkenaz" style:font-name-complex="Taamey Ashkenaz" style:font-size-complex="10.5pt"/>
    </style:style>
    <style:style style:name="T358" style:parent-style-name="DefaultParagraphFont" style:family="text">
      <style:text-properties style:font-name="Taamey Ashkenaz" style:font-name-complex="Taamey Ashkenaz" style:font-size-complex="10.5pt"/>
    </style:style>
    <style:style style:name="T359" style:parent-style-name="DefaultParagraphFont" style:family="text">
      <style:text-properties style:font-name="Taamey Ashkenaz" style:font-name-complex="Taamey Ashkenaz" style:font-size-complex="10.5pt"/>
    </style:style>
    <style:style style:name="T360" style:parent-style-name="DefaultParagraphFont" style:family="text">
      <style:text-properties style:font-name="Taamey Ashkenaz" style:font-name-complex="Taamey Ashkenaz" style:font-size-complex="10.5pt"/>
    </style:style>
    <style:style style:name="T361" style:parent-style-name="DefaultParagraphFont" style:family="text">
      <style:text-properties style:font-name="Taamey Ashkenaz" style:font-name-complex="Taamey Ashkenaz" style:font-size-complex="10.5pt"/>
    </style:style>
    <style:style style:name="T362" style:parent-style-name="DefaultParagraphFont" style:family="text">
      <style:text-properties style:font-name="Taamey Ashkenaz" style:font-name-complex="Taamey Ashkenaz" style:font-size-complex="10.5pt"/>
    </style:style>
    <style:style style:name="T363" style:parent-style-name="DefaultParagraphFont" style:family="text">
      <style:text-properties style:font-name="Taamey Ashkenaz" style:font-name-complex="Taamey Ashkenaz" style:font-size-complex="10.5pt"/>
    </style:style>
    <style:style style:name="T364" style:parent-style-name="DefaultParagraphFont" style:family="text">
      <style:text-properties style:font-name="Taamey Ashkenaz" style:font-name-complex="Taamey Ashkenaz" style:font-size-complex="10.5pt"/>
    </style:style>
    <style:style style:name="T365" style:parent-style-name="DefaultParagraphFont" style:family="text">
      <style:text-properties style:font-name="Taamey Ashkenaz" style:font-name-complex="Taamey Ashkenaz" style:font-size-complex="10.5pt"/>
    </style:style>
    <style:style style:name="T366" style:parent-style-name="DefaultParagraphFont" style:family="text">
      <style:text-properties style:font-name="Taamey Ashkenaz" style:font-name-complex="Taamey Ashkenaz" style:font-size-complex="10.5pt"/>
    </style:style>
    <style:style style:name="T367" style:parent-style-name="DefaultParagraphFont" style:family="text">
      <style:text-properties style:font-name="Taamey Ashkenaz" style:font-name-complex="Taamey Ashkenaz" style:font-size-complex="10.5pt"/>
    </style:style>
    <style:style style:name="T368" style:parent-style-name="DefaultParagraphFont" style:family="text">
      <style:text-properties style:font-name="Taamey Ashkenaz" style:font-name-complex="Taamey Ashkenaz" style:font-size-complex="10.5pt"/>
    </style:style>
    <style:style style:name="T369" style:parent-style-name="DefaultParagraphFont" style:family="text">
      <style:text-properties style:font-name="Taamey Ashkenaz" style:font-name-complex="Taamey Ashkenaz" style:font-size-complex="10.5pt"/>
    </style:style>
    <style:style style:name="T370" style:parent-style-name="DefaultParagraphFont" style:family="text">
      <style:text-properties style:font-name="Taamey Ashkenaz" style:font-name-complex="Taamey Ashkenaz" style:font-size-complex="10.5pt"/>
    </style:style>
    <style:style style:name="T371" style:parent-style-name="DefaultParagraphFont" style:family="text">
      <style:text-properties style:font-name="Taamey Ashkenaz" style:font-name-complex="Taamey Ashkenaz" style:font-size-complex="10.5pt"/>
    </style:style>
    <style:style style:name="T372" style:parent-style-name="DefaultParagraphFont" style:family="text">
      <style:text-properties style:font-name="Taamey Ashkenaz" style:font-name-complex="Taamey Ashkenaz" style:font-size-complex="10.5pt"/>
    </style:style>
    <style:style style:name="P373" style:parent-style-name="Textbody" style:family="paragraph">
      <style:paragraph-properties fo:text-align="start" style:writing-mode="rl-tb" fo:margin-bottom="0.0576in"/>
    </style:style>
    <style:style style:name="T374" style:parent-style-name="DefaultParagraphFont" style:family="text">
      <style:text-properties style:font-name="Taamey Ashkenaz" style:font-name-complex="Taamey Ashkenaz" style:font-size-complex="10.5pt"/>
    </style:style>
    <style:style style:name="T375" style:parent-style-name="DefaultParagraphFont" style:family="text">
      <style:text-properties style:font-name="Taamey Ashkenaz" style:font-name-complex="Taamey Ashkenaz" style:font-size-complex="10.5pt"/>
    </style:style>
    <style:style style:name="T376" style:parent-style-name="DefaultParagraphFont" style:family="text">
      <style:text-properties style:font-name="Taamey Ashkenaz" style:font-name-complex="Taamey Ashkenaz" style:font-size-complex="10.5pt"/>
    </style:style>
    <style:style style:name="T377" style:parent-style-name="DefaultParagraphFont" style:family="text">
      <style:text-properties style:font-name="Taamey Ashkenaz" style:font-name-complex="Taamey Ashkenaz" style:font-size-complex="10.5pt"/>
    </style:style>
    <style:style style:name="T378" style:parent-style-name="DefaultParagraphFont" style:family="text">
      <style:text-properties style:font-name="Taamey Ashkenaz" style:font-name-complex="Taamey Ashkenaz" style:font-size-complex="10.5pt"/>
    </style:style>
    <style:style style:name="T379" style:parent-style-name="DefaultParagraphFont" style:family="text">
      <style:text-properties style:font-name="Taamey Ashkenaz" style:font-name-complex="Taamey Ashkenaz" style:font-size-complex="10.5pt"/>
    </style:style>
    <style:style style:name="T380" style:parent-style-name="DefaultParagraphFont" style:family="text">
      <style:text-properties style:font-name="Taamey Ashkenaz" style:font-name-complex="Taamey Ashkenaz" style:font-size-complex="10.5pt"/>
    </style:style>
    <style:style style:name="T381" style:parent-style-name="DefaultParagraphFont" style:family="text">
      <style:text-properties style:font-name="Taamey Ashkenaz" style:font-name-complex="Taamey Ashkenaz" style:font-size-complex="10.5pt"/>
    </style:style>
    <style:style style:name="T382" style:parent-style-name="DefaultParagraphFont" style:family="text">
      <style:text-properties style:font-name="Taamey Ashkenaz" style:font-name-complex="Taamey Ashkenaz" style:font-size-complex="10.5pt"/>
    </style:style>
    <style:style style:name="T383" style:parent-style-name="DefaultParagraphFont" style:family="text">
      <style:text-properties style:font-name="Taamey Ashkenaz" style:font-name-complex="Taamey Ashkenaz" style:font-size-complex="10.5pt"/>
    </style:style>
    <style:style style:name="T384" style:parent-style-name="DefaultParagraphFont" style:family="text">
      <style:text-properties style:font-name="Taamey Ashkenaz" style:font-name-complex="Taamey Ashkenaz" style:font-size-complex="10.5pt"/>
    </style:style>
    <style:style style:name="T385" style:parent-style-name="DefaultParagraphFont" style:family="text">
      <style:text-properties style:font-name="Taamey Ashkenaz" style:font-name-complex="Taamey Ashkenaz" style:font-size-complex="10.5pt"/>
    </style:style>
    <style:style style:name="T386" style:parent-style-name="DefaultParagraphFont" style:family="text">
      <style:text-properties style:font-name="Taamey Ashkenaz" style:font-name-complex="Taamey Ashkenaz" style:font-size-complex="10.5pt"/>
    </style:style>
    <style:style style:name="T387" style:parent-style-name="DefaultParagraphFont" style:family="text">
      <style:text-properties style:font-name="Taamey Ashkenaz" style:font-name-complex="Taamey Ashkenaz" style:font-size-complex="10.5pt"/>
    </style:style>
    <style:style style:name="T388" style:parent-style-name="DefaultParagraphFont" style:family="text">
      <style:text-properties style:font-name="Taamey Ashkenaz" style:font-name-complex="Taamey Ashkenaz" style:font-size-complex="10.5pt"/>
    </style:style>
    <style:style style:name="T389" style:parent-style-name="DefaultParagraphFont" style:family="text">
      <style:text-properties style:font-name="Taamey Ashkenaz" style:font-name-complex="Taamey Ashkenaz" style:font-size-complex="10.5pt"/>
    </style:style>
    <style:style style:name="T390" style:parent-style-name="DefaultParagraphFont" style:family="text">
      <style:text-properties style:font-name="Taamey Ashkenaz" style:font-name-complex="Taamey Ashkenaz" style:font-size-complex="10.5pt"/>
    </style:style>
    <style:style style:name="T391" style:parent-style-name="DefaultParagraphFont" style:family="text">
      <style:text-properties style:font-name="Taamey Ashkenaz" style:font-name-complex="Taamey Ashkenaz" style:font-size-complex="10.5pt"/>
    </style:style>
    <style:style style:name="T392" style:parent-style-name="DefaultParagraphFont" style:family="text">
      <style:text-properties style:font-name="Taamey Ashkenaz" style:font-name-complex="Taamey Ashkenaz" style:font-size-complex="10.5pt"/>
    </style:style>
    <style:style style:name="T393" style:parent-style-name="DefaultParagraphFont" style:family="text">
      <style:text-properties style:font-name="Taamey Ashkenaz" style:font-name-complex="Taamey Ashkenaz" style:font-size-complex="10.5pt"/>
    </style:style>
    <style:style style:name="T394" style:parent-style-name="DefaultParagraphFont" style:family="text">
      <style:text-properties style:font-name="Taamey Ashkenaz" style:font-name-complex="Taamey Ashkenaz" style:font-size-complex="10.5pt"/>
    </style:style>
    <style:style style:name="T395" style:parent-style-name="DefaultParagraphFont" style:family="text">
      <style:text-properties style:font-name="Taamey Ashkenaz" style:font-name-complex="Taamey Ashkenaz" style:font-size-complex="10.5pt"/>
    </style:style>
    <style:style style:name="T396" style:parent-style-name="DefaultParagraphFont" style:family="text">
      <style:text-properties style:font-name="Taamey Ashkenaz" style:font-name-complex="Taamey Ashkenaz" style:font-size-complex="10.5pt"/>
    </style:style>
    <style:style style:name="T397" style:parent-style-name="DefaultParagraphFont" style:family="text">
      <style:text-properties style:font-name="Taamey Ashkenaz" style:font-name-complex="Taamey Ashkenaz" style:font-size-complex="10.5pt"/>
    </style:style>
    <style:style style:name="T398" style:parent-style-name="DefaultParagraphFont" style:family="text">
      <style:text-properties style:font-name="Taamey Ashkenaz" style:font-name-complex="Taamey Ashkenaz" style:font-size-complex="10.5pt"/>
    </style:style>
    <style:style style:name="T399" style:parent-style-name="DefaultParagraphFont" style:family="text">
      <style:text-properties style:font-name="Taamey Ashkenaz" style:font-name-complex="Taamey Ashkenaz" style:font-size-complex="10.5pt"/>
    </style:style>
    <style:style style:name="T400" style:parent-style-name="DefaultParagraphFont" style:family="text">
      <style:text-properties style:font-name="Taamey Ashkenaz" style:font-name-complex="Taamey Ashkenaz" style:font-size-complex="10.5pt"/>
    </style:style>
    <style:style style:name="T401" style:parent-style-name="DefaultParagraphFont" style:family="text">
      <style:text-properties style:font-name="Taamey Ashkenaz" style:font-name-complex="Taamey Ashkenaz" style:font-size-complex="10.5pt"/>
    </style:style>
    <style:style style:name="T402" style:parent-style-name="DefaultParagraphFont" style:family="text">
      <style:text-properties style:font-name="Taamey Ashkenaz" style:font-name-complex="Taamey Ashkenaz" style:font-size-complex="10.5pt"/>
    </style:style>
    <style:style style:name="T403" style:parent-style-name="DefaultParagraphFont" style:family="text">
      <style:text-properties style:font-name="Taamey Ashkenaz" style:font-name-complex="Taamey Ashkenaz" style:font-size-complex="10.5pt"/>
    </style:style>
    <style:style style:name="T404" style:parent-style-name="DefaultParagraphFont" style:family="text">
      <style:text-properties style:font-name="Taamey Ashkenaz" style:font-name-complex="Taamey Ashkenaz" style:font-size-complex="10.5pt"/>
    </style:style>
    <style:style style:name="P405" style:parent-style-name="Textbody" style:family="paragraph">
      <style:paragraph-properties fo:text-align="start" style:writing-mode="rl-tb" fo:margin-bottom="0.0576in"/>
    </style:style>
    <style:style style:name="T406" style:parent-style-name="DefaultParagraphFont" style:family="text">
      <style:text-properties style:font-name="Taamey Ashkenaz" style:font-name-complex="Taamey Ashkenaz" style:font-size-complex="10.5pt"/>
    </style:style>
    <style:style style:name="T407" style:parent-style-name="DefaultParagraphFont" style:family="text">
      <style:text-properties style:font-name="Taamey Ashkenaz" style:font-name-complex="Taamey Ashkenaz" style:font-size-complex="10.5pt"/>
    </style:style>
    <style:style style:name="T408" style:parent-style-name="DefaultParagraphFont" style:family="text">
      <style:text-properties style:font-name="Taamey Ashkenaz" style:font-name-complex="Taamey Ashkenaz" style:font-size-complex="10.5pt"/>
    </style:style>
    <style:style style:name="T409" style:parent-style-name="DefaultParagraphFont" style:family="text">
      <style:text-properties style:font-name="Taamey Ashkenaz" style:font-name-complex="Taamey Ashkenaz" style:font-size-complex="10.5pt"/>
    </style:style>
    <style:style style:name="T410" style:parent-style-name="DefaultParagraphFont" style:family="text">
      <style:text-properties style:font-name="Taamey Ashkenaz" style:font-name-complex="Taamey Ashkenaz" style:font-size-complex="10.5pt"/>
    </style:style>
    <style:style style:name="T411" style:parent-style-name="DefaultParagraphFont" style:family="text">
      <style:text-properties style:font-name="Taamey Ashkenaz" style:font-name-complex="Taamey Ashkenaz" style:font-size-complex="10.5pt"/>
    </style:style>
    <style:style style:name="T412" style:parent-style-name="DefaultParagraphFont" style:family="text">
      <style:text-properties style:font-name="Taamey Ashkenaz" style:font-name-complex="Taamey Ashkenaz" style:font-size-complex="10.5pt"/>
    </style:style>
    <style:style style:name="T413" style:parent-style-name="DefaultParagraphFont" style:family="text">
      <style:text-properties style:font-name="Taamey Ashkenaz" style:font-name-complex="Taamey Ashkenaz" style:font-size-complex="10.5pt"/>
    </style:style>
    <style:style style:name="T414" style:parent-style-name="DefaultParagraphFont" style:family="text">
      <style:text-properties style:font-name="Taamey Ashkenaz" style:font-name-complex="Taamey Ashkenaz" style:font-size-complex="10.5pt"/>
    </style:style>
    <style:style style:name="T415" style:parent-style-name="DefaultParagraphFont" style:family="text">
      <style:text-properties style:font-name="Taamey Ashkenaz" style:font-name-complex="Taamey Ashkenaz" style:font-size-complex="10.5pt"/>
    </style:style>
    <style:style style:name="T416" style:parent-style-name="DefaultParagraphFont" style:family="text">
      <style:text-properties style:font-name="Taamey Ashkenaz" style:font-name-complex="Taamey Ashkenaz" style:font-size-complex="10.5pt"/>
    </style:style>
    <style:style style:name="T417" style:parent-style-name="DefaultParagraphFont" style:family="text">
      <style:text-properties style:font-name="Taamey Ashkenaz" style:font-name-complex="Taamey Ashkenaz" style:font-size-complex="10.5pt"/>
    </style:style>
    <style:style style:name="T418" style:parent-style-name="DefaultParagraphFont" style:family="text">
      <style:text-properties style:font-name="Taamey Ashkenaz" style:font-name-complex="Taamey Ashkenaz" style:font-size-complex="10.5pt"/>
    </style:style>
    <style:style style:name="T419" style:parent-style-name="DefaultParagraphFont" style:family="text">
      <style:text-properties style:font-name="Taamey Ashkenaz" style:font-name-complex="Taamey Ashkenaz" style:font-size-complex="10.5pt"/>
    </style:style>
    <style:style style:name="T420" style:parent-style-name="DefaultParagraphFont" style:family="text">
      <style:text-properties style:font-name="Taamey Ashkenaz" style:font-name-complex="Taamey Ashkenaz" style:font-size-complex="10.5pt"/>
    </style:style>
    <style:style style:name="T421" style:parent-style-name="DefaultParagraphFont" style:family="text">
      <style:text-properties style:font-name="Taamey Ashkenaz" style:font-name-complex="Taamey Ashkenaz" style:font-size-complex="10.5pt"/>
    </style:style>
    <style:style style:name="T422" style:parent-style-name="DefaultParagraphFont" style:family="text">
      <style:text-properties style:font-name="Taamey Ashkenaz" style:font-name-complex="Taamey Ashkenaz" style:font-size-complex="10.5pt"/>
    </style:style>
    <style:style style:name="T423" style:parent-style-name="DefaultParagraphFont" style:family="text">
      <style:text-properties style:font-name="Taamey Ashkenaz" style:font-name-complex="Taamey Ashkenaz" style:font-size-complex="10.5pt"/>
    </style:style>
    <style:style style:name="T424" style:parent-style-name="DefaultParagraphFont" style:family="text">
      <style:text-properties style:font-name="Taamey Ashkenaz" style:font-name-complex="Taamey Ashkenaz" style:font-size-complex="10.5pt"/>
    </style:style>
    <style:style style:name="T425" style:parent-style-name="DefaultParagraphFont" style:family="text">
      <style:text-properties style:font-name="Taamey Ashkenaz" style:font-name-complex="Taamey Ashkenaz" style:font-size-complex="10.5pt"/>
    </style:style>
    <style:style style:name="T426" style:parent-style-name="DefaultParagraphFont" style:family="text">
      <style:text-properties style:font-name="Taamey Ashkenaz" style:font-name-complex="Taamey Ashkenaz" style:font-size-complex="10.5pt"/>
    </style:style>
    <style:style style:name="T427" style:parent-style-name="DefaultParagraphFont" style:family="text">
      <style:text-properties style:font-name="Taamey Ashkenaz" style:font-name-complex="Taamey Ashkenaz" style:font-size-complex="10.5pt"/>
    </style:style>
    <style:style style:name="T428" style:parent-style-name="DefaultParagraphFont" style:family="text">
      <style:text-properties style:font-name="Taamey Ashkenaz" style:font-name-complex="Taamey Ashkenaz" style:font-size-complex="10.5pt"/>
    </style:style>
    <style:style style:name="T429" style:parent-style-name="DefaultParagraphFont" style:family="text">
      <style:text-properties style:font-name="Taamey Ashkenaz" style:font-name-complex="Taamey Ashkenaz" style:font-size-complex="10.5pt"/>
    </style:style>
    <style:style style:name="T430" style:parent-style-name="DefaultParagraphFont" style:family="text">
      <style:text-properties style:font-name="Taamey Ashkenaz" style:font-name-complex="Taamey Ashkenaz" style:font-size-complex="10.5pt"/>
    </style:style>
    <style:style style:name="T431" style:parent-style-name="DefaultParagraphFont" style:family="text">
      <style:text-properties style:font-name="Taamey Ashkenaz" style:font-name-complex="Taamey Ashkenaz" style:font-size-complex="10.5pt"/>
    </style:style>
    <style:style style:name="T432" style:parent-style-name="DefaultParagraphFont" style:family="text">
      <style:text-properties style:font-name="Taamey Ashkenaz" style:font-name-complex="Taamey Ashkenaz" style:font-size-complex="10.5pt"/>
    </style:style>
    <style:style style:name="T433" style:parent-style-name="DefaultParagraphFont" style:family="text">
      <style:text-properties style:font-name="Taamey Ashkenaz" style:font-name-complex="Taamey Ashkenaz" style:font-size-complex="10.5pt"/>
    </style:style>
    <style:style style:name="T434" style:parent-style-name="DefaultParagraphFont" style:family="text">
      <style:text-properties style:font-name="Taamey Ashkenaz" style:font-name-complex="Taamey Ashkenaz" style:font-size-complex="10.5pt"/>
    </style:style>
    <style:style style:name="T435" style:parent-style-name="DefaultParagraphFont" style:family="text">
      <style:text-properties style:font-name="Taamey Ashkenaz" style:font-name-complex="Taamey Ashkenaz" style:font-size-complex="10.5pt"/>
    </style:style>
    <style:style style:name="T436" style:parent-style-name="DefaultParagraphFont" style:family="text">
      <style:text-properties style:font-name="Taamey Ashkenaz" style:font-name-complex="Taamey Ashkenaz" style:font-size-complex="10.5pt"/>
    </style:style>
    <style:style style:name="T437" style:parent-style-name="DefaultParagraphFont" style:family="text">
      <style:text-properties style:font-name="Taamey Ashkenaz" style:font-name-complex="Taamey Ashkenaz" style:font-size-complex="10.5pt"/>
    </style:style>
    <style:style style:name="T438" style:parent-style-name="DefaultParagraphFont" style:family="text">
      <style:text-properties style:font-name="Taamey Ashkenaz" style:font-name-complex="Taamey Ashkenaz" style:font-size-complex="10.5pt"/>
    </style:style>
    <style:style style:name="P439" style:parent-style-name="Textbody" style:family="paragraph">
      <style:paragraph-properties fo:text-align="start" style:writing-mode="rl-tb" fo:margin-bottom="0.0576in"/>
    </style:style>
    <style:style style:name="T440" style:parent-style-name="DefaultParagraphFont" style:family="text">
      <style:text-properties style:font-name="Taamey Ashkenaz" style:font-name-complex="Taamey Ashkenaz" style:font-size-complex="10.5pt"/>
    </style:style>
    <style:style style:name="T441" style:parent-style-name="DefaultParagraphFont" style:family="text">
      <style:text-properties style:font-name="Taamey Ashkenaz" style:font-name-complex="Taamey Ashkenaz" style:font-size-complex="10.5pt"/>
    </style:style>
    <style:style style:name="T442" style:parent-style-name="DefaultParagraphFont" style:family="text">
      <style:text-properties style:font-name="Taamey Ashkenaz" style:font-name-complex="Taamey Ashkenaz" style:font-size-complex="10.5pt"/>
    </style:style>
    <style:style style:name="T443" style:parent-style-name="DefaultParagraphFont" style:family="text">
      <style:text-properties style:font-name="Taamey Ashkenaz" style:font-name-complex="Taamey Ashkenaz" style:font-size-complex="10.5pt"/>
    </style:style>
    <style:style style:name="T444" style:parent-style-name="DefaultParagraphFont" style:family="text">
      <style:text-properties style:font-name="Taamey Ashkenaz" style:font-name-complex="Taamey Ashkenaz" style:font-size-complex="10.5pt"/>
    </style:style>
    <style:style style:name="T445" style:parent-style-name="DefaultParagraphFont" style:family="text">
      <style:text-properties style:font-name="Taamey Ashkenaz" style:font-name-complex="Taamey Ashkenaz" style:font-size-complex="10.5pt"/>
    </style:style>
    <style:style style:name="T446" style:parent-style-name="DefaultParagraphFont" style:family="text">
      <style:text-properties style:font-name="Taamey Ashkenaz" style:font-name-complex="Taamey Ashkenaz" style:font-size-complex="10.5pt"/>
    </style:style>
    <style:style style:name="T447" style:parent-style-name="DefaultParagraphFont" style:family="text">
      <style:text-properties style:font-name="Taamey Ashkenaz" style:font-name-complex="Taamey Ashkenaz" style:font-size-complex="10.5pt"/>
    </style:style>
    <style:style style:name="T448" style:parent-style-name="DefaultParagraphFont" style:family="text">
      <style:text-properties style:font-name="Taamey Ashkenaz" style:font-name-complex="Taamey Ashkenaz" style:font-size-complex="10.5pt"/>
    </style:style>
    <style:style style:name="T449" style:parent-style-name="DefaultParagraphFont" style:family="text">
      <style:text-properties style:font-name="Taamey Ashkenaz" style:font-name-complex="Taamey Ashkenaz" style:font-size-complex="10.5pt"/>
    </style:style>
    <style:style style:name="T450" style:parent-style-name="DefaultParagraphFont" style:family="text">
      <style:text-properties style:font-name="Taamey Ashkenaz" style:font-name-complex="Taamey Ashkenaz" style:font-size-complex="10.5pt"/>
    </style:style>
    <style:style style:name="T451" style:parent-style-name="DefaultParagraphFont" style:family="text">
      <style:text-properties style:font-name="Taamey Ashkenaz" style:font-name-complex="Taamey Ashkenaz" style:font-size-complex="10.5pt"/>
    </style:style>
    <style:style style:name="T452" style:parent-style-name="DefaultParagraphFont" style:family="text">
      <style:text-properties style:font-name="Taamey Ashkenaz" style:font-name-complex="Taamey Ashkenaz" style:font-size-complex="10.5pt"/>
    </style:style>
    <style:style style:name="T453" style:parent-style-name="DefaultParagraphFont" style:family="text">
      <style:text-properties style:font-name="Taamey Ashkenaz" style:font-name-complex="Taamey Ashkenaz" style:font-size-complex="10.5pt"/>
    </style:style>
    <style:style style:name="P454" style:parent-style-name="Textbody" style:family="paragraph">
      <style:paragraph-properties fo:text-align="start" style:writing-mode="rl-tb" fo:margin-bottom="0.0576in"/>
    </style:style>
    <style:style style:name="T455" style:parent-style-name="DefaultParagraphFont" style:family="text">
      <style:text-properties style:font-name="Taamey Ashkenaz" style:font-name-complex="Taamey Ashkenaz" style:font-size-complex="10.5pt"/>
    </style:style>
    <style:style style:name="T456" style:parent-style-name="DefaultParagraphFont" style:family="text">
      <style:text-properties style:font-name="Taamey Ashkenaz" style:font-name-complex="Taamey Ashkenaz" style:font-size-complex="10.5pt"/>
    </style:style>
    <style:style style:name="T457" style:parent-style-name="DefaultParagraphFont" style:family="text">
      <style:text-properties style:font-name="Taamey Ashkenaz" style:font-name-complex="Taamey Ashkenaz" style:font-size-complex="10.5pt"/>
    </style:style>
    <style:style style:name="T458" style:parent-style-name="DefaultParagraphFont" style:family="text">
      <style:text-properties style:font-name="Taamey Ashkenaz" style:font-name-complex="Taamey Ashkenaz" style:font-size-complex="10.5pt"/>
    </style:style>
    <style:style style:name="P459" style:parent-style-name="Textbody" style:family="paragraph">
      <style:paragraph-properties fo:text-align="start" style:writing-mode="rl-tb" fo:margin-bottom="0.0576in"/>
    </style:style>
    <style:style style:name="T460" style:parent-style-name="DefaultParagraphFont" style:family="text">
      <style:text-properties style:font-name="Taamey Ashkenaz" style:font-name-complex="Taamey Ashkenaz" style:font-size-complex="10.5pt"/>
    </style:style>
    <style:style style:name="T461" style:parent-style-name="DefaultParagraphFont" style:family="text">
      <style:text-properties style:font-name="Taamey Ashkenaz" style:font-name-complex="Taamey Ashkenaz" style:font-size-complex="10.5pt"/>
    </style:style>
    <style:style style:name="T462" style:parent-style-name="DefaultParagraphFont" style:family="text">
      <style:text-properties style:font-name="Taamey Ashkenaz" style:font-name-complex="Taamey Ashkenaz" style:font-size-complex="10.5pt"/>
    </style:style>
    <style:style style:name="T463" style:parent-style-name="DefaultParagraphFont" style:family="text">
      <style:text-properties style:font-name="Taamey Ashkenaz" style:font-name-complex="Taamey Ashkenaz" style:font-size-complex="10.5pt"/>
    </style:style>
    <style:style style:name="T464" style:parent-style-name="DefaultParagraphFont" style:family="text">
      <style:text-properties style:font-name="Taamey Ashkenaz" style:font-name-complex="Taamey Ashkenaz" style:font-size-complex="10.5pt"/>
    </style:style>
    <style:style style:name="T465" style:parent-style-name="DefaultParagraphFont" style:family="text">
      <style:text-properties style:font-name="Taamey Ashkenaz" style:font-name-complex="Taamey Ashkenaz" style:font-size-complex="10.5pt"/>
    </style:style>
    <style:style style:name="T466" style:parent-style-name="DefaultParagraphFont" style:family="text">
      <style:text-properties style:font-name="Taamey Ashkenaz" style:font-name-complex="Taamey Ashkenaz" style:font-size-complex="10.5pt"/>
    </style:style>
    <style:style style:name="T467" style:parent-style-name="DefaultParagraphFont" style:family="text">
      <style:text-properties style:font-name="Taamey Ashkenaz" style:font-name-complex="Taamey Ashkenaz" style:font-size-complex="10.5pt"/>
    </style:style>
    <style:style style:name="T468" style:parent-style-name="DefaultParagraphFont" style:family="text">
      <style:text-properties style:font-name="Taamey Ashkenaz" style:font-name-complex="Taamey Ashkenaz" style:font-size-complex="10.5pt"/>
    </style:style>
    <style:style style:name="T469" style:parent-style-name="DefaultParagraphFont" style:family="text">
      <style:text-properties style:font-name="Taamey Ashkenaz" style:font-name-complex="Taamey Ashkenaz" style:font-size-complex="10.5pt"/>
    </style:style>
    <style:style style:name="T470" style:parent-style-name="DefaultParagraphFont" style:family="text">
      <style:text-properties style:font-name="Taamey Ashkenaz" style:font-name-complex="Taamey Ashkenaz" style:font-size-complex="10.5pt"/>
    </style:style>
    <style:style style:name="T471" style:parent-style-name="DefaultParagraphFont" style:family="text">
      <style:text-properties style:font-name="Taamey Ashkenaz" style:font-name-complex="Taamey Ashkenaz" style:font-size-complex="10.5pt"/>
    </style:style>
    <style:style style:name="T472" style:parent-style-name="DefaultParagraphFont" style:family="text">
      <style:text-properties style:font-name="Taamey Ashkenaz" style:font-name-complex="Taamey Ashkenaz" style:font-size-complex="10.5pt"/>
    </style:style>
    <style:style style:name="T473" style:parent-style-name="DefaultParagraphFont" style:family="text">
      <style:text-properties style:font-name="Taamey Ashkenaz" style:font-name-complex="Taamey Ashkenaz" style:font-size-complex="10.5pt"/>
    </style:style>
    <style:style style:name="P474" style:parent-style-name="Textbody" style:family="paragraph">
      <style:paragraph-properties fo:text-align="start" style:writing-mode="rl-tb" fo:margin-bottom="0.0576in"/>
    </style:style>
    <style:style style:name="T475" style:parent-style-name="DefaultParagraphFont" style:family="text">
      <style:text-properties style:font-name="Taamey Ashkenaz" style:font-name-complex="Taamey Ashkenaz" style:font-size-complex="10.5pt"/>
    </style:style>
    <style:style style:name="T476" style:parent-style-name="DefaultParagraphFont" style:family="text">
      <style:text-properties style:font-name="Taamey Ashkenaz" style:font-name-complex="Taamey Ashkenaz" style:font-size-complex="10.5pt"/>
    </style:style>
    <style:style style:name="T477" style:parent-style-name="DefaultParagraphFont" style:family="text">
      <style:text-properties style:font-name="Taamey Ashkenaz" style:font-name-complex="Taamey Ashkenaz" style:font-size-complex="10.5pt"/>
    </style:style>
    <style:style style:name="T478" style:parent-style-name="DefaultParagraphFont" style:family="text">
      <style:text-properties style:font-name="Taamey Ashkenaz" style:font-name-complex="Taamey Ashkenaz" style:font-size-complex="10.5pt"/>
    </style:style>
    <style:style style:name="T479" style:parent-style-name="DefaultParagraphFont" style:family="text">
      <style:text-properties style:font-name="Taamey Ashkenaz" style:font-name-complex="Taamey Ashkenaz" style:font-size-complex="10.5pt"/>
    </style:style>
    <style:style style:name="T480" style:parent-style-name="DefaultParagraphFont" style:family="text">
      <style:text-properties style:font-name="Taamey Ashkenaz" style:font-name-complex="Taamey Ashkenaz" style:font-size-complex="10.5pt"/>
    </style:style>
    <style:style style:name="T481" style:parent-style-name="DefaultParagraphFont" style:family="text">
      <style:text-properties style:font-name="Taamey Ashkenaz" style:font-name-complex="Taamey Ashkenaz" style:font-size-complex="10.5pt"/>
    </style:style>
    <style:style style:name="T482" style:parent-style-name="DefaultParagraphFont" style:family="text">
      <style:text-properties style:font-name="Taamey Ashkenaz" style:font-name-complex="Taamey Ashkenaz" style:font-size-complex="10.5pt"/>
    </style:style>
    <style:style style:name="T483" style:parent-style-name="DefaultParagraphFont" style:family="text">
      <style:text-properties style:font-name="Taamey Ashkenaz" style:font-name-complex="Taamey Ashkenaz" style:font-size-complex="10.5pt"/>
    </style:style>
    <style:style style:name="T484" style:parent-style-name="DefaultParagraphFont" style:family="text">
      <style:text-properties style:font-name="Taamey Ashkenaz" style:font-name-complex="Taamey Ashkenaz" style:font-size-complex="10.5pt"/>
    </style:style>
    <style:style style:name="T485" style:parent-style-name="DefaultParagraphFont" style:family="text">
      <style:text-properties style:font-name="Taamey Ashkenaz" style:font-name-complex="Taamey Ashkenaz" style:font-size-complex="10.5pt"/>
    </style:style>
    <style:style style:name="T486" style:parent-style-name="DefaultParagraphFont" style:family="text">
      <style:text-properties style:font-name="Taamey Ashkenaz" style:font-name-complex="Taamey Ashkenaz" style:font-size-complex="10.5pt"/>
    </style:style>
    <style:style style:name="T487" style:parent-style-name="DefaultParagraphFont" style:family="text">
      <style:text-properties style:font-name="Taamey Ashkenaz" style:font-name-complex="Taamey Ashkenaz" style:font-size-complex="10.5pt"/>
    </style:style>
    <style:style style:name="T488" style:parent-style-name="DefaultParagraphFont" style:family="text">
      <style:text-properties style:font-name="Taamey Ashkenaz" style:font-name-complex="Taamey Ashkenaz" style:font-size-complex="10.5pt"/>
    </style:style>
    <style:style style:name="T489" style:parent-style-name="DefaultParagraphFont" style:family="text">
      <style:text-properties style:font-name="Taamey Ashkenaz" style:font-name-complex="Taamey Ashkenaz" style:font-size-complex="10.5pt"/>
    </style:style>
    <style:style style:name="T490" style:parent-style-name="DefaultParagraphFont" style:family="text">
      <style:text-properties style:font-name="Taamey Ashkenaz" style:font-name-complex="Taamey Ashkenaz" style:font-size-complex="10.5pt"/>
    </style:style>
    <style:style style:name="T491" style:parent-style-name="DefaultParagraphFont" style:family="text">
      <style:text-properties style:font-name="Taamey Ashkenaz" style:font-name-complex="Taamey Ashkenaz" style:font-size-complex="10.5pt"/>
    </style:style>
    <style:style style:name="T492" style:parent-style-name="DefaultParagraphFont" style:family="text">
      <style:text-properties style:font-name="Taamey Ashkenaz" style:font-name-complex="Taamey Ashkenaz" style:font-size-complex="10.5pt"/>
    </style:style>
    <style:style style:name="P493" style:parent-style-name="Textbody" style:family="paragraph">
      <style:paragraph-properties fo:text-align="end" fo:margin-bottom="0.0576in"/>
      <style:text-properties style:font-name="Taamey Ashkenaz" style:font-name-complex="Taamey Ashkenaz" style:font-size-complex="10.5pt"/>
    </style:style>
    <style:style style:name="P494" style:parent-style-name="Textbody" style:family="paragraph">
      <style:paragraph-properties fo:text-align="start" style:writing-mode="rl-tb" fo:margin-bottom="0.0576in"/>
    </style:style>
    <style:style style:name="T495" style:parent-style-name="DefaultParagraphFont" style:family="text">
      <style:text-properties style:font-name="Taamey Ashkenaz" style:font-name-complex="Taamey Ashkenaz" style:font-size-complex="10.5pt"/>
    </style:style>
    <style:style style:name="T496" style:parent-style-name="DefaultParagraphFont" style:family="text">
      <style:text-properties style:font-name="Taamey Ashkenaz" style:font-name-complex="Taamey Ashkenaz" style:font-size-complex="10.5pt"/>
    </style:style>
    <style:style style:name="T497" style:parent-style-name="DefaultParagraphFont" style:family="text">
      <style:text-properties style:font-name="Taamey Ashkenaz" style:font-name-complex="Taamey Ashkenaz" style:font-size-complex="10.5pt"/>
    </style:style>
    <style:style style:name="T498" style:parent-style-name="DefaultParagraphFont" style:family="text">
      <style:text-properties style:font-name="Taamey Ashkenaz" style:font-name-complex="Taamey Ashkenaz" style:font-size-complex="10.5pt"/>
    </style:style>
    <style:style style:name="T499" style:parent-style-name="DefaultParagraphFont" style:family="text">
      <style:text-properties style:font-name="Taamey Ashkenaz" style:font-name-complex="Taamey Ashkenaz" style:font-size-complex="10.5pt"/>
    </style:style>
    <style:style style:name="T500" style:parent-style-name="DefaultParagraphFont" style:family="text">
      <style:text-properties style:font-name="Taamey Ashkenaz" style:font-name-complex="Taamey Ashkenaz" style:font-size-complex="10.5pt"/>
    </style:style>
    <style:style style:name="T501" style:parent-style-name="DefaultParagraphFont" style:family="text">
      <style:text-properties style:font-name="Taamey Ashkenaz" style:font-name-complex="Taamey Ashkenaz" style:font-size-complex="10.5pt"/>
    </style:style>
    <style:style style:name="T502" style:parent-style-name="DefaultParagraphFont" style:family="text">
      <style:text-properties style:font-name="Taamey Ashkenaz" style:font-name-complex="Taamey Ashkenaz" style:font-size-complex="10.5pt"/>
    </style:style>
    <style:style style:name="P503" style:parent-style-name="Textbody" style:family="paragraph">
      <style:paragraph-properties fo:text-align="start" style:writing-mode="rl-tb" fo:margin-bottom="0.0576in"/>
    </style:style>
    <style:style style:name="T504" style:parent-style-name="DefaultParagraphFont" style:family="text">
      <style:text-properties style:font-name="Taamey Ashkenaz" style:font-name-complex="Taamey Ashkenaz" style:font-size-complex="10.5pt"/>
    </style:style>
    <style:style style:name="T505" style:parent-style-name="DefaultParagraphFont" style:family="text">
      <style:text-properties style:font-name="Taamey Ashkenaz" style:font-name-complex="Taamey Ashkenaz" style:font-size-complex="10.5pt"/>
    </style:style>
    <style:style style:name="T506" style:parent-style-name="DefaultParagraphFont" style:family="text">
      <style:text-properties style:font-name="Taamey Ashkenaz" style:font-name-complex="Taamey Ashkenaz" style:font-size-complex="10.5pt"/>
    </style:style>
    <style:style style:name="T507" style:parent-style-name="DefaultParagraphFont" style:family="text">
      <style:text-properties style:font-name="Taamey Ashkenaz" style:font-name-complex="Taamey Ashkenaz" style:font-size-complex="10.5pt"/>
    </style:style>
    <style:style style:name="T508" style:parent-style-name="DefaultParagraphFont" style:family="text">
      <style:text-properties style:font-name="Taamey Ashkenaz" style:font-name-complex="Taamey Ashkenaz" style:font-size-complex="10.5pt"/>
    </style:style>
    <style:style style:name="T509" style:parent-style-name="DefaultParagraphFont" style:family="text">
      <style:text-properties style:font-name="Taamey Ashkenaz" style:font-name-complex="Taamey Ashkenaz" style:font-size-complex="10.5pt"/>
    </style:style>
    <style:style style:name="T510" style:parent-style-name="DefaultParagraphFont" style:family="text">
      <style:text-properties style:font-name="Taamey Ashkenaz" style:font-name-complex="Taamey Ashkenaz" style:font-size-complex="10.5pt"/>
    </style:style>
    <style:style style:name="P511" style:parent-style-name="Textbody" style:family="paragraph">
      <style:paragraph-properties fo:text-align="start" style:writing-mode="rl-tb" fo:margin-bottom="0.0576in"/>
    </style:style>
    <style:style style:name="T512" style:parent-style-name="DefaultParagraphFont" style:family="text">
      <style:text-properties style:font-name="Taamey Ashkenaz" style:font-name-complex="Taamey Ashkenaz" style:font-size-complex="10.5pt"/>
    </style:style>
    <style:style style:name="T513" style:parent-style-name="DefaultParagraphFont" style:family="text">
      <style:text-properties style:font-name="Taamey Ashkenaz" style:font-name-complex="Taamey Ashkenaz" style:font-size-complex="10.5pt"/>
    </style:style>
    <style:style style:name="T514" style:parent-style-name="DefaultParagraphFont" style:family="text">
      <style:text-properties style:font-name="Taamey Ashkenaz" style:font-name-complex="Taamey Ashkenaz" style:font-size-complex="10.5pt"/>
    </style:style>
    <style:style style:name="T515" style:parent-style-name="DefaultParagraphFont" style:family="text">
      <style:text-properties style:font-name="Taamey Ashkenaz" style:font-name-complex="Taamey Ashkenaz" style:font-size-complex="10.5pt"/>
    </style:style>
    <style:style style:name="T516" style:parent-style-name="DefaultParagraphFont" style:family="text">
      <style:text-properties style:font-name="Taamey Ashkenaz" style:font-name-complex="Taamey Ashkenaz" style:font-size-complex="10.5pt"/>
    </style:style>
    <style:style style:name="T517" style:parent-style-name="DefaultParagraphFont" style:family="text">
      <style:text-properties style:font-name="Taamey Ashkenaz" style:font-name-complex="Taamey Ashkenaz" style:font-size-complex="10.5pt"/>
    </style:style>
    <style:style style:name="T518" style:parent-style-name="DefaultParagraphFont" style:family="text">
      <style:text-properties style:font-name="Taamey Ashkenaz" style:font-name-complex="Taamey Ashkenaz" style:font-size-complex="10.5pt"/>
    </style:style>
    <style:style style:name="T519" style:parent-style-name="DefaultParagraphFont" style:family="text">
      <style:text-properties style:font-name="Taamey Ashkenaz" style:font-name-complex="Taamey Ashkenaz" style:font-size-complex="10.5pt"/>
    </style:style>
    <style:style style:name="T520" style:parent-style-name="DefaultParagraphFont" style:family="text">
      <style:text-properties style:font-name="Taamey Ashkenaz" style:font-name-complex="Taamey Ashkenaz" style:font-size-complex="10.5pt"/>
    </style:style>
    <style:style style:name="P521" style:parent-style-name="Textbody" style:family="paragraph">
      <style:paragraph-properties fo:text-align="start" style:writing-mode="rl-tb" fo:margin-bottom="0.0576in"/>
    </style:style>
    <style:style style:name="T522" style:parent-style-name="DefaultParagraphFont" style:family="text">
      <style:text-properties style:font-name="Taamey Ashkenaz" style:font-name-complex="Taamey Ashkenaz" style:font-size-complex="10.5pt"/>
    </style:style>
    <style:style style:name="T523" style:parent-style-name="DefaultParagraphFont" style:family="text">
      <style:text-properties style:font-name="Taamey Ashkenaz" style:font-name-complex="Taamey Ashkenaz" style:font-size-complex="10.5pt"/>
    </style:style>
    <style:style style:name="T524" style:parent-style-name="DefaultParagraphFont" style:family="text">
      <style:text-properties style:font-name="Taamey Ashkenaz" style:font-name-complex="Taamey Ashkenaz" style:font-size-complex="10.5pt"/>
    </style:style>
    <style:style style:name="T525" style:parent-style-name="DefaultParagraphFont" style:family="text">
      <style:text-properties style:font-name="Taamey Ashkenaz" style:font-name-complex="Taamey Ashkenaz" style:font-size-complex="10.5pt"/>
    </style:style>
    <style:style style:name="T526" style:parent-style-name="DefaultParagraphFont" style:family="text">
      <style:text-properties style:font-name="Taamey Ashkenaz" style:font-name-complex="Taamey Ashkenaz" style:font-size-complex="10.5pt"/>
    </style:style>
    <style:style style:name="T527" style:parent-style-name="DefaultParagraphFont" style:family="text">
      <style:text-properties style:font-name="Taamey Ashkenaz" style:font-name-complex="Taamey Ashkenaz" style:font-size-complex="10.5pt"/>
    </style:style>
    <style:style style:name="P528" style:parent-style-name="Textbody" style:family="paragraph">
      <style:paragraph-properties fo:text-align="start" style:writing-mode="rl-tb" fo:margin-bottom="0.0576in"/>
    </style:style>
    <style:style style:name="T529" style:parent-style-name="DefaultParagraphFont" style:family="text">
      <style:text-properties style:font-name="Taamey Ashkenaz" style:font-name-complex="Taamey Ashkenaz" style:font-size-complex="10.5pt"/>
    </style:style>
    <style:style style:name="T530" style:parent-style-name="DefaultParagraphFont" style:family="text">
      <style:text-properties style:font-name="Taamey Ashkenaz" style:font-name-complex="Taamey Ashkenaz" style:font-size-complex="10.5pt"/>
    </style:style>
    <style:style style:name="T531" style:parent-style-name="DefaultParagraphFont" style:family="text">
      <style:text-properties style:font-name="Taamey Ashkenaz" style:font-name-complex="Taamey Ashkenaz" style:font-size-complex="10.5pt"/>
    </style:style>
    <style:style style:name="T532" style:parent-style-name="DefaultParagraphFont" style:family="text">
      <style:text-properties style:font-name="Taamey Ashkenaz" style:font-name-complex="Taamey Ashkenaz" style:font-size-complex="10.5pt"/>
    </style:style>
    <style:style style:name="T533" style:parent-style-name="DefaultParagraphFont" style:family="text">
      <style:text-properties style:font-name="Taamey Ashkenaz" style:font-name-complex="Taamey Ashkenaz" style:font-size-complex="10.5pt"/>
    </style:style>
    <style:style style:name="P534" style:parent-style-name="Textbody" style:family="paragraph">
      <style:paragraph-properties fo:text-align="start" style:writing-mode="rl-tb" fo:margin-bottom="0.0576in"/>
    </style:style>
    <style:style style:name="T535" style:parent-style-name="DefaultParagraphFont" style:family="text">
      <style:text-properties style:font-name="Taamey Ashkenaz" style:font-name-complex="Taamey Ashkenaz" style:font-size-complex="10.5pt"/>
    </style:style>
    <style:style style:name="T536" style:parent-style-name="DefaultParagraphFont" style:family="text">
      <style:text-properties style:font-name="Taamey Ashkenaz" style:font-name-complex="Taamey Ashkenaz" style:font-size-complex="10.5pt"/>
    </style:style>
    <style:style style:name="T537" style:parent-style-name="DefaultParagraphFont" style:family="text">
      <style:text-properties style:font-name="Taamey Ashkenaz" style:font-name-complex="Taamey Ashkenaz" style:font-size-complex="10.5pt"/>
    </style:style>
    <style:style style:name="T538" style:parent-style-name="DefaultParagraphFont" style:family="text">
      <style:text-properties style:font-name="Taamey Ashkenaz" style:font-name-complex="Taamey Ashkenaz" style:font-size-complex="10.5pt"/>
    </style:style>
    <style:style style:name="T539" style:parent-style-name="DefaultParagraphFont" style:family="text">
      <style:text-properties style:font-name="Taamey Ashkenaz" style:font-name-complex="Taamey Ashkenaz" style:font-size-complex="10.5pt"/>
    </style:style>
    <style:style style:name="T540" style:parent-style-name="DefaultParagraphFont" style:family="text">
      <style:text-properties style:font-name="Taamey Ashkenaz" style:font-name-complex="Taamey Ashkenaz" style:font-size-complex="10.5pt"/>
    </style:style>
    <style:style style:name="T541" style:parent-style-name="DefaultParagraphFont" style:family="text">
      <style:text-properties style:font-name="Taamey Ashkenaz" style:font-name-complex="Taamey Ashkenaz" style:font-size-complex="10.5pt"/>
    </style:style>
    <style:style style:name="T542" style:parent-style-name="DefaultParagraphFont" style:family="text">
      <style:text-properties style:font-name="Taamey Ashkenaz" style:font-name-complex="Taamey Ashkenaz" style:font-size-complex="10.5pt"/>
    </style:style>
    <style:style style:name="T543" style:parent-style-name="DefaultParagraphFont" style:family="text">
      <style:text-properties style:font-name="Taamey Ashkenaz" style:font-name-complex="Taamey Ashkenaz" style:font-size-complex="10.5pt"/>
    </style:style>
    <style:style style:name="T544" style:parent-style-name="DefaultParagraphFont" style:family="text">
      <style:text-properties style:font-name="Taamey Ashkenaz" style:font-name-complex="Taamey Ashkenaz" style:font-size-complex="10.5pt"/>
    </style:style>
    <style:style style:name="T545" style:parent-style-name="DefaultParagraphFont" style:family="text">
      <style:text-properties style:font-name="Taamey Ashkenaz" style:font-name-complex="Taamey Ashkenaz" style:font-size-complex="10.5pt"/>
    </style:style>
    <style:style style:name="T546" style:parent-style-name="DefaultParagraphFont" style:family="text">
      <style:text-properties style:font-name="Taamey Ashkenaz" style:font-name-complex="Taamey Ashkenaz" style:font-size-complex="10.5pt"/>
    </style:style>
    <style:style style:name="P547" style:parent-style-name="Textbody" style:family="paragraph">
      <style:paragraph-properties fo:text-align="start" style:writing-mode="rl-tb" fo:margin-bottom="0.0576in"/>
    </style:style>
    <style:style style:name="T548" style:parent-style-name="DefaultParagraphFont" style:family="text">
      <style:text-properties style:font-name="Taamey Ashkenaz" style:font-name-complex="Taamey Ashkenaz" style:font-size-complex="10.5pt"/>
    </style:style>
    <style:style style:name="T549" style:parent-style-name="DefaultParagraphFont" style:family="text">
      <style:text-properties style:font-name="Taamey Ashkenaz" style:font-name-complex="Taamey Ashkenaz" style:font-size-complex="10.5pt"/>
    </style:style>
    <style:style style:name="T550" style:parent-style-name="DefaultParagraphFont" style:family="text">
      <style:text-properties style:font-name="Taamey Ashkenaz" style:font-name-complex="Taamey Ashkenaz" style:font-size-complex="10.5pt"/>
    </style:style>
    <style:style style:name="T551" style:parent-style-name="DefaultParagraphFont" style:family="text">
      <style:text-properties style:font-name="Taamey Ashkenaz" style:font-name-complex="Taamey Ashkenaz" style:font-size-complex="10.5pt"/>
    </style:style>
    <style:style style:name="T552" style:parent-style-name="DefaultParagraphFont" style:family="text">
      <style:text-properties style:font-name="Taamey Ashkenaz" style:font-name-complex="Taamey Ashkenaz" style:font-size-complex="10.5pt"/>
    </style:style>
    <style:style style:name="T553" style:parent-style-name="DefaultParagraphFont" style:family="text">
      <style:text-properties style:font-name="Taamey Ashkenaz" style:font-name-complex="Taamey Ashkenaz" style:font-size-complex="10.5pt"/>
    </style:style>
    <style:style style:name="T554" style:parent-style-name="DefaultParagraphFont" style:family="text">
      <style:text-properties style:font-name="Taamey Ashkenaz" style:font-name-complex="Taamey Ashkenaz" style:font-size-complex="10.5pt"/>
    </style:style>
    <style:style style:name="T555" style:parent-style-name="DefaultParagraphFont" style:family="text">
      <style:text-properties style:font-name="Taamey Ashkenaz" style:font-name-complex="Taamey Ashkenaz" style:font-size-complex="10.5pt"/>
    </style:style>
    <style:style style:name="T556" style:parent-style-name="DefaultParagraphFont" style:family="text">
      <style:text-properties style:font-name="Taamey Ashkenaz" style:font-name-complex="Taamey Ashkenaz" style:font-size-complex="10.5pt"/>
    </style:style>
    <style:style style:name="T557" style:parent-style-name="DefaultParagraphFont" style:family="text">
      <style:text-properties style:font-name="Taamey Ashkenaz" style:font-name-complex="Taamey Ashkenaz" style:font-size-complex="10.5pt"/>
    </style:style>
    <style:style style:name="T558" style:parent-style-name="DefaultParagraphFont" style:family="text">
      <style:text-properties style:font-name="Taamey Ashkenaz" style:font-name-complex="Taamey Ashkenaz" style:font-size-complex="10.5pt"/>
    </style:style>
    <style:style style:name="T559" style:parent-style-name="DefaultParagraphFont" style:family="text">
      <style:text-properties style:font-name="Taamey Ashkenaz" style:font-name-complex="Taamey Ashkenaz" style:font-size-complex="10.5pt"/>
    </style:style>
    <style:style style:name="T560" style:parent-style-name="DefaultParagraphFont" style:family="text">
      <style:text-properties style:font-name="Taamey Ashkenaz" style:font-name-complex="Taamey Ashkenaz" style:font-size-complex="10.5pt"/>
    </style:style>
    <style:style style:name="T561" style:parent-style-name="DefaultParagraphFont" style:family="text">
      <style:text-properties style:font-name="Taamey Ashkenaz" style:font-name-complex="Taamey Ashkenaz" style:font-size-complex="10.5pt"/>
    </style:style>
    <style:style style:name="T562" style:parent-style-name="DefaultParagraphFont" style:family="text">
      <style:text-properties style:font-name="Taamey Ashkenaz" style:font-name-complex="Taamey Ashkenaz" style:font-size-complex="10.5pt"/>
    </style:style>
    <style:style style:name="T563" style:parent-style-name="DefaultParagraphFont" style:family="text">
      <style:text-properties style:font-name="Taamey Ashkenaz" style:font-name-complex="Taamey Ashkenaz" style:font-size-complex="10.5pt"/>
    </style:style>
    <style:style style:name="T564" style:parent-style-name="DefaultParagraphFont" style:family="text">
      <style:text-properties style:font-name="Taamey Ashkenaz" style:font-name-complex="Taamey Ashkenaz" style:font-size-complex="10.5pt"/>
    </style:style>
    <style:style style:name="P565" style:parent-style-name="Textbody" style:family="paragraph">
      <style:paragraph-properties fo:text-align="start" style:writing-mode="rl-tb" fo:margin-bottom="0.0576in"/>
    </style:style>
    <style:style style:name="T566" style:parent-style-name="DefaultParagraphFont" style:family="text">
      <style:text-properties style:font-name="Taamey Ashkenaz" style:font-name-complex="Taamey Ashkenaz" style:font-size-complex="10.5pt"/>
    </style:style>
    <style:style style:name="T567" style:parent-style-name="DefaultParagraphFont" style:family="text">
      <style:text-properties style:font-name="Taamey Ashkenaz" style:font-name-complex="Taamey Ashkenaz" style:font-size-complex="10.5pt"/>
    </style:style>
    <style:style style:name="T568" style:parent-style-name="DefaultParagraphFont" style:family="text">
      <style:text-properties style:font-name="Taamey Ashkenaz" style:font-name-complex="Taamey Ashkenaz" style:font-size-complex="10.5pt"/>
    </style:style>
    <style:style style:name="T569" style:parent-style-name="DefaultParagraphFont" style:family="text">
      <style:text-properties style:font-name="Taamey Ashkenaz" style:font-name-complex="Taamey Ashkenaz" style:font-size-complex="10.5pt"/>
    </style:style>
    <style:style style:name="T570" style:parent-style-name="DefaultParagraphFont" style:family="text">
      <style:text-properties style:font-name="Taamey Ashkenaz" style:font-name-complex="Taamey Ashkenaz" style:font-size-complex="10.5pt"/>
    </style:style>
    <style:style style:name="T571" style:parent-style-name="DefaultParagraphFont" style:family="text">
      <style:text-properties style:font-name="Taamey Ashkenaz" style:font-name-complex="Taamey Ashkenaz" style:font-size-complex="10.5pt"/>
    </style:style>
    <style:style style:name="T572" style:parent-style-name="DefaultParagraphFont" style:family="text">
      <style:text-properties style:font-name="Taamey Ashkenaz" style:font-name-complex="Taamey Ashkenaz" style:font-size-complex="10.5pt"/>
    </style:style>
    <style:style style:name="T573" style:parent-style-name="DefaultParagraphFont" style:family="text">
      <style:text-properties style:font-name="Taamey Ashkenaz" style:font-name-complex="Taamey Ashkenaz" style:font-size-complex="10.5pt"/>
    </style:style>
    <style:style style:name="T574" style:parent-style-name="DefaultParagraphFont" style:family="text">
      <style:text-properties style:font-name="Taamey Ashkenaz" style:font-name-complex="Taamey Ashkenaz" style:font-size-complex="10.5pt"/>
    </style:style>
    <style:style style:name="T575" style:parent-style-name="DefaultParagraphFont" style:family="text">
      <style:text-properties style:font-name="Taamey Ashkenaz" style:font-name-complex="Taamey Ashkenaz" style:font-size-complex="10.5pt"/>
    </style:style>
    <style:style style:name="T576" style:parent-style-name="DefaultParagraphFont" style:family="text">
      <style:text-properties style:font-name="Taamey Ashkenaz" style:font-name-complex="Taamey Ashkenaz" style:font-size-complex="10.5pt"/>
    </style:style>
    <style:style style:name="T577" style:parent-style-name="DefaultParagraphFont" style:family="text">
      <style:text-properties style:font-name="Taamey Ashkenaz" style:font-name-complex="Taamey Ashkenaz" style:font-size-complex="10.5pt"/>
    </style:style>
    <style:style style:name="T578" style:parent-style-name="DefaultParagraphFont" style:family="text">
      <style:text-properties style:font-name="Taamey Ashkenaz" style:font-name-complex="Taamey Ashkenaz" style:font-size-complex="10.5pt"/>
    </style:style>
    <style:style style:name="T579" style:parent-style-name="DefaultParagraphFont" style:family="text">
      <style:text-properties style:font-name="Taamey Ashkenaz" style:font-name-complex="Taamey Ashkenaz" style:font-size-complex="10.5pt"/>
    </style:style>
    <style:style style:name="T580" style:parent-style-name="DefaultParagraphFont" style:family="text">
      <style:text-properties style:font-name="Taamey Ashkenaz" style:font-name-complex="Taamey Ashkenaz" style:font-size-complex="10.5pt"/>
    </style:style>
    <style:style style:name="T581" style:parent-style-name="DefaultParagraphFont" style:family="text">
      <style:text-properties style:font-name="Taamey Ashkenaz" style:font-name-complex="Taamey Ashkenaz" style:font-size-complex="10.5pt"/>
    </style:style>
    <style:style style:name="P582" style:parent-style-name="Textbody" style:family="paragraph">
      <style:paragraph-properties fo:text-align="start" style:writing-mode="rl-tb" fo:margin-bottom="0.0576in"/>
    </style:style>
    <style:style style:name="T583" style:parent-style-name="DefaultParagraphFont" style:family="text">
      <style:text-properties style:font-name="Taamey Ashkenaz" style:font-name-complex="Taamey Ashkenaz" style:font-size-complex="10.5pt"/>
    </style:style>
    <style:style style:name="T584" style:parent-style-name="DefaultParagraphFont" style:family="text">
      <style:text-properties style:font-name="Taamey Ashkenaz" style:font-name-complex="Taamey Ashkenaz" style:font-size-complex="10.5pt"/>
    </style:style>
    <style:style style:name="T585" style:parent-style-name="DefaultParagraphFont" style:family="text">
      <style:text-properties style:font-name="Taamey Ashkenaz" style:font-name-complex="Taamey Ashkenaz" style:font-size-complex="10.5pt"/>
    </style:style>
    <style:style style:name="T586" style:parent-style-name="DefaultParagraphFont" style:family="text">
      <style:text-properties style:font-name="Taamey Ashkenaz" style:font-name-complex="Taamey Ashkenaz" style:font-size-complex="10.5pt"/>
    </style:style>
    <style:style style:name="T587" style:parent-style-name="DefaultParagraphFont" style:family="text">
      <style:text-properties style:font-name="Taamey Ashkenaz" style:font-name-complex="Taamey Ashkenaz" style:font-size-complex="10.5pt"/>
    </style:style>
    <style:style style:name="T588" style:parent-style-name="DefaultParagraphFont" style:family="text">
      <style:text-properties style:font-name="Taamey Ashkenaz" style:font-name-complex="Taamey Ashkenaz" style:font-size-complex="10.5pt"/>
    </style:style>
    <style:style style:name="T589" style:parent-style-name="DefaultParagraphFont" style:family="text">
      <style:text-properties style:font-name="Taamey Ashkenaz" style:font-name-complex="Taamey Ashkenaz" style:font-size-complex="10.5pt"/>
    </style:style>
    <style:style style:name="T590" style:parent-style-name="DefaultParagraphFont" style:family="text">
      <style:text-properties style:font-name="Taamey Ashkenaz" style:font-name-complex="Taamey Ashkenaz" style:font-size-complex="10.5pt"/>
    </style:style>
    <style:style style:name="T591" style:parent-style-name="DefaultParagraphFont" style:family="text">
      <style:text-properties style:font-name="Taamey Ashkenaz" style:font-name-complex="Taamey Ashkenaz" style:font-size-complex="10.5pt"/>
    </style:style>
    <style:style style:name="T592" style:parent-style-name="DefaultParagraphFont" style:family="text">
      <style:text-properties style:font-name="Taamey Ashkenaz" style:font-name-complex="Taamey Ashkenaz" style:font-size-complex="10.5pt"/>
    </style:style>
    <style:style style:name="T593" style:parent-style-name="DefaultParagraphFont" style:family="text">
      <style:text-properties style:font-name="Taamey Ashkenaz" style:font-name-complex="Taamey Ashkenaz" style:font-size-complex="10.5pt"/>
    </style:style>
    <style:style style:name="P594" style:parent-style-name="Textbody" style:family="paragraph">
      <style:paragraph-properties fo:text-align="start" style:writing-mode="rl-tb" fo:margin-bottom="0.0576in"/>
    </style:style>
    <style:style style:name="T595" style:parent-style-name="DefaultParagraphFont" style:family="text">
      <style:text-properties style:font-name="Taamey Ashkenaz" style:font-name-complex="Taamey Ashkenaz" style:font-size-complex="10.5pt"/>
    </style:style>
    <style:style style:name="T596" style:parent-style-name="DefaultParagraphFont" style:family="text">
      <style:text-properties style:font-name="Taamey Ashkenaz" style:font-name-complex="Taamey Ashkenaz" style:font-size-complex="10.5pt"/>
    </style:style>
    <style:style style:name="T597" style:parent-style-name="DefaultParagraphFont" style:family="text">
      <style:text-properties style:font-name="Taamey Ashkenaz" style:font-name-complex="Taamey Ashkenaz" style:font-size-complex="10.5pt"/>
    </style:style>
    <style:style style:name="T598" style:parent-style-name="DefaultParagraphFont" style:family="text">
      <style:text-properties style:font-name="Taamey Ashkenaz" style:font-name-complex="Taamey Ashkenaz" style:font-size-complex="10.5pt"/>
    </style:style>
    <style:style style:name="T599" style:parent-style-name="DefaultParagraphFont" style:family="text">
      <style:text-properties style:font-name="Taamey Ashkenaz" style:font-name-complex="Taamey Ashkenaz" style:font-size-complex="10.5pt"/>
    </style:style>
    <style:style style:name="T600" style:parent-style-name="DefaultParagraphFont" style:family="text">
      <style:text-properties style:font-name="Taamey Ashkenaz" style:font-name-complex="Taamey Ashkenaz" style:font-size-complex="10.5pt"/>
    </style:style>
    <style:style style:name="T601" style:parent-style-name="DefaultParagraphFont" style:family="text">
      <style:text-properties style:font-name="Taamey Ashkenaz" style:font-name-complex="Taamey Ashkenaz" style:font-size-complex="10.5pt"/>
    </style:style>
    <style:style style:name="T602" style:parent-style-name="DefaultParagraphFont" style:family="text">
      <style:text-properties style:font-name="Taamey Ashkenaz" style:font-name-complex="Taamey Ashkenaz" style:font-size-complex="10.5pt"/>
    </style:style>
    <style:style style:name="T603" style:parent-style-name="DefaultParagraphFont" style:family="text">
      <style:text-properties style:font-name="Taamey Ashkenaz" style:font-name-complex="Taamey Ashkenaz" style:font-size-complex="10.5pt"/>
    </style:style>
    <style:style style:name="T604" style:parent-style-name="DefaultParagraphFont" style:family="text">
      <style:text-properties style:font-name="Taamey Ashkenaz" style:font-name-complex="Taamey Ashkenaz" style:font-size-complex="10.5pt"/>
    </style:style>
    <style:style style:name="T605" style:parent-style-name="DefaultParagraphFont" style:family="text">
      <style:text-properties style:font-name="Taamey Ashkenaz" style:font-name-complex="Taamey Ashkenaz" style:font-size-complex="10.5pt"/>
    </style:style>
    <style:style style:name="T606" style:parent-style-name="DefaultParagraphFont" style:family="text">
      <style:text-properties style:font-name="Taamey Ashkenaz" style:font-name-complex="Taamey Ashkenaz" style:font-size-complex="10.5pt"/>
    </style:style>
    <style:style style:name="T607" style:parent-style-name="DefaultParagraphFont" style:family="text">
      <style:text-properties style:font-name="Taamey Ashkenaz" style:font-name-complex="Taamey Ashkenaz" style:font-size-complex="10.5pt"/>
    </style:style>
    <style:style style:name="P608" style:parent-style-name="Textbody" style:family="paragraph">
      <style:paragraph-properties fo:text-align="start" style:writing-mode="rl-tb" fo:margin-bottom="0.0576in"/>
    </style:style>
    <style:style style:name="T609" style:parent-style-name="DefaultParagraphFont" style:family="text">
      <style:text-properties style:font-name="Taamey Ashkenaz" style:font-name-complex="Taamey Ashkenaz" style:font-size-complex="10.5pt"/>
    </style:style>
    <style:style style:name="T610" style:parent-style-name="DefaultParagraphFont" style:family="text">
      <style:text-properties style:font-name="Taamey Ashkenaz" style:font-name-complex="Taamey Ashkenaz" style:font-size-complex="10.5pt"/>
    </style:style>
    <style:style style:name="T611" style:parent-style-name="DefaultParagraphFont" style:family="text">
      <style:text-properties style:font-name="Taamey Ashkenaz" style:font-name-complex="Taamey Ashkenaz" style:font-size-complex="10.5pt"/>
    </style:style>
    <style:style style:name="T612" style:parent-style-name="DefaultParagraphFont" style:family="text">
      <style:text-properties style:font-name="Taamey Ashkenaz" style:font-name-complex="Taamey Ashkenaz" style:font-size-complex="10.5pt"/>
    </style:style>
    <style:style style:name="P613" style:parent-style-name="Textbody" style:family="paragraph">
      <style:paragraph-properties fo:text-align="start" style:writing-mode="rl-tb" fo:margin-bottom="0.0576in"/>
    </style:style>
    <style:style style:name="T614" style:parent-style-name="DefaultParagraphFont" style:family="text">
      <style:text-properties style:font-name="Taamey Ashkenaz" style:font-name-complex="Taamey Ashkenaz" style:font-size-complex="10.5pt"/>
    </style:style>
    <style:style style:name="T615" style:parent-style-name="DefaultParagraphFont" style:family="text">
      <style:text-properties style:font-name="Taamey Ashkenaz" style:font-name-complex="Taamey Ashkenaz" style:font-size-complex="10.5pt"/>
    </style:style>
    <style:style style:name="T616" style:parent-style-name="DefaultParagraphFont" style:family="text">
      <style:text-properties style:font-name="Taamey Ashkenaz" style:font-name-complex="Taamey Ashkenaz" style:font-size-complex="10.5pt"/>
    </style:style>
    <style:style style:name="T617" style:parent-style-name="DefaultParagraphFont" style:family="text">
      <style:text-properties style:font-name="Taamey Ashkenaz" style:font-name-complex="Taamey Ashkenaz" style:font-size-complex="10.5pt"/>
    </style:style>
    <style:style style:name="T618" style:parent-style-name="DefaultParagraphFont" style:family="text">
      <style:text-properties style:font-name="Taamey Ashkenaz" style:font-name-complex="Taamey Ashkenaz" style:font-size-complex="10.5pt"/>
    </style:style>
    <style:style style:name="T619" style:parent-style-name="DefaultParagraphFont" style:family="text">
      <style:text-properties style:font-name="Taamey Ashkenaz" style:font-name-complex="Taamey Ashkenaz" style:font-size-complex="10.5pt"/>
    </style:style>
    <style:style style:name="T620" style:parent-style-name="DefaultParagraphFont" style:family="text">
      <style:text-properties style:font-name="Taamey Ashkenaz" style:font-name-complex="Taamey Ashkenaz" style:font-size-complex="10.5pt"/>
    </style:style>
    <style:style style:name="T621" style:parent-style-name="DefaultParagraphFont" style:family="text">
      <style:text-properties style:font-name="Taamey Ashkenaz" style:font-name-complex="Taamey Ashkenaz" style:font-size-complex="10.5pt"/>
    </style:style>
    <style:style style:name="T622" style:parent-style-name="DefaultParagraphFont" style:family="text">
      <style:text-properties style:font-name="Taamey Ashkenaz" style:font-name-complex="Taamey Ashkenaz" style:font-size-complex="10.5pt"/>
    </style:style>
    <style:style style:name="P623" style:parent-style-name="Textbody" style:family="paragraph">
      <style:paragraph-properties fo:text-align="start" style:writing-mode="rl-tb" fo:margin-bottom="0.0576in"/>
    </style:style>
    <style:style style:name="T624" style:parent-style-name="DefaultParagraphFont" style:family="text">
      <style:text-properties style:font-name="Taamey Ashkenaz" style:font-name-complex="Taamey Ashkenaz" style:font-size-complex="10.5pt"/>
    </style:style>
    <style:style style:name="P625" style:parent-style-name="Textbody" style:family="paragraph">
      <style:paragraph-properties fo:text-align="start" style:writing-mode="rl-tb" fo:margin-bottom="0.0576in"/>
    </style:style>
    <style:style style:name="T626" style:parent-style-name="DefaultParagraphFont" style:family="text">
      <style:text-properties style:font-name="Taamey Ashkenaz" style:font-name-complex="Taamey Ashkenaz" style:font-size-complex="10.5pt"/>
    </style:style>
    <style:style style:name="T627" style:parent-style-name="DefaultParagraphFont" style:family="text">
      <style:text-properties style:font-name="Taamey Ashkenaz" style:font-name-complex="Taamey Ashkenaz" style:font-size-complex="10.5pt"/>
    </style:style>
    <style:style style:name="T628" style:parent-style-name="DefaultParagraphFont" style:family="text">
      <style:text-properties style:font-name="Taamey Ashkenaz" style:font-name-complex="Taamey Ashkenaz" style:font-size-complex="10.5pt"/>
    </style:style>
    <style:style style:name="T629" style:parent-style-name="DefaultParagraphFont" style:family="text">
      <style:text-properties style:font-name="Taamey Ashkenaz" style:font-name-complex="Taamey Ashkenaz" style:font-size-complex="10.5pt"/>
    </style:style>
    <style:style style:name="T630" style:parent-style-name="DefaultParagraphFont" style:family="text">
      <style:text-properties style:font-name="Taamey Ashkenaz" style:font-name-complex="Taamey Ashkenaz" style:font-size-complex="10.5pt"/>
    </style:style>
    <style:style style:name="T631" style:parent-style-name="DefaultParagraphFont" style:family="text">
      <style:text-properties style:font-name="Taamey Ashkenaz" style:font-name-complex="Taamey Ashkenaz" style:font-size-complex="10.5pt"/>
    </style:style>
    <style:style style:name="T632" style:parent-style-name="DefaultParagraphFont" style:family="text">
      <style:text-properties style:font-name="Taamey Ashkenaz" style:font-name-complex="Taamey Ashkenaz" style:font-size-complex="10.5pt"/>
    </style:style>
    <style:style style:name="T633" style:parent-style-name="DefaultParagraphFont" style:family="text">
      <style:text-properties style:font-name="Taamey Ashkenaz" style:font-name-complex="Taamey Ashkenaz" style:font-size-complex="10.5pt"/>
    </style:style>
    <style:style style:name="T634" style:parent-style-name="DefaultParagraphFont" style:family="text">
      <style:text-properties style:font-name="Taamey Ashkenaz" style:font-name-complex="Taamey Ashkenaz" style:font-size-complex="10.5pt"/>
    </style:style>
    <style:style style:name="T635" style:parent-style-name="DefaultParagraphFont" style:family="text">
      <style:text-properties style:font-name="Taamey Ashkenaz" style:font-name-complex="Taamey Ashkenaz" style:font-size-complex="10.5pt"/>
    </style:style>
    <style:style style:name="P636" style:parent-style-name="Textbody" style:family="paragraph">
      <style:paragraph-properties fo:text-align="start" style:writing-mode="rl-tb" fo:margin-bottom="0.0576in"/>
    </style:style>
    <style:style style:name="T637" style:parent-style-name="DefaultParagraphFont" style:family="text">
      <style:text-properties style:font-name="Taamey Ashkenaz" style:font-name-complex="Taamey Ashkenaz" style:font-size-complex="10.5pt"/>
    </style:style>
    <style:style style:name="T638" style:parent-style-name="DefaultParagraphFont" style:family="text">
      <style:text-properties style:font-name="Taamey Ashkenaz" style:font-name-complex="Taamey Ashkenaz" style:font-size-complex="10.5pt"/>
    </style:style>
    <style:style style:name="T639" style:parent-style-name="DefaultParagraphFont" style:family="text">
      <style:text-properties style:font-name="Taamey Ashkenaz" style:font-name-complex="Taamey Ashkenaz" style:font-size-complex="10.5pt"/>
    </style:style>
    <style:style style:name="T640" style:parent-style-name="DefaultParagraphFont" style:family="text">
      <style:text-properties style:font-name="Taamey Ashkenaz" style:font-name-complex="Taamey Ashkenaz" style:font-size-complex="10.5pt"/>
    </style:style>
    <style:style style:name="T641" style:parent-style-name="DefaultParagraphFont" style:family="text">
      <style:text-properties style:font-name="Taamey Ashkenaz" style:font-name-complex="Taamey Ashkenaz" style:font-size-complex="10.5pt"/>
    </style:style>
    <style:style style:name="T642" style:parent-style-name="DefaultParagraphFont" style:family="text">
      <style:text-properties style:font-name="Taamey Ashkenaz" style:font-name-complex="Taamey Ashkenaz" style:font-size-complex="10.5pt"/>
    </style:style>
    <style:style style:name="T643" style:parent-style-name="DefaultParagraphFont" style:family="text">
      <style:text-properties style:font-name="Taamey Ashkenaz" style:font-name-complex="Taamey Ashkenaz" style:font-size-complex="10.5pt"/>
    </style:style>
    <style:style style:name="T644" style:parent-style-name="DefaultParagraphFont" style:family="text">
      <style:text-properties style:font-name="Taamey Ashkenaz" style:font-name-complex="Taamey Ashkenaz" style:font-size-complex="10.5pt"/>
    </style:style>
    <style:style style:name="T645" style:parent-style-name="DefaultParagraphFont" style:family="text">
      <style:text-properties style:font-name="Taamey Ashkenaz" style:font-name-complex="Taamey Ashkenaz" style:font-size-complex="10.5pt"/>
    </style:style>
    <style:style style:name="T646" style:parent-style-name="DefaultParagraphFont" style:family="text">
      <style:text-properties style:font-name="Taamey Ashkenaz" style:font-name-complex="Taamey Ashkenaz" style:font-size-complex="10.5pt"/>
    </style:style>
    <style:style style:name="T647" style:parent-style-name="DefaultParagraphFont" style:family="text">
      <style:text-properties style:font-name="Taamey Ashkenaz" style:font-name-complex="Taamey Ashkenaz" style:font-size-complex="10.5pt"/>
    </style:style>
    <style:style style:name="T648" style:parent-style-name="DefaultParagraphFont" style:family="text">
      <style:text-properties style:font-name="Taamey Ashkenaz" style:font-name-complex="Taamey Ashkenaz" style:font-size-complex="10.5pt"/>
    </style:style>
    <style:style style:name="T649" style:parent-style-name="DefaultParagraphFont" style:family="text">
      <style:text-properties style:font-name="Taamey Ashkenaz" style:font-name-complex="Taamey Ashkenaz" style:font-size-complex="10.5pt"/>
    </style:style>
    <style:style style:name="T650" style:parent-style-name="DefaultParagraphFont" style:family="text">
      <style:text-properties style:font-name="Taamey Ashkenaz" style:font-name-complex="Taamey Ashkenaz" style:font-size-complex="10.5pt"/>
    </style:style>
    <style:style style:name="T651" style:parent-style-name="DefaultParagraphFont" style:family="text">
      <style:text-properties style:font-name="Taamey Ashkenaz" style:font-name-complex="Taamey Ashkenaz" style:font-size-complex="10.5pt"/>
    </style:style>
    <style:style style:name="T652" style:parent-style-name="DefaultParagraphFont" style:family="text">
      <style:text-properties style:font-name="Taamey Ashkenaz" style:font-name-complex="Taamey Ashkenaz" style:font-size-complex="10.5pt"/>
    </style:style>
    <style:style style:name="P653" style:parent-style-name="Textbody" style:family="paragraph">
      <style:paragraph-properties fo:text-align="start" style:writing-mode="rl-tb" fo:margin-bottom="0.0576in"/>
    </style:style>
    <style:style style:name="T654" style:parent-style-name="DefaultParagraphFont" style:family="text">
      <style:text-properties style:font-name="Taamey Ashkenaz" style:font-name-complex="Taamey Ashkenaz" style:font-size-complex="10.5pt"/>
    </style:style>
    <style:style style:name="T655" style:parent-style-name="DefaultParagraphFont" style:family="text">
      <style:text-properties style:font-name="Taamey Ashkenaz" style:font-name-complex="Taamey Ashkenaz" style:font-size-complex="10.5pt"/>
    </style:style>
    <style:style style:name="T656" style:parent-style-name="DefaultParagraphFont" style:family="text">
      <style:text-properties style:font-name="Taamey Ashkenaz" style:font-name-complex="Taamey Ashkenaz" style:font-size-complex="10.5pt"/>
    </style:style>
    <style:style style:name="T657" style:parent-style-name="DefaultParagraphFont" style:family="text">
      <style:text-properties style:font-name="Taamey Ashkenaz" style:font-name-complex="Taamey Ashkenaz" style:font-size-complex="10.5pt"/>
    </style:style>
    <style:style style:name="T658" style:parent-style-name="DefaultParagraphFont" style:family="text">
      <style:text-properties style:font-name="Taamey Ashkenaz" style:font-name-complex="Taamey Ashkenaz" style:font-size-complex="10.5pt"/>
    </style:style>
    <style:style style:name="T659" style:parent-style-name="DefaultParagraphFont" style:family="text">
      <style:text-properties style:font-name="Taamey Ashkenaz" style:font-name-complex="Taamey Ashkenaz" style:font-size-complex="10.5pt"/>
    </style:style>
    <style:style style:name="T660" style:parent-style-name="DefaultParagraphFont" style:family="text">
      <style:text-properties style:font-name="Taamey Ashkenaz" style:font-name-complex="Taamey Ashkenaz" style:font-size-complex="10.5pt"/>
    </style:style>
    <style:style style:name="T661" style:parent-style-name="DefaultParagraphFont" style:family="text">
      <style:text-properties style:font-name="Taamey Ashkenaz" style:font-name-complex="Taamey Ashkenaz" style:font-size-complex="10.5pt"/>
    </style:style>
    <style:style style:name="T662" style:parent-style-name="DefaultParagraphFont" style:family="text">
      <style:text-properties style:font-name="Taamey Ashkenaz" style:font-name-complex="Taamey Ashkenaz" style:font-size-complex="10.5pt"/>
    </style:style>
    <style:style style:name="T663" style:parent-style-name="DefaultParagraphFont" style:family="text">
      <style:text-properties style:font-name="Taamey Ashkenaz" style:font-name-complex="Taamey Ashkenaz" style:font-size-complex="10.5pt"/>
    </style:style>
    <style:style style:name="T664" style:parent-style-name="DefaultParagraphFont" style:family="text">
      <style:text-properties style:font-name="Taamey Ashkenaz" style:font-name-complex="Taamey Ashkenaz" style:font-size-complex="10.5pt"/>
    </style:style>
    <style:style style:name="T665" style:parent-style-name="DefaultParagraphFont" style:family="text">
      <style:text-properties style:font-name="Taamey Ashkenaz" style:font-name-complex="Taamey Ashkenaz" style:font-size-complex="10.5pt"/>
    </style:style>
    <style:style style:name="T666" style:parent-style-name="DefaultParagraphFont" style:family="text">
      <style:text-properties style:font-name="Taamey Ashkenaz" style:font-name-complex="Taamey Ashkenaz" style:font-size-complex="10.5pt"/>
    </style:style>
    <style:style style:name="T667" style:parent-style-name="DefaultParagraphFont" style:family="text">
      <style:text-properties style:font-name="Taamey Ashkenaz" style:font-name-complex="Taamey Ashkenaz" style:font-size-complex="10.5pt"/>
    </style:style>
    <style:style style:name="T668" style:parent-style-name="DefaultParagraphFont" style:family="text">
      <style:text-properties style:font-name="Taamey Ashkenaz" style:font-name-complex="Taamey Ashkenaz" style:font-size-complex="10.5pt"/>
    </style:style>
    <style:style style:name="T669" style:parent-style-name="DefaultParagraphFont" style:family="text">
      <style:text-properties style:font-name="Taamey Ashkenaz" style:font-name-complex="Taamey Ashkenaz" style:font-size-complex="10.5pt"/>
    </style:style>
    <style:style style:name="T670" style:parent-style-name="DefaultParagraphFont" style:family="text">
      <style:text-properties style:font-name="Taamey Ashkenaz" style:font-name-complex="Taamey Ashkenaz" style:font-size-complex="10.5pt"/>
    </style:style>
    <style:style style:name="T671" style:parent-style-name="DefaultParagraphFont" style:family="text">
      <style:text-properties style:font-name="Taamey Ashkenaz" style:font-name-complex="Taamey Ashkenaz" style:font-size-complex="10.5pt"/>
    </style:style>
    <style:style style:name="T672" style:parent-style-name="DefaultParagraphFont" style:family="text">
      <style:text-properties style:font-name="Taamey Ashkenaz" style:font-name-complex="Taamey Ashkenaz" style:font-size-complex="10.5pt"/>
    </style:style>
    <style:style style:name="T673" style:parent-style-name="DefaultParagraphFont" style:family="text">
      <style:text-properties style:font-name="Taamey Ashkenaz" style:font-name-complex="Taamey Ashkenaz" style:font-size-complex="10.5pt"/>
    </style:style>
    <style:style style:name="T674" style:parent-style-name="DefaultParagraphFont" style:family="text">
      <style:text-properties style:font-name="Taamey Ashkenaz" style:font-name-complex="Taamey Ashkenaz" style:font-size-complex="10.5pt"/>
    </style:style>
    <style:style style:name="T675" style:parent-style-name="DefaultParagraphFont" style:family="text">
      <style:text-properties style:font-name="Taamey Ashkenaz" style:font-name-complex="Taamey Ashkenaz" style:font-size-complex="10.5pt"/>
    </style:style>
    <style:style style:name="T676" style:parent-style-name="DefaultParagraphFont" style:family="text">
      <style:text-properties style:font-name="Taamey Ashkenaz" style:font-name-complex="Taamey Ashkenaz" style:font-size-complex="10.5pt"/>
    </style:style>
    <style:style style:name="T677" style:parent-style-name="DefaultParagraphFont" style:family="text">
      <style:text-properties style:font-name="Taamey Ashkenaz" style:font-name-complex="Taamey Ashkenaz" style:font-size-complex="10.5pt"/>
    </style:style>
    <style:style style:name="T678" style:parent-style-name="DefaultParagraphFont" style:family="text">
      <style:text-properties style:font-name="Taamey Ashkenaz" style:font-name-complex="Taamey Ashkenaz" style:font-size-complex="10.5pt"/>
    </style:style>
    <style:style style:name="T679" style:parent-style-name="DefaultParagraphFont" style:family="text">
      <style:text-properties style:font-name="Taamey Ashkenaz" style:font-name-complex="Taamey Ashkenaz" style:font-size-complex="10.5pt"/>
    </style:style>
    <style:style style:name="T680" style:parent-style-name="DefaultParagraphFont" style:family="text">
      <style:text-properties style:font-name="Taamey Ashkenaz" style:font-name-complex="Taamey Ashkenaz" style:font-size-complex="10.5pt"/>
    </style:style>
    <style:style style:name="T681" style:parent-style-name="DefaultParagraphFont" style:family="text">
      <style:text-properties style:font-name="Taamey Ashkenaz" style:font-name-complex="Taamey Ashkenaz" style:font-size-complex="10.5pt"/>
    </style:style>
    <style:style style:name="T682" style:parent-style-name="DefaultParagraphFont" style:family="text">
      <style:text-properties style:font-name="Taamey Ashkenaz" style:font-name-complex="Taamey Ashkenaz" style:font-size-complex="10.5pt"/>
    </style:style>
    <style:style style:name="T683" style:parent-style-name="DefaultParagraphFont" style:family="text">
      <style:text-properties style:font-name="Taamey Ashkenaz" style:font-name-complex="Taamey Ashkenaz" style:font-size-complex="10.5pt"/>
    </style:style>
    <style:style style:name="T684" style:parent-style-name="DefaultParagraphFont" style:family="text">
      <style:text-properties style:font-name="Taamey Ashkenaz" style:font-name-complex="Taamey Ashkenaz" style:font-size-complex="10.5pt"/>
    </style:style>
    <style:style style:name="P685" style:parent-style-name="Textbody" style:family="paragraph">
      <style:paragraph-properties fo:text-align="start" style:writing-mode="rl-tb" fo:margin-bottom="0.0576in"/>
    </style:style>
    <style:style style:name="T686" style:parent-style-name="DefaultParagraphFont" style:family="text">
      <style:text-properties style:font-name="Taamey Ashkenaz" style:font-name-complex="Taamey Ashkenaz" style:font-size-complex="10.5pt"/>
    </style:style>
    <style:style style:name="T687" style:parent-style-name="DefaultParagraphFont" style:family="text">
      <style:text-properties style:font-name="Taamey Ashkenaz" style:font-name-complex="Taamey Ashkenaz" style:font-size-complex="10.5pt"/>
    </style:style>
    <style:style style:name="T688" style:parent-style-name="DefaultParagraphFont" style:family="text">
      <style:text-properties style:font-name="Taamey Ashkenaz" style:font-name-complex="Taamey Ashkenaz" style:font-size-complex="10.5pt"/>
    </style:style>
    <style:style style:name="T689" style:parent-style-name="DefaultParagraphFont" style:family="text">
      <style:text-properties style:font-name="Taamey Ashkenaz" style:font-name-complex="Taamey Ashkenaz" style:font-size-complex="10.5pt"/>
    </style:style>
    <style:style style:name="T690" style:parent-style-name="DefaultParagraphFont" style:family="text">
      <style:text-properties style:font-name="Taamey Ashkenaz" style:font-name-complex="Taamey Ashkenaz" style:font-size-complex="10.5pt"/>
    </style:style>
    <style:style style:name="T691" style:parent-style-name="DefaultParagraphFont" style:family="text">
      <style:text-properties style:font-name="Taamey Ashkenaz" style:font-name-complex="Taamey Ashkenaz" style:font-size-complex="10.5pt"/>
    </style:style>
    <style:style style:name="T692" style:parent-style-name="DefaultParagraphFont" style:family="text">
      <style:text-properties style:font-name="Taamey Ashkenaz" style:font-name-complex="Taamey Ashkenaz" style:font-size-complex="10.5pt"/>
    </style:style>
    <style:style style:name="T693" style:parent-style-name="DefaultParagraphFont" style:family="text">
      <style:text-properties style:font-name="Taamey Ashkenaz" style:font-name-complex="Taamey Ashkenaz" style:font-size-complex="10.5pt"/>
    </style:style>
    <style:style style:name="T694" style:parent-style-name="DefaultParagraphFont" style:family="text">
      <style:text-properties style:font-name="Taamey Ashkenaz" style:font-name-complex="Taamey Ashkenaz" style:font-size-complex="10.5pt"/>
    </style:style>
    <style:style style:name="T695" style:parent-style-name="DefaultParagraphFont" style:family="text">
      <style:text-properties style:font-name="Taamey Ashkenaz" style:font-name-complex="Taamey Ashkenaz" style:font-size-complex="10.5pt"/>
    </style:style>
    <style:style style:name="T696" style:parent-style-name="DefaultParagraphFont" style:family="text">
      <style:text-properties style:font-name="Taamey Ashkenaz" style:font-name-complex="Taamey Ashkenaz" style:font-size-complex="10.5pt"/>
    </style:style>
    <style:style style:name="T697" style:parent-style-name="DefaultParagraphFont" style:family="text">
      <style:text-properties style:font-name="Taamey Ashkenaz" style:font-name-complex="Taamey Ashkenaz" style:font-size-complex="10.5pt"/>
    </style:style>
    <style:style style:name="T698" style:parent-style-name="DefaultParagraphFont" style:family="text">
      <style:text-properties style:font-name="Taamey Ashkenaz" style:font-name-complex="Taamey Ashkenaz" style:font-size-complex="10.5pt"/>
    </style:style>
    <style:style style:name="T699" style:parent-style-name="DefaultParagraphFont" style:family="text">
      <style:text-properties style:font-name="Taamey Ashkenaz" style:font-name-complex="Taamey Ashkenaz" style:font-size-complex="10.5pt"/>
    </style:style>
    <style:style style:name="T700" style:parent-style-name="DefaultParagraphFont" style:family="text">
      <style:text-properties style:font-name="Taamey Ashkenaz" style:font-name-complex="Taamey Ashkenaz" style:font-size-complex="10.5pt"/>
    </style:style>
    <style:style style:name="T701" style:parent-style-name="DefaultParagraphFont" style:family="text">
      <style:text-properties style:font-name="Taamey Ashkenaz" style:font-name-complex="Taamey Ashkenaz" style:font-size-complex="10.5pt"/>
    </style:style>
    <style:style style:name="T702" style:parent-style-name="DefaultParagraphFont" style:family="text">
      <style:text-properties style:font-name="Taamey Ashkenaz" style:font-name-complex="Taamey Ashkenaz" style:font-size-complex="10.5pt"/>
    </style:style>
    <style:style style:name="T703" style:parent-style-name="DefaultParagraphFont" style:family="text">
      <style:text-properties style:font-name="Taamey Ashkenaz" style:font-name-complex="Taamey Ashkenaz" style:font-size-complex="10.5pt"/>
    </style:style>
    <style:style style:name="T704" style:parent-style-name="DefaultParagraphFont" style:family="text">
      <style:text-properties style:font-name="Taamey Ashkenaz" style:font-name-complex="Taamey Ashkenaz" style:font-size-complex="10.5pt"/>
    </style:style>
    <style:style style:name="T705" style:parent-style-name="DefaultParagraphFont" style:family="text">
      <style:text-properties style:font-name="Taamey Ashkenaz" style:font-name-complex="Taamey Ashkenaz" style:font-size-complex="10.5pt"/>
    </style:style>
    <style:style style:name="T706" style:parent-style-name="DefaultParagraphFont" style:family="text">
      <style:text-properties style:font-name="Taamey Ashkenaz" style:font-name-complex="Taamey Ashkenaz" style:font-size-complex="10.5pt"/>
    </style:style>
    <style:style style:name="T707" style:parent-style-name="DefaultParagraphFont" style:family="text">
      <style:text-properties style:font-name="Taamey Ashkenaz" style:font-name-complex="Taamey Ashkenaz" style:font-size-complex="10.5pt"/>
    </style:style>
    <style:style style:name="T708" style:parent-style-name="DefaultParagraphFont" style:family="text">
      <style:text-properties style:font-name="Taamey Ashkenaz" style:font-name-complex="Taamey Ashkenaz" style:font-size-complex="10.5pt"/>
    </style:style>
    <style:style style:name="T709" style:parent-style-name="DefaultParagraphFont" style:family="text">
      <style:text-properties style:font-name="Taamey Ashkenaz" style:font-name-complex="Taamey Ashkenaz" style:font-size-complex="10.5pt"/>
    </style:style>
    <style:style style:name="T710" style:parent-style-name="DefaultParagraphFont" style:family="text">
      <style:text-properties style:font-name="Taamey Ashkenaz" style:font-name-complex="Taamey Ashkenaz" style:font-size-complex="10.5pt"/>
    </style:style>
    <style:style style:name="T711" style:parent-style-name="DefaultParagraphFont" style:family="text">
      <style:text-properties style:font-name="Taamey Ashkenaz" style:font-name-complex="Taamey Ashkenaz" style:font-size-complex="10.5pt"/>
    </style:style>
    <style:style style:name="T712" style:parent-style-name="DefaultParagraphFont" style:family="text">
      <style:text-properties style:font-name="Taamey Ashkenaz" style:font-name-complex="Taamey Ashkenaz" style:font-size-complex="10.5pt"/>
    </style:style>
    <style:style style:name="T713" style:parent-style-name="DefaultParagraphFont" style:family="text">
      <style:text-properties style:font-name="Taamey Ashkenaz" style:font-name-complex="Taamey Ashkenaz" style:font-size-complex="10.5pt"/>
    </style:style>
    <style:style style:name="T714" style:parent-style-name="DefaultParagraphFont" style:family="text">
      <style:text-properties style:font-name="Taamey Ashkenaz" style:font-name-complex="Taamey Ashkenaz" style:font-size-complex="10.5pt"/>
    </style:style>
    <style:style style:name="T715" style:parent-style-name="DefaultParagraphFont" style:family="text">
      <style:text-properties style:font-name="Taamey Ashkenaz" style:font-name-complex="Taamey Ashkenaz" style:font-size-complex="10.5pt"/>
    </style:style>
    <style:style style:name="T716" style:parent-style-name="DefaultParagraphFont" style:family="text">
      <style:text-properties style:font-name="Taamey Ashkenaz" style:font-name-complex="Taamey Ashkenaz" style:font-size-complex="10.5pt"/>
    </style:style>
    <style:style style:name="T717" style:parent-style-name="DefaultParagraphFont" style:family="text">
      <style:text-properties style:font-name="Taamey Ashkenaz" style:font-name-complex="Taamey Ashkenaz" style:font-size-complex="10.5pt"/>
    </style:style>
    <style:style style:name="P718" style:parent-style-name="Textbody" style:family="paragraph">
      <style:paragraph-properties fo:text-align="start" style:writing-mode="rl-tb" fo:margin-bottom="0.0576in"/>
    </style:style>
    <style:style style:name="T719" style:parent-style-name="DefaultParagraphFont" style:family="text">
      <style:text-properties style:font-name="Taamey Ashkenaz" style:font-name-complex="Taamey Ashkenaz" style:font-size-complex="10.5pt"/>
    </style:style>
    <style:style style:name="T720" style:parent-style-name="DefaultParagraphFont" style:family="text">
      <style:text-properties style:font-name="Taamey Ashkenaz" style:font-name-complex="Taamey Ashkenaz" style:font-size-complex="10.5pt"/>
    </style:style>
    <style:style style:name="T721" style:parent-style-name="DefaultParagraphFont" style:family="text">
      <style:text-properties style:font-name="Taamey Ashkenaz" style:font-name-complex="Taamey Ashkenaz" style:font-size-complex="10.5pt"/>
    </style:style>
    <style:style style:name="T722" style:parent-style-name="DefaultParagraphFont" style:family="text">
      <style:text-properties style:font-name="Taamey Ashkenaz" style:font-name-complex="Taamey Ashkenaz" style:font-size-complex="10.5pt"/>
    </style:style>
    <style:style style:name="T723" style:parent-style-name="DefaultParagraphFont" style:family="text">
      <style:text-properties style:font-name="Taamey Ashkenaz" style:font-name-complex="Taamey Ashkenaz" style:font-size-complex="10.5pt"/>
    </style:style>
    <style:style style:name="T724" style:parent-style-name="DefaultParagraphFont" style:family="text">
      <style:text-properties style:font-name="Taamey Ashkenaz" style:font-name-complex="Taamey Ashkenaz" style:font-size-complex="10.5pt"/>
    </style:style>
    <style:style style:name="T725" style:parent-style-name="DefaultParagraphFont" style:family="text">
      <style:text-properties style:font-name="Taamey Ashkenaz" style:font-name-complex="Taamey Ashkenaz" style:font-size-complex="10.5pt"/>
    </style:style>
    <style:style style:name="T726" style:parent-style-name="DefaultParagraphFont" style:family="text">
      <style:text-properties style:font-name="Taamey Ashkenaz" style:font-name-complex="Taamey Ashkenaz" style:font-size-complex="10.5pt"/>
    </style:style>
    <style:style style:name="T727" style:parent-style-name="DefaultParagraphFont" style:family="text">
      <style:text-properties style:font-name="Taamey Ashkenaz" style:font-name-complex="Taamey Ashkenaz" style:font-size-complex="10.5pt"/>
    </style:style>
    <style:style style:name="T728" style:parent-style-name="DefaultParagraphFont" style:family="text">
      <style:text-properties style:font-name="Taamey Ashkenaz" style:font-name-complex="Taamey Ashkenaz" style:font-size-complex="10.5pt"/>
    </style:style>
    <style:style style:name="T729" style:parent-style-name="DefaultParagraphFont" style:family="text">
      <style:text-properties style:font-name="Taamey Ashkenaz" style:font-name-complex="Taamey Ashkenaz" style:font-size-complex="10.5pt"/>
    </style:style>
    <style:style style:name="T730" style:parent-style-name="DefaultParagraphFont" style:family="text">
      <style:text-properties style:font-name="Taamey Ashkenaz" style:font-name-complex="Taamey Ashkenaz" style:font-size-complex="10.5pt"/>
    </style:style>
    <style:style style:name="T731" style:parent-style-name="DefaultParagraphFont" style:family="text">
      <style:text-properties style:font-name="Taamey Ashkenaz" style:font-name-complex="Taamey Ashkenaz" style:font-size-complex="10.5pt"/>
    </style:style>
    <style:style style:name="T732" style:parent-style-name="DefaultParagraphFont" style:family="text">
      <style:text-properties style:font-name="Taamey Ashkenaz" style:font-name-complex="Taamey Ashkenaz" style:font-size-complex="10.5pt"/>
    </style:style>
    <style:style style:name="T733" style:parent-style-name="DefaultParagraphFont" style:family="text">
      <style:text-properties style:font-name="Taamey Ashkenaz" style:font-name-complex="Taamey Ashkenaz" style:font-size-complex="10.5pt"/>
    </style:style>
    <style:style style:name="T734" style:parent-style-name="DefaultParagraphFont" style:family="text">
      <style:text-properties style:font-name="Taamey Ashkenaz" style:font-name-complex="Taamey Ashkenaz" style:font-size-complex="10.5pt"/>
    </style:style>
    <style:style style:name="T735" style:parent-style-name="DefaultParagraphFont" style:family="text">
      <style:text-properties style:font-name="Taamey Ashkenaz" style:font-name-complex="Taamey Ashkenaz" style:font-size-complex="10.5pt"/>
    </style:style>
    <style:style style:name="P736" style:parent-style-name="Textbody" style:family="paragraph">
      <style:paragraph-properties fo:text-align="start" style:writing-mode="rl-tb" fo:margin-bottom="0.0576in"/>
    </style:style>
    <style:style style:name="T737" style:parent-style-name="DefaultParagraphFont" style:family="text">
      <style:text-properties style:font-name="Taamey Ashkenaz" style:font-name-complex="Taamey Ashkenaz" style:font-size-complex="10.5pt"/>
    </style:style>
    <style:style style:name="T738" style:parent-style-name="DefaultParagraphFont" style:family="text">
      <style:text-properties style:font-name="Taamey Ashkenaz" style:font-name-complex="Taamey Ashkenaz" style:font-size-complex="10.5pt"/>
    </style:style>
    <style:style style:name="T739" style:parent-style-name="DefaultParagraphFont" style:family="text">
      <style:text-properties style:font-name="Taamey Ashkenaz" style:font-name-complex="Taamey Ashkenaz" style:font-size-complex="10.5pt"/>
    </style:style>
    <style:style style:name="T740" style:parent-style-name="DefaultParagraphFont" style:family="text">
      <style:text-properties style:font-name="Taamey Ashkenaz" style:font-name-complex="Taamey Ashkenaz" style:font-size-complex="10.5pt"/>
    </style:style>
    <style:style style:name="T741" style:parent-style-name="DefaultParagraphFont" style:family="text">
      <style:text-properties style:font-name="Taamey Ashkenaz" style:font-name-complex="Taamey Ashkenaz" style:font-size-complex="10.5pt"/>
    </style:style>
    <style:style style:name="T742" style:parent-style-name="DefaultParagraphFont" style:family="text">
      <style:text-properties style:font-name="Taamey Ashkenaz" style:font-name-complex="Taamey Ashkenaz" style:font-size-complex="10.5pt"/>
    </style:style>
    <style:style style:name="T743" style:parent-style-name="DefaultParagraphFont" style:family="text">
      <style:text-properties style:font-name="Taamey Ashkenaz" style:font-name-complex="Taamey Ashkenaz" style:font-size-complex="10.5pt"/>
    </style:style>
    <style:style style:name="T744" style:parent-style-name="DefaultParagraphFont" style:family="text">
      <style:text-properties style:font-name="Taamey Ashkenaz" style:font-name-complex="Taamey Ashkenaz" style:font-size-complex="10.5pt"/>
    </style:style>
    <style:style style:name="T745" style:parent-style-name="DefaultParagraphFont" style:family="text">
      <style:text-properties style:font-name="Taamey Ashkenaz" style:font-name-complex="Taamey Ashkenaz" style:font-size-complex="10.5pt"/>
    </style:style>
    <style:style style:name="T746" style:parent-style-name="DefaultParagraphFont" style:family="text">
      <style:text-properties style:font-name="Taamey Ashkenaz" style:font-name-complex="Taamey Ashkenaz" style:font-size-complex="10.5pt"/>
    </style:style>
    <style:style style:name="T747" style:parent-style-name="DefaultParagraphFont" style:family="text">
      <style:text-properties style:font-name="Taamey Ashkenaz" style:font-name-complex="Taamey Ashkenaz" style:font-size-complex="10.5pt"/>
    </style:style>
    <style:style style:name="T748" style:parent-style-name="DefaultParagraphFont" style:family="text">
      <style:text-properties style:font-name="Taamey Ashkenaz" style:font-name-complex="Taamey Ashkenaz" style:font-size-complex="10.5pt"/>
    </style:style>
    <style:style style:name="T749" style:parent-style-name="DefaultParagraphFont" style:family="text">
      <style:text-properties style:font-name="Taamey Ashkenaz" style:font-name-complex="Taamey Ashkenaz" style:font-size-complex="10.5pt"/>
    </style:style>
    <style:style style:name="T750" style:parent-style-name="DefaultParagraphFont" style:family="text">
      <style:text-properties style:font-name="Taamey Ashkenaz" style:font-name-complex="Taamey Ashkenaz" style:font-size-complex="10.5pt"/>
    </style:style>
    <style:style style:name="T751" style:parent-style-name="DefaultParagraphFont" style:family="text">
      <style:text-properties style:font-name="Taamey Ashkenaz" style:font-name-complex="Taamey Ashkenaz" style:font-size-complex="10.5pt"/>
    </style:style>
    <style:style style:name="T752" style:parent-style-name="DefaultParagraphFont" style:family="text">
      <style:text-properties style:font-name="Taamey Ashkenaz" style:font-name-complex="Taamey Ashkenaz" style:font-size-complex="10.5pt"/>
    </style:style>
    <style:style style:name="T753" style:parent-style-name="DefaultParagraphFont" style:family="text">
      <style:text-properties style:font-name="Taamey Ashkenaz" style:font-name-complex="Taamey Ashkenaz" style:font-size-complex="10.5pt"/>
    </style:style>
    <style:style style:name="T754" style:parent-style-name="DefaultParagraphFont" style:family="text">
      <style:text-properties style:font-name="Taamey Ashkenaz" style:font-name-complex="Taamey Ashkenaz" style:font-size-complex="10.5pt"/>
    </style:style>
    <style:style style:name="T755" style:parent-style-name="DefaultParagraphFont" style:family="text">
      <style:text-properties style:font-name="Taamey Ashkenaz" style:font-name-complex="Taamey Ashkenaz" style:font-size-complex="10.5pt"/>
    </style:style>
    <style:style style:name="T756" style:parent-style-name="DefaultParagraphFont" style:family="text">
      <style:text-properties style:font-name="Taamey Ashkenaz" style:font-name-complex="Taamey Ashkenaz" style:font-size-complex="10.5pt"/>
    </style:style>
    <style:style style:name="T757" style:parent-style-name="DefaultParagraphFont" style:family="text">
      <style:text-properties style:font-name="Taamey Ashkenaz" style:font-name-complex="Taamey Ashkenaz" style:font-size-complex="10.5pt"/>
    </style:style>
    <style:style style:name="T758" style:parent-style-name="DefaultParagraphFont" style:family="text">
      <style:text-properties style:font-name="Taamey Ashkenaz" style:font-name-complex="Taamey Ashkenaz" style:font-size-complex="10.5pt"/>
    </style:style>
    <style:style style:name="T759" style:parent-style-name="DefaultParagraphFont" style:family="text">
      <style:text-properties style:font-name="Taamey Ashkenaz" style:font-name-complex="Taamey Ashkenaz" style:font-size-complex="10.5pt"/>
    </style:style>
    <style:style style:name="T760" style:parent-style-name="DefaultParagraphFont" style:family="text">
      <style:text-properties style:font-name="Taamey Ashkenaz" style:font-name-complex="Taamey Ashkenaz" style:font-size-complex="10.5pt"/>
    </style:style>
    <style:style style:name="T761" style:parent-style-name="DefaultParagraphFont" style:family="text">
      <style:text-properties style:font-name="Taamey Ashkenaz" style:font-name-complex="Taamey Ashkenaz" style:font-size-complex="10.5pt"/>
    </style:style>
    <style:style style:name="T762" style:parent-style-name="DefaultParagraphFont" style:family="text">
      <style:text-properties style:font-name="Taamey Ashkenaz" style:font-name-complex="Taamey Ashkenaz" style:font-size-complex="10.5pt"/>
    </style:style>
    <style:style style:name="T763" style:parent-style-name="DefaultParagraphFont" style:family="text">
      <style:text-properties style:font-name="Taamey Ashkenaz" style:font-name-complex="Taamey Ashkenaz" style:font-size-complex="10.5pt"/>
    </style:style>
    <style:style style:name="T764" style:parent-style-name="DefaultParagraphFont" style:family="text">
      <style:text-properties style:font-name="Taamey Ashkenaz" style:font-name-complex="Taamey Ashkenaz" style:font-size-complex="10.5pt"/>
    </style:style>
    <style:style style:name="T765" style:parent-style-name="DefaultParagraphFont" style:family="text">
      <style:text-properties style:font-name="Taamey Ashkenaz" style:font-name-complex="Taamey Ashkenaz" style:font-size-complex="10.5pt"/>
    </style:style>
    <style:style style:name="T766" style:parent-style-name="DefaultParagraphFont" style:family="text">
      <style:text-properties style:font-name="Taamey Ashkenaz" style:font-name-complex="Taamey Ashkenaz" style:font-size-complex="10.5pt"/>
    </style:style>
    <style:style style:name="P767" style:parent-style-name="Textbody" style:family="paragraph">
      <style:paragraph-properties fo:text-align="start" style:writing-mode="rl-tb" fo:margin-bottom="0.0576in"/>
    </style:style>
    <style:style style:name="T768" style:parent-style-name="DefaultParagraphFont" style:family="text">
      <style:text-properties style:font-name="Taamey Ashkenaz" style:font-name-complex="Taamey Ashkenaz" style:font-size-complex="10.5pt"/>
    </style:style>
    <style:style style:name="T769" style:parent-style-name="DefaultParagraphFont" style:family="text">
      <style:text-properties style:font-name="Taamey Ashkenaz" style:font-name-complex="Taamey Ashkenaz" style:font-size-complex="10.5pt"/>
    </style:style>
    <style:style style:name="T770" style:parent-style-name="DefaultParagraphFont" style:family="text">
      <style:text-properties style:font-name="Taamey Ashkenaz" style:font-name-complex="Taamey Ashkenaz" style:font-size-complex="10.5pt"/>
    </style:style>
    <style:style style:name="T771" style:parent-style-name="DefaultParagraphFont" style:family="text">
      <style:text-properties style:font-name="Taamey Ashkenaz" style:font-name-complex="Taamey Ashkenaz" style:font-size-complex="10.5pt"/>
    </style:style>
    <style:style style:name="T772" style:parent-style-name="DefaultParagraphFont" style:family="text">
      <style:text-properties style:font-name="Taamey Ashkenaz" style:font-name-complex="Taamey Ashkenaz" style:font-size-complex="10.5pt"/>
    </style:style>
    <style:style style:name="T773" style:parent-style-name="DefaultParagraphFont" style:family="text">
      <style:text-properties style:font-name="Taamey Ashkenaz" style:font-name-complex="Taamey Ashkenaz" style:font-size-complex="10.5pt"/>
    </style:style>
    <style:style style:name="T774" style:parent-style-name="DefaultParagraphFont" style:family="text">
      <style:text-properties style:font-name="Taamey Ashkenaz" style:font-name-complex="Taamey Ashkenaz" style:font-size-complex="10.5pt"/>
    </style:style>
    <style:style style:name="T775" style:parent-style-name="DefaultParagraphFont" style:family="text">
      <style:text-properties style:font-name="Taamey Ashkenaz" style:font-name-complex="Taamey Ashkenaz" style:font-size-complex="10.5pt"/>
    </style:style>
    <style:style style:name="T776" style:parent-style-name="DefaultParagraphFont" style:family="text">
      <style:text-properties style:font-name="Taamey Ashkenaz" style:font-name-complex="Taamey Ashkenaz" style:font-size-complex="10.5pt"/>
    </style:style>
    <style:style style:name="T777" style:parent-style-name="DefaultParagraphFont" style:family="text">
      <style:text-properties style:font-name="Taamey Ashkenaz" style:font-name-complex="Taamey Ashkenaz" style:font-size-complex="10.5pt"/>
    </style:style>
    <style:style style:name="T778" style:parent-style-name="DefaultParagraphFont" style:family="text">
      <style:text-properties style:font-name="Taamey Ashkenaz" style:font-name-complex="Taamey Ashkenaz" style:font-size-complex="10.5pt"/>
    </style:style>
    <style:style style:name="T779" style:parent-style-name="DefaultParagraphFont" style:family="text">
      <style:text-properties style:font-name="Taamey Ashkenaz" style:font-name-complex="Taamey Ashkenaz" style:font-size-complex="10.5pt"/>
    </style:style>
    <style:style style:name="T780" style:parent-style-name="DefaultParagraphFont" style:family="text">
      <style:text-properties style:font-name="Taamey Ashkenaz" style:font-name-complex="Taamey Ashkenaz" style:font-size-complex="10.5pt"/>
    </style:style>
    <style:style style:name="T781" style:parent-style-name="DefaultParagraphFont" style:family="text">
      <style:text-properties style:font-name="Taamey Ashkenaz" style:font-name-complex="Taamey Ashkenaz" style:font-size-complex="10.5pt"/>
    </style:style>
    <style:style style:name="T782" style:parent-style-name="DefaultParagraphFont" style:family="text">
      <style:text-properties style:font-name="Taamey Ashkenaz" style:font-name-complex="Taamey Ashkenaz" style:font-size-complex="10.5pt"/>
    </style:style>
    <style:style style:name="T783" style:parent-style-name="DefaultParagraphFont" style:family="text">
      <style:text-properties style:font-name="Taamey Ashkenaz" style:font-name-complex="Taamey Ashkenaz" style:font-size-complex="10.5pt"/>
    </style:style>
    <style:style style:name="T784" style:parent-style-name="DefaultParagraphFont" style:family="text">
      <style:text-properties style:font-name="Taamey Ashkenaz" style:font-name-complex="Taamey Ashkenaz" style:font-size-complex="10.5pt"/>
    </style:style>
    <style:style style:name="T785" style:parent-style-name="DefaultParagraphFont" style:family="text">
      <style:text-properties style:font-name="Taamey Ashkenaz" style:font-name-complex="Taamey Ashkenaz" style:font-size-complex="10.5pt"/>
    </style:style>
    <style:style style:name="T786" style:parent-style-name="DefaultParagraphFont" style:family="text">
      <style:text-properties style:font-name="Taamey Ashkenaz" style:font-name-complex="Taamey Ashkenaz" style:font-size-complex="10.5pt"/>
    </style:style>
    <style:style style:name="P787" style:parent-style-name="Textbody" style:family="paragraph">
      <style:paragraph-properties fo:text-align="start" style:writing-mode="rl-tb" fo:margin-bottom="0.0576in"/>
    </style:style>
    <style:style style:name="T788" style:parent-style-name="DefaultParagraphFont" style:family="text">
      <style:text-properties style:font-name="Taamey Ashkenaz" style:font-name-complex="Taamey Ashkenaz" style:font-size-complex="10.5pt"/>
    </style:style>
    <style:style style:name="T789" style:parent-style-name="DefaultParagraphFont" style:family="text">
      <style:text-properties style:font-name="Taamey Ashkenaz" style:font-name-complex="Taamey Ashkenaz" style:font-size-complex="10.5pt"/>
    </style:style>
    <style:style style:name="T790" style:parent-style-name="DefaultParagraphFont" style:family="text">
      <style:text-properties style:font-name="Taamey Ashkenaz" style:font-name-complex="Taamey Ashkenaz" style:font-size-complex="10.5pt"/>
    </style:style>
    <style:style style:name="T791" style:parent-style-name="DefaultParagraphFont" style:family="text">
      <style:text-properties style:font-name="Taamey Ashkenaz" style:font-name-complex="Taamey Ashkenaz" style:font-size-complex="10.5pt"/>
    </style:style>
    <style:style style:name="T792" style:parent-style-name="DefaultParagraphFont" style:family="text">
      <style:text-properties style:font-name="Taamey Ashkenaz" style:font-name-complex="Taamey Ashkenaz" style:font-size-complex="10.5pt"/>
    </style:style>
    <style:style style:name="T793" style:parent-style-name="DefaultParagraphFont" style:family="text">
      <style:text-properties style:font-name="Taamey Ashkenaz" style:font-name-complex="Taamey Ashkenaz" style:font-size-complex="10.5pt"/>
    </style:style>
    <style:style style:name="T794" style:parent-style-name="DefaultParagraphFont" style:family="text">
      <style:text-properties style:font-name="Taamey Ashkenaz" style:font-name-complex="Taamey Ashkenaz" style:font-size-complex="10.5pt"/>
    </style:style>
    <style:style style:name="T795" style:parent-style-name="DefaultParagraphFont" style:family="text">
      <style:text-properties style:font-name="Taamey Ashkenaz" style:font-name-complex="Taamey Ashkenaz" style:font-size-complex="10.5pt"/>
    </style:style>
    <style:style style:name="T796" style:parent-style-name="DefaultParagraphFont" style:family="text">
      <style:text-properties style:font-name="Taamey Ashkenaz" style:font-name-complex="Taamey Ashkenaz" style:font-size-complex="10.5pt"/>
    </style:style>
    <style:style style:name="T797" style:parent-style-name="DefaultParagraphFont" style:family="text">
      <style:text-properties style:font-name="Taamey Ashkenaz" style:font-name-complex="Taamey Ashkenaz" style:font-size-complex="10.5pt"/>
    </style:style>
    <style:style style:name="T798" style:parent-style-name="DefaultParagraphFont" style:family="text">
      <style:text-properties style:font-name="Taamey Ashkenaz" style:font-name-complex="Taamey Ashkenaz" style:font-size-complex="10.5pt"/>
    </style:style>
    <style:style style:name="T799" style:parent-style-name="DefaultParagraphFont" style:family="text">
      <style:text-properties style:font-name="Taamey Ashkenaz" style:font-name-complex="Taamey Ashkenaz" style:font-size-complex="10.5pt"/>
    </style:style>
    <style:style style:name="T800" style:parent-style-name="DefaultParagraphFont" style:family="text">
      <style:text-properties style:font-name="Taamey Ashkenaz" style:font-name-complex="Taamey Ashkenaz" style:font-size-complex="10.5pt"/>
    </style:style>
    <style:style style:name="T801" style:parent-style-name="DefaultParagraphFont" style:family="text">
      <style:text-properties style:font-name="Taamey Ashkenaz" style:font-name-complex="Taamey Ashkenaz" style:font-size-complex="10.5pt"/>
    </style:style>
    <style:style style:name="T802" style:parent-style-name="DefaultParagraphFont" style:family="text">
      <style:text-properties style:font-name="Taamey Ashkenaz" style:font-name-complex="Taamey Ashkenaz" style:font-size-complex="10.5pt"/>
    </style:style>
    <style:style style:name="T803" style:parent-style-name="DefaultParagraphFont" style:family="text">
      <style:text-properties style:font-name="Taamey Ashkenaz" style:font-name-complex="Taamey Ashkenaz" style:font-size-complex="10.5pt"/>
    </style:style>
    <style:style style:name="T804" style:parent-style-name="DefaultParagraphFont" style:family="text">
      <style:text-properties style:font-name="Taamey Ashkenaz" style:font-name-complex="Taamey Ashkenaz" style:font-size-complex="10.5pt"/>
    </style:style>
    <style:style style:name="T805" style:parent-style-name="DefaultParagraphFont" style:family="text">
      <style:text-properties style:font-name="Taamey Ashkenaz" style:font-name-complex="Taamey Ashkenaz" style:font-size-complex="10.5pt"/>
    </style:style>
    <style:style style:name="T806" style:parent-style-name="DefaultParagraphFont" style:family="text">
      <style:text-properties style:font-name="Taamey Ashkenaz" style:font-name-complex="Taamey Ashkenaz" style:font-size-complex="10.5pt"/>
    </style:style>
    <style:style style:name="T807" style:parent-style-name="DefaultParagraphFont" style:family="text">
      <style:text-properties style:font-name="Taamey Ashkenaz" style:font-name-complex="Taamey Ashkenaz" style:font-size-complex="10.5pt"/>
    </style:style>
    <style:style style:name="P808" style:parent-style-name="Textbody" style:family="paragraph">
      <style:paragraph-properties fo:text-align="start" style:writing-mode="rl-tb" fo:margin-bottom="0.0576in"/>
    </style:style>
    <style:style style:name="T809" style:parent-style-name="DefaultParagraphFont" style:family="text">
      <style:text-properties style:font-name="Taamey Ashkenaz" style:font-name-complex="Taamey Ashkenaz" style:font-size-complex="10.5pt"/>
    </style:style>
    <style:style style:name="T810" style:parent-style-name="DefaultParagraphFont" style:family="text">
      <style:text-properties style:font-name="Taamey Ashkenaz" style:font-name-complex="Taamey Ashkenaz" style:font-size-complex="10.5pt"/>
    </style:style>
    <style:style style:name="T811" style:parent-style-name="DefaultParagraphFont" style:family="text">
      <style:text-properties style:font-name="Taamey Ashkenaz" style:font-name-complex="Taamey Ashkenaz" style:font-size-complex="10.5pt"/>
    </style:style>
    <style:style style:name="T812" style:parent-style-name="DefaultParagraphFont" style:family="text">
      <style:text-properties style:font-name="Taamey Ashkenaz" style:font-name-complex="Taamey Ashkenaz" style:font-size-complex="10.5pt"/>
    </style:style>
    <style:style style:name="T813" style:parent-style-name="DefaultParagraphFont" style:family="text">
      <style:text-properties style:font-name="Taamey Ashkenaz" style:font-name-complex="Taamey Ashkenaz" style:font-size-complex="10.5pt"/>
    </style:style>
    <style:style style:name="T814" style:parent-style-name="DefaultParagraphFont" style:family="text">
      <style:text-properties style:font-name="Taamey Ashkenaz" style:font-name-complex="Taamey Ashkenaz" style:font-size-complex="10.5pt"/>
    </style:style>
    <style:style style:name="T815" style:parent-style-name="DefaultParagraphFont" style:family="text">
      <style:text-properties style:font-name="Taamey Ashkenaz" style:font-name-complex="Taamey Ashkenaz" style:font-size-complex="10.5pt"/>
    </style:style>
    <style:style style:name="T816" style:parent-style-name="DefaultParagraphFont" style:family="text">
      <style:text-properties style:font-name="Taamey Ashkenaz" style:font-name-complex="Taamey Ashkenaz" style:font-size-complex="10.5pt"/>
    </style:style>
    <style:style style:name="T817" style:parent-style-name="DefaultParagraphFont" style:family="text">
      <style:text-properties style:font-name="Taamey Ashkenaz" style:font-name-complex="Taamey Ashkenaz" style:font-size-complex="10.5pt"/>
    </style:style>
    <style:style style:name="T818" style:parent-style-name="DefaultParagraphFont" style:family="text">
      <style:text-properties style:font-name="Taamey Ashkenaz" style:font-name-complex="Taamey Ashkenaz" style:font-size-complex="10.5pt"/>
    </style:style>
    <style:style style:name="T819" style:parent-style-name="DefaultParagraphFont" style:family="text">
      <style:text-properties style:font-name="Taamey Ashkenaz" style:font-name-complex="Taamey Ashkenaz" style:font-size-complex="10.5pt"/>
    </style:style>
    <style:style style:name="T820" style:parent-style-name="DefaultParagraphFont" style:family="text">
      <style:text-properties style:font-name="Taamey Ashkenaz" style:font-name-complex="Taamey Ashkenaz" style:font-size-complex="10.5pt"/>
    </style:style>
    <style:style style:name="T821" style:parent-style-name="DefaultParagraphFont" style:family="text">
      <style:text-properties style:font-name="Taamey Ashkenaz" style:font-name-complex="Taamey Ashkenaz" style:font-size-complex="10.5pt"/>
    </style:style>
    <style:style style:name="T822" style:parent-style-name="DefaultParagraphFont" style:family="text">
      <style:text-properties style:font-name="Taamey Ashkenaz" style:font-name-complex="Taamey Ashkenaz" style:font-size-complex="10.5pt"/>
    </style:style>
    <style:style style:name="T823" style:parent-style-name="DefaultParagraphFont" style:family="text">
      <style:text-properties style:font-name="Taamey Ashkenaz" style:font-name-complex="Taamey Ashkenaz" style:font-size-complex="10.5pt"/>
    </style:style>
    <style:style style:name="T824" style:parent-style-name="DefaultParagraphFont" style:family="text">
      <style:text-properties style:font-name="Taamey Ashkenaz" style:font-name-complex="Taamey Ashkenaz" style:font-size-complex="10.5pt"/>
    </style:style>
    <style:style style:name="P825" style:parent-style-name="Textbody" style:family="paragraph">
      <style:paragraph-properties fo:text-align="start" style:writing-mode="rl-tb" fo:margin-bottom="0.0576in"/>
    </style:style>
    <style:style style:name="T826" style:parent-style-name="DefaultParagraphFont" style:family="text">
      <style:text-properties style:font-name="Taamey Ashkenaz" style:font-name-complex="Taamey Ashkenaz" style:font-size-complex="10.5pt"/>
    </style:style>
    <style:style style:name="T827" style:parent-style-name="DefaultParagraphFont" style:family="text">
      <style:text-properties style:font-name="Taamey Ashkenaz" style:font-name-complex="Taamey Ashkenaz" style:font-size-complex="10.5pt"/>
    </style:style>
    <style:style style:name="T828" style:parent-style-name="DefaultParagraphFont" style:family="text">
      <style:text-properties style:font-name="Taamey Ashkenaz" style:font-name-complex="Taamey Ashkenaz" style:font-size-complex="10.5pt"/>
    </style:style>
    <style:style style:name="T829" style:parent-style-name="DefaultParagraphFont" style:family="text">
      <style:text-properties style:font-name="Taamey Ashkenaz" style:font-name-complex="Taamey Ashkenaz" style:font-size-complex="10.5pt"/>
    </style:style>
    <style:style style:name="T830" style:parent-style-name="DefaultParagraphFont" style:family="text">
      <style:text-properties style:font-name="Taamey Ashkenaz" style:font-name-complex="Taamey Ashkenaz" style:font-size-complex="10.5pt"/>
    </style:style>
    <style:style style:name="T831" style:parent-style-name="DefaultParagraphFont" style:family="text">
      <style:text-properties style:font-name="Taamey Ashkenaz" style:font-name-complex="Taamey Ashkenaz" style:font-size-complex="10.5pt"/>
    </style:style>
    <style:style style:name="T832" style:parent-style-name="DefaultParagraphFont" style:family="text">
      <style:text-properties style:font-name="Taamey Ashkenaz" style:font-name-complex="Taamey Ashkenaz" style:font-size-complex="10.5pt"/>
    </style:style>
    <style:style style:name="T833" style:parent-style-name="DefaultParagraphFont" style:family="text">
      <style:text-properties style:font-name="Taamey Ashkenaz" style:font-name-complex="Taamey Ashkenaz" style:font-size-complex="10.5pt"/>
    </style:style>
    <style:style style:name="T834" style:parent-style-name="DefaultParagraphFont" style:family="text">
      <style:text-properties style:font-name="Taamey Ashkenaz" style:font-name-complex="Taamey Ashkenaz" style:font-size-complex="10.5pt"/>
    </style:style>
    <style:style style:name="T835" style:parent-style-name="DefaultParagraphFont" style:family="text">
      <style:text-properties style:font-name="Taamey Ashkenaz" style:font-name-complex="Taamey Ashkenaz" style:font-size-complex="10.5pt"/>
    </style:style>
    <style:style style:name="T836" style:parent-style-name="DefaultParagraphFont" style:family="text">
      <style:text-properties style:font-name="Taamey Ashkenaz" style:font-name-complex="Taamey Ashkenaz" style:font-size-complex="10.5pt"/>
    </style:style>
    <style:style style:name="T837" style:parent-style-name="DefaultParagraphFont" style:family="text">
      <style:text-properties style:font-name="Taamey Ashkenaz" style:font-name-complex="Taamey Ashkenaz" style:font-size-complex="10.5pt"/>
    </style:style>
    <style:style style:name="T838" style:parent-style-name="DefaultParagraphFont" style:family="text">
      <style:text-properties style:font-name="Taamey Ashkenaz" style:font-name-complex="Taamey Ashkenaz" style:font-size-complex="10.5pt"/>
    </style:style>
    <style:style style:name="T839" style:parent-style-name="DefaultParagraphFont" style:family="text">
      <style:text-properties style:font-name="Taamey Ashkenaz" style:font-name-complex="Taamey Ashkenaz" style:font-size-complex="10.5pt"/>
    </style:style>
    <style:style style:name="T840" style:parent-style-name="DefaultParagraphFont" style:family="text">
      <style:text-properties style:font-name="Taamey Ashkenaz" style:font-name-complex="Taamey Ashkenaz" style:font-size-complex="10.5pt"/>
    </style:style>
    <style:style style:name="T841" style:parent-style-name="DefaultParagraphFont" style:family="text">
      <style:text-properties style:font-name="Taamey Ashkenaz" style:font-name-complex="Taamey Ashkenaz" style:font-size-complex="10.5pt"/>
    </style:style>
    <style:style style:name="T842" style:parent-style-name="DefaultParagraphFont" style:family="text">
      <style:text-properties style:font-name="Taamey Ashkenaz" style:font-name-complex="Taamey Ashkenaz" style:font-size-complex="10.5pt"/>
    </style:style>
    <style:style style:name="T843" style:parent-style-name="DefaultParagraphFont" style:family="text">
      <style:text-properties style:font-name="Taamey Ashkenaz" style:font-name-complex="Taamey Ashkenaz" style:font-size-complex="10.5pt"/>
    </style:style>
    <style:style style:name="P844" style:parent-style-name="Textbody" style:family="paragraph">
      <style:paragraph-properties fo:text-align="start" style:writing-mode="rl-tb" fo:margin-bottom="0.0576in"/>
    </style:style>
    <style:style style:name="T845" style:parent-style-name="DefaultParagraphFont" style:family="text">
      <style:text-properties style:font-name="Taamey Ashkenaz" style:font-name-complex="Taamey Ashkenaz" style:font-size-complex="10.5pt"/>
    </style:style>
    <style:style style:name="T846" style:parent-style-name="DefaultParagraphFont" style:family="text">
      <style:text-properties style:font-name="Taamey Ashkenaz" style:font-name-complex="Taamey Ashkenaz" style:font-size-complex="10.5pt"/>
    </style:style>
    <style:style style:name="T847" style:parent-style-name="DefaultParagraphFont" style:family="text">
      <style:text-properties style:font-name="Taamey Ashkenaz" style:font-name-complex="Taamey Ashkenaz" style:font-size-complex="10.5pt"/>
    </style:style>
    <style:style style:name="P848" style:parent-style-name="Textbody" style:family="paragraph">
      <style:paragraph-properties fo:text-align="start" style:writing-mode="rl-tb" fo:margin-bottom="0.0576in"/>
    </style:style>
    <style:style style:name="T849" style:parent-style-name="DefaultParagraphFont" style:family="text">
      <style:text-properties style:font-name="Taamey Ashkenaz" style:font-name-complex="Taamey Ashkenaz" style:font-size-complex="10.5pt"/>
    </style:style>
    <style:style style:name="P850" style:parent-style-name="Textbody" style:family="paragraph">
      <style:paragraph-properties fo:text-align="start" style:writing-mode="rl-tb" fo:margin-bottom="0.0576in"/>
    </style:style>
    <style:style style:name="T851" style:parent-style-name="DefaultParagraphFont" style:family="text">
      <style:text-properties style:font-name="Taamey Ashkenaz" style:font-name-complex="Taamey Ashkenaz" style:font-size-complex="10.5pt"/>
    </style:style>
    <style:style style:name="T852" style:parent-style-name="DefaultParagraphFont" style:family="text">
      <style:text-properties style:font-name="Taamey Ashkenaz" style:font-name-complex="Taamey Ashkenaz" style:font-size-complex="10.5pt"/>
    </style:style>
    <style:style style:name="T853" style:parent-style-name="DefaultParagraphFont" style:family="text">
      <style:text-properties style:font-name="Taamey Ashkenaz" style:font-name-complex="Taamey Ashkenaz" style:font-size-complex="10.5pt"/>
    </style:style>
    <style:style style:name="T854" style:parent-style-name="DefaultParagraphFont" style:family="text">
      <style:text-properties style:font-name="Taamey Ashkenaz" style:font-name-complex="Taamey Ashkenaz" style:font-size-complex="10.5pt"/>
    </style:style>
    <style:style style:name="T855" style:parent-style-name="DefaultParagraphFont" style:family="text">
      <style:text-properties style:font-name="Taamey Ashkenaz" style:font-name-complex="Taamey Ashkenaz" style:font-size-complex="10.5pt"/>
    </style:style>
    <style:style style:name="T856" style:parent-style-name="DefaultParagraphFont" style:family="text">
      <style:text-properties style:font-name="Taamey Ashkenaz" style:font-name-complex="Taamey Ashkenaz" style:font-size-complex="10.5pt"/>
    </style:style>
    <style:style style:name="T857" style:parent-style-name="DefaultParagraphFont" style:family="text">
      <style:text-properties style:font-name="Taamey Ashkenaz" style:font-name-complex="Taamey Ashkenaz" style:font-size-complex="10.5pt"/>
    </style:style>
    <style:style style:name="T858" style:parent-style-name="DefaultParagraphFont" style:family="text">
      <style:text-properties style:font-name="Taamey Ashkenaz" style:font-name-complex="Taamey Ashkenaz" style:font-size-complex="10.5pt"/>
    </style:style>
    <style:style style:name="T859" style:parent-style-name="DefaultParagraphFont" style:family="text">
      <style:text-properties style:font-name="Taamey Ashkenaz" style:font-name-complex="Taamey Ashkenaz" style:font-size-complex="10.5pt"/>
    </style:style>
    <style:style style:name="T860" style:parent-style-name="DefaultParagraphFont" style:family="text">
      <style:text-properties style:font-name="Taamey Ashkenaz" style:font-name-complex="Taamey Ashkenaz" style:font-size-complex="10.5pt"/>
    </style:style>
    <style:style style:name="T861" style:parent-style-name="DefaultParagraphFont" style:family="text">
      <style:text-properties style:font-name="Taamey Ashkenaz" style:font-name-complex="Taamey Ashkenaz" style:font-size-complex="10.5pt"/>
    </style:style>
    <style:style style:name="T862" style:parent-style-name="DefaultParagraphFont" style:family="text">
      <style:text-properties style:font-name="Taamey Ashkenaz" style:font-name-complex="Taamey Ashkenaz" style:font-size-complex="10.5pt"/>
    </style:style>
    <style:style style:name="T863" style:parent-style-name="DefaultParagraphFont" style:family="text">
      <style:text-properties style:font-name="Taamey Ashkenaz" style:font-name-complex="Taamey Ashkenaz" style:font-size-complex="10.5pt"/>
    </style:style>
    <style:style style:name="T864" style:parent-style-name="DefaultParagraphFont" style:family="text">
      <style:text-properties style:font-name="Taamey Ashkenaz" style:font-name-complex="Taamey Ashkenaz" style:font-size-complex="10.5pt"/>
    </style:style>
    <style:style style:name="T865" style:parent-style-name="DefaultParagraphFont" style:family="text">
      <style:text-properties style:font-name="Taamey Ashkenaz" style:font-name-complex="Taamey Ashkenaz" style:font-size-complex="10.5pt"/>
    </style:style>
    <style:style style:name="T866" style:parent-style-name="DefaultParagraphFont" style:family="text">
      <style:text-properties style:font-name="Taamey Ashkenaz" style:font-name-complex="Taamey Ashkenaz" style:font-size-complex="10.5pt"/>
    </style:style>
    <style:style style:name="T867" style:parent-style-name="DefaultParagraphFont" style:family="text">
      <style:text-properties style:font-name="Taamey Ashkenaz" style:font-name-complex="Taamey Ashkenaz" style:font-size-complex="10.5pt"/>
    </style:style>
    <style:style style:name="T868" style:parent-style-name="DefaultParagraphFont" style:family="text">
      <style:text-properties style:font-name="Taamey Ashkenaz" style:font-name-complex="Taamey Ashkenaz" style:font-size-complex="10.5pt"/>
    </style:style>
    <style:style style:name="T869" style:parent-style-name="DefaultParagraphFont" style:family="text">
      <style:text-properties style:font-name="Taamey Ashkenaz" style:font-name-complex="Taamey Ashkenaz" style:font-size-complex="10.5pt"/>
    </style:style>
    <style:style style:name="T870" style:parent-style-name="DefaultParagraphFont" style:family="text">
      <style:text-properties style:font-name="Taamey Ashkenaz" style:font-name-complex="Taamey Ashkenaz" style:font-size-complex="10.5pt"/>
    </style:style>
    <style:style style:name="T871" style:parent-style-name="DefaultParagraphFont" style:family="text">
      <style:text-properties style:font-name="Taamey Ashkenaz" style:font-name-complex="Taamey Ashkenaz" style:font-size-complex="10.5pt"/>
    </style:style>
    <style:style style:name="T872" style:parent-style-name="DefaultParagraphFont" style:family="text">
      <style:text-properties style:font-name="Taamey Ashkenaz" style:font-name-complex="Taamey Ashkenaz" style:font-size-complex="10.5pt"/>
    </style:style>
    <style:style style:name="T873" style:parent-style-name="DefaultParagraphFont" style:family="text">
      <style:text-properties style:font-name="Taamey Ashkenaz" style:font-name-complex="Taamey Ashkenaz" style:font-size-complex="10.5pt"/>
    </style:style>
    <style:style style:name="T874" style:parent-style-name="DefaultParagraphFont" style:family="text">
      <style:text-properties style:font-name="Taamey Ashkenaz" style:font-name-complex="Taamey Ashkenaz" style:font-size-complex="10.5pt"/>
    </style:style>
    <style:style style:name="T875" style:parent-style-name="DefaultParagraphFont" style:family="text">
      <style:text-properties style:font-name="Taamey Ashkenaz" style:font-name-complex="Taamey Ashkenaz" style:font-size-complex="10.5pt"/>
    </style:style>
    <style:style style:name="T876" style:parent-style-name="DefaultParagraphFont" style:family="text">
      <style:text-properties style:font-name="Taamey Ashkenaz" style:font-name-complex="Taamey Ashkenaz" style:font-size-complex="10.5pt"/>
    </style:style>
    <style:style style:name="T877" style:parent-style-name="DefaultParagraphFont" style:family="text">
      <style:text-properties style:font-name="Taamey Ashkenaz" style:font-name-complex="Taamey Ashkenaz" style:font-size-complex="10.5pt"/>
    </style:style>
    <style:style style:name="T878" style:parent-style-name="DefaultParagraphFont" style:family="text">
      <style:text-properties style:font-name="Taamey Ashkenaz" style:font-name-complex="Taamey Ashkenaz" style:font-size-complex="10.5pt"/>
    </style:style>
    <style:style style:name="P879" style:parent-style-name="NormalWeb" style:family="paragraph">
      <style:paragraph-properties style:writing-mode="rl-tb"/>
    </style:style>
    <style:style style:name="T880" style:parent-style-name="DefaultParagraphFont" style:family="text">
      <style:text-properties style:font-name="Taamey Ashkenaz" style:font-name-complex="Taamey Ashkenaz" fo:font-size="10.5pt" style:font-size-asian="10.5pt" style:font-size-complex="10.5pt"/>
    </style:style>
    <style:style style:name="T881" style:parent-style-name="DefaultParagraphFont" style:family="text">
      <style:text-properties style:font-name="Taamey Ashkenaz" style:font-name-complex="Taamey Ashkenaz" fo:font-size="10.5pt" style:font-size-asian="10.5pt" style:font-size-complex="10.5pt"/>
    </style:style>
    <style:style style:name="T882" style:parent-style-name="DefaultParagraphFont" style:family="text">
      <style:text-properties style:font-name="Taamey Ashkenaz" style:font-name-complex="Taamey Ashkenaz" fo:font-size="10.5pt" style:font-size-asian="10.5pt" style:font-size-complex="10.5pt"/>
    </style:style>
    <style:style style:name="T883" style:parent-style-name="DefaultParagraphFont" style:family="text">
      <style:text-properties style:font-name="Taamey Ashkenaz" style:font-name-complex="Taamey Ashkenaz" fo:font-size="10.5pt" style:font-size-asian="10.5pt" style:font-size-complex="10.5pt"/>
    </style:style>
    <style:style style:name="T884" style:parent-style-name="DefaultParagraphFont" style:family="text">
      <style:text-properties style:font-name="Taamey Ashkenaz" style:font-name-complex="Taamey Ashkenaz" fo:font-size="10.5pt" style:font-size-asian="10.5pt" style:font-size-complex="10.5pt"/>
    </style:style>
    <style:style style:name="T885" style:parent-style-name="DefaultParagraphFont" style:family="text">
      <style:text-properties style:font-name="Taamey Ashkenaz" style:font-name-complex="Taamey Ashkenaz" fo:font-size="10.5pt" style:font-size-asian="10.5pt" style:font-size-complex="10.5pt"/>
    </style:style>
    <style:style style:name="T886" style:parent-style-name="DefaultParagraphFont" style:family="text">
      <style:text-properties style:font-name="Taamey Ashkenaz" style:font-name-complex="Taamey Ashkenaz" fo:font-size="10.5pt" style:font-size-asian="10.5pt" style:font-size-complex="10.5pt"/>
    </style:style>
    <style:style style:name="T887" style:parent-style-name="DefaultParagraphFont" style:family="text">
      <style:text-properties style:font-name="Taamey Ashkenaz" style:font-name-complex="Taamey Ashkenaz" fo:font-size="10.5pt" style:font-size-asian="10.5pt" style:font-size-complex="10.5pt"/>
    </style:style>
    <style:style style:name="T888" style:parent-style-name="DefaultParagraphFont" style:family="text">
      <style:text-properties style:font-name="Taamey Ashkenaz" style:font-name-complex="Taamey Ashkenaz" fo:font-size="10.5pt" style:font-size-asian="10.5pt" style:font-size-complex="10.5pt"/>
    </style:style>
    <style:style style:name="T889" style:parent-style-name="DefaultParagraphFont" style:family="text">
      <style:text-properties style:font-name="Taamey Ashkenaz" style:font-name-complex="Taamey Ashkenaz" fo:font-size="10.5pt" style:font-size-asian="10.5pt" style:font-size-complex="10.5pt"/>
    </style:style>
    <style:style style:name="T890" style:parent-style-name="DefaultParagraphFont" style:family="text">
      <style:text-properties style:font-name="Taamey Ashkenaz" style:font-name-complex="Taamey Ashkenaz" fo:font-size="10.5pt" style:font-size-asian="10.5pt" style:font-size-complex="10.5pt"/>
    </style:style>
    <style:style style:name="T891" style:parent-style-name="DefaultParagraphFont" style:family="text">
      <style:text-properties style:font-name="Taamey Ashkenaz" style:font-name-complex="Taamey Ashkenaz" fo:font-size="10.5pt" style:font-size-asian="10.5pt" style:font-size-complex="10.5pt"/>
    </style:style>
    <style:style style:name="T892" style:parent-style-name="DefaultParagraphFont" style:family="text">
      <style:text-properties style:font-name="Taamey Ashkenaz" style:font-name-complex="Taamey Ashkenaz" fo:font-size="10.5pt" style:font-size-asian="10.5pt" style:font-size-complex="10.5pt"/>
    </style:style>
    <style:style style:name="T893" style:parent-style-name="DefaultParagraphFont" style:family="text">
      <style:text-properties style:font-name="Taamey Ashkenaz" style:font-name-complex="Taamey Ashkenaz" fo:font-size="10.5pt" style:font-size-asian="10.5pt" style:font-size-complex="10.5pt"/>
    </style:style>
    <style:style style:name="T894" style:parent-style-name="DefaultParagraphFont" style:family="text">
      <style:text-properties style:font-name="Taamey Ashkenaz" style:font-name-complex="Taamey Ashkenaz" fo:font-size="10.5pt" style:font-size-asian="10.5pt" style:font-size-complex="10.5pt"/>
    </style:style>
    <style:style style:name="T895" style:parent-style-name="DefaultParagraphFont" style:family="text">
      <style:text-properties style:font-name="Taamey Ashkenaz" style:font-name-complex="Taamey Ashkenaz" fo:font-size="10.5pt" style:font-size-asian="10.5pt" style:font-size-complex="10.5pt"/>
    </style:style>
    <style:style style:name="T896" style:parent-style-name="DefaultParagraphFont" style:family="text">
      <style:text-properties style:font-name="Taamey Ashkenaz" style:font-name-complex="Taamey Ashkenaz" fo:font-size="10.5pt" style:font-size-asian="10.5pt" style:font-size-complex="10.5pt"/>
    </style:style>
    <style:style style:name="T897" style:parent-style-name="DefaultParagraphFont" style:family="text">
      <style:text-properties style:font-name="Taamey Ashkenaz" style:font-name-complex="Taamey Ashkenaz" fo:font-size="10.5pt" style:font-size-asian="10.5pt" style:font-size-complex="10.5pt"/>
    </style:style>
    <style:style style:name="T898" style:parent-style-name="DefaultParagraphFont" style:family="text">
      <style:text-properties style:font-name="Taamey Ashkenaz" style:font-name-complex="Taamey Ashkenaz" fo:font-size="10.5pt" style:font-size-asian="10.5pt" style:font-size-complex="10.5pt"/>
    </style:style>
    <style:style style:name="T899" style:parent-style-name="DefaultParagraphFont" style:family="text">
      <style:text-properties style:font-name="Taamey Ashkenaz" style:font-name-complex="Taamey Ashkenaz" fo:font-size="10.5pt" style:font-size-asian="10.5pt" style:font-size-complex="10.5pt"/>
    </style:style>
    <style:style style:name="T900" style:parent-style-name="DefaultParagraphFont" style:family="text">
      <style:text-properties style:font-name="Taamey Ashkenaz" style:font-name-complex="Taamey Ashkenaz" fo:font-size="10.5pt" style:font-size-asian="10.5pt" style:font-size-complex="10.5pt"/>
    </style:style>
    <style:style style:name="T901" style:parent-style-name="DefaultParagraphFont" style:family="text">
      <style:text-properties style:font-name="Taamey Ashkenaz" style:font-name-complex="Taamey Ashkenaz" fo:font-size="10.5pt" style:font-size-asian="10.5pt" style:font-size-complex="10.5pt"/>
    </style:style>
    <style:style style:name="T902" style:parent-style-name="DefaultParagraphFont" style:family="text">
      <style:text-properties style:font-name="Taamey Ashkenaz" style:font-name-complex="Taamey Ashkenaz" fo:font-size="10.5pt" style:font-size-asian="10.5pt" style:font-size-complex="10.5pt"/>
    </style:style>
    <style:style style:name="T903" style:parent-style-name="DefaultParagraphFont" style:family="text">
      <style:text-properties style:font-name="Taamey Ashkenaz" style:font-name-complex="Taamey Ashkenaz" fo:font-size="10.5pt" style:font-size-asian="10.5pt" style:font-size-complex="10.5pt"/>
    </style:style>
    <style:style style:name="T904" style:parent-style-name="DefaultParagraphFont" style:family="text">
      <style:text-properties style:font-name="Taamey Ashkenaz" style:font-name-complex="Taamey Ashkenaz" fo:font-size="10.5pt" style:font-size-asian="10.5pt" style:font-size-complex="10.5pt"/>
    </style:style>
    <style:style style:name="T905" style:parent-style-name="DefaultParagraphFont" style:family="text">
      <style:text-properties style:font-name="Taamey Ashkenaz" style:font-name-complex="Taamey Ashkenaz" fo:font-size="10.5pt" style:font-size-asian="10.5pt" style:font-size-complex="10.5pt"/>
    </style:style>
    <style:style style:name="T906" style:parent-style-name="DefaultParagraphFont" style:family="text">
      <style:text-properties style:font-name="Taamey Ashkenaz" style:font-name-complex="Taamey Ashkenaz" fo:font-size="10.5pt" style:font-size-asian="10.5pt" style:font-size-complex="10.5pt"/>
    </style:style>
    <style:style style:name="T907" style:parent-style-name="DefaultParagraphFont" style:family="text">
      <style:text-properties style:font-name="Taamey Ashkenaz" style:font-name-complex="Taamey Ashkenaz" fo:font-size="10.5pt" style:font-size-asian="10.5pt" style:font-size-complex="10.5pt"/>
    </style:style>
    <style:style style:name="T908" style:parent-style-name="DefaultParagraphFont" style:family="text">
      <style:text-properties style:font-name="Taamey Ashkenaz" style:font-name-complex="Taamey Ashkenaz" fo:font-size="10.5pt" style:font-size-asian="10.5pt" style:font-size-complex="10.5pt"/>
    </style:style>
    <style:style style:name="T909" style:parent-style-name="DefaultParagraphFont" style:family="text">
      <style:text-properties style:font-name="Taamey Ashkenaz" style:font-name-complex="Taamey Ashkenaz" fo:font-size="10.5pt" style:font-size-asian="10.5pt" style:font-size-complex="10.5pt"/>
    </style:style>
    <style:style style:name="T910" style:parent-style-name="DefaultParagraphFont" style:family="text">
      <style:text-properties style:font-name="Taamey Ashkenaz" style:font-name-complex="Taamey Ashkenaz" fo:font-size="10.5pt" style:font-size-asian="10.5pt" style:font-size-complex="10.5pt"/>
    </style:style>
    <style:style style:name="T911" style:parent-style-name="DefaultParagraphFont" style:family="text">
      <style:text-properties style:font-name="Taamey Ashkenaz" style:font-name-complex="Taamey Ashkenaz" fo:font-size="10.5pt" style:font-size-asian="10.5pt" style:font-size-complex="10.5pt"/>
    </style:style>
    <style:style style:name="T912" style:parent-style-name="DefaultParagraphFont" style:family="text">
      <style:text-properties style:font-name="Taamey Ashkenaz" style:font-name-complex="Taamey Ashkenaz" fo:font-size="10.5pt" style:font-size-asian="10.5pt" style:font-size-complex="10.5pt"/>
    </style:style>
    <style:style style:name="T913" style:parent-style-name="DefaultParagraphFont" style:family="text">
      <style:text-properties style:font-name="Taamey Ashkenaz" style:font-name-complex="Taamey Ashkenaz" fo:font-size="10.5pt" style:font-size-asian="10.5pt" style:font-size-complex="10.5pt"/>
    </style:style>
    <style:style style:name="T914" style:parent-style-name="DefaultParagraphFont" style:family="text">
      <style:text-properties style:font-name="Taamey Ashkenaz" style:font-name-complex="Taamey Ashkenaz" fo:font-size="10.5pt" style:font-size-asian="10.5pt" style:font-size-complex="10.5pt"/>
    </style:style>
    <style:style style:name="T915" style:parent-style-name="DefaultParagraphFont" style:family="text">
      <style:text-properties style:font-name="Taamey Ashkenaz" style:font-name-complex="Taamey Ashkenaz" fo:font-size="10.5pt" style:font-size-asian="10.5pt" style:font-size-complex="10.5pt"/>
    </style:style>
    <style:style style:name="T916" style:parent-style-name="DefaultParagraphFont" style:family="text">
      <style:text-properties style:font-name="Taamey Ashkenaz" style:font-name-complex="Taamey Ashkenaz" fo:font-size="10.5pt" style:font-size-asian="10.5pt" style:font-size-complex="10.5pt"/>
    </style:style>
    <style:style style:name="T917" style:parent-style-name="DefaultParagraphFont" style:family="text">
      <style:text-properties style:font-name="Taamey Ashkenaz" style:font-name-complex="Taamey Ashkenaz" fo:font-size="10.5pt" style:font-size-asian="10.5pt" style:font-size-complex="10.5pt"/>
    </style:style>
    <style:style style:name="T918" style:parent-style-name="DefaultParagraphFont" style:family="text">
      <style:text-properties style:font-name="Taamey Ashkenaz" style:font-name-complex="Taamey Ashkenaz" fo:font-size="10.5pt" style:font-size-asian="10.5pt" style:font-size-complex="10.5pt"/>
    </style:style>
    <style:style style:name="T919" style:parent-style-name="DefaultParagraphFont" style:family="text">
      <style:text-properties style:font-name="Taamey Ashkenaz" style:font-name-complex="Taamey Ashkenaz" fo:font-size="10.5pt" style:font-size-asian="10.5pt" style:font-size-complex="10.5pt"/>
    </style:style>
    <style:style style:name="T920" style:parent-style-name="DefaultParagraphFont" style:family="text">
      <style:text-properties style:font-name="Taamey Ashkenaz" style:font-name-complex="Taamey Ashkenaz" fo:font-size="10.5pt" style:font-size-asian="10.5pt" style:font-size-complex="10.5pt"/>
    </style:style>
    <style:style style:name="P921" style:parent-style-name="Textbody" style:family="paragraph">
      <style:paragraph-properties fo:text-align="start" style:writing-mode="rl-tb" fo:margin-bottom="0.0576in"/>
    </style:style>
    <style:style style:name="T922" style:parent-style-name="DefaultParagraphFont" style:family="text">
      <style:text-properties style:font-name="Taamey Ashkenaz" style:font-name-complex="Taamey Ashkenaz" style:font-size-complex="10.5pt"/>
    </style:style>
    <style:style style:name="T923" style:parent-style-name="DefaultParagraphFont" style:family="text">
      <style:text-properties style:font-name="Taamey Ashkenaz" style:font-name-complex="Taamey Ashkenaz" style:font-size-complex="10.5pt"/>
    </style:style>
    <style:style style:name="T924" style:parent-style-name="DefaultParagraphFont" style:family="text">
      <style:text-properties style:font-name="Taamey Ashkenaz" style:font-name-complex="Taamey Ashkenaz" style:font-size-complex="10.5pt"/>
    </style:style>
    <style:style style:name="T925" style:parent-style-name="DefaultParagraphFont" style:family="text">
      <style:text-properties style:font-name="Taamey Ashkenaz" style:font-name-complex="Taamey Ashkenaz" style:font-size-complex="10.5pt"/>
    </style:style>
    <style:style style:name="T926" style:parent-style-name="DefaultParagraphFont" style:family="text">
      <style:text-properties style:font-name="Taamey Ashkenaz" style:font-name-complex="Taamey Ashkenaz" style:font-size-complex="10.5pt"/>
    </style:style>
    <style:style style:name="T927" style:parent-style-name="DefaultParagraphFont" style:family="text">
      <style:text-properties style:font-name="Taamey Ashkenaz" style:font-name-complex="Taamey Ashkenaz" style:font-size-complex="10.5pt"/>
    </style:style>
    <style:style style:name="T928" style:parent-style-name="DefaultParagraphFont" style:family="text">
      <style:text-properties style:font-name="Taamey Ashkenaz" style:font-name-complex="Taamey Ashkenaz" style:font-size-complex="10.5pt"/>
    </style:style>
    <style:style style:name="P929" style:parent-style-name="Textbody" style:family="paragraph">
      <style:paragraph-properties fo:text-align="start" style:writing-mode="rl-tb" fo:margin-bottom="0.0576in"/>
    </style:style>
    <style:style style:name="T930" style:parent-style-name="DefaultParagraphFont" style:family="text">
      <style:text-properties style:font-name="Taamey Ashkenaz" style:font-name-complex="Taamey Ashkenaz" style:font-size-complex="10.5pt"/>
    </style:style>
    <style:style style:name="T931" style:parent-style-name="DefaultParagraphFont" style:family="text">
      <style:text-properties style:font-name="Taamey Ashkenaz" style:font-name-complex="Taamey Ashkenaz" style:font-size-complex="10.5pt"/>
    </style:style>
    <style:style style:name="T932" style:parent-style-name="DefaultParagraphFont" style:family="text">
      <style:text-properties style:font-name="Taamey Ashkenaz" style:font-name-complex="Taamey Ashkenaz" style:font-size-complex="10.5pt"/>
    </style:style>
    <style:style style:name="T933" style:parent-style-name="DefaultParagraphFont" style:family="text">
      <style:text-properties style:font-name="Taamey Ashkenaz" style:font-name-complex="Taamey Ashkenaz" style:font-size-complex="10.5pt"/>
    </style:style>
    <style:style style:name="T934" style:parent-style-name="DefaultParagraphFont" style:family="text">
      <style:text-properties style:font-name="Taamey Ashkenaz" style:font-name-complex="Taamey Ashkenaz" style:font-size-complex="10.5pt"/>
    </style:style>
    <style:style style:name="T935" style:parent-style-name="DefaultParagraphFont" style:family="text">
      <style:text-properties style:font-name="Taamey Ashkenaz" style:font-name-complex="Taamey Ashkenaz" style:font-size-complex="10.5pt"/>
    </style:style>
    <style:style style:name="T936" style:parent-style-name="DefaultParagraphFont" style:family="text">
      <style:text-properties style:font-name="Taamey Ashkenaz" style:font-name-complex="Taamey Ashkenaz" style:font-size-complex="10.5pt"/>
    </style:style>
    <style:style style:name="T937" style:parent-style-name="DefaultParagraphFont" style:family="text">
      <style:text-properties style:font-name="Taamey Ashkenaz" style:font-name-complex="Taamey Ashkenaz" style:font-size-complex="10.5pt"/>
    </style:style>
    <style:style style:name="T938" style:parent-style-name="DefaultParagraphFont" style:family="text">
      <style:text-properties style:font-name="Taamey Ashkenaz" style:font-name-complex="Taamey Ashkenaz" style:font-size-complex="10.5pt"/>
    </style:style>
    <style:style style:name="T939" style:parent-style-name="DefaultParagraphFont" style:family="text">
      <style:text-properties style:font-name="Taamey Ashkenaz" style:font-name-complex="Taamey Ashkenaz" style:font-size-complex="10.5pt"/>
    </style:style>
    <style:style style:name="T940" style:parent-style-name="DefaultParagraphFont" style:family="text">
      <style:text-properties style:font-name="Taamey Ashkenaz" style:font-name-complex="Taamey Ashkenaz" style:font-size-complex="10.5pt"/>
    </style:style>
    <style:style style:name="T941" style:parent-style-name="DefaultParagraphFont" style:family="text">
      <style:text-properties style:font-name="Taamey Ashkenaz" style:font-name-complex="Taamey Ashkenaz" style:font-size-complex="10.5pt"/>
    </style:style>
    <style:style style:name="T942" style:parent-style-name="DefaultParagraphFont" style:family="text">
      <style:text-properties style:font-name="Taamey Ashkenaz" style:font-name-complex="Taamey Ashkenaz" style:font-size-complex="10.5pt"/>
    </style:style>
    <style:style style:name="T943" style:parent-style-name="DefaultParagraphFont" style:family="text">
      <style:text-properties style:font-name="Taamey Ashkenaz" style:font-name-complex="Taamey Ashkenaz" style:font-size-complex="10.5pt"/>
    </style:style>
    <style:style style:name="T944" style:parent-style-name="DefaultParagraphFont" style:family="text">
      <style:text-properties style:font-name="Taamey Ashkenaz" style:font-name-complex="Taamey Ashkenaz" style:font-size-complex="10.5pt"/>
    </style:style>
    <style:style style:name="T945" style:parent-style-name="DefaultParagraphFont" style:family="text">
      <style:text-properties style:font-name="Taamey Ashkenaz" style:font-name-complex="Taamey Ashkenaz" style:font-size-complex="10.5pt"/>
    </style:style>
    <style:style style:name="T946" style:parent-style-name="DefaultParagraphFont" style:family="text">
      <style:text-properties style:font-name="Taamey Ashkenaz" style:font-name-complex="Taamey Ashkenaz" style:font-size-complex="10.5pt"/>
    </style:style>
    <style:style style:name="T947" style:parent-style-name="DefaultParagraphFont" style:family="text">
      <style:text-properties style:font-name="Taamey Ashkenaz" style:font-name-complex="Taamey Ashkenaz" style:font-size-complex="10.5pt"/>
    </style:style>
    <style:style style:name="T948" style:parent-style-name="DefaultParagraphFont" style:family="text">
      <style:text-properties style:font-name="Taamey Ashkenaz" style:font-name-complex="Taamey Ashkenaz" style:font-size-complex="10.5pt"/>
    </style:style>
    <style:style style:name="T949" style:parent-style-name="DefaultParagraphFont" style:family="text">
      <style:text-properties style:font-name="Taamey Ashkenaz" style:font-name-complex="Taamey Ashkenaz" style:font-size-complex="10.5pt"/>
    </style:style>
    <style:style style:name="P950" style:parent-style-name="Textbody" style:family="paragraph">
      <style:paragraph-properties fo:text-align="start" style:writing-mode="rl-tb" fo:margin-bottom="0.0576in"/>
    </style:style>
    <style:style style:name="T951" style:parent-style-name="DefaultParagraphFont" style:family="text">
      <style:text-properties style:font-name="Taamey Ashkenaz" style:font-name-complex="Taamey Ashkenaz" style:font-size-complex="10.5pt"/>
    </style:style>
    <style:style style:name="T952" style:parent-style-name="DefaultParagraphFont" style:family="text">
      <style:text-properties style:font-name="Taamey Ashkenaz" style:font-name-complex="Taamey Ashkenaz" style:font-size-complex="10.5pt"/>
    </style:style>
    <style:style style:name="T953" style:parent-style-name="DefaultParagraphFont" style:family="text">
      <style:text-properties style:font-name="Taamey Ashkenaz" style:font-name-complex="Taamey Ashkenaz" style:font-size-complex="10.5pt"/>
    </style:style>
    <style:style style:name="T954" style:parent-style-name="DefaultParagraphFont" style:family="text">
      <style:text-properties style:font-name="Taamey Ashkenaz" style:font-name-complex="Taamey Ashkenaz" style:font-size-complex="10.5pt"/>
    </style:style>
    <style:style style:name="T955" style:parent-style-name="DefaultParagraphFont" style:family="text">
      <style:text-properties style:font-name="Taamey Ashkenaz" style:font-name-complex="Taamey Ashkenaz" style:font-size-complex="10.5pt"/>
    </style:style>
    <style:style style:name="T956" style:parent-style-name="DefaultParagraphFont" style:family="text">
      <style:text-properties style:font-name="Taamey Ashkenaz" style:font-name-complex="Taamey Ashkenaz" style:font-size-complex="10.5pt"/>
    </style:style>
    <style:style style:name="T957" style:parent-style-name="DefaultParagraphFont" style:family="text">
      <style:text-properties style:font-name="Taamey Ashkenaz" style:font-name-complex="Taamey Ashkenaz" style:font-size-complex="10.5pt"/>
    </style:style>
    <style:style style:name="T958" style:parent-style-name="DefaultParagraphFont" style:family="text">
      <style:text-properties style:font-name="Taamey Ashkenaz" style:font-name-complex="Taamey Ashkenaz" style:font-size-complex="10.5pt"/>
    </style:style>
    <style:style style:name="T959" style:parent-style-name="DefaultParagraphFont" style:family="text">
      <style:text-properties style:font-name="Taamey Ashkenaz" style:font-name-complex="Taamey Ashkenaz" style:font-size-complex="10.5pt"/>
    </style:style>
    <style:style style:name="T960" style:parent-style-name="DefaultParagraphFont" style:family="text">
      <style:text-properties style:font-name="Taamey Ashkenaz" style:font-name-complex="Taamey Ashkenaz" style:font-size-complex="10.5pt"/>
    </style:style>
    <style:style style:name="T961" style:parent-style-name="DefaultParagraphFont" style:family="text">
      <style:text-properties style:font-name="Taamey Ashkenaz" style:font-name-complex="Taamey Ashkenaz" style:font-size-complex="10.5pt"/>
    </style:style>
    <style:style style:name="T962" style:parent-style-name="DefaultParagraphFont" style:family="text">
      <style:text-properties style:font-name="Taamey Ashkenaz" style:font-name-complex="Taamey Ashkenaz" style:font-size-complex="10.5pt"/>
    </style:style>
    <style:style style:name="T963" style:parent-style-name="DefaultParagraphFont" style:family="text">
      <style:text-properties style:font-name="Taamey Ashkenaz" style:font-name-complex="Taamey Ashkenaz" style:font-size-complex="10.5pt"/>
    </style:style>
    <style:style style:name="T964" style:parent-style-name="DefaultParagraphFont" style:family="text">
      <style:text-properties style:font-name="Taamey Ashkenaz" style:font-name-complex="Taamey Ashkenaz" style:font-size-complex="10.5pt"/>
    </style:style>
    <style:style style:name="P965" style:parent-style-name="Textbody" style:family="paragraph">
      <style:paragraph-properties fo:text-align="center" fo:margin-bottom="0.0576in"/>
      <style:text-properties style:font-name="Taamey Ashkenaz" style:font-name-complex="Taamey Ashkenaz" style:font-size-complex="10.5pt"/>
    </style:style>
    <style:style style:name="P966" style:parent-style-name="Textbody" style:family="paragraph">
      <style:paragraph-properties fo:text-align="start" style:writing-mode="rl-tb" fo:margin-bottom="0.0576in"/>
    </style:style>
    <style:style style:name="T967" style:parent-style-name="DefaultParagraphFont" style:family="text">
      <style:text-properties style:font-name="Taamey Ashkenaz" style:font-name-complex="Taamey Ashkenaz" style:font-size-complex="10.5pt"/>
    </style:style>
    <style:style style:name="T968" style:parent-style-name="DefaultParagraphFont" style:family="text">
      <style:text-properties style:font-name="Taamey Ashkenaz" style:font-name-complex="Taamey Ashkenaz" style:font-size-complex="10.5pt"/>
    </style:style>
    <style:style style:name="T969" style:parent-style-name="DefaultParagraphFont" style:family="text">
      <style:text-properties style:font-name="Taamey Ashkenaz" style:font-name-complex="Taamey Ashkenaz" style:font-size-complex="10.5pt"/>
    </style:style>
    <style:style style:name="T970" style:parent-style-name="DefaultParagraphFont" style:family="text">
      <style:text-properties style:font-name="Taamey Ashkenaz" style:font-name-complex="Taamey Ashkenaz" style:font-size-complex="10.5pt"/>
    </style:style>
    <style:style style:name="T971" style:parent-style-name="DefaultParagraphFont" style:family="text">
      <style:text-properties style:font-name="Taamey Ashkenaz" style:font-name-complex="Taamey Ashkenaz" style:font-size-complex="10.5pt"/>
    </style:style>
    <style:style style:name="T972" style:parent-style-name="DefaultParagraphFont" style:family="text">
      <style:text-properties style:font-name="Taamey Ashkenaz" style:font-name-complex="Taamey Ashkenaz" style:font-size-complex="10.5pt"/>
    </style:style>
    <style:style style:name="T973" style:parent-style-name="DefaultParagraphFont" style:family="text">
      <style:text-properties style:font-name="Taamey Ashkenaz" style:font-name-complex="Taamey Ashkenaz" style:font-size-complex="10.5pt"/>
    </style:style>
    <style:style style:name="P974" style:parent-style-name="Textbody" style:family="paragraph">
      <style:paragraph-properties fo:text-align="start" style:writing-mode="rl-tb" fo:margin-bottom="0.0576in"/>
    </style:style>
    <style:style style:name="T975" style:parent-style-name="DefaultParagraphFont" style:family="text">
      <style:text-properties style:font-name="Taamey Ashkenaz" style:font-name-complex="Taamey Ashkenaz" style:font-size-complex="10.5pt"/>
    </style:style>
    <style:style style:name="T976" style:parent-style-name="DefaultParagraphFont" style:family="text">
      <style:text-properties style:font-name="Taamey Ashkenaz" style:font-name-complex="Taamey Ashkenaz" style:font-size-complex="10.5pt"/>
    </style:style>
    <style:style style:name="T977" style:parent-style-name="DefaultParagraphFont" style:family="text">
      <style:text-properties style:font-name="Taamey Ashkenaz" style:font-name-complex="Taamey Ashkenaz" style:font-size-complex="10.5pt"/>
    </style:style>
    <style:style style:name="T978" style:parent-style-name="DefaultParagraphFont" style:family="text">
      <style:text-properties style:font-name="Taamey Ashkenaz" style:font-name-complex="Taamey Ashkenaz" style:font-size-complex="10.5pt"/>
    </style:style>
    <style:style style:name="T979" style:parent-style-name="DefaultParagraphFont" style:family="text">
      <style:text-properties style:font-name="Taamey Ashkenaz" style:font-name-complex="Taamey Ashkenaz" style:font-size-complex="10.5pt"/>
    </style:style>
    <style:style style:name="T980" style:parent-style-name="DefaultParagraphFont" style:family="text">
      <style:text-properties style:font-name="Taamey Ashkenaz" style:font-name-complex="Taamey Ashkenaz" style:font-size-complex="10.5pt"/>
    </style:style>
    <style:style style:name="P981" style:parent-style-name="Textbody" style:family="paragraph">
      <style:paragraph-properties fo:text-align="start" style:writing-mode="rl-tb" fo:margin-bottom="0.0576in"/>
    </style:style>
    <style:style style:name="T982" style:parent-style-name="DefaultParagraphFont" style:family="text">
      <style:text-properties style:font-name="Taamey Ashkenaz" style:font-name-complex="Taamey Ashkenaz" style:font-size-complex="10.5pt"/>
    </style:style>
    <style:style style:name="T983" style:parent-style-name="DefaultParagraphFont" style:family="text">
      <style:text-properties style:font-name="Taamey Ashkenaz" style:font-name-complex="Taamey Ashkenaz" style:font-size-complex="10.5pt"/>
    </style:style>
    <style:style style:name="T984" style:parent-style-name="DefaultParagraphFont" style:family="text">
      <style:text-properties style:font-name="Taamey Ashkenaz" style:font-name-complex="Taamey Ashkenaz" style:font-size-complex="10.5pt"/>
    </style:style>
    <style:style style:name="T985" style:parent-style-name="DefaultParagraphFont" style:family="text">
      <style:text-properties style:font-name="Taamey Ashkenaz" style:font-name-complex="Taamey Ashkenaz" style:font-size-complex="10.5pt"/>
    </style:style>
    <style:style style:name="T986" style:parent-style-name="DefaultParagraphFont" style:family="text">
      <style:text-properties style:font-name="Taamey Ashkenaz" style:font-name-complex="Taamey Ashkenaz" style:font-size-complex="10.5pt"/>
    </style:style>
    <style:style style:name="T987" style:parent-style-name="DefaultParagraphFont" style:family="text">
      <style:text-properties style:font-name="Taamey Ashkenaz" style:font-name-complex="Taamey Ashkenaz" style:font-size-complex="10.5pt"/>
    </style:style>
    <style:style style:name="T988" style:parent-style-name="DefaultParagraphFont" style:family="text">
      <style:text-properties style:font-name="Taamey Ashkenaz" style:font-name-complex="Taamey Ashkenaz" style:font-size-complex="10.5pt"/>
    </style:style>
    <style:style style:name="T989" style:parent-style-name="DefaultParagraphFont" style:family="text">
      <style:text-properties style:font-name="Taamey Ashkenaz" style:font-name-complex="Taamey Ashkenaz" style:font-size-complex="10.5pt"/>
    </style:style>
    <style:style style:name="T990" style:parent-style-name="DefaultParagraphFont" style:family="text">
      <style:text-properties style:font-name="Taamey Ashkenaz" style:font-name-complex="Taamey Ashkenaz" style:font-size-complex="10.5pt"/>
    </style:style>
    <style:style style:name="T991" style:parent-style-name="DefaultParagraphFont" style:family="text">
      <style:text-properties style:font-name="Taamey Ashkenaz" style:font-name-complex="Taamey Ashkenaz" style:font-size-complex="10.5pt"/>
    </style:style>
    <style:style style:name="T992" style:parent-style-name="DefaultParagraphFont" style:family="text">
      <style:text-properties style:font-name="Taamey Ashkenaz" style:font-name-complex="Taamey Ashkenaz" style:font-size-complex="10.5pt"/>
    </style:style>
    <style:style style:name="T993" style:parent-style-name="DefaultParagraphFont" style:family="text">
      <style:text-properties style:font-name="Taamey Ashkenaz" style:font-name-complex="Taamey Ashkenaz" style:font-size-complex="10.5pt"/>
    </style:style>
    <style:style style:name="T994" style:parent-style-name="DefaultParagraphFont" style:family="text">
      <style:text-properties style:font-name="Taamey Ashkenaz" style:font-name-complex="Taamey Ashkenaz" style:font-size-complex="10.5pt"/>
    </style:style>
    <style:style style:name="P995" style:parent-style-name="Textbody" style:family="paragraph">
      <style:paragraph-properties fo:text-align="start" style:writing-mode="rl-tb" fo:margin-bottom="0.0576in"/>
    </style:style>
    <style:style style:name="T996" style:parent-style-name="DefaultParagraphFont" style:family="text">
      <style:text-properties style:font-name="Taamey Ashkenaz" style:font-name-complex="Taamey Ashkenaz" style:font-size-complex="10.5pt"/>
    </style:style>
    <style:style style:name="T997" style:parent-style-name="DefaultParagraphFont" style:family="text">
      <style:text-properties style:font-name="Taamey Ashkenaz" style:font-name-complex="Taamey Ashkenaz" style:font-size-complex="10.5pt"/>
    </style:style>
    <style:style style:name="T998" style:parent-style-name="DefaultParagraphFont" style:family="text">
      <style:text-properties style:font-name="Taamey Ashkenaz" style:font-name-complex="Taamey Ashkenaz" style:font-size-complex="10.5pt"/>
    </style:style>
    <style:style style:name="T999" style:parent-style-name="DefaultParagraphFont" style:family="text">
      <style:text-properties style:font-name="Taamey Ashkenaz" style:font-name-complex="Taamey Ashkenaz" style:font-size-complex="10.5pt"/>
    </style:style>
    <style:style style:name="T1000" style:parent-style-name="DefaultParagraphFont" style:family="text">
      <style:text-properties style:font-name="Taamey Ashkenaz" style:font-name-complex="Taamey Ashkenaz" style:font-size-complex="10.5pt"/>
    </style:style>
    <style:style style:name="P1001" style:parent-style-name="Textbody" style:family="paragraph">
      <style:paragraph-properties fo:text-align="start" style:writing-mode="rl-tb" fo:margin-bottom="0.0576in"/>
    </style:style>
    <style:style style:name="T1002" style:parent-style-name="DefaultParagraphFont" style:family="text">
      <style:text-properties style:font-name="Taamey Ashkenaz" style:font-name-complex="Taamey Ashkenaz" style:font-size-complex="10.5pt"/>
    </style:style>
    <style:style style:name="T1003" style:parent-style-name="DefaultParagraphFont" style:family="text">
      <style:text-properties style:font-name="Taamey Ashkenaz" style:font-name-complex="Taamey Ashkenaz" style:font-size-complex="10.5pt"/>
    </style:style>
    <style:style style:name="T1004" style:parent-style-name="DefaultParagraphFont" style:family="text">
      <style:text-properties style:font-name="Taamey Ashkenaz" style:font-name-complex="Taamey Ashkenaz" style:font-size-complex="10.5pt"/>
    </style:style>
    <style:style style:name="T1005" style:parent-style-name="DefaultParagraphFont" style:family="text">
      <style:text-properties style:font-name="Taamey Ashkenaz" style:font-name-complex="Taamey Ashkenaz" style:font-size-complex="10.5pt"/>
    </style:style>
    <style:style style:name="T1006" style:parent-style-name="DefaultParagraphFont" style:family="text">
      <style:text-properties style:font-name="Taamey Ashkenaz" style:font-name-complex="Taamey Ashkenaz" style:font-size-complex="10.5pt"/>
    </style:style>
    <style:style style:name="T1007" style:parent-style-name="DefaultParagraphFont" style:family="text">
      <style:text-properties style:font-name="Taamey Ashkenaz" style:font-name-complex="Taamey Ashkenaz" style:font-size-complex="10.5pt"/>
    </style:style>
    <style:style style:name="T1008" style:parent-style-name="DefaultParagraphFont" style:family="text">
      <style:text-properties style:font-name="Taamey Ashkenaz" style:font-name-complex="Taamey Ashkenaz" style:font-size-complex="10.5pt"/>
    </style:style>
    <style:style style:name="P1009" style:parent-style-name="Textbody" style:family="paragraph">
      <style:paragraph-properties fo:text-align="start" style:writing-mode="rl-tb" fo:margin-bottom="0.0576in"/>
    </style:style>
    <style:style style:name="T1010" style:parent-style-name="DefaultParagraphFont" style:family="text">
      <style:text-properties style:font-name="Taamey Ashkenaz" style:font-name-complex="Taamey Ashkenaz" style:font-size-complex="10.5pt"/>
    </style:style>
    <style:style style:name="T1011" style:parent-style-name="DefaultParagraphFont" style:family="text">
      <style:text-properties style:font-name="Taamey Ashkenaz" style:font-name-complex="Taamey Ashkenaz" style:font-size-complex="10.5pt"/>
    </style:style>
    <style:style style:name="T1012" style:parent-style-name="DefaultParagraphFont" style:family="text">
      <style:text-properties style:font-name="Taamey Ashkenaz" style:font-name-complex="Taamey Ashkenaz" style:font-size-complex="10.5pt"/>
    </style:style>
    <style:style style:name="T1013" style:parent-style-name="DefaultParagraphFont" style:family="text">
      <style:text-properties style:font-name="Taamey Ashkenaz" style:font-name-complex="Taamey Ashkenaz" style:font-size-complex="10.5pt"/>
    </style:style>
    <style:style style:name="T1014" style:parent-style-name="DefaultParagraphFont" style:family="text">
      <style:text-properties style:font-name="Taamey Ashkenaz" style:font-name-complex="Taamey Ashkenaz" style:font-size-complex="10.5pt"/>
    </style:style>
    <style:style style:name="T1015" style:parent-style-name="DefaultParagraphFont" style:family="text">
      <style:text-properties style:font-name="Taamey Ashkenaz" style:font-name-complex="Taamey Ashkenaz" style:font-size-complex="10.5pt"/>
    </style:style>
    <style:style style:name="T1016" style:parent-style-name="DefaultParagraphFont" style:family="text">
      <style:text-properties style:font-name="Taamey Ashkenaz" style:font-name-complex="Taamey Ashkenaz" style:font-size-complex="10.5pt"/>
    </style:style>
    <style:style style:name="T1017" style:parent-style-name="DefaultParagraphFont" style:family="text">
      <style:text-properties style:font-name="Taamey Ashkenaz" style:font-name-complex="Taamey Ashkenaz" style:font-size-complex="10.5pt"/>
    </style:style>
    <style:style style:name="T1018" style:parent-style-name="DefaultParagraphFont" style:family="text">
      <style:text-properties style:font-name="Taamey Ashkenaz" style:font-name-complex="Taamey Ashkenaz" style:font-size-complex="10.5pt"/>
    </style:style>
    <style:style style:name="T1019" style:parent-style-name="DefaultParagraphFont" style:family="text">
      <style:text-properties style:font-name="Taamey Ashkenaz" style:font-name-complex="Taamey Ashkenaz" style:font-size-complex="10.5pt"/>
    </style:style>
    <style:style style:name="T1020" style:parent-style-name="DefaultParagraphFont" style:family="text">
      <style:text-properties style:font-name="Taamey Ashkenaz" style:font-name-complex="Taamey Ashkenaz" style:font-size-complex="10.5pt"/>
    </style:style>
    <style:style style:name="T1021" style:parent-style-name="DefaultParagraphFont" style:family="text">
      <style:text-properties style:font-name="Taamey Ashkenaz" style:font-name-complex="Taamey Ashkenaz" style:font-size-complex="10.5pt"/>
    </style:style>
    <style:style style:name="T1022" style:parent-style-name="DefaultParagraphFont" style:family="text">
      <style:text-properties style:font-name="Taamey Ashkenaz" style:font-name-complex="Taamey Ashkenaz" style:font-size-complex="10.5pt"/>
    </style:style>
    <style:style style:name="T1023" style:parent-style-name="DefaultParagraphFont" style:family="text">
      <style:text-properties style:font-name="Taamey Ashkenaz" style:font-name-complex="Taamey Ashkenaz" style:font-size-complex="10.5pt"/>
    </style:style>
    <style:style style:name="T1024" style:parent-style-name="DefaultParagraphFont" style:family="text">
      <style:text-properties style:font-name="Taamey Ashkenaz" style:font-name-complex="Taamey Ashkenaz" style:font-size-complex="10.5pt"/>
    </style:style>
    <style:style style:name="T1025" style:parent-style-name="DefaultParagraphFont" style:family="text">
      <style:text-properties style:font-name="Taamey Ashkenaz" style:font-name-complex="Taamey Ashkenaz" style:font-size-complex="10.5pt"/>
    </style:style>
    <style:style style:name="T1026" style:parent-style-name="DefaultParagraphFont" style:family="text">
      <style:text-properties style:font-name="Taamey Ashkenaz" style:font-name-complex="Taamey Ashkenaz" style:font-size-complex="10.5pt"/>
    </style:style>
    <style:style style:name="T1027" style:parent-style-name="DefaultParagraphFont" style:family="text">
      <style:text-properties style:font-name="Taamey Ashkenaz" style:font-name-complex="Taamey Ashkenaz" style:font-size-complex="10.5pt"/>
    </style:style>
    <style:style style:name="T1028" style:parent-style-name="DefaultParagraphFont" style:family="text">
      <style:text-properties style:font-name="Taamey Ashkenaz" style:font-name-complex="Taamey Ashkenaz" style:font-size-complex="10.5pt"/>
    </style:style>
    <style:style style:name="T1029" style:parent-style-name="DefaultParagraphFont" style:family="text">
      <style:text-properties style:font-name="Taamey Ashkenaz" style:font-name-complex="Taamey Ashkenaz" style:font-size-complex="10.5pt"/>
    </style:style>
    <style:style style:name="T1030" style:parent-style-name="DefaultParagraphFont" style:family="text">
      <style:text-properties style:font-name="Taamey Ashkenaz" style:font-name-complex="Taamey Ashkenaz" style:font-size-complex="10.5pt"/>
    </style:style>
    <style:style style:name="T1031" style:parent-style-name="DefaultParagraphFont" style:family="text">
      <style:text-properties style:font-name="Taamey Ashkenaz" style:font-name-complex="Taamey Ashkenaz" style:font-size-complex="10.5pt"/>
    </style:style>
    <style:style style:name="T1032" style:parent-style-name="DefaultParagraphFont" style:family="text">
      <style:text-properties style:font-name="Taamey Ashkenaz" style:font-name-complex="Taamey Ashkenaz" style:font-size-complex="10.5pt"/>
    </style:style>
    <style:style style:name="T1033" style:parent-style-name="DefaultParagraphFont" style:family="text">
      <style:text-properties style:font-name="Taamey Ashkenaz" style:font-name-complex="Taamey Ashkenaz" style:font-size-complex="10.5pt"/>
    </style:style>
    <style:style style:name="T1034" style:parent-style-name="DefaultParagraphFont" style:family="text">
      <style:text-properties style:font-name="Taamey Ashkenaz" style:font-name-complex="Taamey Ashkenaz" style:font-size-complex="10.5pt"/>
    </style:style>
    <style:style style:name="T1035" style:parent-style-name="DefaultParagraphFont" style:family="text">
      <style:text-properties style:font-name="Taamey Ashkenaz" style:font-name-complex="Taamey Ashkenaz" style:font-size-complex="10.5pt"/>
    </style:style>
    <style:style style:name="T1036" style:parent-style-name="DefaultParagraphFont" style:family="text">
      <style:text-properties style:font-name="Taamey Ashkenaz" style:font-name-complex="Taamey Ashkenaz" style:font-size-complex="10.5pt"/>
    </style:style>
    <style:style style:name="T1037" style:parent-style-name="DefaultParagraphFont" style:family="text">
      <style:text-properties style:font-name="Taamey Ashkenaz" style:font-name-complex="Taamey Ashkenaz" style:font-size-complex="10.5pt"/>
    </style:style>
    <style:style style:name="P1038" style:parent-style-name="Textbody" style:family="paragraph">
      <style:paragraph-properties fo:text-align="start" style:writing-mode="rl-tb" fo:margin-bottom="0.0576in"/>
    </style:style>
    <style:style style:name="T1039" style:parent-style-name="DefaultParagraphFont" style:family="text">
      <style:text-properties style:font-name="Taamey Ashkenaz" style:font-name-complex="Taamey Ashkenaz" style:font-size-complex="10.5pt"/>
    </style:style>
    <style:style style:name="T1040" style:parent-style-name="DefaultParagraphFont" style:family="text">
      <style:text-properties style:font-name="Taamey Ashkenaz" style:font-name-complex="Taamey Ashkenaz" style:font-size-complex="10.5pt"/>
    </style:style>
    <style:style style:name="T1041" style:parent-style-name="DefaultParagraphFont" style:family="text">
      <style:text-properties style:font-name="Taamey Ashkenaz" style:font-name-complex="Taamey Ashkenaz" style:font-size-complex="10.5pt"/>
    </style:style>
    <style:style style:name="T1042" style:parent-style-name="DefaultParagraphFont" style:family="text">
      <style:text-properties style:font-name="Taamey Ashkenaz" style:font-name-complex="Taamey Ashkenaz" style:font-size-complex="10.5pt"/>
    </style:style>
    <style:style style:name="T1043" style:parent-style-name="DefaultParagraphFont" style:family="text">
      <style:text-properties style:font-name="Taamey Ashkenaz" style:font-name-complex="Taamey Ashkenaz" style:font-size-complex="10.5pt"/>
    </style:style>
    <style:style style:name="T1044" style:parent-style-name="DefaultParagraphFont" style:family="text">
      <style:text-properties style:font-name="Taamey Ashkenaz" style:font-name-complex="Taamey Ashkenaz" style:font-size-complex="10.5pt"/>
    </style:style>
    <style:style style:name="T1045" style:parent-style-name="DefaultParagraphFont" style:family="text">
      <style:text-properties style:font-name="Taamey Ashkenaz" style:font-name-complex="Taamey Ashkenaz" style:font-size-complex="10.5pt"/>
    </style:style>
    <style:style style:name="T1046" style:parent-style-name="DefaultParagraphFont" style:family="text">
      <style:text-properties style:font-name="Taamey Ashkenaz" style:font-name-complex="Taamey Ashkenaz" style:font-size-complex="10.5pt"/>
    </style:style>
    <style:style style:name="T1047" style:parent-style-name="DefaultParagraphFont" style:family="text">
      <style:text-properties style:font-name="Taamey Ashkenaz" style:font-name-complex="Taamey Ashkenaz" style:font-size-complex="10.5pt"/>
    </style:style>
    <style:style style:name="P1048" style:parent-style-name="Textbody" style:family="paragraph">
      <style:paragraph-properties fo:text-align="center" style:writing-mode="rl-tb" fo:margin-bottom="0.0576in"/>
      <style:text-properties style:font-name="Taamey Ashkenaz" style:font-name-complex="Taamey Ashkenaz" style:font-size-complex="10.5pt"/>
    </style:style>
    <style:style style:name="P1049" style:parent-style-name="Textbody" style:family="paragraph">
      <style:paragraph-properties fo:text-align="start" style:writing-mode="rl-tb" fo:margin-bottom="0.0576in"/>
    </style:style>
    <style:style style:name="T1050" style:parent-style-name="DefaultParagraphFont" style:family="text">
      <style:text-properties style:font-name="Taamey Ashkenaz" style:font-name-complex="Taamey Ashkenaz" style:font-size-complex="10.5pt"/>
    </style:style>
    <style:style style:name="T1051" style:parent-style-name="DefaultParagraphFont" style:family="text">
      <style:text-properties style:font-name="Taamey Ashkenaz" style:font-name-complex="Taamey Ashkenaz" style:font-size-complex="10.5pt"/>
    </style:style>
    <style:style style:name="T1052" style:parent-style-name="DefaultParagraphFont" style:family="text">
      <style:text-properties style:font-name="Taamey Ashkenaz" style:font-name-complex="Taamey Ashkenaz" style:font-size-complex="10.5pt"/>
    </style:style>
    <style:style style:name="T1053" style:parent-style-name="DefaultParagraphFont" style:family="text">
      <style:text-properties style:font-name="Taamey Ashkenaz" style:font-name-complex="Taamey Ashkenaz" style:font-size-complex="10.5pt"/>
    </style:style>
    <style:style style:name="T1054" style:parent-style-name="DefaultParagraphFont" style:family="text">
      <style:text-properties style:font-name="Taamey Ashkenaz" style:font-name-complex="Taamey Ashkenaz" style:font-size-complex="10.5pt"/>
    </style:style>
    <style:style style:name="T1055" style:parent-style-name="DefaultParagraphFont" style:family="text">
      <style:text-properties style:font-name="Taamey Ashkenaz" style:font-name-complex="Taamey Ashkenaz" style:font-size-complex="10.5pt"/>
    </style:style>
    <style:style style:name="T1056" style:parent-style-name="DefaultParagraphFont" style:family="text">
      <style:text-properties style:font-name="Taamey Ashkenaz" style:font-name-complex="Taamey Ashkenaz" style:font-size-complex="10.5pt"/>
    </style:style>
    <style:style style:name="T1057" style:parent-style-name="DefaultParagraphFont" style:family="text">
      <style:text-properties style:font-name="Taamey Ashkenaz" style:font-name-complex="Taamey Ashkenaz" style:font-size-complex="10.5pt"/>
    </style:style>
    <style:style style:name="T1058" style:parent-style-name="DefaultParagraphFont" style:family="text">
      <style:text-properties style:font-name="Taamey Ashkenaz" style:font-name-complex="Taamey Ashkenaz" style:font-size-complex="10.5pt"/>
    </style:style>
    <style:style style:name="T1059" style:parent-style-name="DefaultParagraphFont" style:family="text">
      <style:text-properties style:font-name="Taamey Ashkenaz" style:font-name-complex="Taamey Ashkenaz" style:font-size-complex="10.5pt"/>
    </style:style>
    <style:style style:name="T1060" style:parent-style-name="DefaultParagraphFont" style:family="text">
      <style:text-properties style:font-name="Taamey Ashkenaz" style:font-name-complex="Taamey Ashkenaz" style:font-size-complex="10.5pt"/>
    </style:style>
    <style:style style:name="T1061" style:parent-style-name="DefaultParagraphFont" style:family="text">
      <style:text-properties style:font-name="Taamey Ashkenaz" style:font-name-complex="Taamey Ashkenaz" style:font-size-complex="10.5pt"/>
    </style:style>
    <style:style style:name="T1062" style:parent-style-name="DefaultParagraphFont" style:family="text">
      <style:text-properties style:font-name="Taamey Ashkenaz" style:font-name-complex="Taamey Ashkenaz" style:font-size-complex="10.5pt"/>
    </style:style>
    <style:style style:name="T1063" style:parent-style-name="DefaultParagraphFont" style:family="text">
      <style:text-properties style:font-name="Taamey Ashkenaz" style:font-name-complex="Taamey Ashkenaz" style:font-size-complex="10.5pt"/>
    </style:style>
    <style:style style:name="T1064" style:parent-style-name="DefaultParagraphFont" style:family="text">
      <style:text-properties style:font-name="Taamey Ashkenaz" style:font-name-complex="Taamey Ashkenaz" style:font-size-complex="10.5pt"/>
    </style:style>
    <style:style style:name="T1065" style:parent-style-name="DefaultParagraphFont" style:family="text">
      <style:text-properties style:font-name="Taamey Ashkenaz" style:font-name-complex="Taamey Ashkenaz" style:font-size-complex="10.5pt"/>
    </style:style>
    <style:style style:name="T1066" style:parent-style-name="DefaultParagraphFont" style:family="text">
      <style:text-properties style:font-name="Taamey Ashkenaz" style:font-name-complex="Taamey Ashkenaz" style:font-size-complex="10.5pt"/>
    </style:style>
    <style:style style:name="T1067" style:parent-style-name="DefaultParagraphFont" style:family="text">
      <style:text-properties style:font-name="Taamey Ashkenaz" style:font-name-complex="Taamey Ashkenaz" style:font-size-complex="10.5pt"/>
    </style:style>
    <style:style style:name="T1068" style:parent-style-name="DefaultParagraphFont" style:family="text">
      <style:text-properties style:font-name="Taamey Ashkenaz" style:font-name-complex="Taamey Ashkenaz" style:font-size-complex="10.5pt"/>
    </style:style>
    <style:style style:name="T1069" style:parent-style-name="DefaultParagraphFont" style:family="text">
      <style:text-properties style:font-name="Taamey Ashkenaz" style:font-name-complex="Taamey Ashkenaz" style:font-size-complex="10.5pt"/>
    </style:style>
    <style:style style:name="T1070" style:parent-style-name="DefaultParagraphFont" style:family="text">
      <style:text-properties style:font-name="Taamey Ashkenaz" style:font-name-complex="Taamey Ashkenaz" style:font-size-complex="10.5pt"/>
    </style:style>
    <style:style style:name="T1071" style:parent-style-name="DefaultParagraphFont" style:family="text">
      <style:text-properties style:font-name="Taamey Ashkenaz" style:font-name-complex="Taamey Ashkenaz" style:font-size-complex="10.5pt"/>
    </style:style>
    <style:style style:name="T1072" style:parent-style-name="DefaultParagraphFont" style:family="text">
      <style:text-properties style:font-name="Taamey Ashkenaz" style:font-name-complex="Taamey Ashkenaz" style:font-size-complex="10.5pt"/>
    </style:style>
    <style:style style:name="T1073" style:parent-style-name="DefaultParagraphFont" style:family="text">
      <style:text-properties style:font-name="Taamey Ashkenaz" style:font-name-complex="Taamey Ashkenaz" style:font-size-complex="10.5pt"/>
    </style:style>
    <style:style style:name="T1074" style:parent-style-name="DefaultParagraphFont" style:family="text">
      <style:text-properties style:font-name="Taamey Ashkenaz" style:font-name-complex="Taamey Ashkenaz" style:font-size-complex="10.5pt"/>
    </style:style>
    <style:style style:name="T1075" style:parent-style-name="DefaultParagraphFont" style:family="text">
      <style:text-properties style:font-name="Taamey Ashkenaz" style:font-name-complex="Taamey Ashkenaz" style:font-size-complex="10.5pt"/>
    </style:style>
    <style:style style:name="T1076" style:parent-style-name="DefaultParagraphFont" style:family="text">
      <style:text-properties style:font-name="Taamey Ashkenaz" style:font-name-complex="Taamey Ashkenaz" style:font-size-complex="10.5pt"/>
    </style:style>
    <style:style style:name="T1077" style:parent-style-name="DefaultParagraphFont" style:family="text">
      <style:text-properties style:font-name="Taamey Ashkenaz" style:font-name-complex="Taamey Ashkenaz" style:font-size-complex="10.5pt"/>
    </style:style>
    <style:style style:name="T1078" style:parent-style-name="DefaultParagraphFont" style:family="text">
      <style:text-properties style:font-name="Taamey Ashkenaz" style:font-name-complex="Taamey Ashkenaz" style:font-size-complex="10.5pt"/>
    </style:style>
    <style:style style:name="T1079" style:parent-style-name="DefaultParagraphFont" style:family="text">
      <style:text-properties style:font-name="Taamey Ashkenaz" style:font-name-complex="Taamey Ashkenaz" style:font-size-complex="10.5pt"/>
    </style:style>
    <style:style style:name="T1080" style:parent-style-name="DefaultParagraphFont" style:family="text">
      <style:text-properties style:font-name="Taamey Ashkenaz" style:font-name-complex="Taamey Ashkenaz" style:font-size-complex="10.5pt"/>
    </style:style>
    <style:style style:name="T1081" style:parent-style-name="DefaultParagraphFont" style:family="text">
      <style:text-properties style:font-name="Taamey Ashkenaz" style:font-name-complex="Taamey Ashkenaz" style:font-size-complex="10.5pt"/>
    </style:style>
    <style:style style:name="T1082" style:parent-style-name="DefaultParagraphFont" style:family="text">
      <style:text-properties style:font-name="Taamey Ashkenaz" style:font-name-complex="Taamey Ashkenaz" style:font-size-complex="10.5pt"/>
    </style:style>
    <style:style style:name="T1083" style:parent-style-name="DefaultParagraphFont" style:family="text">
      <style:text-properties style:font-name="Taamey Ashkenaz" style:font-name-complex="Taamey Ashkenaz" style:font-size-complex="10.5pt"/>
    </style:style>
    <style:style style:name="T1084" style:parent-style-name="DefaultParagraphFont" style:family="text">
      <style:text-properties style:font-name="Taamey Ashkenaz" style:font-name-complex="Taamey Ashkenaz" style:font-size-complex="10.5pt"/>
    </style:style>
    <style:style style:name="T1085" style:parent-style-name="DefaultParagraphFont" style:family="text">
      <style:text-properties style:font-name="Taamey Ashkenaz" style:font-name-complex="Taamey Ashkenaz" style:font-size-complex="10.5pt"/>
    </style:style>
    <style:style style:name="T1086" style:parent-style-name="DefaultParagraphFont" style:family="text">
      <style:text-properties style:font-name="Taamey Ashkenaz" style:font-name-complex="Taamey Ashkenaz" style:font-size-complex="10.5pt"/>
    </style:style>
    <style:style style:name="T1087" style:parent-style-name="DefaultParagraphFont" style:family="text">
      <style:text-properties style:font-name="Taamey Ashkenaz" style:font-name-complex="Taamey Ashkenaz" style:font-size-complex="10.5pt"/>
    </style:style>
    <style:style style:name="T1088" style:parent-style-name="DefaultParagraphFont" style:family="text">
      <style:text-properties style:font-name="Taamey Ashkenaz" style:font-name-complex="Taamey Ashkenaz" style:font-size-complex="10.5pt"/>
    </style:style>
    <style:style style:name="T1089" style:parent-style-name="DefaultParagraphFont" style:family="text">
      <style:text-properties style:font-name="Taamey Ashkenaz" style:font-name-complex="Taamey Ashkenaz" style:font-size-complex="10.5pt"/>
    </style:style>
    <style:style style:name="T1090" style:parent-style-name="DefaultParagraphFont" style:family="text">
      <style:text-properties style:font-name="Taamey Ashkenaz" style:font-name-complex="Taamey Ashkenaz" style:font-size-complex="10.5pt"/>
    </style:style>
    <style:style style:name="T1091" style:parent-style-name="DefaultParagraphFont" style:family="text">
      <style:text-properties style:font-name="Taamey Ashkenaz" style:font-name-complex="Taamey Ashkenaz" style:font-size-complex="10.5pt"/>
    </style:style>
    <style:style style:name="T1092" style:parent-style-name="DefaultParagraphFont" style:family="text">
      <style:text-properties style:font-name="Taamey Ashkenaz" style:font-name-complex="Taamey Ashkenaz" style:font-size-complex="10.5pt"/>
    </style:style>
    <style:style style:name="T1093" style:parent-style-name="DefaultParagraphFont" style:family="text">
      <style:text-properties style:font-name="Taamey Ashkenaz" style:font-name-complex="Taamey Ashkenaz" style:font-size-complex="10.5pt"/>
    </style:style>
    <style:style style:name="T1094" style:parent-style-name="DefaultParagraphFont" style:family="text">
      <style:text-properties style:font-name="Taamey Ashkenaz" style:font-name-complex="Taamey Ashkenaz" style:font-size-complex="10.5pt"/>
    </style:style>
    <style:style style:name="T1095" style:parent-style-name="DefaultParagraphFont" style:family="text">
      <style:text-properties style:font-name="Taamey Ashkenaz" style:font-name-complex="Taamey Ashkenaz" style:font-size-complex="10.5pt"/>
    </style:style>
    <style:style style:name="T1096" style:parent-style-name="DefaultParagraphFont" style:family="text">
      <style:text-properties style:font-name="Taamey Ashkenaz" style:font-name-complex="Taamey Ashkenaz" style:font-size-complex="10.5pt"/>
    </style:style>
    <style:style style:name="T1097" style:parent-style-name="DefaultParagraphFont" style:family="text">
      <style:text-properties style:font-name="Taamey Ashkenaz" style:font-name-complex="Taamey Ashkenaz" style:font-size-complex="10.5pt"/>
    </style:style>
    <style:style style:name="T1098" style:parent-style-name="DefaultParagraphFont" style:family="text">
      <style:text-properties style:font-name="Taamey Ashkenaz" style:font-name-complex="Taamey Ashkenaz" style:font-size-complex="10.5pt"/>
    </style:style>
    <style:style style:name="T1099" style:parent-style-name="DefaultParagraphFont" style:family="text">
      <style:text-properties style:font-name="Taamey Ashkenaz" style:font-name-complex="Taamey Ashkenaz" style:font-size-complex="10.5pt"/>
    </style:style>
    <style:style style:name="T1100" style:parent-style-name="DefaultParagraphFont" style:family="text">
      <style:text-properties style:font-name="Taamey Ashkenaz" style:font-name-complex="Taamey Ashkenaz" style:font-size-complex="10.5pt"/>
    </style:style>
    <style:style style:name="T1101" style:parent-style-name="DefaultParagraphFont" style:family="text">
      <style:text-properties style:font-name="Taamey Ashkenaz" style:font-name-complex="Taamey Ashkenaz" style:font-size-complex="10.5pt"/>
    </style:style>
    <style:style style:name="P1102" style:parent-style-name="Textbody" style:family="paragraph">
      <style:paragraph-properties fo:text-align="start" style:writing-mode="rl-tb" fo:margin-bottom="0.0576in"/>
    </style:style>
    <style:style style:name="T1103" style:parent-style-name="DefaultParagraphFont" style:family="text">
      <style:text-properties style:font-name="Taamey Ashkenaz" style:font-name-complex="Taamey Ashkenaz" style:font-size-complex="10.5pt"/>
    </style:style>
    <style:style style:name="T1104" style:parent-style-name="DefaultParagraphFont" style:family="text">
      <style:text-properties style:font-name="Taamey Ashkenaz" style:font-name-complex="Taamey Ashkenaz" style:font-size-complex="10.5pt"/>
    </style:style>
    <style:style style:name="T1105" style:parent-style-name="DefaultParagraphFont" style:family="text">
      <style:text-properties style:font-name="Taamey Ashkenaz" style:font-name-complex="Taamey Ashkenaz" style:font-size-complex="10.5pt"/>
    </style:style>
    <style:style style:name="T1106" style:parent-style-name="DefaultParagraphFont" style:family="text">
      <style:text-properties style:font-name="Taamey Ashkenaz" style:font-name-complex="Taamey Ashkenaz" style:font-size-complex="10.5pt"/>
    </style:style>
    <style:style style:name="T1107" style:parent-style-name="DefaultParagraphFont" style:family="text">
      <style:text-properties style:font-name="Taamey Ashkenaz" style:font-name-complex="Taamey Ashkenaz" style:font-size-complex="10.5pt"/>
    </style:style>
    <style:style style:name="T1108" style:parent-style-name="DefaultParagraphFont" style:family="text">
      <style:text-properties style:font-name="Taamey Ashkenaz" style:font-name-complex="Taamey Ashkenaz" style:font-size-complex="10.5pt"/>
    </style:style>
    <style:style style:name="T1109" style:parent-style-name="DefaultParagraphFont" style:family="text">
      <style:text-properties style:font-name="Taamey Ashkenaz" style:font-name-complex="Taamey Ashkenaz" style:font-size-complex="10.5pt"/>
    </style:style>
    <style:style style:name="T1110" style:parent-style-name="DefaultParagraphFont" style:family="text">
      <style:text-properties style:font-name="Taamey Ashkenaz" style:font-name-complex="Taamey Ashkenaz" style:font-size-complex="10.5pt"/>
    </style:style>
    <style:style style:name="T1111" style:parent-style-name="DefaultParagraphFont" style:family="text">
      <style:text-properties style:font-name="Taamey Ashkenaz" style:font-name-complex="Taamey Ashkenaz" style:font-size-complex="10.5pt"/>
    </style:style>
    <style:style style:name="T1112" style:parent-style-name="DefaultParagraphFont" style:family="text">
      <style:text-properties style:font-name="Taamey Ashkenaz" style:font-name-complex="Taamey Ashkenaz" style:font-size-complex="10.5pt"/>
    </style:style>
    <style:style style:name="T1113" style:parent-style-name="DefaultParagraphFont" style:family="text">
      <style:text-properties style:font-name="Taamey Ashkenaz" style:font-name-complex="Taamey Ashkenaz" style:font-size-complex="10.5pt"/>
    </style:style>
    <style:style style:name="T1114" style:parent-style-name="DefaultParagraphFont" style:family="text">
      <style:text-properties style:font-name="Taamey Ashkenaz" style:font-name-complex="Taamey Ashkenaz" style:font-size-complex="10.5pt"/>
    </style:style>
    <style:style style:name="T1115" style:parent-style-name="DefaultParagraphFont" style:family="text">
      <style:text-properties style:font-name="Taamey Ashkenaz" style:font-name-complex="Taamey Ashkenaz" style:font-size-complex="10.5pt"/>
    </style:style>
    <style:style style:name="T1116" style:parent-style-name="DefaultParagraphFont" style:family="text">
      <style:text-properties style:font-name="Taamey Ashkenaz" style:font-name-complex="Taamey Ashkenaz" style:font-size-complex="10.5pt"/>
    </style:style>
    <style:style style:name="T1117" style:parent-style-name="DefaultParagraphFont" style:family="text">
      <style:text-properties style:font-name="Taamey Ashkenaz" style:font-name-complex="Taamey Ashkenaz" style:font-size-complex="10.5pt"/>
    </style:style>
    <style:style style:name="T1118" style:parent-style-name="DefaultParagraphFont" style:family="text">
      <style:text-properties style:font-name="Taamey Ashkenaz" style:font-name-complex="Taamey Ashkenaz" style:font-size-complex="10.5pt"/>
    </style:style>
    <style:style style:name="T1119" style:parent-style-name="DefaultParagraphFont" style:family="text">
      <style:text-properties style:font-name="Taamey Ashkenaz" style:font-name-complex="Taamey Ashkenaz" style:font-size-complex="10.5pt"/>
    </style:style>
    <style:style style:name="T1120" style:parent-style-name="DefaultParagraphFont" style:family="text">
      <style:text-properties style:font-name="Taamey Ashkenaz" style:font-name-complex="Taamey Ashkenaz" style:font-size-complex="10.5pt"/>
    </style:style>
    <style:style style:name="T1121" style:parent-style-name="DefaultParagraphFont" style:family="text">
      <style:text-properties style:font-name="Taamey Ashkenaz" style:font-name-complex="Taamey Ashkenaz" style:font-size-complex="10.5pt"/>
    </style:style>
    <style:style style:name="T1122" style:parent-style-name="DefaultParagraphFont" style:family="text">
      <style:text-properties style:font-name="Taamey Ashkenaz" style:font-name-complex="Taamey Ashkenaz" style:font-size-complex="10.5pt"/>
    </style:style>
    <style:style style:name="T1123" style:parent-style-name="DefaultParagraphFont" style:family="text">
      <style:text-properties style:font-name="Taamey Ashkenaz" style:font-name-complex="Taamey Ashkenaz" style:font-size-complex="10.5pt"/>
    </style:style>
    <style:style style:name="P1124" style:parent-style-name="Textbody" style:family="paragraph">
      <style:paragraph-properties fo:text-align="start" style:writing-mode="rl-tb" fo:margin-bottom="0.0576in"/>
    </style:style>
    <style:style style:name="T1125" style:parent-style-name="DefaultParagraphFont" style:family="text">
      <style:text-properties style:font-name="Taamey Ashkenaz" style:font-name-complex="Taamey Ashkenaz" style:font-size-complex="10.5pt"/>
    </style:style>
    <style:style style:name="T1126" style:parent-style-name="DefaultParagraphFont" style:family="text">
      <style:text-properties style:font-name="Taamey Ashkenaz" style:font-name-complex="Taamey Ashkenaz" style:font-size-complex="10.5pt"/>
    </style:style>
    <style:style style:name="T1127" style:parent-style-name="DefaultParagraphFont" style:family="text">
      <style:text-properties style:font-name="Taamey Ashkenaz" style:font-name-complex="Taamey Ashkenaz" style:font-size-complex="10.5pt"/>
    </style:style>
    <style:style style:name="T1128" style:parent-style-name="DefaultParagraphFont" style:family="text">
      <style:text-properties style:font-name="Taamey Ashkenaz" style:font-name-complex="Taamey Ashkenaz" style:font-size-complex="10.5pt"/>
    </style:style>
    <style:style style:name="T1129" style:parent-style-name="DefaultParagraphFont" style:family="text">
      <style:text-properties style:font-name="Taamey Ashkenaz" style:font-name-complex="Taamey Ashkenaz" style:font-size-complex="10.5pt"/>
    </style:style>
    <style:style style:name="T1130" style:parent-style-name="DefaultParagraphFont" style:family="text">
      <style:text-properties style:font-name="Taamey Ashkenaz" style:font-name-complex="Taamey Ashkenaz" style:font-size-complex="10.5pt"/>
    </style:style>
    <style:style style:name="T1131" style:parent-style-name="DefaultParagraphFont" style:family="text">
      <style:text-properties style:font-name="Taamey Ashkenaz" style:font-name-complex="Taamey Ashkenaz" style:font-size-complex="10.5pt"/>
    </style:style>
    <style:style style:name="T1132" style:parent-style-name="DefaultParagraphFont" style:family="text">
      <style:text-properties style:font-name="Taamey Ashkenaz" style:font-name-complex="Taamey Ashkenaz" style:font-size-complex="10.5pt"/>
    </style:style>
    <style:style style:name="T1133" style:parent-style-name="DefaultParagraphFont" style:family="text">
      <style:text-properties style:font-name="Taamey Ashkenaz" style:font-name-complex="Taamey Ashkenaz" style:font-size-complex="10.5pt"/>
    </style:style>
    <style:style style:name="T1134" style:parent-style-name="DefaultParagraphFont" style:family="text">
      <style:text-properties style:font-name="Taamey Ashkenaz" style:font-name-complex="Taamey Ashkenaz" style:font-size-complex="10.5pt"/>
    </style:style>
    <style:style style:name="T1135" style:parent-style-name="DefaultParagraphFont" style:family="text">
      <style:text-properties style:font-name="Taamey Ashkenaz" style:font-name-complex="Taamey Ashkenaz" style:font-size-complex="10.5pt"/>
    </style:style>
    <style:style style:name="T1136" style:parent-style-name="DefaultParagraphFont" style:family="text">
      <style:text-properties style:font-name="Taamey Ashkenaz" style:font-name-complex="Taamey Ashkenaz" style:font-size-complex="10.5pt"/>
    </style:style>
    <style:style style:name="T1137" style:parent-style-name="DefaultParagraphFont" style:family="text">
      <style:text-properties style:font-name="Taamey Ashkenaz" style:font-name-complex="Taamey Ashkenaz" style:font-size-complex="10.5pt"/>
    </style:style>
    <style:style style:name="T1138" style:parent-style-name="DefaultParagraphFont" style:family="text">
      <style:text-properties style:font-name="Taamey Ashkenaz" style:font-name-complex="Taamey Ashkenaz" style:font-size-complex="10.5pt"/>
    </style:style>
    <style:style style:name="P1139" style:parent-style-name="Textbody" style:family="paragraph">
      <style:paragraph-properties fo:text-align="start" style:writing-mode="rl-tb" fo:margin-bottom="0.0576in"/>
    </style:style>
    <style:style style:name="T1140" style:parent-style-name="DefaultParagraphFont" style:family="text">
      <style:text-properties style:font-name="Taamey Ashkenaz" style:font-name-complex="Taamey Ashkenaz" style:font-size-complex="10.5pt"/>
    </style:style>
    <style:style style:name="T1141" style:parent-style-name="DefaultParagraphFont" style:family="text">
      <style:text-properties style:font-name="Taamey Ashkenaz" style:font-name-complex="Taamey Ashkenaz" style:font-size-complex="10.5pt"/>
    </style:style>
    <style:style style:name="T1142" style:parent-style-name="DefaultParagraphFont" style:family="text">
      <style:text-properties style:font-name="Taamey Ashkenaz" style:font-name-complex="Taamey Ashkenaz" style:font-size-complex="10.5pt"/>
    </style:style>
    <style:style style:name="T1143" style:parent-style-name="DefaultParagraphFont" style:family="text">
      <style:text-properties style:font-name="Taamey Ashkenaz" style:font-name-complex="Taamey Ashkenaz" style:font-size-complex="10.5pt"/>
    </style:style>
    <style:style style:name="T1144" style:parent-style-name="DefaultParagraphFont" style:family="text">
      <style:text-properties style:font-name="Taamey Ashkenaz" style:font-name-complex="Taamey Ashkenaz" style:font-size-complex="10.5pt"/>
    </style:style>
    <style:style style:name="T1145" style:parent-style-name="DefaultParagraphFont" style:family="text">
      <style:text-properties style:font-name="Taamey Ashkenaz" style:font-name-complex="Taamey Ashkenaz" style:font-size-complex="10.5pt"/>
    </style:style>
    <style:style style:name="T1146" style:parent-style-name="DefaultParagraphFont" style:family="text">
      <style:text-properties style:font-name="Taamey Ashkenaz" style:font-name-complex="Taamey Ashkenaz" style:font-size-complex="10.5pt"/>
    </style:style>
    <style:style style:name="T1147" style:parent-style-name="DefaultParagraphFont" style:family="text">
      <style:text-properties style:font-name="Taamey Ashkenaz" style:font-name-complex="Taamey Ashkenaz" style:font-size-complex="10.5pt"/>
    </style:style>
    <style:style style:name="T1148" style:parent-style-name="DefaultParagraphFont" style:family="text">
      <style:text-properties style:font-name="Taamey Ashkenaz" style:font-name-complex="Taamey Ashkenaz" style:font-size-complex="10.5pt"/>
    </style:style>
    <style:style style:name="T1149" style:parent-style-name="DefaultParagraphFont" style:family="text">
      <style:text-properties style:font-name="Taamey Ashkenaz" style:font-name-complex="Taamey Ashkenaz" style:font-size-complex="10.5pt"/>
    </style:style>
    <style:style style:name="T1150" style:parent-style-name="DefaultParagraphFont" style:family="text">
      <style:text-properties style:font-name="Taamey Ashkenaz" style:font-name-complex="Taamey Ashkenaz" style:font-size-complex="10.5pt"/>
    </style:style>
    <style:style style:name="T1151" style:parent-style-name="DefaultParagraphFont" style:family="text">
      <style:text-properties style:font-name="Taamey Ashkenaz" style:font-name-complex="Taamey Ashkenaz" style:font-size-complex="10.5pt"/>
    </style:style>
    <style:style style:name="T1152" style:parent-style-name="DefaultParagraphFont" style:family="text">
      <style:text-properties style:font-name="Taamey Ashkenaz" style:font-name-complex="Taamey Ashkenaz" style:font-size-complex="10.5pt"/>
    </style:style>
    <style:style style:name="T1153" style:parent-style-name="DefaultParagraphFont" style:family="text">
      <style:text-properties style:font-name="Taamey Ashkenaz" style:font-name-complex="Taamey Ashkenaz" style:font-size-complex="10.5pt"/>
    </style:style>
    <style:style style:name="T1154" style:parent-style-name="DefaultParagraphFont" style:family="text">
      <style:text-properties style:font-name="Taamey Ashkenaz" style:font-name-complex="Taamey Ashkenaz" style:font-size-complex="10.5pt"/>
    </style:style>
    <style:style style:name="T1155" style:parent-style-name="DefaultParagraphFont" style:family="text">
      <style:text-properties style:font-name="Taamey Ashkenaz" style:font-name-complex="Taamey Ashkenaz" style:font-size-complex="10.5pt"/>
    </style:style>
    <style:style style:name="T1156" style:parent-style-name="DefaultParagraphFont" style:family="text">
      <style:text-properties style:font-name="Taamey Ashkenaz" style:font-name-complex="Taamey Ashkenaz" style:font-size-complex="10.5pt"/>
    </style:style>
    <style:style style:name="T1157" style:parent-style-name="DefaultParagraphFont" style:family="text">
      <style:text-properties style:font-name="Taamey Ashkenaz" style:font-name-complex="Taamey Ashkenaz" style:font-size-complex="10.5pt"/>
    </style:style>
    <style:style style:name="T1158" style:parent-style-name="DefaultParagraphFont" style:family="text">
      <style:text-properties style:font-name="Taamey Ashkenaz" style:font-name-complex="Taamey Ashkenaz" style:font-size-complex="10.5pt"/>
    </style:style>
    <style:style style:name="T1159" style:parent-style-name="DefaultParagraphFont" style:family="text">
      <style:text-properties style:font-name="Taamey Ashkenaz" style:font-name-complex="Taamey Ashkenaz" style:font-size-complex="10.5pt"/>
    </style:style>
    <style:style style:name="T1160" style:parent-style-name="DefaultParagraphFont" style:family="text">
      <style:text-properties style:font-name="Taamey Ashkenaz" style:font-name-complex="Taamey Ashkenaz" style:font-size-complex="10.5pt"/>
    </style:style>
    <style:style style:name="T1161" style:parent-style-name="DefaultParagraphFont" style:family="text">
      <style:text-properties style:font-name="Taamey Ashkenaz" style:font-name-complex="Taamey Ashkenaz" style:font-size-complex="10.5pt"/>
    </style:style>
    <style:style style:name="T1162" style:parent-style-name="DefaultParagraphFont" style:family="text">
      <style:text-properties style:font-name="Taamey Ashkenaz" style:font-name-complex="Taamey Ashkenaz" style:font-size-complex="10.5pt"/>
    </style:style>
    <style:style style:name="T1163" style:parent-style-name="DefaultParagraphFont" style:family="text">
      <style:text-properties style:font-name="Taamey Ashkenaz" style:font-name-complex="Taamey Ashkenaz" style:font-size-complex="10.5pt"/>
    </style:style>
    <style:style style:name="P1164" style:parent-style-name="Textbody" style:family="paragraph">
      <style:paragraph-properties fo:text-align="start" style:writing-mode="rl-tb" fo:margin-bottom="0.0576in"/>
    </style:style>
    <style:style style:name="T1165" style:parent-style-name="DefaultParagraphFont" style:family="text">
      <style:text-properties style:font-name="Taamey Ashkenaz" style:font-name-complex="Taamey Ashkenaz" style:font-size-complex="10.5pt"/>
    </style:style>
    <style:style style:name="T1166" style:parent-style-name="DefaultParagraphFont" style:family="text">
      <style:text-properties style:font-name="Taamey Ashkenaz" style:font-name-complex="Taamey Ashkenaz" style:font-size-complex="10.5pt"/>
    </style:style>
    <style:style style:name="T1167" style:parent-style-name="DefaultParagraphFont" style:family="text">
      <style:text-properties style:font-name="Taamey Ashkenaz" style:font-name-complex="Taamey Ashkenaz" style:font-size-complex="10.5pt"/>
    </style:style>
    <style:style style:name="T1168" style:parent-style-name="DefaultParagraphFont" style:family="text">
      <style:text-properties style:font-name="Taamey Ashkenaz" style:font-name-complex="Taamey Ashkenaz" style:font-size-complex="10.5pt"/>
    </style:style>
    <style:style style:name="T1169" style:parent-style-name="DefaultParagraphFont" style:family="text">
      <style:text-properties style:font-name="Taamey Ashkenaz" style:font-name-complex="Taamey Ashkenaz" style:font-size-complex="10.5pt"/>
    </style:style>
    <style:style style:name="T1170" style:parent-style-name="DefaultParagraphFont" style:family="text">
      <style:text-properties style:font-name="Taamey Ashkenaz" style:font-name-complex="Taamey Ashkenaz" style:font-size-complex="10.5pt"/>
    </style:style>
    <style:style style:name="T1171" style:parent-style-name="DefaultParagraphFont" style:family="text">
      <style:text-properties style:font-name="Taamey Ashkenaz" style:font-name-complex="Taamey Ashkenaz" style:font-size-complex="10.5pt"/>
    </style:style>
    <style:style style:name="T1172" style:parent-style-name="DefaultParagraphFont" style:family="text">
      <style:text-properties style:font-name="Taamey Ashkenaz" style:font-name-complex="Taamey Ashkenaz" style:font-size-complex="10.5pt"/>
    </style:style>
    <style:style style:name="T1173" style:parent-style-name="DefaultParagraphFont" style:family="text">
      <style:text-properties style:font-name="Taamey Ashkenaz" style:font-name-complex="Taamey Ashkenaz" style:font-size-complex="10.5pt"/>
    </style:style>
    <style:style style:name="T1174" style:parent-style-name="DefaultParagraphFont" style:family="text">
      <style:text-properties style:font-name="Taamey Ashkenaz" style:font-name-complex="Taamey Ashkenaz" style:font-size-complex="10.5pt"/>
    </style:style>
    <style:style style:name="T1175" style:parent-style-name="DefaultParagraphFont" style:family="text">
      <style:text-properties style:font-name="Taamey Ashkenaz" style:font-name-complex="Taamey Ashkenaz" style:font-size-complex="10.5pt"/>
    </style:style>
    <style:style style:name="T1176" style:parent-style-name="DefaultParagraphFont" style:family="text">
      <style:text-properties style:font-name="Taamey Ashkenaz" style:font-name-complex="Taamey Ashkenaz" style:font-size-complex="10.5pt"/>
    </style:style>
    <style:style style:name="T1177" style:parent-style-name="DefaultParagraphFont" style:family="text">
      <style:text-properties style:font-name="Taamey Ashkenaz" style:font-name-complex="Taamey Ashkenaz" style:font-size-complex="10.5pt"/>
    </style:style>
    <style:style style:name="T1178" style:parent-style-name="DefaultParagraphFont" style:family="text">
      <style:text-properties style:font-name="Taamey Ashkenaz" style:font-name-complex="Taamey Ashkenaz" style:font-size-complex="10.5pt"/>
    </style:style>
    <style:style style:name="T1179" style:parent-style-name="DefaultParagraphFont" style:family="text">
      <style:text-properties style:font-name="Taamey Ashkenaz" style:font-name-complex="Taamey Ashkenaz" style:font-size-complex="10.5pt"/>
    </style:style>
    <style:style style:name="T1180" style:parent-style-name="DefaultParagraphFont" style:family="text">
      <style:text-properties style:font-name="Taamey Ashkenaz" style:font-name-complex="Taamey Ashkenaz" style:font-size-complex="10.5pt"/>
    </style:style>
    <style:style style:name="T1181" style:parent-style-name="DefaultParagraphFont" style:family="text">
      <style:text-properties style:font-name="Taamey Ashkenaz" style:font-name-complex="Taamey Ashkenaz" style:font-size-complex="10.5pt"/>
    </style:style>
    <style:style style:name="T1182" style:parent-style-name="DefaultParagraphFont" style:family="text">
      <style:text-properties style:font-name="Taamey Ashkenaz" style:font-name-complex="Taamey Ashkenaz" style:font-size-complex="10.5pt"/>
    </style:style>
    <style:style style:name="T1183" style:parent-style-name="DefaultParagraphFont" style:family="text">
      <style:text-properties style:font-name="Taamey Ashkenaz" style:font-name-complex="Taamey Ashkenaz" style:font-size-complex="10.5pt"/>
    </style:style>
    <style:style style:name="T1184" style:parent-style-name="DefaultParagraphFont" style:family="text">
      <style:text-properties style:font-name="Taamey Ashkenaz" style:font-name-complex="Taamey Ashkenaz" style:font-size-complex="10.5pt"/>
    </style:style>
    <style:style style:name="T1185" style:parent-style-name="DefaultParagraphFont" style:family="text">
      <style:text-properties style:font-name="Taamey Ashkenaz" style:font-name-complex="Taamey Ashkenaz" style:font-size-complex="10.5pt"/>
    </style:style>
    <style:style style:name="T1186" style:parent-style-name="DefaultParagraphFont" style:family="text">
      <style:text-properties style:font-name="Taamey Ashkenaz" style:font-name-complex="Taamey Ashkenaz" style:font-size-complex="10.5pt"/>
    </style:style>
    <style:style style:name="T1187" style:parent-style-name="DefaultParagraphFont" style:family="text">
      <style:text-properties style:font-name="Taamey Ashkenaz" style:font-name-complex="Taamey Ashkenaz" style:font-size-complex="10.5pt"/>
    </style:style>
    <style:style style:name="T1188" style:parent-style-name="DefaultParagraphFont" style:family="text">
      <style:text-properties style:font-name="Taamey Ashkenaz" style:font-name-complex="Taamey Ashkenaz" style:font-size-complex="10.5pt"/>
    </style:style>
    <style:style style:name="T1189" style:parent-style-name="DefaultParagraphFont" style:family="text">
      <style:text-properties style:font-name="Taamey Ashkenaz" style:font-name-complex="Taamey Ashkenaz" style:font-size-complex="10.5pt"/>
    </style:style>
    <style:style style:name="T1190" style:parent-style-name="DefaultParagraphFont" style:family="text">
      <style:text-properties style:font-name="Taamey Ashkenaz" style:font-name-complex="Taamey Ashkenaz" style:font-size-complex="10.5pt"/>
    </style:style>
    <style:style style:name="T1191" style:parent-style-name="DefaultParagraphFont" style:family="text">
      <style:text-properties style:font-name="Taamey Ashkenaz" style:font-name-complex="Taamey Ashkenaz" style:font-size-complex="10.5pt"/>
    </style:style>
    <style:style style:name="P1192" style:parent-style-name="Textbody" style:family="paragraph">
      <style:paragraph-properties fo:text-align="center" style:writing-mode="rl-tb" fo:margin-bottom="0.0576in"/>
      <style:text-properties style:font-name="Taamey Ashkenaz" style:font-name-complex="Taamey Ashkenaz" style:font-size-complex="10.5pt"/>
    </style:style>
    <style:style style:name="P1193" style:parent-style-name="Textbody" style:family="paragraph">
      <style:paragraph-properties fo:text-align="start" style:writing-mode="rl-tb" fo:margin-bottom="0.0576in"/>
    </style:style>
    <style:style style:name="T1194" style:parent-style-name="DefaultParagraphFont" style:family="text">
      <style:text-properties style:font-name="Taamey Ashkenaz" style:font-name-complex="Taamey Ashkenaz" style:font-size-complex="10.5pt"/>
    </style:style>
    <style:style style:name="T1195" style:parent-style-name="DefaultParagraphFont" style:family="text">
      <style:text-properties style:font-name="Taamey Ashkenaz" style:font-name-complex="Taamey Ashkenaz" style:font-size-complex="10.5pt"/>
    </style:style>
    <style:style style:name="T1196" style:parent-style-name="DefaultParagraphFont" style:family="text">
      <style:text-properties style:font-name="Taamey Ashkenaz" style:font-name-complex="Taamey Ashkenaz" style:font-size-complex="10.5pt"/>
    </style:style>
    <style:style style:name="T1197" style:parent-style-name="DefaultParagraphFont" style:family="text">
      <style:text-properties style:font-name="Taamey Ashkenaz" style:font-name-complex="Taamey Ashkenaz" style:font-size-complex="10.5pt"/>
    </style:style>
    <style:style style:name="T1198" style:parent-style-name="DefaultParagraphFont" style:family="text">
      <style:text-properties style:font-name="Taamey Ashkenaz" style:font-name-complex="Taamey Ashkenaz" style:font-size-complex="10.5pt"/>
    </style:style>
    <style:style style:name="T1199" style:parent-style-name="DefaultParagraphFont" style:family="text">
      <style:text-properties style:font-name="Taamey Ashkenaz" style:font-name-complex="Taamey Ashkenaz" style:font-size-complex="10.5pt"/>
    </style:style>
    <style:style style:name="T1200" style:parent-style-name="DefaultParagraphFont" style:family="text">
      <style:text-properties style:font-name="Taamey Ashkenaz" style:font-name-complex="Taamey Ashkenaz" style:font-size-complex="10.5pt"/>
    </style:style>
    <style:style style:name="T1201" style:parent-style-name="DefaultParagraphFont" style:family="text">
      <style:text-properties style:font-name="Taamey Ashkenaz" style:font-name-complex="Taamey Ashkenaz" style:font-size-complex="10.5pt"/>
    </style:style>
    <style:style style:name="T1202" style:parent-style-name="DefaultParagraphFont" style:family="text">
      <style:text-properties style:font-name="Taamey Ashkenaz" style:font-name-complex="Taamey Ashkenaz" style:font-size-complex="10.5pt"/>
    </style:style>
    <style:style style:name="T1203" style:parent-style-name="DefaultParagraphFont" style:family="text">
      <style:text-properties style:font-name="Taamey Ashkenaz" style:font-name-complex="Taamey Ashkenaz" style:font-size-complex="10.5pt"/>
    </style:style>
    <style:style style:name="T1204" style:parent-style-name="DefaultParagraphFont" style:family="text">
      <style:text-properties style:font-name="Taamey Ashkenaz" style:font-name-complex="Taamey Ashkenaz" style:font-size-complex="10.5pt"/>
    </style:style>
    <style:style style:name="T1205" style:parent-style-name="DefaultParagraphFont" style:family="text">
      <style:text-properties style:font-name="Taamey Ashkenaz" style:font-name-complex="Taamey Ashkenaz" style:font-size-complex="10.5pt"/>
    </style:style>
    <style:style style:name="T1206" style:parent-style-name="DefaultParagraphFont" style:family="text">
      <style:text-properties style:font-name="Taamey Ashkenaz" style:font-name-complex="Taamey Ashkenaz" style:font-size-complex="10.5pt"/>
    </style:style>
    <style:style style:name="T1207" style:parent-style-name="DefaultParagraphFont" style:family="text">
      <style:text-properties style:font-name="Taamey Ashkenaz" style:font-name-complex="Taamey Ashkenaz" style:font-size-complex="10.5pt"/>
    </style:style>
    <style:style style:name="T1208" style:parent-style-name="DefaultParagraphFont" style:family="text">
      <style:text-properties style:font-name="Taamey Ashkenaz" style:font-name-complex="Taamey Ashkenaz" style:font-size-complex="10.5pt"/>
    </style:style>
    <style:style style:name="P1209" style:parent-style-name="Textbody" style:family="paragraph">
      <style:paragraph-properties fo:text-align="start" style:writing-mode="rl-tb" fo:margin-bottom="0.0576in"/>
    </style:style>
    <style:style style:name="T1210" style:parent-style-name="DefaultParagraphFont" style:family="text">
      <style:text-properties style:font-name="Taamey Ashkenaz" style:font-name-complex="Taamey Ashkenaz" style:font-size-complex="10.5pt"/>
    </style:style>
    <style:style style:name="T1211" style:parent-style-name="DefaultParagraphFont" style:family="text">
      <style:text-properties style:font-name="Taamey Ashkenaz" style:font-name-complex="Taamey Ashkenaz" style:font-size-complex="10.5pt"/>
    </style:style>
    <style:style style:name="T1212" style:parent-style-name="DefaultParagraphFont" style:family="text">
      <style:text-properties style:font-name="Taamey Ashkenaz" style:font-name-complex="Taamey Ashkenaz" style:font-size-complex="10.5pt"/>
    </style:style>
    <style:style style:name="T1213" style:parent-style-name="DefaultParagraphFont" style:family="text">
      <style:text-properties style:font-name="Taamey Ashkenaz" style:font-name-complex="Taamey Ashkenaz" style:font-size-complex="10.5pt"/>
    </style:style>
    <style:style style:name="T1214" style:parent-style-name="DefaultParagraphFont" style:family="text">
      <style:text-properties style:font-name="Taamey Ashkenaz" style:font-name-complex="Taamey Ashkenaz" style:font-size-complex="10.5pt"/>
    </style:style>
    <style:style style:name="T1215" style:parent-style-name="DefaultParagraphFont" style:family="text">
      <style:text-properties style:font-name="Taamey Ashkenaz" style:font-name-complex="Taamey Ashkenaz" style:font-size-complex="10.5pt"/>
    </style:style>
    <style:style style:name="T1216" style:parent-style-name="DefaultParagraphFont" style:family="text">
      <style:text-properties style:font-name="Taamey Ashkenaz" style:font-name-complex="Taamey Ashkenaz" style:font-size-complex="10.5pt"/>
    </style:style>
    <style:style style:name="T1217" style:parent-style-name="DefaultParagraphFont" style:family="text">
      <style:text-properties style:font-name="Taamey Ashkenaz" style:font-name-complex="Taamey Ashkenaz" style:font-size-complex="10.5pt"/>
    </style:style>
    <style:style style:name="T1218" style:parent-style-name="DefaultParagraphFont" style:family="text">
      <style:text-properties style:font-name="Taamey Ashkenaz" style:font-name-complex="Taamey Ashkenaz" style:font-size-complex="10.5pt"/>
    </style:style>
    <style:style style:name="T1219" style:parent-style-name="DefaultParagraphFont" style:family="text">
      <style:text-properties style:font-name="Taamey Ashkenaz" style:font-name-complex="Taamey Ashkenaz" style:font-size-complex="10.5pt"/>
    </style:style>
    <style:style style:name="T1220" style:parent-style-name="DefaultParagraphFont" style:family="text">
      <style:text-properties style:font-name="Taamey Ashkenaz" style:font-name-complex="Taamey Ashkenaz" style:font-size-complex="10.5pt"/>
    </style:style>
    <style:style style:name="T1221" style:parent-style-name="DefaultParagraphFont" style:family="text">
      <style:text-properties style:font-name="Taamey Ashkenaz" style:font-name-complex="Taamey Ashkenaz" style:font-size-complex="10.5pt"/>
    </style:style>
    <style:style style:name="T1222" style:parent-style-name="DefaultParagraphFont" style:family="text">
      <style:text-properties style:font-name="Taamey Ashkenaz" style:font-name-complex="Taamey Ashkenaz" style:font-size-complex="10.5pt"/>
    </style:style>
    <style:style style:name="P1223" style:parent-style-name="Textbody" style:family="paragraph">
      <style:paragraph-properties fo:text-align="start" style:writing-mode="rl-tb" fo:margin-bottom="0.0576in"/>
    </style:style>
    <style:style style:name="T1224" style:parent-style-name="DefaultParagraphFont" style:family="text">
      <style:text-properties style:font-name="Taamey Ashkenaz" style:font-name-complex="Taamey Ashkenaz" style:font-size-complex="10.5pt"/>
    </style:style>
    <style:style style:name="T1225" style:parent-style-name="DefaultParagraphFont" style:family="text">
      <style:text-properties style:font-name="Taamey Ashkenaz" style:font-name-complex="Taamey Ashkenaz" style:font-size-complex="10.5pt"/>
    </style:style>
    <style:style style:name="P1226" style:parent-style-name="Textbody" style:family="paragraph">
      <style:paragraph-properties fo:text-align="start" style:writing-mode="rl-tb" fo:margin-bottom="0.0576in"/>
    </style:style>
    <style:style style:name="T1227" style:parent-style-name="DefaultParagraphFont" style:family="text">
      <style:text-properties style:font-name="Taamey Ashkenaz" style:font-name-complex="Taamey Ashkenaz" style:font-size-complex="10.5pt"/>
    </style:style>
    <style:style style:name="T1228" style:parent-style-name="DefaultParagraphFont" style:family="text">
      <style:text-properties style:font-name="Taamey Ashkenaz" style:font-name-complex="Taamey Ashkenaz" style:font-size-complex="10.5pt"/>
    </style:style>
    <style:style style:name="T1229" style:parent-style-name="DefaultParagraphFont" style:family="text">
      <style:text-properties style:font-name="Taamey Ashkenaz" style:font-name-complex="Taamey Ashkenaz" style:font-size-complex="10.5pt"/>
    </style:style>
    <style:style style:name="T1230" style:parent-style-name="DefaultParagraphFont" style:family="text">
      <style:text-properties style:font-name="Taamey Ashkenaz" style:font-name-complex="Taamey Ashkenaz" style:font-size-complex="10.5pt"/>
    </style:style>
    <style:style style:name="T1231" style:parent-style-name="DefaultParagraphFont" style:family="text">
      <style:text-properties style:font-name="Taamey Ashkenaz" style:font-name-complex="Taamey Ashkenaz" style:font-size-complex="10.5pt"/>
    </style:style>
    <style:style style:name="T1232" style:parent-style-name="DefaultParagraphFont" style:family="text">
      <style:text-properties style:font-name="Taamey Ashkenaz" style:font-name-complex="Taamey Ashkenaz" style:font-size-complex="10.5pt"/>
    </style:style>
    <style:style style:name="T1233" style:parent-style-name="DefaultParagraphFont" style:family="text">
      <style:text-properties style:font-name="Taamey Ashkenaz" style:font-name-complex="Taamey Ashkenaz" style:font-size-complex="10.5pt"/>
    </style:style>
  </office:automatic-styles>
  <office:body>
    <office:text text:use-soft-page-breaks="true">
      <text:p text:style-name="P1"><text:span text:style-name="T2">נִשְׁמַת כׇּל־חַי תְּבָרֵךְ אֶת שִׁמְךָ</text:span><text:span text:style-name="T3"><text:s/>יְיָ אֱלֹהֵֽינוּ</text:span><text:span text:style-name="T4"><text:s/>וְרוּחַ כׇּל בָּשָׂר תְּפָאֵר וּתְרוֹמֵם זִכְרְךָ</text:span><text:span text:style-name="T5"><text:s/>מַלְכֵּֽנוּ</text:span><text:span text:style-name="T6"><text:s/>תָּמִיד. מִן הָעוֹלָם וְעַד הָעוֹלָם אַתָּה אֵל</text:span><text:span text:style-name="T7"><text:s/></text:span><text:span text:style-name="T8">וּמִבַּלְעָדֶֽיךָ אֵין לָֽנוּ מֶֽלֶךְ גּוֹאֵל וּמוֹשִֽיעַ</text:span><text:span text:style-name="T9"><text:s/>פּוֹדֶה וּמַצִּיל וּמְפַרְנֵס</text:span><text:span text:style-name="T10"><text:s/>וּמְרַחֵם בְּכׇל עֵת צָרָה וְצוּקָה</text:span><text:span text:style-name="T11">.</text:span><text:span text:style-name="T12"><text:s/>אֵין לָֽנוּ מֶֽלֶךְ אֶלָּא אָֽתָּה. אֱלֹהֵי הָרִאשׁוֹנִים וְהָאַחֲרוֹנִים</text:span><text:span text:style-name="T13"><text:s/>אֱלֽוֹהַּ כׇּל בְּרִיוֹת</text:span><text:span text:style-name="T14"><text:s/>אֲדוֹן כׇּל תּוֹלָדוֹת</text:span><text:span text:style-name="T15"><text:s/>הַמְ</text:span><text:span text:style-name="T16">ּהֻלָל בְּרֹב הַתִּשְׁבָּחוֹת</text:span><text:span text:style-name="T17"><text:s/>הַמְנַהֵג עוֹלָמוֹ בְּחֶֽסֶד וּבְרִיּוֹתָיו בְּרַחֲמִים. וַייָ לֹא יָנוּם וְלֹא יִישָׁן</text:span><text:span text:style-name="T18"><text:s/>הַמְעוֹרֵר יְשֵׁנִים</text:span><text:span text:style-name="T19"><text:s/>וְהַמֵּקִיץ נִרְדָּמִים</text:span><text:span text:style-name="T20"><text:s/>וְהַמֵּשִֽׂיחַ אִלְּמִים</text:span><text:span text:style-name="T21"><text:s/>וְהַמַּתִּיר אֲסוּרִים</text:span><text:span text:style-name="T22"><text:s/>וְהַסּוֹמֵךְ נוֹפְלִים</text:span><text:span text:style-name="T23"><text:s/>וְהַזּוֹקֵף כְּ</text:span><text:span text:style-name="T24">פוּפִים. לְךָ לְבַדְּךָ אֲנַֽחְנוּ מוֹדִים. אִלּוּ פִֽינוּ מָלֵא שִׁירָה כַּיָּם</text:span><text:span text:style-name="T25"><text:s/>וּלְשׁוֹנֵֽנוּ רִנָּה כַּהֲמוֹן גַּלָּיו</text:span><text:span text:style-name="T26"><text:s/>וְשִׂפְתוֹתֵֽינוּ שֶֽׁבַח כְּמֶרְחֲבֵי רָקִֽיעַ</text:span><text:span text:style-name="T27"><text:s/>וְעֵינֵֽינוּ מְאִירוֹת כַּשֶֽׁמֶשׁ וְכַיָּרֵֽחַ</text:span><text:span text:style-name="T28"><text:s/>וְיָדֵֽינוּ פְרוּשׂוֹת כְּנִשְׂרֵי</text:span><text:span text:style-name="T29"><text:s/>שָׁמָֽיִם</text:span><text:span text:style-name="T30"><text:s/>וְרַגְלֵֽינוּ קַלּוֹת כָּאַיָּלוֹת</text:span><text:span text:style-name="T31"><text:s/>אֵין אֲנַֽחְנוּ מַסְפִּיקִים לְהוֹדוֹת לְךָ</text:span><text:span text:style-name="T32"><text:s/>יְיָ אֱלֹהֵֽינוּ וֵאלֹהֵי אֲבוֹתֵֽינוּ</text:span><text:span text:style-name="T33"><text:s/>וּלְבָרֵךְ אֶת שִׁמְךָ עַל אַחַת מֵאָֽלֶף</text:span><text:span text:style-name="T34"><text:s/>אֶֽלֶף אַלְפֵי אֲלָפִים וְרִבֵּי רְבָבוֹת פְּעָמִים הַטּוֹבוֹת שֶׁעָשִֽׂיתָ עִם<text:s/></text:span><text:span text:style-name="T35">אֲבוֹתֵֽינוּ וְעִמָּֽנוּ. מִמִּצְרַֽיִם גְּאַלְתָּֽנוּ</text:span><text:span text:style-name="T36"><text:s/>יְיָ אֱלֹהֵֽינוּ</text:span><text:span text:style-name="T37"><text:s/>וּמִבֵּית עֲבָדִים פְּדִיתָֽנוּ</text:span><text:span text:style-name="T38">.</text:span><text:span text:style-name="T39"><text:s/>בְּרָעָב זַנְתָּֽנוּ וּבְשָׂבָע כִּלְכַּלְתָּֽנוּ</text:span><text:span text:style-name="T40">.</text:span><text:span text:style-name="T41"><text:s/>מֵחֶֽרֶב הִצַּלְתָּֽנוּ וּמִדֶּֽבֶר מִלַּטְתָּֽנוּ</text:span><text:span text:style-name="T42"><text:s/>וּמֵחֳלָיִם רָעִים וְנֶאֱמָנִים דִּלִּיתָֽנוּ.</text:span><text:span text:style-name="T43"><text:s/>עַד הֵֽנָּה עֲזָרֽוּנוּ רַחֲמֶֽיךָ וְלֹא עֲזָבֽוּנוּ חֲסָדֶֽיךָ</text:span><text:span text:style-name="T44">.</text:span><text:span text:style-name="T45"><text:s/>וְאַל תִּטְּשֵֽׁנוּ</text:span><text:span text:style-name="T46"><text:s/>יְיָ אֱלֹהֵֽינוּ</text:span><text:span text:style-name="T47"><text:s/>לָנֶֽצַח. עַל כֵּן</text:span><text:span text:style-name="T48"><text:s/>אֵבָרִים שֶׁפִּלַּֽגְתָּ<text:s/></text:span><text:bookmark-start text:name="333"/><text:bookmark-end text:name="333"/><text:span text:style-name="T49">בָּֽנוּ</text:span><text:span text:style-name="T50"><text:s/>וְרֽוּחַ וּנְשָׁמָה שֶׁנָּפַֽחְתָּ בְּאַפֵּֽינוּ</text:span><text:span text:style-name="T51"><text:s/>וְלָשׁוֹן אֲשֶׁר שַֽׂמְתָּ בְּפִֽינוּ</text:span><text:span text:style-name="T52"><text:s/>הֵן הֵם<text:s/></text:span><text:span text:style-name="T53">יוֹדוּ וִיבָרְכוּ</text:span><text:span text:style-name="T54"><text:s/>וִישַׁבְּחוּ וִיפָאֲרוּ</text:span><text:span text:style-name="T55"><text:s/>וִירוֹמְמוּ וְיַעֲרִֽיצוּ</text:span><text:span text:style-name="T56"><text:s/>וְיַקְדִּֽישׁוּ וְיַמְלִֽיכוּ אֶת שִׁמְךָ</text:span><text:span text:style-name="T57"><text:s/>מַלְכֵּֽנוּ. כִּי כׇל-פֶּה לְךָ יוֹדֶה</text:span><text:span text:style-name="T58"><text:s/>וְכׇל-לָשׁוֹן לְךָ תִשָּׁבַע</text:span><text:span text:style-name="T59"><text:s/>וְכׇל-בֶּֽרֶךְ לְךָ תִכְרַע</text:span><text:span text:style-name="T60"><text:s/>וְכׇל קוֹמָה לְפָנֶֽיךָ תִשְׁתַּחֲוֶה. וְכׇ</text:span><text:span text:style-name="T61">ל לְבָבוֹת יִירָאֽוּךָ</text:span><text:span text:style-name="T62"><text:s/>וְכׇל־קֶֽרֶב וּכְלָיוֹת יְזַמְּרוּ לִשְׁמֶֽךָ</text:span><text:span text:style-name="T63"><text:s/>כַּדָבָר שֶׁכָּתוּב: כׇּל־עַצְמוֹתַי תֹּאמַֽרְנָה</text:span><text:span text:style-name="T64"><text:s/>יְיָ מִי כָמֽוֹךָ</text:span><text:span text:style-name="T65"><text:s/>מַצִּיל עָנִי מֵחָזָק מִמֶּֽנוּ</text:span><text:span text:style-name="T66"><text:s/>וְעָנִי וְאֶבְיוֹן מִגֹּזְלוֹ. מִי יִדְמֶה־לָּךְ</text:span><text:span text:style-name="T67"><text:s/>וּמִי יִשְׁוֶה־לָּךְ</text:span><text:span text:style-name="T68"><text:s/>וּמִי יַעֲ</text:span><text:span text:style-name="T69">רׇךְ־לָךְ</text:span><text:span text:style-name="T70"><text:s/>הָאֵל הַגָּדוֹל</text:span><text:span text:style-name="T71"><text:s/>הַגִּבּוֹר וְהַנּוֹרָא</text:span><text:span text:style-name="T72"><text:s/>אֵל עֶלְיוֹן</text:span><text:span text:style-name="T73"><text:s/>קֹנֵה שָׁמַֽיִם וָאָֽרֶץ. נְהַלֶּלְךָ וּנְשַׁבֵּחֲךָ וּנְפָאֶרְךָ</text:span><text:span text:style-name="T74"><text:s/>וּנְבָרֵךְ אֶת שֵׁם קׇדְשֶׁךָ</text:span><text:span text:style-name="T75"><text:s/>כָּאָמוּר: לְדָוִד</text:span><text:span text:style-name="T76"><text:s/>בָּרְכִי נַפְשִׁי אֶת יְיָ</text:span><text:span text:style-name="T77"><text:s/>וְכׇל־קְרָבַי אֶת שֵׁם קׇדְשׁוֹ. הָאֵל בְּתַ</text:span><text:span text:style-name="T78">עֲצֻמוֹת עֻזֶּֽךָ</text:span><text:span text:style-name="T79"><text:s/>הַגָּדוֹל בִּכְבוֹד שְׁמֶֽךָ</text:span><text:span text:style-name="T80"><text:s/>הַגִּבּוֹר לָנֶֽצַח וְהַנּוֹרָא בְּנוֹרְאוֹתֶֽיךָ</text:span><text:span text:style-name="T81"><text:s/>הַמֶּֽלֶךְ הַיּושֵׁב עַל כִּסֵּא רָם וְנִשָּׂא.</text:span></text:p>
      <text:p text:style-name="P82"><text:span text:style-name="T83">שׁוֹכֵן עַד</text:span><text:span text:style-name="T84"><text:s/>מָּרוֹם וְקָּדוֹשׁ שְׁמוֹ. וְכָתוּב: רַנְּנוּ צַדִּיקִים בַּייָ</text:span><text:span text:style-name="T85"><text:s/>לַיְשָׁרִים נָאוָה תְהִלָּה. ב</text:span><text:span text:style-name="T86">ְּפִי<text:s/></text:span><text:span text:style-name="T87">יְ</text:span><text:span text:style-name="T88">שָׁרִים תִּתְהַלָּל</text:span><text:span text:style-name="T89"><text:s/>וּבְדִבְרֵי<text:s/></text:span><text:span text:style-name="T90">צַ</text:span><text:span text:style-name="T91">דִּיקִים תִּתְבָּרַךְ</text:span><text:span text:style-name="T92"><text:s/>וּבִלְשׁוֹן<text:s/></text:span><text:span text:style-name="T93">חֲ</text:span><text:span text:style-name="T94">סִידִים תִּתְרוֹמָם</text:span><text:span text:style-name="T95"><text:s/>וּבְקֶרֶב<text:s/></text:span><text:span text:style-name="T96">קְ</text:span><text:span text:style-name="T97">דוֹשִׁים תִּתְקַדָּשׁ. וּבְמַקְהֲלוֹת רִבְבוֹת עַמְּךָ בֵּית יִשְׂרָאֵל בְּרִנָּה יִתְפָּאַר שִׁמְךָ</text:span><text:span text:style-name="T98"><text:s/>מַלְכֵּנוּ</text:span><text:span text:style-name="T99"><text:s/>בְּכׇל־דּוֹר וָדוֹר</text:span><text:span text:style-name="T100">.</text:span><text:span text:style-name="T101"><text:s/>שֶׁכֵּן<text:s/></text:span><text:span text:style-name="T102">חוֹבַת כׇּל־הַיְצוּרִים לְפָנֶֽיךָ</text:span><text:span text:style-name="T103"><text:s/>יְיָ<text:s/></text:span><text:bookmark-start text:name="335"/><text:bookmark-end text:name="335"/><text:span text:style-name="T104">אֱלֹהֵֽינוּ וֵאלֹהֵי אֲבוֹתֵֽינוּ</text:span><text:span text:style-name="T105"><text:s text:c="2"/>לְהוֹדוֹת</text:span><text:span text:style-name="T106"><text:s/>לְהַלֵּל</text:span><text:span text:style-name="T107"><text:s/>לְשַׁבֵּֽחַ</text:span><text:span text:style-name="T108"><text:s/>לְפָאֵר</text:span><text:span text:style-name="T109"><text:s/>לְרוֹמֵם</text:span><text:span text:style-name="T110"><text:s/>לְהַדֵּר</text:span><text:span text:style-name="T111"><text:s/>לְבָרֵךְ</text:span><text:span text:style-name="T112"><text:s/>לְעַלֵּה וּלְקַלֵּס עַל כׇּל־דִּבְרֵי שִׁירוֹת וְתִשְׁבְּחוֹת דָּוִד בֶּן־יִשַׁי עַבְדְּךָ מְשִׁיחֶֽךָ.</text:span></text:p>
      <text:p text:style-name="P113"><text:span text:style-name="T114">יִ</text:span><text:span text:style-name="T115">שְׁתַּבַּח שִׁמְךָ לָעַד</text:span><text:span text:style-name="T116"><text:s/>מַלְכֵּֽנוּ</text:span><text:span text:style-name="T117"><text:s/>הָאֵל הַמֶּֽלֶךְ הַגָּדוֹל וְהַקָּדוֹשׁ</text:span><text:span text:style-name="T118"><text:s/>בַּשָּׁמַֽיִם וּבָאָֽרֶץ. כִּי לְךָ נָאֶה</text:span><text:span text:style-name="T119"><text:s/>יְיָ אֱלֹהֵֽינוּ וֵאלֹהֵי אֲבוֹתֵֽינוּ</text:span><text:span text:style-name="T120"><text:s/>שִׁיר וּשְׁבָחָה</text:span><text:span text:style-name="T121"><text:s/>הַלֵּל וְזִמְרָה</text:span><text:span text:style-name="T122"><text:s/>עֹז וּמֶמְשָׁלָה</text:span><text:span text:style-name="T123"><text:s/>נֶֽצַח</text:span><text:span text:style-name="T124"><text:s/>גְּדֻלָּה וּגְבוּרָה</text:span><text:span text:style-name="T125"><text:s/>תְּהִלָּה</text:span><text:span text:style-name="T126"><text:s/>וְתִפְאֶֽרֶת</text:span><text:span text:style-name="T127"><text:s/>קְדֻשָּׁה וּמַלְכוּת</text:span><text:span text:style-name="T128"><text:s/>בְּרָכוֹת וְהוֹדָאוֹת</text:span><text:span text:style-name="T129"><text:s/>מֵעַתָּה וְעַד עוֹלָם. בָּרוּךְ אַתָּה</text:span><text:span text:style-name="T130"><text:s/>יְיָ</text:span><text:span text:style-name="T131"><text:s/>אֵל מֶֽלֶךְ גָּדוֹל בַּתִּשְׁבָּחוֹת</text:span><text:span text:style-name="T132"><text:s/>אֵל הַהוֹדָאוֹת</text:span><text:span text:style-name="T133"><text:s/>אֲדוֹן הַנִּפְלָאוֹת</text:span><text:span text:style-name="T134"><text:s/>הַבּוֹחֵר בְּשִׁירֵי זִמְרָה</text:span><text:span text:style-name="T135"><text:s/>מֶֽלֶךְ</text:span><text:span text:style-name="T136"><text:s/>אֵל</text:span><text:span text:style-name="T137"><text:s/>חֵי הָעוֹלָמִים׃ <text:s/>.</text:span><text:span text:style-name="T138">Chatzi kad</text:span><text:span text:style-name="T139">dish is recited here</text:span></text:p>
      <text:p text:style-name="P140"><text:span text:style-name="T141">בָּרְכוּ אֶת יְיָ הַמְבֹרָךְ. בָּרוּךְ יְיָ הַמְבֹרָךְ לְעוֹלָם וָעֶד.</text:span></text:p>
      <text:p text:style-name="P142"><text:span text:style-name="T143">בָּרוּךְ אַתָּה</text:span><text:span text:style-name="T144"><text:s/>יְיָ אֱלֹהֵֽינוּ</text:span><text:span text:style-name="T145"><text:s/>מֶֽלֶךְ הָעוֹלָם</text:span><text:span text:style-name="T146"><text:s/>יוֹצֵר אוֹר וּבוֹרֵא חֹֽשֶׁךְ</text:span><text:span text:style-name="T147"><text:s/>עֹשֶׂה שָׁלוֹם</text:span><text:span text:style-name="T148"><text:s/>וּבוֹרֵא אֶת הַכֹּל. הַכֹּל יוֹדֽוּךָ וְהַכֹּל יְשַׁבְּחֽוּךָ</text:span><text:span text:style-name="T149"><text:s/>ו</text:span><text:span text:style-name="T150">ְהַכֹּל יֹאמְרוּ אֵין קָדוֹשׁ כַּיְיָ. הַכֹּל יְרוֹמְמֽוּךָ סֶּֽלָה</text:span><text:span text:style-name="T151"><text:s/>יוֹצֵר הַכֹּל</text:span><text:span text:style-name="T152"><text:s/>הָאֵל הַפּוֹתֵֽחַ בְּכׇל יוֹם דַּלְתוֹת שַׁעֲרֵי מִזְרָח</text:span><text:span text:style-name="T153"><text:s/>וּבוֹקֵֽעַ חַלּוֹנֵי רָקִֽיעַ</text:span><text:span text:style-name="T154"><text:s/>מוֹצִיא חַמָּה מִמְּקוֹמָהּ</text:span><text:span text:style-name="T155"><text:s/>וּלְבָנָה מִמְּכוֹן שִׁבְתָּהּ</text:span><text:span text:style-name="T156"><text:s/>וּמֵאִיר לָעוֹלָם כֻּל</text:span><text:span text:style-name="T157">ּוֹ וּלְיוֹשְׁבָיו שֶׁבָּרָא בְּמִדַּת הָרַחֲמִים. הַמֵּאִיר לָאָֽרֶץ וְלַדָּרִים עָלֶֽיהָ בְּרַחֲמִים</text:span><text:span text:style-name="T158"><text:s/>וּבְטוּבוֹ מְחַדֵּשׁ בְּכׇל־יוֹם תָּמִיד מַעֲשֵׂה בְרֵאשִׁית. הַמֶּֽלֶךְ הַמְּרוֹמָם לְבַדּוֹ מֵאָז</text:span><text:span text:style-name="T159"><text:s/>הַמְּשֻׁבָּח וְהַמְּפֹאָר וְהַמִּתְנַשֵּׂא מִימוֹת<text:s/></text:span><text:span text:style-name="T160">עוֹלָם. אֱלֹהֵי עוֹלָם</text:span><text:span text:style-name="T161"><text:s/>בְּרַחֲמֶֽיךָ הָרַבִּים רַחֵם עָלֵֽינוּ</text:span><text:span text:style-name="T162"><text:s/>אֲדוֹן עֻזֵּֽנוּ</text:span><text:span text:style-name="T163"><text:s/>צוּר מִשְׂגַּבֵּֽנוּ</text:span><text:span text:style-name="T164"><text:s/>מָגֵן יִשְׁעֵֽנוּ</text:span><text:span text:style-name="T165"><text:s/>מִשְׂגָּב בַּעֲדֵֽנוּ. אֵין כְּעֶרְכְּךָ וְאֵין זוּלָתֶֽךָ</text:span><text:span text:style-name="T166">.</text:span><text:span text:style-name="T167"><text:s/>אֶֽפֶס בִּלְתֶּֽךָ</text:span><text:span text:style-name="T168"><text:s/>וּמִי דּֽוֹמֶה לָּךְ. אֵין כְּעֶרְכְּךָ</text:span><text:span text:style-name="T169"><text:s/>יְיָ אֱלֹהֵ</text:span><text:span text:style-name="T170">ֽינוּ</text:span><text:span text:style-name="T171"><text:s/>בָּעוֹלָם הַזֶּה</text:span><text:span text:style-name="T172">.</text:span><text:span text:style-name="T173"><text:s/>וְאֵין זוּלָתְךָ</text:span><text:span text:style-name="T174"><text:s/>מַלְכֵּֽנוּ</text:span><text:span text:style-name="T175"><text:s/>לְחַיֵּי הָעוֹלָם הַבָּא. אֶֽפֶס בִּלְתְּךָ</text:span><text:span text:style-name="T176"><text:s/>גּוֹאֲלֵֽנוּ</text:span><text:span text:style-name="T177"><text:s/>לִימוֹת הַמָּשִֽׁיחַ</text:span><text:span text:style-name="T178">.</text:span><text:span text:style-name="T179"><text:s/>וְאֵין דּוֹמֶה לְךָ</text:span><text:span text:style-name="T180"><text:s/>מוֹשִׁיעֵֽנוּ</text:span><text:span text:style-name="T181"><text:s/>לִתְחִיַּת הַמֵּתִים.</text:span></text:p>
      <text:p text:style-name="P182"><text:span text:style-name="T183">אֵל אָדוֹן עַל כׇּל־הַמַּעֲשִׂים בָּרוּךְ וּמְבֹרָךְ בְּפִי כ</text:span><text:span text:style-name="T184">ׇּל־נְשָׁמָה</text:span><text:span text:style-name="T185">.</text:span><text:span text:style-name="T186"><text:s/>גׇּדְלוֹ וְטוּבוֹ מָלֵא עוֹלָם דַּֽעַת וּתְבוּנָה סוֹבְבִים אֹתוֹ. הַמִּתְגָּאֶה עַל חַיּוֹת הַקֹּֽדֶשׁ וְנֶהְדָּר בְּכָבוֹד עַל הַמֶּרְכָּבָה</text:span><text:span text:style-name="T187">.</text:span><text:span text:style-name="T188"><text:s/>זְכוּת וּמִישׁוֹר לִפְנֵי כִסְאוֹ חֶֽסֶד וְרַחֲמִים לִפְנֵי כְבוֹדוֹ. טוֹבִים מְאוֹרוֹת שֶׁבָּרָא<text:s/></text:span><text:span text:style-name="T189">אֱלֹהֵֽינוּ יְצָרָם בְּדַֽעַת בְּבִינָה וּבְהַשְׂכֵּל</text:span><text:span text:style-name="T190">.</text:span><text:span text:style-name="T191"><text:s/>כֹּֽחַ וּגְבוּרָה נָתַן בָּהֶם לִהְיוֹת מוֹשְׁלִים בְּקֶֽרֶב תֵּבֵל. מְלֵאִים זִיו וּמְפִיקִים נֹֽגַהּ נָאֶה זִיוָם בְּכׇל הָעוֹלָם</text:span><text:span text:style-name="T192">.</text:span><text:span text:style-name="T193"><text:s/>שְׂמֵחִים בְּצֵאתָם וְשָׂשִׂים בְּבוֹאָם עוֹשִׂים<text:s/></text:span><text:span text:style-name="T194">בְּאֵימָה רְצוֹן ק</text:span><text:span text:style-name="T195">וֹנָם. פְּאֵר וְכָבוֹד נוֹתְנִים לִשְׁמוֹ צׇהֳלָה וְרִנָּה לְזֵֽכֶר מַלְכוּתוֹ</text:span><text:span text:style-name="T196">.</text:span><text:span text:style-name="T197"><text:s/>קָרָא לַשֶּֽׁמֶשׁ וַיִּזְרַח אוֹר רָאָה וְהִתְקִין צוּרַת הַלְּבָנָה. שֶֽׁבַח נוֹתְנִים לוֹ כׇּל־צְבָא מָרוֹם</text:span><text:span text:style-name="T198"><text:s/>תִּפְאֶֽרֶת וּגְדֻלָּה</text:span><text:span text:style-name="T199"><text:s/>שְׂרָפִים וְאוֹפַנִּים וְחַיּוֹת הַקֹּֽדֶ</text:span><text:span text:style-name="T200">שׁ</text:span></text:p>
      <text:p text:style-name="P201"><text:span text:style-name="T202">לָאֵל אֲשֶׁר שָׁבַת מִכׇּל הַמַּעֲשִׂים בַּיּוֹם הַשְּׁבִיעִי</text:span><text:span text:style-name="T203">.</text:span><text:span text:style-name="T204"><text:s/>הִתְעַלָּה וְיָשַׁב עַל כִּסֵּא כְבוֹדוֹ</text:span><text:span text:style-name="T205">.</text:span><text:span text:style-name="T206"><text:s/>תִּפְאֶֽרֶת עָטָה לְיוֹם הַמְּנוּחָה</text:span><text:span text:style-name="T207"><text:s/>עֹֽנֶג קָרָא לְיוֹם הַשַּׁבָּת. זֶה שֶֽׁבַח שֶׁל יוֹם הַשְּׁבִיעִי</text:span><text:span text:style-name="T208"><text:s/>שֶׁבּוֹ שָׁבַת אֵל מִכׇּל מְלַאכְתּוֹ. וְי</text:span><text:span text:style-name="T209">וֹם הַשְּׁבִיעִי מְשַׁבֵּֽחַ וְאוֹמֵר: מִזְמוֹר שִׁיר לְיוֹם הַשַּׁבָּת</text:span><text:span text:style-name="T210"><text:s/>טוֹב לְהוֹדוֹת לַיְיָ. לְפִיכָךְ יְפָאֲרוּ וִיבָרְכוּ לָאֵל כׇּל־יְצוּרָיו</text:span><text:span text:style-name="T211">.</text:span><text:span text:style-name="T212"><text:s/>שֶֽׁבַח</text:span><text:span text:style-name="T213"><text:s/>יְקָר וּגְדֻלָּה יִתְּנוּ לְאֵל מֶֽלֶךְ</text:span><text:span text:style-name="T214"><text:s/>יוֹצֵר כֹּל</text:span><text:span text:style-name="T215"><text:s/>הַמַּנְחִיל מְנוּחָה לְעַמּוֹ יִשְׂרָאֵל בִּ</text:span><text:span text:style-name="T216">קְדֻשָּׁתוֹ בְּיוֹם שַׁבַּת קֹֽדֶשׁ. שִׁמְךָ יְיָ אֱלֹהֵֽינוּ יִתְקַדַּשׁ</text:span><text:span text:style-name="T217"><text:s/>וְזִכְרְךָ מַלְכֵּֽנוּ יִתְפָּאַר</text:span><text:span text:style-name="T218"><text:s/>בַּשָּׁמַֽיִם מִמַּֽעַל וְעַל הָאָֽרֶץ מִתָּֽחַת. תִּתְבָּרַךְ</text:span><text:span text:style-name="T219"><text:s/>מוֹשִׁיעֵֽנוּ</text:span><text:span text:style-name="T220"><text:s/>עַל שֶֽׁבַח מַעֲשֵׂה יָדֶֽיךָ</text:span><text:span text:style-name="T221"><text:s/>וְעַל מְאֽוֹרֵי אוֹר שֶׁעָשִֽׂיתָ</text:span><text:span text:style-name="T222">.</text:span><text:span text:style-name="T223"><text:s/>י</text:span><text:span text:style-name="T224">ְפָאֲרֽוּךָ סֶּֽלָה.</text:span></text:p>
      <text:p text:style-name="P225"><text:span text:style-name="T226">תִּתְבָּרַךְ צוּרֵֽנוּ</text:span><text:span text:style-name="T227"><text:s/>מַלְכֵּֽנוּ וְגוֹאֲלֵֽנוּ</text:span><text:span text:style-name="T228"><text:s/>בּוֹרֵא קְדוֹשִׁים</text:span><text:span text:style-name="T229">.</text:span><text:span text:style-name="T230"><text:s/>יִשְׁתַּבַּח שִׁמְךָ לָעַד מַלְכֵּֽנוּ</text:span><text:span text:style-name="T231"><text:s/>יוֹצֵר מְשָׁרְתִים</text:span><text:span text:style-name="T232"><text:s/>וַאֲשֶׁר מְשָׁרְתָיו כֻּלָּם עוֹמְדִים בְּרוּם עוֹלָם</text:span><text:span text:style-name="T233"><text:s/>וּמַשְׁמִיעִים בְּיִרְאָה</text:span><text:span text:style-name="T234"><text:s/>יַֽחַד בְּקוֹל</text:span><text:span text:style-name="T235"><text:s/>דִּבְר</text:span><text:span text:style-name="T236">ֵי אֱלֹהִים חַיִּים וּמֶֽלֶךְ עוֹלָם. כֻּלָם אֲהוּבִים</text:span><text:span text:style-name="T237"><text:s/>כֻּלָּם בְּרוּרִים</text:span><text:span text:style-name="T238"><text:s/>כֻּלָּם גִּבּוֹרִים</text:span><text:span text:style-name="T239"><text:s/>וְכֻלָּם עֹשִׂים בְּאֵימָה וּבְיִרְאָה רְצוֹן קוֹנָם. וְכֻלָּם פּוֹתְחִים אֶת פִּיהֶם בִּקְדֻשָּׁה וּבְטׇהֳרָה</text:span><text:span text:style-name="T240"><text:s/>בְּשִׁירָה וּבְזִמְרָה</text:span><text:span text:style-name="T241"><text:s/>וּמְבָרְכִים וּמְשַׁבְּ</text:span><text:span text:style-name="T242">חִים</text:span><text:span text:style-name="T243"><text:s/>וּמְפָאֲרִים וּמַעֲרִיצִים</text:span><text:span text:style-name="T244"><text:s/>וּמַקְדִּישִׁים וּמַמְלִיכִים</text:span></text:p>
      <text:p text:style-name="P245"><text:span text:style-name="T246">אֶת שֵׁם הָאֵל הַמֶּֽלֶךְ הַגָּדוֹל</text:span><text:span text:style-name="T247"><text:s/>הַגִּבּוֹר וְהַנּוֹרָא</text:span><text:span text:style-name="T248"><text:s/>קָדוֹשׁ הוּא. וְכֻלָּם מְקַבְּלִים עֲלֵיהֶם עֹל מַלְכוּת שָׁמַֽיִם זֶה מִזֶּה</text:span><text:span text:style-name="T249"><text:s/>וְנוֹתְנִים רְשׁוּת זֶה לָזֶה לְהַקְדִּישׁ לְיוֹצְרָ</text:span><text:span text:style-name="T250">ם. בְּנַֽחַת רֽוּחַ</text:span><text:span text:style-name="T251"><text:s/>בְּשָׂפָה בְרוּרָה וּבִנְעִימָה קְדֹשָׁה</text:span><text:span text:style-name="T252"><text:s/>כֻּלָּם כְּאֶחָד עוֹנִים וְאוֹמְרִים בְּיִרְאָה: קָדוֹשׁ</text:span><text:span text:style-name="T253"><text:s/>קָדוֹשׁ</text:span><text:span text:style-name="T254"><text:s/>קָדוֹשׁ יְיָ צְבָאוֹת</text:span><text:span text:style-name="T255">.</text:span><text:span text:style-name="T256"><text:s/>מְלֹא כׇל־הָאָֽרֶץ כְּבוֹדוֹ. וְהָאוֹפַנִּים וְחַיּוֹת הַקֹּֽדֶשׁ</text:span><text:span text:style-name="T257"><text:s/>בְּרַֽעַשׁ גָּדוֹל מִתְנַשְּׂאִים לְ</text:span><text:span text:style-name="T258">עֻמַּת שְׂרָפִים. לְעֻמָּתָם מְשַׁבְּחִים וְאוֹמְרִים:בָּרוּךְ כְּבוֹד יְיָ מִמְּקוֹמוֹ.</text:span></text:p>
      <text:p text:style-name="P259"><text:span text:style-name="T260">לָאֵל בָּרוּךְ נְעִימוֹת יִתֵּֽנוּ</text:span><text:span text:style-name="T261">.</text:span><text:span text:style-name="T262"><text:s/>לַמֶּֽלֶךְ</text:span><text:span text:style-name="T263"><text:s/>אֵל חַי וְקַיָּם</text:span><text:span text:style-name="T264"><text:s/>זְמִירוֹת יֹאמֵֽרוּ</text:span><text:span text:style-name="T265"><text:s/>וְתִשְׁבָּחוֹת יַשְׁמִֽיעוּ</text:span><text:span text:style-name="T266">.</text:span><text:span text:style-name="T267"><text:s/>כִּי הוּא לְבַדּוֹ פּוֹעֵל גְּבוּרוֹת</text:span><text:span text:style-name="T268"><text:s/>עֹשֶׂה חֲדָש</text:span><text:span text:style-name="T269">ׁוֹת</text:span><text:span text:style-name="T270"><text:s/>בַּֽעַל מִלְחָמוֹת</text:span><text:span text:style-name="T271"><text:s/>זוֹרֵֽעַ צְדָקוֹת</text:span><text:span text:style-name="T272"><text:s/>מַצְמִֽיחַ יְשׁוּעוֹת</text:span><text:span text:style-name="T273"><text:s/>בּוֹרֵא רְפוּאוֹת</text:span><text:span text:style-name="T274"><text:s/>נוֹרָא תְהִלּוֹת</text:span><text:span text:style-name="T275"><text:s/>אֲדוֹן הַנִּפְלָאוֹת</text:span><text:span text:style-name="T276"><text:s/>הַמְחַדֵּשׁ בְּטוּבוֹ בְּכׇל יוֹם תָּמִיד מַעֲשֵׂה בְרֵאשִׁית</text:span><text:span text:style-name="T277"><text:s/>כָּאָמוּר: לְעֹשֵׂה אוֹרִים גְּדֹלִים</text:span><text:span text:style-name="T278"><text:s/>כִּי לְעוֹלָם חַסְדּוֹ. אוֹ</text:span><text:span text:style-name="T279">ר חָדָשׁ עַל צִיּוֹן תָּאִיר</text:span><text:span text:style-name="T280"><text:s/>וְנִזְכֶּה כֻלָּֽנוּ מְהֵרָה לְאוֹרוֹ. בָּרוּךְ אַתָּה</text:span><text:span text:style-name="T281"><text:s/>יְיָ</text:span><text:span text:style-name="T282"><text:s/>יוֹצֵר הַמְּאוֹרוֹת.</text:span></text:p>
      <text:p text:style-name="P283"><text:span text:style-name="T284">אַהֲבָה רַבָּה אֲהַבְתָּֽנוּ</text:span><text:span text:style-name="T285"><text:s/>יְיָ אֱלֹהֵֽינוּ</text:span><text:span text:style-name="T286">.</text:span><text:span text:style-name="T287"><text:s/>חֶמְלָה גְדוֹלָה וִיתֵרָה חָמַֽלְתָּ עָלֵֽינוּ. אָבִֽינוּ מַלְכֵּֽנוּ</text:span><text:span text:style-name="T288"><text:s/>בַּעֲבוּר אֲבוֹתֵֽינוּ ש</text:span><text:span text:style-name="T289">ֶׁבָּטְחוּ בְךָ</text:span><text:span text:style-name="T290"><text:s/>וַתְּלַמְּדֵם חֻקֵּי חַיִּים</text:span><text:span text:style-name="T291"><text:s/>כֵּן תְּחׇנֵּֽנוּ וּתְלַמְּדֵֽנוּ. אָבִֽינוּ הָאָב הָרַחֲמָן</text:span><text:span text:style-name="T292"><text:s/>הַמְרַחֵם</text:span><text:span text:style-name="T293"><text:s/>רַחֵם עָלֵֽינוּ וְתֵן בְּלִבֵּֽנוּ לְהָבִין וּלְהַשְׂכִּיל</text:span><text:span text:style-name="T294"><text:s/>לִשְׁמֹֽעַ לִלְמֹד וּלְלַמֵּד</text:span><text:span text:style-name="T295"><text:s/>לִשְׁמֹר וְלַעֲשׂוֹת וּלְקַיֵּם אֶת כׇּל־דִּב</text:span><text:span text:style-name="T296">ְרֵי תַלְמוּד תּוֹרָתֶֽךָ</text:span><text:span text:style-name="T297"><text:s/>בְּאַהֲבָה. וְהָאֵר עֵינֵֽינוּ בְּתוֹרָתֶֽךָ</text:span><text:span text:style-name="T298"><text:s/>וְדַבֵּק לִבֵּֽנוּ בְּמִצְוֺתֶֽיךָ</text:span><text:span text:style-name="T299"><text:s/>וְיַחֵד לְבָבֵֽנוּ לְאַהֲבָה וּלְיִרְאָה אֶת שְׁמֶֽךָ</text:span><text:span text:style-name="T300"><text:s/>וְלֹא נֵבוֹשׁ לְעוֹלָם וָעֶד. כִּי בְשֵׁם קׇדְשְׁךָ הַגָּדוֹל וְהַנּוֹרָא בָּטָֽחְנוּ</text:span><text:span text:style-name="T301"><text:s/>נָגִֽ</text:span><text:span text:style-name="T302">ילָה וְנִשְׂמְחָה בִּישׁוּעָתֶֽךָ. <text:s/>וַהֲבִיאֵֽנוּ לְשָׁלוֹם מֵאַרְבַּע כַּנְפוֹת הָאָֽרֶץ</text:span><text:span text:style-name="T303"><text:s/>וְתוֹלִיכֵֽנוּ קוֹמְמִיּוּת לְאַרְצֵֽנוּ. כִּי אֵל פּוֹעֵל יְשׁוּעוֹת אָֽתָּה</text:span><text:span text:style-name="T304"><text:s/>וּבָֽנוּ בָחַֽרְתָּ מִכׇּל עַם וְלָשׁוֹן</text:span><text:span text:style-name="T305"><text:s/>וְקֵרַבְתָּֽנוּ לְשִׁמְךָ הַגָּדוֹל סֶֽלָה ב</text:span><text:span text:style-name="T306">ֶּאֱמֶת</text:span><text:span text:style-name="T307"><text:s/>לְהוֹדוֹת לְךָ וּלְיַחֶדְךָ בְּאַהֲבָה. בָּרוּךְ אַתָּה</text:span><text:span text:style-name="T308"><text:s/>יְיָ</text:span><text:span text:style-name="T309"><text:s/>הַבּוֹחֵר בְּעַמּוֹ יִשְׂרָאֵל בְּאַהֲבָה.</text:span></text:p>
      <text:p text:style-name="P310"><text:span text:style-name="T311">שְׁמַע יִשְׂרָאֵל</text:span><text:span text:style-name="T312"><text:s/>יְיָ אֱלֹהֵינוּ</text:span><text:span text:style-name="T313"><text:s/>יְיָ אֶחָד. בָּרוּךְ שֵׁם כְּבוֹד מַלְכוּתוֹ לְעוֹלָם וָעֶד.</text:span></text:p>
      <text:p text:style-name="P314"><text:span text:style-name="T315">וְאָהַבְתָּ אֵת יְיָ אֱלֹהֶֽיךָ בְּכׇל לְבָב</text:span><text:span text:style-name="T316">ְךָ וּבְכׇל נַפְשְׁךָ וּבְכׇל מְאֹדֶֽךָ. וְהָיוּ הַדְּבָרִים הָאֵֽלֶּה</text:span><text:span text:style-name="T317"><text:s/>אֲשֶׁר אָנֹכִי מְצַוְּךָ הַיּוֹם</text:span><text:span text:style-name="T318"><text:s/>עַל לְבָבֶֽךָ. וְשִׁנַּנְתָּם לְבָנֶֽיךָ וְדִבַּרְתָּ בָּם</text:span><text:span text:style-name="T319"><text:s/>בְּשִׁבְתְּךָ בְּבֵיתֶֽךָ</text:span><text:span text:style-name="T320"><text:s/>וּבְלֶכְתְּךָ בַדֶּֽרֶךְ</text:span><text:span text:style-name="T321"><text:s/>וּבְשׇׁכְבְּךָ וּבְקוּמֶֽךָ. וּקְשַׁר</text:span><text:span text:style-name="T322">ְתָּם לְאוֹת עַל יָדֶֽךָ</text:span><text:span text:style-name="T323"><text:s/>וְהָיוּ לְטֹטָפֹת בֵּין עֵינֶֽיךָ. וּכְתַבְתָּם עַל מְזֻזוֹת בֵּיתֶֽךָ וּבִשְׁעָרֶֽיךָ.</text:span></text:p>
      <text:p text:style-name="P324"><text:span text:style-name="T325">וְהָיָה אִם שָׁמֹֽעַ תִּשְׁמְעוּ אֶל מִצְוֺ</text:span><text:span text:style-name="T326">find</text:span><text:span text:style-name="T327">תַי</text:span><text:span text:style-name="T328"><text:s/>אֲשֶׁר אָנֹכִי מְצַוֶּה אֶתְכֶם הַיּוֹם</text:span><text:span text:style-name="T329"><text:s/>לְאַהֲבָה אֶת יְיָ אֱלֹהֵיכֶם וּלְעׇבְדוֹ בְּכׇל לְבַ</text:span><text:span text:style-name="T330">בְכֶם וּבְכׇל נַפְשְׁכֶם. וְנָתַתִּי מְטַר אַרְצְכֶם בְּעִתּוֹ</text:span><text:span text:style-name="T331"><text:s/>יוֹרֶה וּמַלְקוֹשׁ</text:span><text:span text:style-name="T332">.</text:span><text:span text:style-name="T333"><text:s/>וְאָסַפְתָּ דְגָנֶֽךָ</text:span><text:span text:style-name="T334"><text:s/>וְתִירֹשְׁךָ וְיִצְהָרֶֽךָ. וְנָתַתִּי עֵֽשֶׂב בְּשָׂדְךָ לִבְהֶמְתֶּֽךָ</text:span><text:span text:style-name="T335">.</text:span><text:span text:style-name="T336"><text:s/>וְאָכַלְתָּ וְשָׂבָֽעְתָּ. הִשָּֽמְרוּ לָכֶם פֶּן יִפְתֶּה לְבַבְכֶם</text:span><text:span text:style-name="T337"><text:s/>וְסַר</text:span><text:span text:style-name="T338">ְתֶּם וַעֲבַדְתֶּם אֱלֹהִים אֲחֵרִים</text:span><text:span text:style-name="T339"><text:s/>וְהִשְׁתַּחֲוִיתֶם לָהֶם. וְחָרָה אַף יְיָ בָּכֶם</text:span><text:span text:style-name="T340"><text:s/>וְעָצַר אֶת הַשָּׁמַֽיִם וְלֹא יִהְיֶה מָטָר</text:span><text:span text:style-name="T341"><text:s/>וְהָאֲדָמָה לֹא תִתֵּן אֶת יְבוּלָהּ</text:span><text:span text:style-name="T342">.</text:span><text:span text:style-name="T343"><text:s/>וַאֲבַדְתֶּם מְהֵרָה מֵעַל הָאָֽרֶץ הַטֹּבָה אֲשֶׁר יְיָ נֹתֵן לָכֶם. וְשַׂמְתֶּם א</text:span><text:span text:style-name="T344">ֶת דְּבָרַי אֵֽלֶּה עַל לְבַבְכֶם וְעַל נַפְשְׁכֶם</text:span><text:span text:style-name="T345">.</text:span><text:span text:style-name="T346"><text:s/>וּקְשַׁרְתֶּם אֹתָם לְאוֹת עַל יֶדְכֶם</text:span><text:span text:style-name="T347"><text:s/>וְהָיוּ לְטוֹטָפֹת בֵּין עֵינֵיכֶם. וְלִמַּדְתֶּם אֹתָם אֶת בְּנֵיכֶם לְדַבֵּר בָּם</text:span><text:span text:style-name="T348"><text:s/>בְּשִׁבְתְּךָ בְּבֵיתֶֽךָ</text:span><text:span text:style-name="T349"><text:s/>וּבְלֶכְתְּךָ בַדֶּֽרֶךְ</text:span><text:span text:style-name="T350"><text:s/>וּבְשׇׁכְבְּךָ וּבְקוּמֶֽך</text:span><text:span text:style-name="T351">ָ. וּכְתַבְתָּם עַל מְזוּזוֹת בֵּיתֶֽךָ וּבִשְׁעָרֶֽיךָ. לְמַֽעַן יִרְבּוּ יְמֵיכֶם וִימֵי בְנֵיכֶם</text:span><text:span text:style-name="T352"><text:s/>עַל הָאֲדָמָה אֲשֶׁר נִשְׁבַּע יְיָ לַאֲבֹתֵיכֶם לָתֵת לָהֶם</text:span><text:span text:style-name="T353"><text:s/>כִּימֵי הַשָּׁמַֽיִם עַל הָאָֽרֶץ.</text:span></text:p>
      <text:soft-page-break/>
      <text:p text:style-name="P354"><text:span text:style-name="T355">וַיֹּֽאמֶר יְיָ אֶל מֹשֶׁה לֵּאמֹר: דַּבֵּר אֶל בְּנֵי יִש</text:span><text:span text:style-name="T356">ְׂרָאֵל וְאָמַרְתָּ אֲלֵהֶם</text:span><text:span text:style-name="T357"><text:s/>וְעָשׂוּ לָהֶם צִיצִת עַל כַּנְפֵי בִגְדֵיהֶם לְדֹרֹתָם</text:span><text:span text:style-name="T358">.</text:span><text:span text:style-name="T359"><text:s/>וְנָתְנוּ עַל צִיצִת הַכָּנָף פְּתִיל תְּכֵֽלֶת. וְהָיָה לָכֶם לְצִיצִת</text:span><text:span text:style-name="T360"><text:s/>וּרְאִיתֶם אֹתוֹ</text:span><text:span text:style-name="T361"><text:s/>וּזְכַרְתֶּם אֶת כׇּל־מִצְוֺת יְיָ</text:span><text:span text:style-name="T362"><text:s/>וַעֲשִׂיתֶם אֹתָם</text:span><text:span text:style-name="T363">.</text:span><text:span text:style-name="T364"><text:s/>וְלֹא תָתֽוּרוּ אַחֲרֵי<text:s/></text:span><text:span text:style-name="T365">לְבַבְכֶם וְאַחֲרֵי עֵינֵיכֶם</text:span><text:span text:style-name="T366"><text:s/>אֲשֶׁר אַתֶּם זֹנִים אַחֲרֵיהֶם. לְמַֽעַן תִּזְכְּרוּ וַעֲשִׂיתֶם אֶת כׇּל־מִצְוֺתָי</text:span><text:span text:style-name="T367">.</text:span><text:span text:style-name="T368"><text:s/>וִהְיִיתֶם קְדֹשִׁים לֵאלֹהֵיכֶם. אֲנִי יְיָ אֱלֹהֵיכֶם</text:span><text:span text:style-name="T369"><text:s/>אֲשֶׁר הוֹצֵֽאתִי אֶתְכֶם מֵאֶֽרֶץ מִצְרַֽיִם לִהְיוֹת לָכֶם לֵאלֹהִים</text:span><text:span text:style-name="T370">.</text:span><text:span text:style-name="T371"><text:s/>אֲנִי <text:s/>יְי</text:span><text:span text:style-name="T372">ָ אֱלֹהֵיכֶם</text:span></text:p>
      <text:p text:style-name="P373"><text:span text:style-name="T374"><text:s/>אֱמֶת וְיַצִּיב</text:span><text:span text:style-name="T375"><text:s/>וְנָכוֹן וְקַיָּם</text:span><text:span text:style-name="T376"><text:s/>וְיָשָׁר וְנֶאֱמָן</text:span><text:span text:style-name="T377"><text:s/>וְאָהוּב וְחָבִיב</text:span><text:span text:style-name="T378"><text:s/>וְנֶחְמָד וְנָעִים</text:span><text:span text:style-name="T379"><text:s/>וְנוֹרָא וְאַדִּיר</text:span><text:span text:style-name="T380"><text:s/>וּמְתֻקָּן וּמְקֻבָּל</text:span><text:span text:style-name="T381"><text:s/>וְטוֹב וְיָפֶה הַדָּבָר הַזֶּה עָלֵֽינוּ לְעוֹלָם וָעֶד. אֱמֶת</text:span><text:span text:style-name="T382"><text:s/>אֱלֹהֵי עוֹלָם מַלְכֵּֽנוּ</text:span><text:span text:style-name="T383"><text:s/>צוּר יַעֲקֹב</text:span><text:span text:style-name="T384"><text:s/>מָגֵן יִשְׁעֵֽנוּ. לְדֹר וָדֹר הוּא קַיָּם</text:span><text:span text:style-name="T385"><text:s/>וּשְׁמוֹ קַיָּם</text:span><text:span text:style-name="T386"><text:s/>וְכִסְאוֹ נָכוֹן</text:span><text:span text:style-name="T387"><text:s/>וּמַלְכוּתוֹ וֶאֱמוּנָתוֹ לָעַד קַיָּֽמֶת. וּדְבָרָיו חָיִים וְקַיָּמִים</text:span><text:span text:style-name="T388"><text:s/>נֶאֱמָנִים וְנֶחֱמָדִים</text:span><text:span text:style-name="T389"><text:s/>לָעַד וּלְעוֹלְמֵי עוֹלָמִים</text:span><text:span text:style-name="T390"><text:s/>עַל אֲבוֹתֵֽינוּ וְעָלֵֽינוּ</text:span><text:span text:style-name="T391"><text:s/>עַל בָּנֵֽינוּ וְ</text:span><text:span text:style-name="T392">עַל דּוֹרוֹתֵֽינוּ</text:span><text:span text:style-name="T393"><text:s/>וְעַל כָּל־דּוֹרוֹת זֶֽרַע יִשְׂרָאֵל עֲבָדֶֽיךָ. עַל הָרִאשׁוֹנִים וְעַל הָאַחֲרוֹנִים דָּבָר טוֹב וְקַיָּם לְעוֹלָם וָעֶד</text:span><text:span text:style-name="T394"><text:s/>אֱמֶת וֶאֱמוּנָה</text:span><text:span text:style-name="T395"><text:s/>חֹק וְלֹא יַעֲבֹר. אֱמֶת</text:span><text:span text:style-name="T396"><text:s/>שָׁאַתָּה הוּא יְיָ אֱלֹהֵֽינוּ וֵאלֹהֵי אֲבוֹתֵֽינוּ</text:span><text:span text:style-name="T397"><text:s/>מַלְכֵּֽנוּ<text:s/></text:span><text:span text:style-name="T398">מֶֽלֶךְ אֲבוֹתֵֽינוּ</text:span><text:span text:style-name="T399"><text:s/>גֹּאֲלֵֽנוּ גֹּאֵל אֲבוֹתֵֽינוּ</text:span><text:span text:style-name="T400"><text:s/>יוֹצְרֵֽנוּ צוּר יְשׁוּעָתֵֽנוּ</text:span><text:span text:style-name="T401"><text:s/>פּוֹדֵֽנוּ וּמַצִּילֵֽנוּ</text:span><text:span text:style-name="T402">.</text:span><text:span text:style-name="T403"><text:s/>מֵעוֹלָם שְׁמֶֽךָ</text:span><text:span text:style-name="T404"><text:s/>אֵין אֱלֹהִים זוּלָתֶֽךָ.</text:span></text:p>
      <text:p text:style-name="P405"><text:span text:style-name="T406">עֶזְרַת אֲבוֹתֵֽינוּ אַתָּה הוּא מֵעוֹלָם</text:span><text:span text:style-name="T407"><text:s/>מָגֵן וּמוֹשִֽׁיעַ לִבְנֵיהֶם אַחֲרֵיהֶם בְּכָל דּוֹר</text:span><text:span text:style-name="T408"><text:s/>וָדוֹר. בְּרוּם עוֹלָם מוֹשָׁבֶֽךָ</text:span><text:span text:style-name="T409"><text:s/>וּמִשְׁפָּטֶֽיךָ וְצִדְקָתְךָ עַד אַפְסֵי אָֽרֶץ. אַשְׁרֵי אִישׁ שֶׁיִּשְׁמַע לְמִצְוֺתֶֽיךָ</text:span><text:span text:style-name="T410"><text:s/>וְתוֹרָתְךָ וּדְבָרְךָ יָשִׂים עַל לִבּוֹ. אֱמֶת</text:span><text:span text:style-name="T411"><text:s/>אַתָּה הוּא אָדוֹן לְעַמֶּֽךָ</text:span><text:span text:style-name="T412"><text:s/>וּמֶֽלֶךְ גִּבּוֹר לָרִיב רִיבָם. אֱמֶת</text:span><text:span text:style-name="T413"><text:s/>אַת</text:span><text:span text:style-name="T414">ָּה הוּא רִאשׁוֹן וְאַתָּה הוּא אַחֲרוֹן</text:span><text:span text:style-name="T415"><text:s/>וּמִבַּלְעָדֶֽיךָ אֵין לָֽנוּ מֶֽלֶךְ גּוֹאֵל וּמוֹשִֽׁיעַ. מִמִּצְרַֽיִם גְּאַלְתָּֽנוּ</text:span><text:span text:style-name="T416"><text:s/>יְיָ אֱלֹהֵֽינוּ</text:span><text:span text:style-name="T417"><text:s/>וּמִבֵּית עֲבָדִים פְּדִיתָֽנוּ. כָּל־בְּכוֹרֵיהֶם הָרָֽגְתָּ</text:span><text:span text:style-name="T418"><text:s/>וּבְכוֹרְךָ גָּאָֽלְתָּ</text:span><text:span text:style-name="T419"><text:s/>וְיַם סוּף בָּקַֽע</text:span><text:span text:style-name="T420">ְתָּ</text:span><text:span text:style-name="T421"><text:s/>וְזֵדִים טִבַּֽעְתָּ</text:span><text:span text:style-name="T422"><text:s/>וִידִידִים הֶעֱבַֽרְתָּ</text:span><text:span text:style-name="T423">.</text:span><text:span text:style-name="T424"><text:s/>וַיְכַסּוּ מַֽיִם צָרֵיהֶם</text:span><text:span text:style-name="T425"><text:s/>אֶחָד מֵהֶם לֹא נוֹתָר. עַל זֹאת שִׁבְּחוּ אֲהוּבִים וְרוֹמְמוּ אֵל</text:span><text:span text:style-name="T426"><text:s/>וְנָתְנוּ יְדִידִים זְמִירוֹת</text:span><text:span text:style-name="T427"><text:s/>שִׁירוֹת וְתִשְׁבָּחוֹת</text:span><text:span text:style-name="T428"><text:s/>בְּרָכוֹת וְהוֹדָאוֹת לַמֶּֽלֶךְ</text:span><text:span text:style-name="T429"><text:s/>אֵל חַי וְקַיָּם</text:span><text:span text:style-name="T430">. רָם וְנִשָּׂא</text:span><text:span text:style-name="T431"><text:s/>גָּדוֹל וְנוֹרָא</text:span><text:span text:style-name="T432"><text:s/>מַשְׁפִּיל גֵּאִים וּמַגְבִּֽיהַּ שְׁפָלִים</text:span><text:span text:style-name="T433"><text:s/>מוֹצִיא אֲסִירִים וּפוֹדֶה עֲנָוִים</text:span><text:span text:style-name="T434"><text:s/>וְעוֹזֵר דַּלִּים</text:span><text:span text:style-name="T435"><text:s/>וְעוֹנֶה לְעַמּוֹ יִשְׂרָאֵל בְּעֵת שַׁוְּעָם אֵלָיו. תְּהִלּוֹת לְאֵל עֶלְיוֹן</text:span><text:span text:style-name="T436"><text:s/>בָּרוּךְ הוּא וּמְבֹרָךְ. משֶׁה וּבְנֵי</text:span><text:span text:style-name="T437"><text:s/>יִשְׂרָאֵל לְךָ עָנוּ שִׁירָה בְּשִׂמְחָה רַבָּה</text:span><text:span text:style-name="T438"><text:s/>וְאָמְרוּ כֻלָּם:</text:span></text:p>
      <text:p text:style-name="P439"><text:span text:style-name="T440">מִי כָמֹֽכָה בָּאֵלִם</text:span><text:span text:style-name="T441"><text:s/>יְיָ</text:span><text:span text:style-name="T442">.</text:span><text:span text:style-name="T443"><text:s/>מִי כָּמֹֽכָה נֶאְדָּר בַּקֹּֽדֶשׁ</text:span><text:span text:style-name="T444"><text:s/>נוֹרָא תְהִלֹּת</text:span><text:span text:style-name="T445"><text:s/>עֹֽשֵׂה פֶֽלֶא. שִׁירָה חֲדָשָׁה שִׁבְּחוּ גְאוּלִים לְשִׁמְךָ עַל שְׂפַת הַיָּם</text:span><text:span text:style-name="T446">.</text:span><text:span text:style-name="T447"><text:s/>יַֽחַד כֻּלָּם הוֹדוּ ו</text:span><text:span text:style-name="T448">ְהִמְלִֽיכוּ וְאָמְרוּ: יְיָ יִמְלֹךְ לְעוֹלָם וָעֶד. צוּר יִשְׂרָאֵל</text:span><text:span text:style-name="T449"><text:s/>קֽוּמָה בְּעֶזְרַת יִשְׂרָאֵל</text:span><text:span text:style-name="T450"><text:s/>וּפְדֵה כִנְאֻמֶֽךָ יְהוּדָה וְיִשְׂרָאֵל. גֹּאֲלֵֽנוּ יְיָ צְבָאוֹת שְׁמוֹ</text:span><text:span text:style-name="T451"><text:s/>קְדוֹשׁ יִשְׂרָאֵל. בָּרוּךְ אַתָּה</text:span><text:span text:style-name="T452"><text:s/>יְיָ</text:span><text:span text:style-name="T453"><text:s/>גָּאַל יִשְׂרָאֵל.</text:span></text:p>
      <text:p text:style-name="P454"><text:span text:style-name="T455">אֲדֹנָי</text:span><text:span text:style-name="T456"><text:s/>שְׂפָת</text:span><text:span text:style-name="T457">ַי תִּפְתָּח</text:span><text:span text:style-name="T458"><text:s/>וּפִי יַגִּיד תְּהִלָּתֶֽךָ.</text:span></text:p>
      <text:p text:style-name="P459"><text:span text:style-name="T460">בָּרוּךְ אַתָּה</text:span><text:span text:style-name="T461"><text:s/>יְיָ אֱלֹהֵֽינוּ וֵאלֹהֵי אֲבוֹתֵֽינוּ</text:span><text:span text:style-name="T462"><text:s/>אֱלֹהֵי אַבְרָהָם</text:span><text:span text:style-name="T463"><text:s/>אֱלֹהֵי יִצְחָק</text:span><text:span text:style-name="T464"><text:s/>וֵאלֹהֵי יַעֲקֹב</text:span><text:span text:style-name="T465"><text:s/>הָאֵל הַגָּדוֹל הַגִּבּוֹר וְהַנּוֹרָא</text:span><text:span text:style-name="T466"><text:s/>אֵל עֶלְיוֹן</text:span><text:span text:style-name="T467"><text:s/>גּוֹמֵל חֲסָדִים טוֹבִים</text:span><text:span text:style-name="T468"><text:s/>וְקוֹנֵה הַכֹּל</text:span><text:span text:style-name="T469"><text:s/>וְזוֹ</text:span><text:span text:style-name="T470">כֵר חַסְדֵי אָבוֹת</text:span><text:span text:style-name="T471"><text:s/>וּמֵבִיא גוֹאֵל לִבְנֵי בְנֵיהֶם לְמַֽעַן שְׁמוֹ בְּאַהֲבָה. מֶֽלֶךְ עוֹזֵר וּמוֹשִֽׁיעַ וּמָגֵן. בָּרוּךְ אַתָּה</text:span><text:span text:style-name="T472"><text:s/>יְיָ</text:span><text:span text:style-name="T473"><text:s/>מָגֵן אַבְרָהָם.</text:span></text:p>
      <text:p text:style-name="P474"><text:span text:style-name="T475">אַתָּה גִבּוֹר לְעוֹלָם</text:span><text:span text:style-name="T476"><text:s/>אֲדֹנָי</text:span><text:span text:style-name="T477">.</text:span><text:span text:style-name="T478"><text:s/>מְחַיֵּה מֵתִים אַתָּה</text:span><text:span text:style-name="T479"><text:s/>רַב לְהוֹשִֽׁיעַ. מַשִּׁיב הָרֽוּחַ<text:s/></text:span><text:span text:style-name="T480">וּמוֹרִיד הַגֶּֽשֶׁם</text:span><text:span text:style-name="T481"><text:s/>מְכַלְכֵּל חַיִּים בְּחֶֽסֶד</text:span><text:span text:style-name="T482"><text:s/>מְחַיֵּה מֵתִים בְּרַחֲמִים רַבִּים</text:span><text:span text:style-name="T483"><text:s/>סוֹמֵךְ נוֹפְלִים</text:span><text:span text:style-name="T484"><text:s/>וְרוֹפֵא חוֹלִים</text:span><text:span text:style-name="T485"><text:s/>וּמַתִּיר אֲסוּרִים</text:span><text:span text:style-name="T486"><text:s/>וּמְקַיֵּם אֱמוּנָתוֹ לִישֵׁנֵי עָפָר. מִי כָמֽוֹךָ</text:span><text:span text:style-name="T487"><text:s/>בַּֽעַל גְּבוּרוֹת</text:span><text:span text:style-name="T488"><text:s/>וּמִי דּֽוֹמֶה לָּךְ</text:span><text:span text:style-name="T489"><text:s/>מֶֽלֶךְ מֵמִית</text:span><text:span text:style-name="T490"><text:s/>וּמְחַיֶּה וּמַצְמִֽיחַ יְשׁוּעָה. וְנֶאֱמָן אַתָּה לְהַחֲיוֹת מֵתִים. בָּרוּךְ אַתָּה</text:span><text:span text:style-name="T491"><text:s/>יְיָ</text:span><text:span text:style-name="T492"><text:s/>מְחַיֵּה הַמֵּתִים.</text:span></text:p>
      <text:p text:style-name="P493">In the private Amidah<text:s/>skip to “atah kadosh” (shacharit) or “tikanta Shabbat” (Musaf)</text:p>
      <text:p text:style-name="P494"><text:span text:style-name="T495">נְקַדֵּשׁ אֶת שִׁמְךָ בָּעוֹלָם</text:span><text:span text:style-name="T496"><text:s/>כְּשֵׁם שֶׁמַּקְדִּישִ</text:span><text:span text:style-name="T497">ׁים אוֹתוֹ בִּשְׁמֵי מָרוֹם</text:span><text:span text:style-name="T498"><text:s/>כַּכָּתוּב עַל יַד נְבִיאֶֽךָ: וְקָרָא זֶה אֶל זֶה וְאָמַר: קָדוֹשׁ</text:span><text:span text:style-name="T499"><text:s/>קָדוֹשׁ</text:span><text:span text:style-name="T500"><text:s/>קָדוֹשׁ יְיָ צְבָאוֹת</text:span><text:span text:style-name="T501">.</text:span><text:span text:style-name="T502"><text:s/>מְלֹא כׇל־הָאָֽרֶץ כְּבוֹדוֹ.</text:span></text:p>
      <text:p text:style-name="P503"><text:span text:style-name="T504">אָז בְּקוֹל רַֽעַשׁ גָּדוֹל</text:span><text:span text:style-name="T505"><text:s/>אַדִּיר וְחָזָק</text:span><text:span text:style-name="T506"><text:s/>מַשְׁמִיעִים קוֹל</text:span><text:span text:style-name="T507"><text:s/>מִתְנַשְּׂאִים לְעֻמַּת שְׂרָפִ</text:span><text:span text:style-name="T508">ים</text:span><text:span text:style-name="T509">.</text:span><text:span text:style-name="T510"><text:s/>לְעֻמָּתָם בָּרוּךְ יֹאמֵֽרוּ– בָּרוּךְ כְּבוֹד יְיָ מִמְּקוֹמוֹ.</text:span></text:p>
      <text:p text:style-name="P511"><text:span text:style-name="T512">מִמְּקוֹמְךָ מַלְכֵּֽנוּ תוֹפִֽיעַ וְתִמְלֹךְ עָלֵֽינוּ</text:span><text:span text:style-name="T513"><text:s/>כִּי מְחַכִּים אֲנַֽחְנוּ לָךְ. מָתַי תִּמְלֹךְ בְּצִיּוֹן</text:span><text:span text:style-name="T514"><text:s/>בְּקָרוֹב בְּיָמֵֽינוּ לְעוֹלָם וָעֶד תִּשְׁכּוֹן. תִּתְגַּדַּל וְתִת</text:span><text:span text:style-name="T515">ְקַדַּשׁ בְּתוֹךְ יְרוּשָׁלַֽיִם עִירְךָ לְדוֹר וָדוֹר וּלְנֵֽצַח נְצָחִים. וְעֵינֵֽינוּ תִרְאֶֽינָה מַלְכוּתֶֽךָ</text:span><text:span text:style-name="T516"><text:s/>כַּדָּבָר הָאָמוּר בְּשִׁירֵי עֻזֶּֽךָ עַל יְדֵי דָוִד מְשִֽׁיחַ צִדְקֶֽךָ: יִמְלֹךְ יְיָ לְעוֹלָם</text:span><text:span text:style-name="T517"><text:s/>אֱלֹהַֽיִךְ צִיּוֹן לְדֹר וָדֹר</text:span><text:span text:style-name="T518">.</text:span><text:span text:style-name="T519"><text:s/>הַלְלוּ־</text:span><text:span text:style-name="T520">יָהּ.</text:span></text:p>
      <text:p text:style-name="P521"><text:span text:style-name="T522">לְדוֹר וָדוֹר נָגִיד גׇּדְלֶֽךָ</text:span><text:span text:style-name="T523"><text:s/>וּלְנֵֽצַח נְצָחִים קְדֻשָּׁתְךָ נַקְדִּישׁ</text:span><text:span text:style-name="T524"><text:s/>וְשִׁבְחֲךָ אֱלֹהֵֽינוּ מִפִּֽינוּ לֹא יָמוּשׁ לְעוֹלָם וָעֶד</text:span><text:span text:style-name="T525"><text:s/>כִּי אֵל מֶֽלֶךְ גָּדוֹל וְקָדוֹשׁ אָֽתָּה. בָּרוּךְ אַתָּה</text:span><text:span text:style-name="T526"><text:s/>יְיָ</text:span><text:span text:style-name="T527"><text:s/>הָאֵל הַקָּדוֹשׁ.</text:span></text:p>
      <text:p text:style-name="P528"><text:span text:style-name="T529">אַתָּה קָדוֹשׁ וְשִׁמְךָ</text:span><text:span text:style-name="T530"><text:s/>קָדוֹשׁ</text:span><text:span text:style-name="T531"><text:s/>וּקְדוֹשִׁים בְּכׇל יוֹם יְהַלְלֽוּךָ סֶּֽלָה. בָּרוּךְ אַתָּה</text:span><text:span text:style-name="T532"><text:s/>יְיָ</text:span><text:span text:style-name="T533"><text:s/>הָאֵל הַקָּדוֹשׁ.</text:span></text:p>
      <text:p text:style-name="P534"><text:span text:style-name="T535">יִשְׂמַח משֶׁה בְּמַתְּנַת חֶלְקוֹ</text:span><text:span text:style-name="T536"><text:s/>כִּי עֶֽבֶד נֶאֱמָן קָרָֽאתָ לּוֹ</text:span><text:span text:style-name="T537">.</text:span><text:span text:style-name="T538"><text:s/>כְּלִיל תִּפְאֶֽרֶת בְּרֹאשׁוֹ נָתַֽתָּ</text:span><text:span text:style-name="T539"><text:s/>בְּעׇמְדוֹ לְפָנֶֽיךָ עַל הַר סִינָי. וּשְׁנֵי</text:span><text:span text:style-name="T540"><text:s/>לוּחוֹת אֲבָנִים הוֹרִיד בְּיָדוֹ</text:span><text:span text:style-name="T541"><text:s/>וְכָתוּב בָּהֶם שְׁמִירַת שַׁבָּת</text:span><text:span text:style-name="T542"><text:s/>וְכֵן כָּתוּב בְּתוֹרָתֶֽךָ: וְשָׁמְרוּ בְנֵי יִשְׂרָאֵל אֶת הַשַּׁבָּת</text:span><text:span text:style-name="T543"><text:s/>לַעֲשׂוֹת אֶת הַשַּׁבָּת לְדֹרֹתָם בְּרִית עוֹלָם׃ בֵּינִי וּבֵין בְּנֵי יִשְׂרָאֵל אוֹת הִוא לְעֹלָם</text:span><text:span text:style-name="T544"><text:s/>כִּי שֵֽׁ</text:span><text:span text:style-name="T545">שֶׁת יָמִים עָשָׂה יְיָ אֶת הַשָּׁמַֽיִם וְאֶת הָאָֽרֶץ</text:span><text:span text:style-name="T546"><text:s/>וּבַיּוֹם הַשְּׁבִיעִי שָׁבַת וַיִּנָּפַשׁ.</text:span></text:p>
      <text:p text:style-name="P547"><text:span text:style-name="T548">וְלֹא נְתַתּוֹ</text:span><text:span text:style-name="T549"><text:s/>יְיָ אֱלֹהֵֽינוּ</text:span><text:span text:style-name="T550"><text:s/>לְגוֹיֵי הָאֲרָצוֹת</text:span><text:span text:style-name="T551">.</text:span><text:span text:style-name="T552"><text:s/>וְלֹא הִנְחַלְתּוֹ</text:span><text:span text:style-name="T553"><text:s/>מַלְכֵּֽנוּ</text:span><text:span text:style-name="T554"><text:s/>לְעוֹבְדֵי פְסִילִים</text:span><text:span text:style-name="T555">.</text:span><text:span text:style-name="T556"><text:s/>וְגַם בִּמְנוּחָתוֹ לֹא יִשְׁכְּנוּ עֲרֵלִים</text:span><text:span text:style-name="T557">.</text:span><text:span text:style-name="T558"><text:s/>כִּי לְיִשְׂרָאֵל עַמְּךָ נְתַתּוֹ בְּאַהֲבָה</text:span><text:span text:style-name="T559"><text:s/>לְזֶֽרַע יַעֲקֹב אֲשֶׁר בָּם בָּחָֽרְתָּ. עַם מְקַדְּשֵׁי שְׁבִיעִי</text:span><text:span text:style-name="T560"><text:s/>כֻּלָּם יִשְׂבְּעוּ וְיִתְעַנְּגוּ מִטּוּבֶֽךָ</text:span><text:span text:style-name="T561"><text:s/>וְהַשְּׁבִיעִי רָצִֽיתָ בּוֹ וְקִדַּשְׁתּוֹ</text:span><text:span text:style-name="T562"><text:s/>חֶמְדַּת יָמִים אוֹתוֹ קָרָֽאתָ</text:span><text:span text:style-name="T563"><text:s/>זֵֽכֶר לְמַעֲ</text:span><text:span text:style-name="T564">שֵׂה בְרֵאשִׁית.</text:span></text:p>
      <text:p text:style-name="P565"><text:span text:style-name="T566">אֱלֹהֵֽינוּ וֵאלֹהֵי אֲבוֹתֵֽינוּ</text:span><text:span text:style-name="T567"><text:s/>רְצֵה בִמְנוּחָתֵֽנוּ. קַדְּשֵֽׁנוּ בְּמִצְוֺתֶֽיךָ</text:span><text:span text:style-name="T568"><text:s/>וְתֵן חֶלְקֵֽנוּ בְּתוֹרָתֶֽךָ</text:span><text:span text:style-name="T569">.</text:span><text:span text:style-name="T570"><text:s/>שַׂבְּעֵֽנוּ מִטּוּבֶֽךָ</text:span><text:span text:style-name="T571"><text:s/>וְשַׂמְּחֵֽנוּ בִּישׁוּעָתֶֽךָ</text:span><text:span text:style-name="T572">.</text:span><text:span text:style-name="T573"><text:s/>וְטַהֵר לִבֵּֽנוּ לְעׇבְדְּךָ בֶּאֱמֶת</text:span><text:span text:style-name="T574">.</text:span><text:span text:style-name="T575"><text:s/>וְהַנְחִילֵֽנוּ</text:span><text:span text:style-name="T576"><text:s/>יְיָ</text:span><text:span text:style-name="T577"><text:s/>אֱלֹהֵֽינוּ</text:span><text:span text:style-name="T578"><text:s/>בְּאַהֲבָה וּבְרָצוֹן שַׁבַּת קׇדְשֶֽׁךָ</text:span><text:span text:style-name="T579"><text:s/>וְיָנֽוּחוּ בָהּ יִשְׂרָאֵל מְקַדְּשֵׁי שְׁמֶֽךָ. בָּרוּךְ אַתָּה</text:span><text:span text:style-name="T580"><text:s/>יְיָ</text:span><text:span text:style-name="T581"><text:s/>מְקַדֵּשׁ הַשַּׁבָּת.</text:span></text:p>
      <text:p text:style-name="P582"><text:span text:style-name="T583">רְצֵה</text:span><text:span text:style-name="T584"><text:s/>יְיָ אֱלֹהֵֽינוּ</text:span><text:span text:style-name="T585"><text:s/>בְּעַמְּךָ יִשְׂרָאֵל וּבִתְפִלָּתָם</text:span><text:span text:style-name="T586">.</text:span><text:span text:style-name="T587"><text:s/>וְהָשֵׁב אֶת הָעֲבוֹדָה לִדְבִיר בֵּיתֶֽךָ</text:span><text:span text:style-name="T588"><text:s/>וְאִשֵּׁי יִשְׂרָאֵל וּתְפִלָּתָם בְּאַהֲבָה תְקַבֵּל בְּרָצוֹן</text:span><text:span text:style-name="T589"><text:s/>וּתְהִי לְרָצוֹן תָּמִיד עֲבוֹדַת יִשְׂרָאֵל עַמֶּֽךָ.</text:span><text:span text:style-name="T590"><text:s/>On Rosh Chodesh, Ya’aleh Veyavo is inserted here</text:span><text:span text:style-name="T591"><text:s/>וְתֶחֱזֶֽינָה עֵינֵֽינוּ בְּשׁוּבְךָ לְצִיּוֹן בְּרַחֲמִים. בָּרוּךְ אַתָּה</text:span><text:span text:style-name="T592"><text:s/>יְיָ</text:span><text:span text:style-name="T593"><text:s/>הַמַּחֲזִיר שְׁכִינָתוֹ לְצִיּוֹן.</text:span></text:p>
      <text:p text:style-name="P594"><text:span text:style-name="T595">מוֹדִים אֲנַֽחְנ</text:span><text:span text:style-name="T596">וּ לָךְ</text:span><text:span text:style-name="T597"><text:s/>שָׁאַתָּה הוּא יְיָ אֱלֹהֵֽינוּ וֵאלֹהֵי אֲבוֹתֵֽינוּ לְעוֹלָם וָעֶד. צוּר חַיֵּֽינוּ</text:span><text:span text:style-name="T598"><text:s/>מָגֵן יִשְׁעֵֽנוּ אַתָּה הוּא. לְדוֹר וָדוֹר נוֹדֶה לְךָ</text:span><text:span text:style-name="T599"><text:s/>וּנְסַפֵּר תְּהִלָּתֶֽךָ</text:span><text:span text:style-name="T600"><text:s/>עַל חַיֵּֽינוּ הַמְּסוּרִים בְּיָדֶֽךָ</text:span><text:span text:style-name="T601"><text:s/>וְעַל נִשְׁמוֹתֵֽינוּ הַפְּקוּדוֹת ל</text:span><text:span text:style-name="T602">ָךְ</text:span><text:span text:style-name="T603"><text:s/>וְעַל נִסֶּֽיךָ שֶׁבְּכׇל יוֹם עִמָּֽנוּ</text:span><text:span text:style-name="T604"><text:s/>וְעַל נִפְלְאוֹתֶֽיךָ וְטוֹבוֹתֶֽיךָ שֶׁבְּכׇל עֵת</text:span><text:span text:style-name="T605"><text:s/>עֶֽרֶב וָבֹֽקֶר וְצׇהֳרָֽיִם. הַטּוֹב כִּי לֹא כָלוּ רַחֲמֶֽיךָ</text:span><text:span text:style-name="T606"><text:s/>וְהַמְרַחֵם כִּי לֹא תַֽמּוּ חֲסָדֶֽיךָ</text:span><text:span text:style-name="T607"><text:s/>כִּי מֵעוֹלָם קִוִּֽינוּ לָךְ.</text:span></text:p>
      <text:p text:style-name="P608"><text:span text:style-name="T609">During the repetitio</text:span><text:span text:style-name="T610">n of the Amidah</text:span><text:span text:style-name="T611"><text:s/>the congregation recites during “Modim</text:span><text:span text:style-name="T612">”:</text:span></text:p>
      <text:p text:style-name="P613"><text:span text:style-name="T614">(מוֹדִים אֲנַֽחְנוּ לָךְ</text:span><text:span text:style-name="T615"><text:s/>שָׁאַתָּה הוּא יְיָ אֱלֹהֵֽינוּ וֵאלֹהֵי אֲבוֹתֵֽינוּ. אֱלֹהֵי כׇל־בָּשָׂר</text:span><text:span text:style-name="T616"><text:s/>יוֹצְרֵֽנוּ</text:span><text:span text:style-name="T617"><text:s/>יוֹצֵר בְּרֵאשִׁית</text:span><text:span text:style-name="T618"><text:s/>בְּרָכוֹת וְהוֹדָאוֹת לְשִׁמְךָ הַגָּדוֹל וְהַקָּדוֹשׁ עַל שֶׁה</text:span><text:span text:style-name="T619">ֶחֱיִיתָֽנוּ וְקִיַּמְתָּֽנוּ. כֵּן תְּחַיֵּֽנוּ וּתְקַיְּמֵֽנוּ</text:span><text:span text:style-name="T620">וְתֶאֱסוֹף גָּלֻיּוֹתֵֽינוּ לְחַצְרוֹת קׇדְשֶֽׁךָ לִשְׁמֹר חֻקֶּֽיךָ וְלַעֲשׂוֹת רְצוֹנֶֽךָ</text:span><text:span text:style-name="T621"><text:s/>וּלְעׇבְדְּךָ בְּלֵבָב שָׁלֵם</text:span><text:span text:style-name="T622"><text:s/>עַל שֶׁאֲנַֽחְנוּ מוֹדִים לָךְ. בָּרוּךְ אֵל הַהוֹדָאוֹת.)</text:span></text:p>
      <text:p text:style-name="P623"><text:span text:style-name="T624">On Chanukkah “al hanisim” is inserted here.</text:span></text:p>
      <text:p text:style-name="P625"><text:span text:style-name="T626">וְעַל<text:s/></text:span><text:span text:style-name="T627">כֻּלָּם יִתְבָּרַךְ וְיִתְרוֹמַם שִׁמְךָ</text:span><text:span text:style-name="T628"><text:s/>מַלְכֵּֽנוּ</text:span><text:span text:style-name="T629"><text:s/>תָּמִיד לְעוֹלָם וָעֶד. וְכׇל־הַחַיִּים יוֹדֽוּךָ סֶּֽלָה</text:span><text:span text:style-name="T630"><text:s/>וִיהַלְלוּ אֶת שִׁמְךָ בֶּאֱמֶת</text:span><text:span text:style-name="T631"><text:s/>הָאֵל</text:span><text:span text:style-name="T632"><text:s/>יְשׁוּעָתֵֽנוּ וְעֶזְרָתֵֽנוּ סֶֽלָה. בָּרוּךְ אַתָּה</text:span><text:span text:style-name="T633"><text:s/>יְיָ</text:span><text:span text:style-name="T634"><text:s/>הַטּוֹב שִׁמְךָ</text:span><text:span text:style-name="T635"><text:s/>וּלְךָ נָאֶה לְהוֹדוֹת.</text:span></text:p>
      <text:p text:style-name="P636"><text:span text:style-name="T637">שִׂים שָׁלוֹם</text:span><text:span text:style-name="T638"><text:s/>טוֹבָה וּבְרָכָה</text:span><text:span text:style-name="T639"><text:s/>חַיִים חֵן וָחֶֽסֶד וְרַחֲמִים</text:span><text:span text:style-name="T640"><text:s/>עָלֵֽינוּ וְעַל כׇּל־יִשְׂרָאֵל עַמֶּֽךָ. בָּרְכֵֽנוּ אָבִֽינוּ</text:span><text:span text:style-name="T641"><text:s/>כֻּלָּֽנוּ כְּאֶחָד</text:span><text:span text:style-name="T642"><text:s/>בְּאוֹר פָּנֶֽיךָ</text:span><text:span text:style-name="T643">.</text:span><text:span text:style-name="T644"><text:s/>כִּי בְאוֹר פָּנֶֽיךָ נָתַֽתָּ לָּֽנוּ</text:span><text:span text:style-name="T645"><text:s/>יְיָ אֱלֹהֵֽינוּ</text:span><text:span text:style-name="T646"><text:s/>תּוֹרַת חַיִּים וְאַהֲבַת חֶ</text:span><text:span text:style-name="T647">ֽסֶד</text:span><text:span text:style-name="T648"><text:s/>וּצְדָקָה וּבְרָכָה וְרַחֲמִים</text:span><text:span text:style-name="T649"><text:s/>וְחַיִּים וְשָׁלוֹם. וְטוֹב בְּעֵינֶֽיךָ לְבָרֵךְ אֶת עַמְּךָ יִשְׂרָאֵל</text:span><text:span text:style-name="T650"><text:s/>בְּכׇל עֵת וּבְכׇל שָׁעָה בִּשְׁלוֹמֶֽךָ. בָּרוּךְ אַתָּה</text:span><text:span text:style-name="T651"><text:s/>יְיָ</text:span><text:span text:style-name="T652"><text:s/>הַמְבָרֵךְ אֶת עַמּוֹ יִשְׂרָאֵל בַּשָּׁלוֹם.</text:span></text:p>
      <text:p text:style-name="P653"><text:span text:style-name="T654">אֱלֹהַי</text:span><text:span text:style-name="T655"><text:s/>נְצוֹר לְשׁוֹנִי מֵרָע</text:span><text:span text:style-name="T656"><text:s/></text:span><text:span text:style-name="T657">וּשְׂפָתַי מִדַּבֵּר מִרְמָה</text:span><text:span text:style-name="T658"><text:s/>וְלִמְקַלְלַי נַפְשִׁי תִדּוֹם</text:span><text:span text:style-name="T659"><text:s/>וְנַפְשִׁי כֶּעָפָר לַכֹּל תִּהְיֶה. פְּתַח לִבִּי בְּתוֹרָתֶֽךָ</text:span><text:span text:style-name="T660"><text:s/>וּבְמִצְוֺתֶֽיךָ תִּרְדּוֹף נַפְשִׁי</text:span><text:span text:style-name="T661">.</text:span><text:span text:style-name="T662"><text:s/>וְכֹל הַחוֹשְׁבִים עָלַי רָעָה</text:span><text:span text:style-name="T663"><text:s/>מְהֵרָה הָפֵר עֲצָתָם וְקַלְקֵל מַחֲשַׁבְתָּם. עֲשֵׂה לְמַ</text:span><text:span text:style-name="T664">ֽעַן שְׁמֶֽךָ</text:span><text:span text:style-name="T665"><text:s/>עֲשֵׂה לְמַֽעַן יְמִינֶֽךָ</text:span><text:span text:style-name="T666"><text:s/>עֲשֵׂה לְמַֽעַן קְדֻשָּׁתֶֽךָ</text:span><text:span text:style-name="T667"><text:s/>עֲשֵׂה לְמַֽעַן תּוֹרָתֶֽךָ. לְמַֽעַן יֵחָלְצוּן יְדִידֶֽיךָ</text:span><text:span text:style-name="T668"><text:s/>הוֹשִֽׁיעָה<text:s/></text:span><text:soft-page-break/><text:span text:style-name="T669">יְמִינְךָ וַעֲנֵֽנִי. יִהְיוּ לְרָצוֹן אִמְרֵי פִי וְהֶגְיוֹן לִבִּי לְפָנֶֽיךָ</text:span><text:span text:style-name="T670"><text:s/>יְיָ</text:span><text:span text:style-name="T671"><text:s/>צוּרִי וְגֹאֲלִי. עֹש</text:span><text:span text:style-name="T672">ֶׂה שָׁלוֹם בִּמְרוֹמָיו</text:span><text:span text:style-name="T673"><text:s/>הוּא יַעֲשֶׂה שָׁלוֹם עָלֵֽינוּ וְעַל כׇּל־יִשְׂרָאֵל</text:span><text:span text:style-name="T674"><text:s/>וְאִמְרוּ אָמֵן. יְהִי רָצוֹן מִלְּפָנֶֽיךָ</text:span><text:span text:style-name="T675"><text:s/>יְיָ אֱלֹהֵֽינוּ וֵאלֹהֵי אֲבוֹתֵֽינוּ</text:span><text:span text:style-name="T676"><text:s/>שֶׁיִּבָּנֶה בֵּית הַמִּקְדָּשׁ בִּמְהֵרָה בְיָמֵֽינוּ</text:span><text:span text:style-name="T677"><text:s/>וְתֵן חֶלְקֵֽנוּ בְּתוֹרָתֶֽךָ. וְ</text:span><text:span text:style-name="T678">שָׁם נַעֲבׇדְךָ בְּיִרְאָה</text:span><text:span text:style-name="T679"><text:s/>כִּימֵי עוֹלָם וּכְשָׁנִים קַדְמוֹנִיּוֹת. וְעָרְבָה לַייָ מִנְחַת יְהוּדָה וִירוּשָׁלָֽיִם</text:span><text:span text:style-name="T680"><text:s/>כִּימֵי עוֹלָם וּכְשָׁנִים קַדְמוֹנִיּוֹת.<text:s/></text:span><text:span text:style-name="T681">On Rosh Chodesh and Chanukkah Hallel is recited. <text:s/></text:span><text:span text:style-name="T682">The shatz says kaddish shalem. <text:s/>After Musaf skip<text:s/></text:span><text:span text:style-name="T683">to<text:s/></text:span><text:span text:style-name="T684">Ein Keloheinu</text:span></text:p>
      <text:p text:style-name="P685"><text:span text:style-name="T686">הַיּוֹם יוֹם שַ</text:span><text:span text:style-name="T687">ׁבַּת קֹֽדֶשׁ</text:span><text:span text:style-name="T688"><text:s/>שֶׁבּוֹ הָיוּ הַלְוִיִּם אוֹמְרִים בְּבֵית הַמִּקְדָּשׁ: מִזְמוֹר שִׁיר לְיוֹם הַשַּׁבָּת. טוֹב לְהֹדוֹת לַייָ</text:span><text:span text:style-name="T689"><text:s/>וּלְזַמֵּר לְשִׁמְךָ עֶלְיוֹן. לְהַגִּיד בַּבֹּֽקֶר חַסְדֶּֽךָ</text:span><text:span text:style-name="T690"><text:s/>וֶאֱמוּנָתְךָ בַּלֵּילוֹת. עֲלֵי עָשׂוֹר וַעֲלֵי נָֽבֶל</text:span><text:span text:style-name="T691"><text:s/>עֲלֵי הִ</text:span><text:span text:style-name="T692">גָּיוֹן בְּכִנּוֹר. כִּי שִׂמַּחְתַּנִי יְיָ בְּפׇעֳלֶֽךָ</text:span><text:span text:style-name="T693">.</text:span><text:span text:style-name="T694"><text:s/>בְּמַעֲשֵׂי יָדֶֽיךָ אֲרַנֵּן. מַה גָּדְלוּ מַעֲשֶֽׂיךָ</text:span><text:span text:style-name="T695"><text:s/>יְיָ</text:span><text:span text:style-name="T696">.</text:span><text:span text:style-name="T697"><text:s/>מְאֹד עָמְקוּ מַחְשְׁבֹתֶֽיךָ. אִישׁ בַּֽעַר לֹא יֵדָע</text:span><text:span text:style-name="T698"><text:s/>וּכְסִיל לֹא יָבִין אֶת זֹאת. בִּפְרֹֽחַ רְשָׁעִים כְּמוֹ עֵֽשֶׂב</text:span><text:span text:style-name="T699"><text:s/>וַיָּצִֽיצו</text:span><text:span text:style-name="T700">ּ כׇּל־פֹּֽעֲלֵי אָֽוֶן</text:span><text:span text:style-name="T701"><text:s/>לְהִשָּׁמְדָם עֲדֵי עַד. וְאַתָּה מָרוֹם לְעֹלָם</text:span><text:span text:style-name="T702"><text:s/>יְיָ. כִּי הִנֵּה אֹיְבֶֽיךָ</text:span><text:span text:style-name="T703"><text:s/>יְיָ</text:span><text:span text:style-name="T704"><text:s/>כִּי הִנֵּה אֹיְבֶֽיךָ יֹאבֵדוּ</text:span><text:span text:style-name="T705"><text:s/>יִתְפָּרְדוּ כׇּל־פֹּֽעֲלֵי אָֽוֶן. וַתָּֽרֶם כִּרְאֵים קַרְנִי</text:span><text:span text:style-name="T706">.</text:span><text:span text:style-name="T707"><text:s/>בַּלֹּֽתִי בְּשֶֽׁמֶן רַעֲנָן. וַתַּבֵּט<text:s/></text:span><text:bookmark-start text:name="421"/><text:bookmark-end text:name="421"/><text:span text:style-name="T708">עֵינִי</text:span><text:span text:style-name="T709"><text:s/>בְּשׁוּרָי</text:span><text:span text:style-name="T710"><text:s/>בַּקָּמִים עָלַי מְרֵעִים תִּשְׁמַֽעְנָה אׇזְנָי. צַדִּיק כַּתָּמָר יִפְרָח</text:span><text:span text:style-name="T711"><text:s/>כְּאֶֽרֶז בַּלְּבָנוֹן יִשְׂגֶּה. שְׁתוּלִים בְּבֵית יְיָ</text:span><text:span text:style-name="T712"><text:s/>בְּחַצְרוֹת אֱלֹהֵֽינוּ יַפְרִֽיחוּ עוֹד יְנוּבוּן בְּשֵׂיבָה</text:span><text:span text:style-name="T713"><text:s/>דְּשֵׁנִים וְרַעֲנַנִּים יִהְיוּ. לְהַגִּיד<text:s/></text:span><text:span text:style-name="T714">כִּי יָשָׁר יְיָ</text:span><text:span text:style-name="T715">.</text:span><text:span text:style-name="T716"><text:s/>צוּרִי</text:span><text:span text:style-name="T717"><text:s/>וְלֹא עַוְלָֽתָה בּוֹ.</text:span></text:p>
      <text:p text:style-name="P718"><text:span text:style-name="T719">אֵין כָּמֽוֹךָ בָאֱלֹהִים</text:span><text:span text:style-name="T720"><text:s/>אֲדֹנָי</text:span><text:span text:style-name="T721"><text:s/>וְאֵין כְּמַעֲשֶֽׂיךָ. מַלְכוּתְךָ מַלְכוּת כׇּל־עֹלָמִים</text:span><text:span text:style-name="T722"><text:s/>וּמֶמְשַׁלְתְּךָ בְּכׇל דּוֹר וָדֹר. יְיָ מֶֽלֶךְ</text:span><text:span text:style-name="T723"><text:s/>יְיָ מָלָךְ</text:span><text:span text:style-name="T724"><text:s/>יְיָ יִמְלֹךְ לְעֹלָם וָעֶד. יְיָ עֹז לְעַמּוֹ י</text:span><text:span text:style-name="T725">ִתֵּן</text:span><text:span text:style-name="T726"><text:s/>יְיָ יְבָרֵךְ אֶת עַמּוֹ בַשָּׁלוֹם.<text:s/></text:span><text:bookmark-start text:name="363"/><text:bookmark-end text:name="363"/><text:span text:style-name="T727">אָב הָרַחֲמִים</text:span><text:span text:style-name="T728"><text:s/>הֵיטִֽיבָה בִרְצוֹנְךָ אֶת צִיּוֹן</text:span><text:span text:style-name="T729"><text:s/>תִּבְנֶה חוֹמוֹת יְרוּשָׁלָֽיִם. כִּי בְךָ לְבַד בָּטָֽחְנוּ</text:span><text:span text:style-name="T730"><text:s/>מֶֽלֶךְ אֵל רָם וְנִשָּׂא</text:span><text:span text:style-name="T731"><text:s/>אֲדוֹן עוֹלָמִים. וַיְהִי בִּנְסֹֽעַ הָאָרֹן וְיֹֽאמֶר משֶׁה: קוּמָה יְ</text:span><text:span text:style-name="T732">יָ</text:span><text:span text:style-name="T733"><text:s/>וְיָפֻֽצוּ אֹיְבֶֽיךָ</text:span><text:span text:style-name="T734"><text:s/>וְיָנֻֽסוּ מְשַׂנְאֶֽיךָ מִפָּנֶֽיךָ. כִּי מִצִּיּוֹן תֵּצֵא תוֹרָה</text:span><text:span text:style-name="T735"><text:s/>וּדְבַר יְיָ מִירוּשָׁלָֽיִם. בָּרוּךְ שֶׁנָּתַן תּוֹרָה לְעַמּוֹ יִשְׂרָאֵל בִּקְדֻשָּׁתוֹ.</text:span></text:p>
      <text:p text:style-name="P736"><text:span text:style-name="T737">בְּרִיךְ שְׁמֵהּ דְּמָרֵא עָלְמָא</text:span><text:span text:style-name="T738"><text:s/>בְּרִיךְ כִּתְרָךְ וְאַתְרָךְ. י</text:span><text:span text:style-name="T739">ְהֵא רְעוּתָךְ עִם עַמָּךְ יִשְׂרָאֵל לְעָלָם</text:span><text:span text:style-name="T740"><text:s/>וּפֻרְקַן יְמִינָךְ אַחֲזִי לְעַמָּךְ בְּבֵית מִקְדְּשָׁךְ</text:span><text:span text:style-name="T741">.</text:span><text:span text:style-name="T742"><text:s/>וּלְאַמְטוּיֵא לָֽנָא מִטּוּב נְהוֹרָךְ</text:span><text:span text:style-name="T743"><text:s/>וּלְקַבֵּל צְלוֹתָֽנָא בְּרַחֲמִין. יְהֵא רַעֲוָא קֳדָמָךְ</text:span><text:span text:style-name="T744"><text:s/>דְּתוֹרִיךְ לָן חַיִּין בְּטִיבוּתָא. וְלֶהֱוֵא<text:s/></text:span><text:span text:style-name="T745">אֲנָא פְקִידָא בְּגוֹ צַדִּיקַיָּא</text:span><text:span text:style-name="T746"><text:s/>לְמִרְחַם עָלַי וּלְמִנְטַר יָתִי וְיַת כׇּל־דִּי לִי</text:span><text:span text:style-name="T747"><text:s/>וְדִי לְעַמָּךְ יִשְׂרָאֵל. אַנְתְּ הוּא זָן לְכֹֽלָּא וּמְפַרְנֵס לְכֹֽלָּא</text:span><text:span text:style-name="T748">.</text:span><text:span text:style-name="T749"><text:s/>אַנְתְּ הוּא שַׁלִּיט עַל כֹּֽלָּא</text:span><text:span text:style-name="T750">.</text:span><text:span text:style-name="T751"><text:s/>אַנְתְּ הוּא דְּשַׁלִּיט עַל מַלְכַיָּא</text:span><text:span text:style-name="T752"><text:s/>וּמַלְכוּת</text:span><text:span text:style-name="T753">ָא דִּילָךְ הִיא. אֲנָא עַבְדָּא דְקֻדְשָׁא בְּרִיךְ הוּא</text:span><text:span text:style-name="T754"><text:s/>דְּסָגִֽדְנָא קַמֵּהּ וּמִקַּמָּא דִּיקַר אוֹרַיְתֵהּ בְּכׇל עִדָּן וְעִדָּן. לָא עַל אֱנָשׁ רָחִֽצְנָא</text:span><text:span text:style-name="T755"><text:s/>וְלָא עַל בַּר אֱלָהִין סָמִֽכְנָא</text:span><text:span text:style-name="T756"><text:s/>אֶלָּא בֶּאֱלָהָא דִשְׁמַיָּא</text:span><text:span text:style-name="T757"><text:s/>דְּהוּא אֱלָהָא קְשׁוֹט</text:span><text:span text:style-name="T758"><text:s/></text:span><text:span text:style-name="T759">וְאוֹרַיְתֵהּ קְשׁוֹט</text:span><text:span text:style-name="T760"><text:s/>וּנְבִיאֽוֹהִי קְשׁוֹט</text:span><text:span text:style-name="T761"><text:s/>וּמַסְגֵּא לְמֶעְבַּד טַבְוָן וּקְשׁוֹט. בֵּהּ אֲנָא רָחֵץ</text:span><text:span text:style-name="T762"><text:s/>וְלִשְׁמֵהּ קַדִּישָׁא יַקִּירָא אֲנָא אָמֵר תֻּשְׁבְּחָן. יְהֵא רַעֲוָא קֳדָמָךְ</text:span><text:span text:style-name="T763"><text:s/>דְּתִפְתַּח לִבָּאִי בְּאוֹרַיְתָא</text:span><text:span text:style-name="T764"><text:s/>וְתַשְׁלֵם מִשְׁאֲלִין דְּלִבָ</text:span><text:span text:style-name="T765">ּאִי וְלִבָּא דְכׇל עַמָּךְ יִשְׂרָאֵל</text:span><text:span text:style-name="T766"><text:s/>לְטָב וּלְחַיִּין וְלִשְׁלָם.</text:span></text:p>
      <text:p text:style-name="P767"><text:span text:style-name="T768">שְׁמַע יִשְׂרָאֵל</text:span><text:span text:style-name="T769"><text:s/>יְיָ אֱלֹהֵינוּ</text:span><text:span text:style-name="T770"><text:s/>יְיָ אֶחָד. אֶחָד אֱלֹהֵֽינוּ</text:span><text:span text:style-name="T771"><text:s/>גָּדוֹל אֲדוֹנֵֽינוּ</text:span><text:span text:style-name="T772"><text:s/>קָדוֹשׁ שְׁמוֹ. גַּדְּלוּ לַייָ אִתִּי</text:span><text:span text:style-name="T773"><text:s/>וּנְרוֹמְמָה שְׁמוֹ יַחְדָּו: לְךָ יְיָ הַגְּדֻלָּה וְהַג</text:span><text:span text:style-name="T774">ְּבוּרָה</text:span><text:span text:style-name="T775"><text:s/>וְהַתִּפְאֶֽרֶת וְהַנֵּֽצַח וְהַהוֹד</text:span><text:span text:style-name="T776"><text:s/>כִּי כֹל בַּשָּׁמַֽיִם וּבָאָֽרֶץ</text:span><text:span text:style-name="T777">.</text:span><text:span text:style-name="T778"><text:s/>לְךָ</text:span><text:span text:style-name="T779"><text:s/>יְיָ</text:span><text:span text:style-name="T780"><text:s/>הַמַּמְלָכָה וְהַמִּתְנַשֵּׂא לְכֹל לְרֹאשׁ.<text:s/></text:span><text:bookmark-start text:name="367"/><text:bookmark-end text:name="367"/><text:span text:style-name="T781">רוֹמְמוּ יְיָ אֱלֺהֵֽינוּ</text:span><text:span text:style-name="T782"><text:s/>וְהִשְׁתַּחֲווּ לַהֲדֹם רַגְלָיו</text:span><text:span text:style-name="T783"><text:s/>קָדוֹשׁ הוּא. רוֹמְמוּ יְיָ אֱלֺהֵֽינוּ</text:span><text:span text:style-name="T784"><text:s/>וְהִשְׁתַּחֲוו</text:span><text:span text:style-name="T785">ּ לְהַר קׇדְשׁוֹ</text:span><text:span text:style-name="T786"><text:s/>כִּי קָדוֹשׁ יְיָ אֱלֺהֵֽינוּ.</text:span></text:p>
      <text:p text:style-name="P787"><text:span text:style-name="T788">יְקוּם פֻּרְקָן מִן שְׁמַיָּא</text:span><text:span text:style-name="T789"><text:s/>חִנָּא וְחִסְדָּא וְרַחֲמֵי</text:span><text:span text:style-name="T790"><text:s/>וְחַיֵּי אֲרִיכֵי וּמְזוֹנֵי רְוִיחֵי וְסַיַּעְתָּא דִשְׁמַיָּא</text:span><text:span text:style-name="T791"><text:s/>וּבַרְיוּת גּוּפָא וּנְהוֹרָא מַעַלְיָא</text:span><text:span text:style-name="T792"><text:s/>זַרְעָא חַיָּא וְקַיָּמָא</text:span><text:span text:style-name="T793"><text:s/>זַרְעָ</text:span><text:span text:style-name="T794">א דִּי לָא יִפְסֻק וְדִי לָא יִבְטֻל מִפִּתְגָּמֵי אוֹרַיְתָא</text:span><text:span text:style-name="T795"><text:s/>לְמָרָנָן וְרַבָּנָן</text:span><text:span text:style-name="T796"><text:s/>חֲבוּרָתָא קַדִּישָׁתָא דִּי בְּאַרְעָא דְיִשְׂרָאֵל וְדִי בְּבָבֶל</text:span><text:span text:style-name="T797">.</text:span><text:span text:style-name="T798"><text:s/>לְרֵישֵׁי כַלֵּי וּלְרֵישֵׁי גַלְוָתָא</text:span><text:span text:style-name="T799"><text:s/>וּלְרֵישֵׁי מְתִיבָתָא וּלְדַיָּנֵי דִי בָבָא</text:span><text:span text:style-name="T800">.</text:span><text:span text:style-name="T801"><text:s/>לְכׇל תַּלְמִיד</text:span><text:span text:style-name="T802">ֵיהוֹן וּלְכׇל תַּלְמִידֵי תַלְמִידֵיהוֹן</text:span><text:span text:style-name="T803"><text:s/>וּלְכׇל מָן דְּעָסְקִין בְּאוֹרַיְתָא. מַלְכָּא דְעָלְמָא יְבָרֵךְ יַתְהוֹן</text:span><text:span text:style-name="T804"><text:s/>יְפִישׁ חַיֵּיהוֹן וְיַסְגֵּא יוֹמֵיהוֹן וְיִתֵּן אַרְכָא לִשְׁנֵיהוֹן</text:span><text:span text:style-name="T805"><text:s/>וְיִתְפָּרְקוּן וְיִשְׁתֵּזְבוּן מִן כׇּל־עָקָא וּמִן כׇּל־מַרְע</text:span><text:span text:style-name="T806">ִין בִּישִׁין. מָרָן דִּי בִשְׁמַיָּא יְהֵא בְסַעְדְּהוֹן כׇּל־זְמַן וְעִדָּן</text:span><text:span text:style-name="T807"><text:s/>וְנֹאמַר אָמֵן.</text:span></text:p>
      <text:p text:style-name="P808"><text:span text:style-name="T809">יְקוּם פֻּרְקָן מִן שְׁמַיָּא</text:span><text:span text:style-name="T810"><text:s/>חִנָּא וְחִסְדָּא וְרַחֲמֵי</text:span><text:span text:style-name="T811"><text:s/>וְחַיֵּי אֲרִיכֵי וּמְזוֹנֵי רְוִיחֵי וְסַיַּעְתָּא דִשְׁמַיָּא</text:span><text:span text:style-name="T812"><text:s/>וּבַרְיוּת גּוּפָא וּנְהוֹרָא מַעַלְ</text:span><text:span text:style-name="T813">יָא</text:span><text:span text:style-name="T814"><text:s/>זַרְעָא חַיָּא וְקַיָּמָא</text:span><text:span text:style-name="T815"><text:s/>זַרְעָא דִּי לָא יִפְסֻק וְדִי לָא יִבְטֻל מִפִּתְגָּמֵי אוֹרַיְתָא</text:span><text:span text:style-name="T816"><text:s/>לְכׇל קְהָלָא קַדִּישָׁא הָדֵן</text:span><text:span text:style-name="T817"><text:s/>רַבְרְבַיָּא עִם זְעֵרַיָּא</text:span><text:span text:style-name="T818"><text:s/>טַפְלָא וּנְשַׁיָּא. מַלְכָּא דְעָלְמָא יְבָרֵךְ יַתְכוֹן</text:span><text:span text:style-name="T819"><text:s/>יְפִישׁ חַיֵּיכוֹן וְיַסְגֵּא יוֹמֵ</text:span><text:span text:style-name="T820">יכוֹן וְיִתֵּן אַרְכָא<text:s/></text:span><text:span text:style-name="T821">לִשְׁנֵיכוֹן</text:span><text:span text:style-name="T822"><text:s/>וְתִתְפָּרְקוּן וְתִשְׁתֵּיזְבוּן מִן<text:s/></text:span><text:bookmark-start text:name="379"/><text:bookmark-end text:name="379"/><text:span text:style-name="T823"><text:s/>כׇּל־עָקָא וּמִן כׇּל־מַרְעִין בִּישִׁין. מָרָן דִּי בִשְׁמַיָּא יְהֵא בְסַעְדְּהוֹן כׇּל־זְמַן וְעִדָּן</text:span><text:span text:style-name="T824"><text:s/>וְנֹאמַר אָמֵן.</text:span></text:p>
      <text:p text:style-name="P825"><text:span text:style-name="T826">מִי שֶׁבֵּרַךְ אֲבוֹתֵֽינוּ אַבְרָהָם יִצְחָק וְיַעֲקֹב</text:span><text:span text:style-name="T827"><text:s/>ה</text:span><text:span text:style-name="T828">וּא יְבָרֵךְ אֶת כׇּל־הַקָּהָל הַקָּדוֹשׁ הַזֶּה עִם כׇּל־קְהִלּוֹת הַקֹּֽדֶשׁ</text:span><text:span text:style-name="T829"><text:s/>הֵם וּנְשֵׁיהֶם וּבְנֵיהֶם וּבְנוֹתֵיהֶם וְכׇל אֲשֶׁר לָהֶם</text:span><text:span text:style-name="T830"><text:s/>וּמִי שֶׁמְּיַחֲדִים בָּתֵּי כְנֵסִיּוֹת לִתְפִלָּה</text:span><text:span text:style-name="T831"><text:s/>וּמִי שֶׁבָּאִים בְּתוֹכָם לְהִתְפַּלֵּל</text:span><text:span text:style-name="T832"><text:s/>וּמִי שֶׁנּוֹתְנִים<text:s/></text:span><text:span text:style-name="T833">נֵר לַמָּאוֹר</text:span><text:span text:style-name="T834"><text:s/>וְיַֽיִן לְקִדּוּשׁ וּלְהַבְדָּלָה</text:span><text:span text:style-name="T835"><text:s/>וּפַת לָאוֹרְחִים וּצְדָקָה לָעֲנִיִּים</text:span><text:span text:style-name="T836"><text:s text:c="2"/>וְכׇל מִי שֶׁעוֹסְקִים בְּצׇרְכֵי צִבּוּר בֶּאֱמוּנָה. הַקָּדוֹשׁ בָּרוּךְ הוּא יְשַׁלֵּם שְׂכָרָם</text:span><text:span text:style-name="T837"><text:s/>וְיָסִיר מֵהֶם כׇּל־מַחֲלָה</text:span><text:span text:style-name="T838"><text:s/>וְיִרְפָּא לְכׇל־גּוּפָם</text:span><text:span text:style-name="T839"><text:s/>וְיִסְלַ</text:span><text:span text:style-name="T840">ח לְכׇל־עֲוֺנָם</text:span><text:span text:style-name="T841"><text:s/>וְיִשְׁלַח בְּרָכָה וְהַצְלָחָה בְּכׇל־מַעֲשֵׂה יְדֵיהֶם</text:span><text:span text:style-name="T842"><text:s/>עִם כׇּל־יִשְׂרָאֵל אֲחֵיהֶם</text:span><text:span text:style-name="T843"><text:s/>וְנֹאמַר אָמֵן.</text:span></text:p>
      <text:p text:style-name="P844"><text:span text:style-name="T845">(יְהִי רָצוֹן מִלְּפָנֶֽיךָ יְיָ אֱלֹהֵֽינוּ וֵאלֹהֵי אֲבוֹתֵֽינוּ שֶׁתְּחַדֵּשׁ עָלֵֽינוּ אֶת הַחֹֽדֶשׁ הַזֶּה לְטוֹבָה וְלִבְרָכָה</text:span><text:span text:style-name="T846">.</text:span><text:span text:style-name="T847"><text:s/>וְתִתֶּן־לָֽנוּ חַיִּים אֲרֻכִּים חַיִּים שֶׁל שָׁלוֹם חַיִּים שֶׁל טוֹבָה חַיִּים שֶׁל בְּרָכָה חַיִּים שֶׁל פַּרְנָסָה חַיִּים שֶׁל חִלּוּץ עֲצָמוֹת חַיִּים שֶׁיֵּשׁ בָּהֶם יִרְאַת שָׁמַֽיִם וְיִרְאַת חֵטְא חַיִּים שֶׁאֵין בָּהֶם בּוּשָׁה וּכְלִמָּה חַיִּים שֶׁל עֹֽשֶׁר וְכָבוֹד חַיִּים שֶׁתְּהִי בָֽנוּ אַהֲבַת תּוֹרָה וְיִרְאַת שָׁמַֽיִם חַיִּים שֶׁיִּמָּלְאוּ מִשְׁאֲלוֹת לִבֵּֽנוּ לְטוֹבָה אָמֵן סֶֽלָה.</text:span></text:p>
      <text:p text:style-name="P848"><text:span text:style-name="T849">מִי שֶׁעָשָׂה נִסִּים לַאֲבוֹתֵֽינוּ וְגָאַל אוֹתָם מֵעַבְדוּת לְחֵרוּת הוּא יִגְאַל אוֹתָֽנוּ בְּקָרוֹב וִיקַבֵּץ נִדָּחֵֽינוּ מֵאַרְבַּע כַּנְפוֹת הָאָֽרֶץ חֲבֵרִים כׇּל־יִשְׂרָאֵל וְנֹאמַר אָמֵן. רֹאשׁ חֹֽדֶשׁ (פלוני) יִהְיֶה בְּיוֹם (פלוני) הַבָּא עָלֵֽינוּ וְעַל כׇּל־יִשְׂרָאֵל לְטוֹבָה. יְחַדְּשֵֽׁהוּ הַקָּדוֹשׁ בָּרוּךְ הוּא עָלֵֽינוּ וְעַל כׇּל־עַמּוֹ בֵּית יִשְׂרָאֵל לְחַיִּים וּלְשָׁלוֹם לְשָׂשׂוֹן וּלְשִׂמְחָה לִישׁוּעָה וּלְנֶחָמָה וְנֹאמַר אָמֵן.)</text:span></text:p>
      <text:p text:style-name="P850"><text:span text:style-name="T851">אַב הָרַחֲמִים</text:span><text:span text:style-name="T852"><text:s/>שׁוֹכֵן מְרוֹמִים</text:span><text:span text:style-name="T853"><text:s/>בְּרַחֲמָיו הָעֲצוּמִים</text:span><text:span text:style-name="T854"><text:s/>הוּא יִפְקֹד בְּרַחֲמִים הַחֲסִידִים וְהַיְשָׁרִים וְהַתְּמִימִים</text:span><text:span text:style-name="T855"><text:s/>קְהִלּוֹ</text:span><text:span text:style-name="T856">ת הַקֹּֽדֶשׁ שֶׁמָּסְרוּ נַפְשָׁם עַל קְדֻשַּׁת הַשֵּׁם</text:span><text:span text:style-name="T857"><text:s/>הַנֶּאֱהָבִים וְהַנְּעִימִים בְּחַיֵּיהֶם</text:span><text:span text:style-name="T858"><text:s/>וּבְמוֹתָם לֹא נִפְרָֽדוּ. מִנְּשָׁרִים קַֽלּוּ</text:span><text:span text:style-name="T859"><text:s/>וּמֵאֲרָיוֹת גָּבֵֽרוּ</text:span><text:span text:style-name="T860"><text:s/>לַעֲשׂוֹת רְצוֹן קוֹנָם וְחֵֽפֶץ צוּרָם. יִזְכְּרֵם אֱלֹהֵֽינוּ לְטוֹבָה עִם שְׁאָר</text:span><text:span text:style-name="T861"><text:s/>צַדִּיקֵי עוֹלָם</text:span><text:span text:style-name="T862"><text:s/>וְיִנְקֹם נִקְמַת דַּם עֲבָדָיו הַשָּׁפוּךְ</text:span><text:span text:style-name="T863"><text:s/>כַּכָּתוּב בְּתוֹרַת משֶׁה אִישׁ הָאֱלֹהִים: הַרְנִֽינוּ</text:span><text:span text:style-name="T864"><text:s/>גוֹיִם</text:span><text:span text:style-name="T865"><text:s/>עַמּוֹ</text:span><text:span text:style-name="T866"><text:s/>כִּי דַם עֲבָדָיו יִקּוֹם</text:span><text:span text:style-name="T867"><text:s/>וְנָקָם יָשִׁיב לְצָרָיו</text:span><text:span text:style-name="T868"><text:s/>וְכִפֶּר אַדְמָתוֹ עַמּוֹ. וְעַל יְדֵי עֲבָדֶֽיךָ הַנְּבִיאִים כָ</text:span><text:span text:style-name="T869">ּתוּב לֵאמֹר: וְנִקֵּֽיתִי דָּמָם</text:span><text:span text:style-name="T870"><text:s/>לֹא נִקֵּֽיתִי</text:span><text:span text:style-name="T871"><text:s/>וַייָ שֹׁכֵן בְּצִיּוֹן. וּבְכִתְבֵי הַקֹּֽדֶשׁ נֶאֱמַר: לָֽמָּה יֹאמְרוּ הַגּוֹיִם אַיֵּה אֱלֹהֵיהֶם</text:span><text:span text:style-name="T872"><text:s/>יִוָּדַע בַּגּוֹיִם לְעֵינֵֽינוּ נִקְמַת דַּם עֲבָדֶֽיךָ הַשָּׁפוּךְ. וְאוֹמֵר: כִּי דֹרֵשׁ דָּמִים או</text:span><text:span text:style-name="T873">ֹתָם זָכָר</text:span><text:span text:style-name="T874"><text:s/>לֹא שָׁכַח צַעֲקַת עֲנָוִים. וְאוֹמֵר: יָדִין בַּגּוֹיִם</text:span><text:span text:style-name="T875"><text:s/>מָלֵא גְוִיּוֹת</text:span><text:span text:style-name="T876"><text:s/>מָֽחַץ רֹאשׁ עַל אֶֽרֶץ רַבָּה</text:span><text:span text:style-name="T877"><text:s/>מִנַּֽחַל בַּדֶּֽרֶךְ יִשְׁתֶּה</text:span><text:span text:style-name="T878"><text:s/>עַל כֵּן יָרִים רֹאשׁ.</text:span></text:p>
      <text:p text:style-name="P879"><text:span text:style-name="T880">אַשְׁרֵי יוֹשְׁבֵי בֵיתֶֽךָ</text:span><text:span text:style-name="T881">.</text:span><text:span text:style-name="T882"><text:s/>עוֹד יְהַלְלֽוּךָ סֶּֽלָה׃ אַשְׁרֵי הָעָם שֶׁכָּֽכָה</text:span><text:span text:style-name="T883"><text:s/>לּוֹ</text:span><text:span text:style-name="T884">.</text:span><text:span text:style-name="T885"><text:s/>אַשְׁרֵי הָעָם שֱׁיְיָ אֱלֹהָיו׃ תְּהִלָּה לְדָוִד׃ אֲרוֹמִמְךָ</text:span><text:span text:style-name="T886"><text:s/>אֱלוֹהַי הַמֶּלֶךְ</text:span><text:span text:style-name="T887"><text:s/>וַאֲבָרְכָה שִׁמְךָ לְעוֹלָם וָעֶד. בְּכׇל יוֹם אֲבָרְכֶךָּ</text:span><text:span text:style-name="T888"><text:s/>וַאֲהַלְלָה שִׁמְךָ לְעוֹלָם וָעֶד. גָּדוֹל יְיָ וּמְהֻלָּל מְאֹד</text:span><text:span text:style-name="T889"><text:s/>וְלִגְדֻלָּתוֹ אֵין חֵֽקֶר. דּוֹר לְ</text:span><text:span text:style-name="T890">דוֹר יְשַׁבַּח מַעֲשֶֽׂיךָ</text:span><text:span text:style-name="T891"><text:s/>וּגְבוּרֹתֶֽיךָ יַגִּֽידוּ. הֲדַר כְּבוֹד הוֹדֶֽךָ</text:span><text:span text:style-name="T892"><text:s/>וְדִבְרֵי נִפְלְאֹתֶֽיךָ אָשִֽׂיחָה. וֶעֱזוּז נוֹרְאֹתֶֽיךָ יֹאמֵֽרוּ</text:span><text:span text:style-name="T893"><text:s/>וּגְדֻלָּתְךָ אֲסַפְּרֶֽנָּה. זֵֽכֶר רַב טוּבְךָ יַבִּֽיעוּ</text:span><text:span text:style-name="T894"><text:s/>וְצִדְקָתְךָ יְרַנֵּֽנוּ.</text:span><text:span text:style-name="T895"><text:line-break/></text:span><text:span text:style-name="T896">חַנּוּן וְרַחוּם י</text:span><text:span text:style-name="T897">ְיָ</text:span><text:span text:style-name="T898"><text:s/>אֶֽרֶךְ אַפַּֽיִם וּֽגְדׇל חָֽסֶד. טוֹב יְיָ לַכֹּל</text:span><text:span text:style-name="T899"><text:s/>וְרַחֲמָיו עַל כׇּל מַעֲשָֽיו. יוֹדֽוּךָ יְיָ כׇּל מַעֲשֶֽׂיךָ וַחֲסִידֶֽיךָ יְבָרְכֽוּכָה. כְּבוֹד מַלְכוּתְךָ יֹאמֵֽרוּ</text:span><text:span text:style-name="T900"><text:s/>וּגְבוּרָתְךָ יְדַבֵּֽרוּ. לְהוֹדִֽיעַ לִבְנֵי הָאָדָם גְּבוּרֹתָיו</text:span><text:span text:style-name="T901"><text:s/>וּכְבו</text:span><text:span text:style-name="T902">ֹד הֲדַר מַלְכוּתוֹ.</text:span><text:span text:style-name="T903"><text:line-break/></text:span><text:span text:style-name="T904">מַלְכוּתְךָ מַלְכוּת כׇּל עֹלָמִים</text:span><text:span text:style-name="T905"><text:s/>וּמֶמְשַׁלְתְּךָ בְּכׇל דּוֹר וָדֹֽר. סוֹמֵךְ יְיָ לְכׇל הַנֹּפְלִים</text:span><text:span text:style-name="T906"><text:s/>וְזוֹקֵף לְכׇל הַכְּפוּפִים</text:span><text:span text:style-name="T907"><text:line-break/></text:span><text:span text:style-name="T908">עֵינֵי כֹל אֵלֶֽיךָ יְשַׂבֵּרוּ</text:span><text:span text:style-name="T909"><text:s/>וְאַתָּה נוֹתֵן לָהֶם אֶת אׇכְלָם בְּעִתּוֹ. <text:s/>פּוֹתֵֽחַ אֶת יָדֶֽךָ</text:span><text:span text:style-name="T910"><text:s/>וּמַשְׂבִּֽיעַ לְכׇל חַי רָצוֹן. צַדִּיק יְיָ בְּכׇל דְּרָכָיו</text:span><text:span text:style-name="T911"><text:s/>וְחָסִיד בְּכׇל מַעֲשָׂיו. קָרוֹב יְיָ לְכׇל קֹרְאָיו</text:span><text:span text:style-name="T912"><text:s/>לְכֹל אֲשֶׁר יִקְרָאֻֽהוּ בֶאֱמֶת. רְצוֹן יְרֵאָיו יַעֲשֶׂה</text:span><text:span text:style-name="T913"><text:s/>וְאֶת שַׁוְעָתָם יִשְׁמַע וְיוֹשִׁיעֵם. שׁוֹמֵר יְיָ אֶת כׇּל אֹהֲבָיו</text:span><text:span text:style-name="T914"><text:s/>וְא</text:span><text:span text:style-name="T915">ֵת כׇּל הָרְשָׁעִים יַשְׁמִיד. תְּהִלַּת יְיָ יְדַֽבֶּר פִּי</text:span><text:span text:style-name="T916">.</text:span><text:span text:style-name="T917"><text:s/>וִיבָרֵךְ כׇּל בָּשָׂר שֵׁם קׇדְשׁוֹ לְעוֹלָם וָעֶד. וַאֲנַֽחְנוּ נְבָרֵךְ יָהּ</text:span><text:span text:style-name="T918"><text:s/>מֵעַתָּה וְעַד עוֹלָם</text:span><text:span text:style-name="T919">.</text:span><text:span text:style-name="T920"><text:s/>הַלְלוּ־יָהּ.</text:span></text:p>
      <text:p text:style-name="P921"><text:span text:style-name="T922">יְהַלְלוּ אֶת שֵׁם יְיָ</text:span><text:span text:style-name="T923"><text:s/>כִּי נִשְׂגָּב שְׁמוֹ לְבַדּוֹ–הוֹדוֹ עַל אֶֽרֶץ וְ</text:span><text:span text:style-name="T924">שָׁמָֽיִם. וַיָּֽרֶם קֶֽרֶן לְעַמּוֹ</text:span><text:span text:style-name="T925"><text:s/>תְּהִלָּה לְכׇל חֲסִידָיו</text:span><text:span text:style-name="T926"><text:s/>לִבְנֵי יִשְׂרָאֵל עַם קְרֹבוֹ</text:span><text:span text:style-name="T927">.</text:span><text:span text:style-name="T928"><text:s/>הַלְלוּ־יָהּ.</text:span></text:p>
      <text:p text:style-name="P929"><text:span text:style-name="T930">מִזְמוֹר לְדָוִד. הָבוּ לַייָ</text:span><text:span text:style-name="T931"><text:s/>בְּנֵי אֵלִים</text:span><text:span text:style-name="T932"><text:s/>הָבוּ לַייָ כָּבוֹד וָעֹז</text:span><text:span text:style-name="T933">.</text:span><text:span text:style-name="T934"><text:s/>הָבוּ לַייָ כְּבוֹד שְׁמוֹ</text:span><text:span text:style-name="T935"><text:s/>הִשְׁתַּחֲווּ לַייָ בְּהַדְרַת קֹֽדֶשׁ. קוֹל</text:span><text:span text:style-name="T936"><text:s/>יְיָ עַל הַמָּֽיִם</text:span><text:span text:style-name="T937"><text:s/>אֵל הַכָּבוֹד הִרְעִים</text:span><text:span text:style-name="T938"><text:s/>יְיָ עַל מַֽיִם רַבִּים. קוֹל יְיָ בַּכֹּֽחַ</text:span><text:span text:style-name="T939"><text:s/>קוֹל יְיָ בֶּהָדָר. קוֹל יְיָ שֹׁבֵר אֲרָזִים</text:span><text:span text:style-name="T940"><text:s/>וַיְשַׁבֵּר יְיָ אֶת אַרְזֵי הַלְּבָנוֹן. וַיַּרְקִידֵם כְּמוֹ עֵֽגֶל</text:span><text:span text:style-name="T941"><text:s/>לְבָנוֹן וְשִׂרְיֹן כְּמוֹ בֶן־רְאֵמִים. קוֹל י</text:span><text:span text:style-name="T942">ְיָ חֹצֵב לַהֲבוֹת אֵשׁ. קוֹל יְיָ יָחִיל מִדְבָּר</text:span><text:span text:style-name="T943"><text:s/>יָחִיל יְיָ מִדְבַּר קָדֵֽשׁ. קוֹל יְיָ יְחוֹלֵל אַיָּלוֹת</text:span><text:span text:style-name="T944"><text:s/>וַיֶּחֱשֹׂף יְעָרוֹת</text:span><text:span text:style-name="T945"><text:s/>וּבְהֵיכָלוֹ כֻּלּוֹ אֹמֵר כָּבוֹד. יְיָ לַמַּבּוּל יָשָׁב</text:span><text:span text:style-name="T946"><text:s/>וַיֵּֽשֶׁב יְיָ מֶֽלֶךְ לְעוֹלָם. יְיָ עֹז לְעַמּוֹ יִתֵּן</text:span><text:span text:style-name="T947">.</text:span><text:span text:style-name="T948"><text:s/>יְ</text:span><text:span text:style-name="T949">יָ יְבָרֵךְ אֶת עַמּוֹ בַשָּׁלוֹם.</text:span></text:p>
      <text:soft-page-break/>
      <text:p text:style-name="P950"><text:span text:style-name="T951">וּבְנֻחֹה יֹאמַר: שׁוּבָה</text:span><text:span text:style-name="T952"><text:s/>יְיָ</text:span><text:span text:style-name="T953"><text:s/>רִבְבוֹת אַלְפֵי יִשְׂרָאֵל. קוּמָה יְיָ לִמְנוּחָתֶֽךָ</text:span><text:span text:style-name="T954"><text:s/>אַתָּה וַאֲרוֹן עֻזֶּֽךָ. כֹּהֲנֶֽיךָ יִלְבְּשׁוּ צֶֽדֶק</text:span><text:span text:style-name="T955"><text:s/>וַחֲסִידֶֽיךָ יְרַנֵּֽנוּ. בַּֽעֲבוּר דָּוִד עַבְדֶּֽךָ</text:span><text:span text:style-name="T956"><text:s/>אַל תָּשֵׁב פְּנ</text:span><text:span text:style-name="T957">ֵי מְשִׁיחֶֽךָ. כִּי לֶֽקַח טוֹב נָתַֽתִּי לָכֶם</text:span><text:span text:style-name="T958"><text:s/>תּוֹרָתִי אַל תַּעֲזֹֽבוּ. עֵץ חַיִּים הִיא לַמַּחֲזִיקִים בָּהּ</text:span><text:span text:style-name="T959"><text:s/>וְתֹמְכֶֽיהָ מְאֻשָּׁר. דְּרָכֶֽיהָ דַרְכֵי נֹֽעַם</text:span><text:span text:style-name="T960"><text:s/>וְכׇל נְתִיבוֹתֶֽיהָ שָׁלוֹם. הֲשִׁיבֵֽנוּ יְיָ אֵלֶֽיךָ</text:span><text:span text:style-name="T961"><text:s/>וְנָשֽׁוּבָה</text:span><text:span text:style-name="T962">.</text:span><text:span text:style-name="T963"><text:s/>חַדֵּשׁ יָמֵֽינו</text:span><text:span text:style-name="T964">ּ כְּקֶֽדֶם.</text:span></text:p>
      <text:p text:style-name="P965">The Shatz says Chatzi Kaddish<text:s/>and the tzibbur recites the silent Musaf Amidah. <text:s/>Use the text from Shacharit Amidah<text:s/>but replace the middle berakha with the one beginning “tikanta”<text:s/>and during the repetition say the following kedusha:</text:p>
      <text:p text:style-name="P966"><text:span text:style-name="T967">נַעֲרִיצ</text:span><text:span text:style-name="T968">ְךָ וְנַקְדִישְׁךָ כְּסוֹד שִֽׂיחַ שַׂרְפֵי קֹֽדֶשׁ הַמַּקְדִּישִׁים שִׁמְךָ בַּקֹּֽדֶשׁ</text:span><text:span text:style-name="T969"><text:s/>כַּכָּתוּב עַל יַד נְבִיאֶֽךָ: וְקָרָא זֶה אֶל זֶה וְאָמַר: קָדוֹשׁ</text:span><text:span text:style-name="T970"><text:s/>קָדוֹשׁ</text:span><text:span text:style-name="T971"><text:s/>קָדוֹשׁ יְיָ צְבָאוֹת</text:span><text:span text:style-name="T972">.</text:span><text:span text:style-name="T973"><text:s/>מְלֹא כׇל־הָאָרֶץ כְּבוֹדוֹ.</text:span></text:p>
      <text:p text:style-name="P974"><text:span text:style-name="T975">כְּבוֹדוֹ מָלֵא עוֹלָם</text:span><text:span text:style-name="T976">.</text:span><text:span text:style-name="T977"><text:s/>מְשָׁרְתָיו<text:s/></text:span><text:span text:style-name="T978">שׁוֹאֲלִים זֶה לָזֶה אַיֵּה מְקוֹם כְּבוֹדוֹ</text:span><text:span text:style-name="T979">.</text:span><text:span text:style-name="T980"><text:s/>לְעֻמָּתָם בָּרוּךְ יֹאמֵֽרוּ– בָּרוּךְ כְּבוֹד יְיָ מִמְּקוֹמוֹ.</text:span></text:p>
      <text:p text:style-name="P981"><text:span text:style-name="T982">מִמְּקוֹמוֹ הוּא יִֽפֶן בְּרַחֲמִים</text:span><text:span text:style-name="T983"><text:s/>וְיָחֹן עַם הַמְּיַחֲדִים שְׁמוֹ</text:span><text:span text:style-name="T984">.</text:span><text:span text:style-name="T985"><text:s/>עֶֽרֶב וָבֹֽקֶר</text:span><text:span text:style-name="T986"><text:s/>בְּכׇל יוֹם תָּמִיד</text:span><text:span text:style-name="T987"><text:s/>פַּעֲמַֽיִם בְּאַהֲבָה שְׁמַע אוֹמְ</text:span><text:span text:style-name="T988">רִים– שְׁמַע יִשְׂרָאֵל</text:span><text:span text:style-name="T989"><text:s/>יְיָ אֱלֹהֵֽינוּ</text:span><text:span text:style-name="T990"><text:s/>יְיָ אֶחָד. הוּא אֱלֹהֵֽינוּ</text:span><text:span text:style-name="T991"><text:s/>הוּא אָבִֽינוּ</text:span><text:span text:style-name="T992"><text:s/>הוּא מַלְכֵּֽנוּ</text:span><text:span text:style-name="T993"><text:s/>הוּא מוֹשִׁיעֵֽנוּ</text:span><text:span text:style-name="T994"><text:s/>וְהוּא יַשְׁמִיעֵֽנוּ בְּרַחֲמָיו שֵׁנִית לְעֵינֵי כׇּל־חַי: לִהְיוֹת לָכֶם לֵאלֹהִים– אֲנִי יְיָ אֱלֹהֵיכֶם.</text:span></text:p>
      <text:p text:style-name="P995"><text:span text:style-name="T996">וּבְדִבְרֵי קׇדְשְׁ</text:span><text:span text:style-name="T997">ךָ כָּתוּב לֵאמֹר:יִמְלֹךְ יְיָ לְעוֹלָם</text:span><text:span text:style-name="T998"><text:s/>אֱלֹהַֽיִךְ צִיּוֹן לְדֹר וָדֹר</text:span><text:span text:style-name="T999">.</text:span><text:span text:style-name="T1000"><text:s/>הַלְלוּיָהּ.</text:span></text:p>
      <text:p text:style-name="P1001"><text:span text:style-name="T1002">לְדוֹר וָדוֹר נָגִיד גׇּדְלֶֽךָ</text:span><text:span text:style-name="T1003"><text:s/>וּלְנֵֽצַח נְצָחִים קְדֻשָּׁתְךָ נַקְדִּישׁ</text:span><text:span text:style-name="T1004"><text:s/>וְשִׁבְחֲךָ אֱלֹהֵֽינוּ מִפִּֽינוּ לֹא יָמוּשׁ לְעוֹלָם וָעֶד</text:span><text:span text:style-name="T1005"><text:s/>כִּי אֵל מֶֽלֶךְ גָּדוֹל וְ</text:span><text:span text:style-name="T1006">קָדוֹשׁ אָֽתָּה בָּרוּךְ אַתָּה</text:span><text:span text:style-name="T1007"><text:s/>יְיָ</text:span><text:span text:style-name="T1008"><text:s/>הָאֵל הַקָּדוֹשׁ.</text:span></text:p>
      <text:p text:style-name="P1009"><text:span text:style-name="T1010">תִּכַּֽנְתָּ שַׁבָּת</text:span><text:span text:style-name="T1011"><text:s/>רָצִֽיתָ קׇרְבְּנוֹתֶֽיהָ. צִוִּֽיתָ פֵּרוּשֶֽׁיהָ עִם סִדּוּרֵי נְסָכֶֽיהָ. מְעַנְּגֶֽיהָ לְעוֹלָם כָּבוֹד יִנְחָֽלוּ</text:span><text:span text:style-name="T1012">.</text:span><text:span text:style-name="T1013"><text:s/>טוֹעֲמֶֽיהָ חַיִּים זָכוּ</text:span><text:span text:style-name="T1014">.</text:span><text:span text:style-name="T1015"><text:s/>וְגַם הָאוֹהֲבִים דְּבָרֶֽיהָ<text:s/></text:span><text:span text:style-name="T1016">גְּדֻלָּה בָּחָֽרוּ. אָז מִסִּינַי נִצְטַוּוּ עליה. וַתְּצַוֵּֽנוּ</text:span><text:span text:style-name="T1017"><text:s/>יְיָ אֱלֹהֵֽינוּ</text:span><text:span text:style-name="T1018"><text:s/>לְהַקְרִיב בָּהּ קׇרְבַּן מוּסַף שַׁבָּת כָּרָאוּי. יְהִי רָצוֹן מִלְּפָנֶֽיךָ</text:span><text:span text:style-name="T1019"><text:s/>יְיָ אֱלֹהֵֽינוּ וֵאלֹהֵי אֲבוֹתֵֽינוּ</text:span><text:span text:style-name="T1020"><text:s/>שֶׁתַּעֲלֵֽנוּ בְשִׂמְחָה לְאַרְצֵֽנוּ</text:span><text:span text:style-name="T1021"><text:s/>וְתִטָּעֵֽ</text:span><text:span text:style-name="T1022">נוּ בִּגְבוּלֵֽנוּ</text:span><text:span text:style-name="T1023">.</text:span><text:span text:style-name="T1024"><text:s/>וְשָׁם נַעֲשֶׂה לְפָנֶֽיךָ אֶת קׇרְבְּנוֹת חוֹבוֹתֵֽינוּ</text:span><text:span text:style-name="T1025"><text:s/>תְּמִידִים כְּסִדְרָם וּמוּסָפִים כְּהִלְכָתָם. וְאֶת מוּסַף יוֹם הַשַּׁבָּת הַזֶּה נַעֲשֶׂה וְנַקְרִיב לְפָנֶֽיךָ בְּאַהֲבָה</text:span><text:span text:style-name="T1026"><text:s/>כְּמִצְוַת רְצוֹנֶֽךָ</text:span><text:span text:style-name="T1027"><text:s/>כְּמוֹ שֶׁכָּתַֽבְתָּ עָלֵֽי</text:span><text:span text:style-name="T1028">נוּ בְּתוֹרָתֶֽךָ</text:span><text:span text:style-name="T1029"><text:s/>עַל יְדֵי מֹשֶׁה עַבְדֶּֽךָ</text:span><text:span text:style-name="T1030"><text:s/>מִפִּי כְבוֹדֶֽךָ כָּאָמוּר: וּבְיוֹם הַשַּׁבָּת</text:span><text:span text:style-name="T1031"><text:s/>שְׁנֵי כְבָשִׂים בְּנֵי שָׁנָה תְּמִימִם</text:span><text:span text:style-name="T1032">.</text:span><text:span text:style-name="T1033"><text:s/>וּשְׁנֵי עֶשְׂרֹנִים סֹֽלֶת</text:span><text:span text:style-name="T1034"><text:s/>מִנְחָה בְּלוּלָה בַשֶּֽׁמֶן</text:span><text:span text:style-name="T1035"><text:s/>וְנִסְכּוֹ. עֹלַת שַׁבַּת בְּשַׁבַּתּוֹ</text:span><text:span text:style-name="T1036"><text:s/>עַל עֹלַת הַתָּמ</text:span><text:span text:style-name="T1037">ִיד וְנִסְכָּהּ.</text:span></text:p>
      <text:p text:style-name="P1038"><text:span text:style-name="T1039">יִשְׂמְחוּ בְמַלְכוּתְךָ שׁוֹמְרֵי שַׁבָּת וְקֽוֹרְאֵי עֹֽנֶג</text:span><text:span text:style-name="T1040">.</text:span><text:span text:style-name="T1041"><text:s/>עַם מְקַדְּשֵׁי שְׁבִיעִי</text:span><text:span text:style-name="T1042"><text:s/>כֻּלָּם יִשְׂבְּעוּ וְיִתְעַנְּגוּ מִטּוּבֶֽךָ</text:span><text:span text:style-name="T1043">.</text:span><text:span text:style-name="T1044"><text:s/>וְהַשְּׁבִיעִי רָצִֽיתָ בּוֹ וְקִדַּשְׁתּוֹ</text:span><text:span text:style-name="T1045"><text:s/>חֶמְדַּת יָמִים אוֹתוֹ קָרָֽאתָ</text:span><text:span text:style-name="T1046"><text:s/>זֵֽכֶר לְמַעֲשֵׂה בְרֵא</text:span><text:span text:style-name="T1047">שִׁית.</text:span></text:p>
      <text:p text:style-name="P1048">Continue with “eloheinu ve’elohei avoteinu” above</text:p>
      <text:p text:style-name="P1049"><text:span text:style-name="T1050">אֵין כֵּאלֹהֵֽינוּ</text:span><text:span text:style-name="T1051"><text:s/>אֵין כַּאדוֹנֵֽנוּ</text:span><text:span text:style-name="T1052"><text:s/>אֵין כְּמַלְכֵּֽנוּ</text:span><text:span text:style-name="T1053"><text:s/>אֵין כְּמוֹשִׁיעֵֽנוּ. מִי כֵאלֹהֵֽינוּ</text:span><text:span text:style-name="T1054"><text:s/>מִי כַאדוֹנֵֽנוּ</text:span><text:span text:style-name="T1055"><text:s/>מִי כְמַלְכֵּֽנוּ</text:span><text:span text:style-name="T1056"><text:s/>מִי כְמוֹשִׁיעֵֽנוּ. נוֹדֶה לֵאלֹהֵֽינוּ</text:span><text:span text:style-name="T1057"><text:s/>נוֹדֶה לַאדוֹנֵֽנו</text:span><text:span text:style-name="T1058">ּ</text:span><text:span text:style-name="T1059"><text:s/>נוֹדֶה לְמַלְכֵּֽנוּ</text:span><text:span text:style-name="T1060"><text:s/>נוֹדֶה לְמוֹשִׁיעֵֽנוּ. בָּרוּךְ אֱלֹהֵֽינוּ</text:span><text:span text:style-name="T1061"><text:s/>בָּרוּךְ אֲדוֹנֵֽנוּ</text:span><text:span text:style-name="T1062"><text:s/>בָּרוּךְ מַלְכֵּֽנוּ</text:span><text:span text:style-name="T1063"><text:s/>בָּרוּךְ מוֹשִׁיעֵֽנוּ. אַתָּה הוּא אֱלֹהֵֽינוּ</text:span><text:span text:style-name="T1064"><text:s/>אַתָּה הוּא אֲדוֹנֵֽנוּ</text:span><text:span text:style-name="T1065"><text:s/>אַתָּה הוּא מַלְכֵּֽנוּ</text:span><text:span text:style-name="T1066"><text:s/>אַתָּה הוּא מוֹשִׁיעֵֽנוּ. אַתָּה הוּא שֶׁ</text:span><text:span text:style-name="T1067">הִקְטִֽרוּ אֲבוֹתֵֽינוּ לְפָנֶֽיךָ אֶת קְטֹֽרֶת הַסַּמִּים. פִּטּוּם הַקְּטֹֽרֶת: הַצֳּרִי</text:span><text:span text:style-name="T1068"><text:s/>וְהַצִּפֹּֽרֶן</text:span><text:span text:style-name="T1069"><text:s/>הַחֶלְבְּנָה וְהַלְּבוֹנָה</text:span><text:span text:style-name="T1070"><text:s/>מִשְׁקַל שִׁבְעִים שִׁבְעִים מָנֶה</text:span><text:span text:style-name="T1071">.</text:span><text:span text:style-name="T1072"><text:s/>מֹר וּקְצִיעָה</text:span><text:span text:style-name="T1073"><text:s/>שִׁבֹּֽלֶת נֵרְדְּ וְכַרְכֹּם</text:span><text:span text:style-name="T1074"><text:s/>מִשְׁקַל שִׁשָּׁה עָשָׂר שִׁשָּׁה עָש</text:span><text:span text:style-name="T1075">ָׂר מָנֶה</text:span><text:span text:style-name="T1076">.</text:span><text:span text:style-name="T1077"><text:s/>הַקּשְׁטְ שְׁנֵים עָשָׂר</text:span><text:span text:style-name="T1078"><text:s/>וְקִלּוּפָה שְׁלֹשָׁה</text:span><text:span text:style-name="T1079"><text:s/>וְקִנָּמוֹן תִּשְׁעָה</text:span><text:span text:style-name="T1080"><text:s/>בֹּרִית כַּרְשִׁינָה תִּשְׁעָה קַבִּין</text:span><text:span text:style-name="T1081">.</text:span><text:span text:style-name="T1082"><text:s/>יֵין קַפְרִיסִין סְאִין תְּלָתָא וְקַבִּין תְּלָתָא</text:span><text:span text:style-name="T1083">.</text:span><text:span text:style-name="T1084"><text:s/>וְאִם אֵין לוֹ יֵין קַפְרִיסִין</text:span><text:span text:style-name="T1085"><text:s/>מֵבִיא חֲמַר חִוַּרְיָן עַתִּיק</text:span><text:span text:style-name="T1086">.</text:span><text:span text:style-name="T1087"><text:s/>מֶֽלַח סְדוֹמִ</text:span><text:span text:style-name="T1088">ית רֹֽבַע הַקָּב</text:span><text:span text:style-name="T1089">.</text:span><text:span text:style-name="T1090"><text:s/>מַעֲלֵה עָשָׁן כׇּל־שֶׁהוּא. רַבִּי נָתָן אוֹמֵר: אַף כִּפַּת הַיַּרְדֵּן כׇּל־שֶׁהוּא. וְאִם נָתַן בָּהּ דְּבַשׁ</text:span><text:span text:style-name="T1091"><text:s/>פְּסָלָהּ</text:span><text:span text:style-name="T1092">.</text:span><text:span text:style-name="T1093"><text:s/>וְאִם חִסַּר אַחַת מִכׇּל סַמָּנֶֽיהָ</text:span><text:span text:style-name="T1094"><text:s/>חַיָּב מִיתָה. רַבָּן שִׁמְעוֹן בֶּן גַּמְלִיאֵל אוֹמֵר: הַצֳּרִי אֵינוֹ<text:s/></text:span><text:span text:style-name="T1095">אֶלָּא שְׂרָף הַנּוֹטֵף מֵעֲצֵי הַקְּטָף. בֹּרִית כַּרְשִׁינָה</text:span><text:span text:style-name="T1096"><text:s/>שֶׁשָּׁפִין בָּהּ אֶת הַצִּפֹּֽרֶן כְּדֵי שֶׁתְּהֵא נָאָה</text:span><text:span text:style-name="T1097">.</text:span><text:span text:style-name="T1098"><text:s/>יֵין קַפְרִיסִין</text:span><text:span text:style-name="T1099"><text:s/>שֶׁשּׁוֹרִין בּוֹ אֶת הַצִּפֹּֽרֶן כְּדֵי שֶׁתְּהֵא עַזָּה. וַהֲלֹא מֵי רַגְלַֽיִם יָפִין לָהּ</text:span><text:span text:style-name="T1100"><text:s/>אֶלָּא שֶׁאֵין מַכְ</text:span><text:span text:style-name="T1101">נִיסִין מֵי רַגְלַֽיִם בָּעֲזָרָה מִפְּנֵי הַכָּבוֹד.</text:span></text:p>
      <text:p text:style-name="P1102"><text:span text:style-name="T1103">הַשִּׁיר שֶׁהָיוּ הַלְוִיִּם אוֹמְרִים בְּבֵית הַמִּקְדָּשׁ.בַּיּוֹם הָרִאשׁוֹן הָיוּ אוֹמְרִים: לַייָ הָאָֽרֶץ וּמְלוֹאָהּ</text:span><text:span text:style-name="T1104"><text:s/>תֵּבֵל וְיֹֽשְׁבֵי בָהּ. בַּשֵּׁנִי הָיוּ אוֹמְרִים: גָּדוֹל יְיָ וּמְהֻלָּל<text:s/></text:span><text:span text:style-name="T1105">מְאֹד</text:span><text:span text:style-name="T1106"><text:s/>בְּעִיר אֱלֹהֵֽינוּ</text:span><text:span text:style-name="T1107"><text:s/>הַר קׇדְשׁוֹ. בַּשְּׁלִישִׁי הָיוּ אוֹמְרִים: אֱלֹהִים נִצָּב בַּעֲדַת אֵל</text:span><text:span text:style-name="T1108"><text:s/>בְקֶֽרֶב אֱלֹהִים יִשְׁפֹּט. בָּרְבִיעִי הָיוּ אוֹמְרִים: אֵל נְקָמוֹת</text:span><text:span text:style-name="T1109"><text:s/>יְיָ</text:span><text:span text:style-name="T1110"><text:s/>אֵל נְקָמוֹת</text:span><text:span text:style-name="T1111"><text:s/>הוֹפִֽיעַ. בַּחֲמִישִׁי הָיוּ אוֹמְרִים: הַרְנִֽינוּ לֵאלֹהִ</text:span><text:span text:style-name="T1112">ים עוּזֵּֽנוּ</text:span><text:span text:style-name="T1113"><text:s/>הָרִֽיעוּ לֵאלֹהֵי יַעֲקֹב. בַּשִּׁשִּׁי הָיוּ אוֹמְרִים: יְיָ מָלָךְ</text:span><text:span text:style-name="T1114"><text:s/>גֵּאוּת לָבֵשׁ</text:span><text:span text:style-name="T1115">.</text:span><text:span text:style-name="T1116"><text:s/>לָבֵשׁ יְיָ</text:span><text:span text:style-name="T1117"><text:s/>עֹז הִתְאַזָּר</text:span><text:span text:style-name="T1118">.</text:span><text:span text:style-name="T1119"><text:s/>אַף תִּכּוֹן תֵּבֵל</text:span><text:span text:style-name="T1120"><text:s/>בַּל תִּמּוֹט. בַּשַּׁבָּת הָיוּ אוֹמְרִים: מִזְמוֹר שִׁיר לְיוֹם הַשַּׁבָּת. מִזְמוֹר שִׁיר לֶעָתִיד לָ</text:span><text:span text:style-name="T1121">בֹא</text:span><text:span text:style-name="T1122"><text:s/>לְיוֹם שֶׁכֻּלּוֹ שַׁבָּת וּמְנוּחָה</text:span><text:span text:style-name="T1123"><text:s/>לְחַיֵּי הָעוֹלָמִים.</text:span></text:p>
      <text:p text:style-name="P1124"><text:span text:style-name="T1125">תָּנָא דְבֵי אֵלִיָּֽהוּ: כׇּל־הַשּׁוֹנֶה הֲלָכוֹת בְּכׇל יוֹם</text:span><text:span text:style-name="T1126"><text:s/>מֻבְטָח לוֹ שֶׁהוּא בֶּן עוֹלָם הַבָּא</text:span><text:span text:style-name="T1127"><text:s/>שֶׁנֶּאֱמַר: הֲלִיכוֹת עוֹלָם לוֹ. אַל תִּקְרָא הֲלִיכוֹת אֶלָּא הֲלָכוֹת. אָמַר רַבִּי</text:span><text:span text:style-name="T1128"><text:s/>אֶלְעָזָר</text:span><text:span text:style-name="T1129"><text:s/>אָמַר רַבִּי חֲנִינָא: תַּלְמִידֵי חֲכָמִים מַרְבִּים שָׁלוֹם בָּעוֹלָם</text:span><text:span text:style-name="T1130"><text:s/>שֶׁנֶּאֱמַר: וְכׇל בָּנַֽיִךְ לִמּוּדֵי יְיָ</text:span><text:span text:style-name="T1131"><text:s/>וְרַב שְׁלוֹם בָּנָֽיִךְ. אַל תִּקְרָא בָּנָֽיִךְ</text:span><text:span text:style-name="T1132"><text:s/>אֶלָּא בּוֹנָֽיִךְ. שָׁלוֹם רָב לְאֹהֲבֵי תוֹרָתֶֽךָ</text:span><text:span text:style-name="T1133"><text:s/>וְאֵין לָֽמוֹ מִכְשֽ</text:span><text:span text:style-name="T1134">וֹל. יְהִי שָׁלוֹם בְּחֵילֵךְ</text:span><text:span text:style-name="T1135"><text:s/>שַׁלְוָה בְּאַרְמְנוֹתָֽיִךְ. לְמַֽעַן אַחַי וְרֵעָי</text:span><text:span text:style-name="T1136"><text:s/>אֲדַבְּרָה נָּא שָׁלוֹם בָּךְ. לְמַֽעַן בֵּית יְיָ אֱלֹהֵֽינוּ</text:span><text:span text:style-name="T1137"><text:s/>אֲבַקְשָׁה טוֹב לָךְ. יְיָ עֹז לְעַמּוֹ יִתֵּן</text:span><text:span text:style-name="T1138"><text:s/>יְיָ יְבָרֵךְ אֶת עַמּוֹ בַשָּׁלוֹם.</text:span></text:p>
      <text:p text:style-name="P1139"><text:span text:style-name="T1140">עָלֵֽינוּ לְשַׁבֵּֽחַ<text:s/></text:span><text:span text:style-name="T1141">לַאֲדוֹן הַכֹּל</text:span><text:span text:style-name="T1142"><text:s/>לָתֵת גְּדֻלָּה לְיוֹצֵר בְּרֵאשִׁית</text:span><text:span text:style-name="T1143"><text:s/>שֶׁלֺּא עָשָֽׂנוּ כְּגוֹיֵי הָאֲרָצוֹת</text:span><text:span text:style-name="T1144"><text:s/>וְלֺא שָׂמָֽנוּ כְּמִשְׁפְּחוֹת הָאֲדָמָה</text:span><text:span text:style-name="T1145">.</text:span><text:span text:style-name="T1146"><text:s/>שֶׁלֺּא שָׂם חֶלְקֵֽנוּ כָּהֶם</text:span><text:span text:style-name="T1147"><text:s/>וְגוֹרָלֵֽנוּ כְּכׇל הֲמוֹנָם</text:span><text:span text:style-name="T1148">.</text:span><text:span text:style-name="T1149"><text:s/>וַאֲנַֽחְנוּ כּוֹרְעִים וּמִשְׁתַּחֲוִים וּמוֹדִים לִפְ</text:span><text:span text:style-name="T1150">נֵי מֶֽלֶךְ מַלְכֵי הַמְּלָכִים</text:span><text:span text:style-name="T1151"><text:s/>הַקָּדוֹשׁ בָּרוּךְ הוּא</text:span><text:span text:style-name="T1152"><text:s/>שֶׁהוּא נוֹטֶה שָׁמַֽיִם וְיוֹסֵד אָֽרֶץ</text:span><text:span text:style-name="T1153"><text:s/>וּמוֹשַׁב יְקָרוֹ בַּשָּׁמַֽיִם מִמַּֽעַל</text:span><text:span text:style-name="T1154"><text:s/>וּשְׁכִינַת עֻזּוֹ בְּגָבְהֵי מְרוֹמִים. הוּא אֱלֺהֵֽינוּ</text:span><text:span text:style-name="T1155"><text:s/>אֵין עוֹד</text:span><text:span text:style-name="T1156">.</text:span><text:span text:style-name="T1157"><text:s/>אֱמֶת מַלְכֵּֽנוּ</text:span><text:span text:style-name="T1158"><text:s/>אֶֽפֶס זוּלָתוֹ</text:span><text:span text:style-name="T1159"><text:s/>כַּכָּ</text:span><text:span text:style-name="T1160">תוּב בְּתוֹרָתוֹ: וְיָדַעְתָּ הַיּוֹם וַהֲשֵׁבֹתָ אֶל לְבָבֶֽךָ</text:span><text:span text:style-name="T1161"><text:s/>כִּי יְיָ הוּא הָאֱלֺהִים בַּשָּׁמַֽיִם מִמַּֽעַל</text:span><text:span text:style-name="T1162"><text:s/>וְעַל הָאָֽרֶץ מִתָּֽחַת</text:span><text:span text:style-name="T1163"><text:s/>אֵין עוֹד.</text:span></text:p>
      <text:p text:style-name="P1164"><text:span text:style-name="T1165">עַל כֵּן נְקַוֶּה לְךָ</text:span><text:span text:style-name="T1166"><text:s/>יְיָ אֱלֺהֵֽינוּ</text:span><text:span text:style-name="T1167"><text:s/>לִרְאוֹת מְהֵרָה בְּתִפְאֶֽרֶת עֻזֶּֽךָ</text:span><text:span text:style-name="T1168"><text:s/>לְהַעֲבִיר גִּלּוּלִ</text:span><text:span text:style-name="T1169">ים מִן הָאָֽרֶץ</text:span><text:span text:style-name="T1170"><text:s/>וְהָאֱלִילִים כָּרוֹת יִכָּרֵתוּן</text:span><text:span text:style-name="T1171">.</text:span><text:span text:style-name="T1172"><text:s/>לְתַקֵּן עוֹלָם בְּמַלְכוּת שַׁדַּי</text:span><text:span text:style-name="T1173"><text:s/>וְכׇל בְּנֵי בָשָׂר יִקְרְאוּ בִשְׁמֶֽךָ</text:span><text:span text:style-name="T1174"><text:s/>לְהַפְנוֹת אֵלֶֽיךָ כׇּל רִשְׁעֵי אָֽרֶץ. יַכִּֽירוּ וְיֵדְעוּ כׇּל יוֹשְׁבֵי תֵבֵל</text:span><text:span text:style-name="T1175"><text:s/>כִּי לְךָ תִּכְרַע כׇּל בֶּֽרֶךְ</text:span><text:span text:style-name="T1176"><text:s/>תִּשָּ</text:span><text:span text:style-name="T1177">ׁבַע כׇּל לָשׁוֹן. לְפָנֶֽיךָ</text:span><text:span text:style-name="T1178"><text:s/>יְיָ אֱלֺהֵֽינוּ</text:span><text:span text:style-name="T1179"><text:s/>יִכְרְעוּ וְיִפֹּֽלוּ</text:span><text:span text:style-name="T1180"><text:s/>וְלִכְבוֹד שִׁמְךָ יְקָר יִתֵּֽנוּ</text:span><text:span text:style-name="T1181"><text:s/>וִיקַבְּלוּ כֻלָּם אֶת עֹל מַלְכוּתֶֽךָ</text:span><text:span text:style-name="T1182"><text:s/>וְתִמְלוֹךְ עֲלֵיהֶם מְהֵרָה לְעוֹלָם וָעֶד</text:span><text:span text:style-name="T1183">.</text:span><text:span text:style-name="T1184"><text:s/>כִּי הַמַּלְכוּת שֶׁלְּךָ הִיא</text:span><text:span text:style-name="T1185"><text:s/>וּלְעֽוֹלְמֵי עַד תִּמְלוֹךְ ב</text:span><text:span text:style-name="T1186">ְּכָבוֹד</text:span><text:span text:style-name="T1187"><text:s/>כַּכָּתוּב בְּתוֹרָתֶֽךָ: יְיָ יִמְלֺךְ</text:span><text:span text:style-name="T1188"><text:s/></text:span><text:span text:style-name="T1189">לְעֹלָם וָעֶד. וְנֶאֱמַר: וְהָיָה יְיָ לְמֶֽלֶךְ עַל כׇּל הָאָֽרֶץ</text:span><text:span text:style-name="T1190">.</text:span><text:span text:style-name="T1191"><text:s/>בַּיּוֹם הַהוּא יִהְיֶה יְיָ אֶחָד וּשְׁמוֹ אֶחָד.</text:span></text:p>
      <text:p text:style-name="P1192">Texts of kaddish</text:p>
      <text:p text:style-name="P1193"><text:span text:style-name="T1194">יִתְגַּדַּל וְיִתְקַדַּשׁ שְׁמֵהּ רַבָּא בְּעָלְמָא דִּי־בְרָא כִרְעוּת</text:span><text:span text:style-name="T1195">ֵהּ</text:span><text:span text:style-name="T1196">.</text:span><text:span text:style-name="T1197"><text:s/>וְיַמְלִיךְ מַלְכוּתֵהּ בְּחַיֵּיכוֹן וּבְיוֹמֵיכוֹן</text:span><text:span text:style-name="T1198"><text:s/>וּבְחַיֵּי דְכׇל־בֵּית יִשְׂרָאֵל</text:span><text:span text:style-name="T1199"><text:s/>בַּעֲגָלָא וּבִזְמַן קָרִיב</text:span><text:span text:style-name="T1200"><text:s/>וְאִמְרוּ אָמֵן. יְהֵא שְׁמֵהּ רַבָּא מְבָרַךְ לְעָלַם וּלְעָלְמֵי עָלְמַיָּא. יִתְבָּרַךְ וְיִשְׁתַּבַּח</text:span><text:span text:style-name="T1201"><text:s/>וְיִתְפָּאַר וְיִתְרוֹמָם</text:span><text:span text:style-name="T1202"><text:s/>וְיִתְנַשֵּׂא וְיִתְהַדָּר</text:span><text:span text:style-name="T1203"><text:s/>וְיִתְעַלֶּה וְיִתְהַלָּל שְׁמֵהּ דְּקֻדְשָׁא</text:span><text:span text:style-name="T1204"><text:s/>בְּרִיךְ הוּא</text:span><text:span text:style-name="T1205"><text:s/>לְעֵֽלָּא מִן כׇּל־בִּרְכָתָא וְשִׁירָתָא</text:span><text:span text:style-name="T1206"><text:s/>תֻּשְׁבְּחָתָא וְנֶחֱמָתָא</text:span><text:span text:style-name="T1207"><text:s/>דַּאֲמִירָן בְּעָלְמָא</text:span><text:span text:style-name="T1208"><text:s/>וְאִמְרוּ אָמֵן.</text:span></text:p>
      <text:p text:style-name="P1209"><text:span text:style-name="T1210">עַל יִשְׂרָאֵל וְעַל רַבָּנָן וְעַל תַלְמִידֵיהוֹן</text:span><text:span text:style-name="T1211"><text:s/>ו</text:span><text:span text:style-name="T1212">ְעַל כׇּל־תַּלְמִידֵי תַלְמִידֵיהוֹן</text:span><text:span text:style-name="T1213"><text:s/>וְעַל כׇּל־מָן דְּעָסְקִין בְּאוֹרַיְתָא</text:span><text:span text:style-name="T1214"><text:s/>דִּי־בְּאַתְרָא הָדֵן</text:span><text:span text:style-name="T1215"><text:s/>וְדִי בְכׇל־אֲתַר וַאֲתַר</text:span><text:span text:style-name="T1216"><text:s/>יְהֵא לְהוֹן וּלְכוֹן שְׁלָמָא רַבָּא</text:span><text:span text:style-name="T1217"><text:s/>חִנָּא וְחִסְדָּא וְרַחֲמִין</text:span><text:span text:style-name="T1218"><text:s/>וְחַיִּין אֲרִיכִין</text:span><text:span text:style-name="T1219"><text:s/>וּמְזוֹנֵי רְוִיחֵי</text:span><text:span text:style-name="T1220"><text:s/>וּפוּרְקָנָא מִ</text:span><text:span text:style-name="T1221">ן קֳדָם אֲבוּהוֹן דְּבִשְׁמַיָּא וְאַרְעָא</text:span><text:span text:style-name="T1222"><text:s/>וְאִמְרוּ אָמֵן.</text:span></text:p>
      <text:p text:style-name="P1223"><text:span text:style-name="T1224">תִּתְקַבַּל צְלוֹתְהוֹן וּבָעוּתְהוֹן דְּכׇל־בֵּית יִשְׂרָאֵל קֳדָם אֲבוּהוֹן דִּי בִשְׁמַיָּא</text:span><text:span text:style-name="T1225"><text:s/>וְאִמְרוּ אָמֵן.</text:span></text:p>
      <text:p text:style-name="P1226"><text:span text:style-name="T1227">יְהֵא שְׁלָמָא רַבָּא מִן שְׁמַיָּא</text:span><text:span text:style-name="T1228"><text:s/>וְחַיִּים טוֹבִים</text:span><text:span text:style-name="T1229"><text:s/>עָלֵֽינוּ וְעַל כׇּל־יִשְׂ</text:span><text:span text:style-name="T1230">רָאֵל</text:span><text:span text:style-name="T1231"><text:s/>וְאִמְרוּ אָמֵן. עֹשֶׂה שָׁלוֹם בִּמְרוֹמָיו</text:span><text:span text:style-name="T1232"><text:s/>הוּא בְּרַחֲמָיו יַעֲשֶׂה שָׁלוֹם עָלֵֽינוּ וְעַל כׇּל־יִשְׂרָאֵל</text:span><text:span text:style-name="T1233"><text:s/>וְאִמְרוּ אָמֵן.</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Nachlieli CLM"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style:font-name-complex="Shlomo" fo:font-size="10.5pt" style:font-size-asian="10.5pt" style:font-size-complex="8pt" fo:hyphenate="false"/>
    </style:style>
    <style:style style:name="List" style:display-name="List" style:family="paragraph" style:parent-style-name="Textbody">
      <style:text-properties style:font-name-complex="Nachlieli CLM"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in" fo:page-height="8.5in" style:print-orientation="landscape" fo:margin-top="0.2in" fo:margin-left="0.2in" fo:margin-bottom="0.2in" fo:margin-right="0.2in" style:num-format="1" style:writing-mode="rl-tb">
        <style:columns fo:column-count="2">
          <style:column-sep/>
          <style:column style:rel-width="7632*" fo:start-indent="0in" fo:end-indent="0.05in"/>
          <style:column style:rel-width="7632*" fo:start-indent="0.05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athan Kasimer</meta:initial-creator>
    <dc:creator>Kasimer Nathan</dc:creator>
    <meta:creation-date>2020-10-05T21:21:00Z</meta:creation-date>
    <dc:date>2020-10-18T01:14:00Z</dc:date>
    <meta:print-date>2020-10-15T12:51:00Z</meta:print-date>
    <meta:template xlink:href="Normal.dotm" xlink:type="simple"/>
    <meta:editing-cycles>23</meta:editing-cycles>
    <meta:editing-duration>PT11340S</meta:editing-duration>
    <meta:document-statistic meta:page-count="4" meta:paragraph-count="77" meta:word-count="5799" meta:character-count="38780" meta:row-count="275" meta:non-whitespace-character-count="33058"/>
  </office:meta>
</office:document-meta>
</file>